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78.35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79.14pt"/>
    </style:style>
    <style:style style:name="co6" style:family="table-column">
      <style:table-column-properties fo:break-before="auto" style:column-width="31.49pt"/>
    </style:style>
    <style:style style:name="co7" style:family="table-column">
      <style:table-column-properties fo:break-before="auto" style:column-width="50.29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102.19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23.95pt" fo:break-before="auto" style:use-optimal-row-height="true"/>
    </style:style>
    <style:style style:name="ro9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/>
      <table:table table:name="dbp-raw1" table:style-name="ta1">
        <table:shapes>
          <draw:frame draw:z-index="0" draw:name="http://dbpedia.org/snorql/link.png" draw:style-name="gr1" draw:text-style-name="P1" svg:width="7.48pt" svg:height="7.48pt" svg:x="0pt" svg:y="0pt">
            <draw:image xlink:href="http://dbpedia.org/snorql/link.png" xlink:type="simple" xlink:show="embed" xlink:actuate="onLoad">
              <text:p/>
            </draw:image>
          </draw:frame>
          <draw:frame draw:z-index="1" draw:name="http://dbpedia.org/snorql/link.png" draw:style-name="gr1" draw:text-style-name="P1" svg:width="7.48pt" svg:height="7.48pt" svg:x="0pt" svg:y="12.78pt">
            <draw:image xlink:href="http://dbpedia.org/snorql/link.png" xlink:type="simple" xlink:show="embed" xlink:actuate="onLoad">
              <text:p/>
            </draw:image>
          </draw:frame>
          <draw:frame draw:z-index="2" draw:name="http://dbpedia.org/snorql/link.png" draw:style-name="gr1" draw:text-style-name="P1" svg:width="7.48pt" svg:height="7.48pt" svg:x="0pt" svg:y="25.6pt">
            <draw:image xlink:href="http://dbpedia.org/snorql/link.png" xlink:type="simple" xlink:show="embed" xlink:actuate="onLoad">
              <text:p/>
            </draw:image>
          </draw:frame>
          <draw:frame draw:z-index="3" draw:name="http://dbpedia.org/snorql/link.png" draw:style-name="gr1" draw:text-style-name="P1" svg:width="7.48pt" svg:height="7.48pt" svg:x="0pt" svg:y="38.38pt">
            <draw:image xlink:href="http://dbpedia.org/snorql/link.png" xlink:type="simple" xlink:show="embed" xlink:actuate="onLoad">
              <text:p/>
            </draw:image>
          </draw:frame>
          <draw:frame draw:z-index="4" draw:name="http://dbpedia.org/snorql/link.png" draw:style-name="gr1" draw:text-style-name="P1" svg:width="7.48pt" svg:height="7.48pt" svg:x="0pt" svg:y="51.19pt">
            <draw:image xlink:href="http://dbpedia.org/snorql/link.png" xlink:type="simple" xlink:show="embed" xlink:actuate="onLoad">
              <text:p/>
            </draw:image>
          </draw:frame>
          <draw:frame draw:z-index="5" draw:name="http://dbpedia.org/snorql/link.png" draw:style-name="gr1" draw:text-style-name="P1" svg:width="7.48pt" svg:height="7.48pt" svg:x="0pt" svg:y="63.98pt">
            <draw:image xlink:href="http://dbpedia.org/snorql/link.png" xlink:type="simple" xlink:show="embed" xlink:actuate="onLoad">
              <text:p/>
            </draw:image>
          </draw:frame>
          <draw:frame draw:z-index="6" draw:name="http://dbpedia.org/snorql/link.png" draw:style-name="gr1" draw:text-style-name="P1" svg:width="7.48pt" svg:height="7.48pt" svg:x="0pt" svg:y="76.79pt">
            <draw:image xlink:href="http://dbpedia.org/snorql/link.png" xlink:type="simple" xlink:show="embed" xlink:actuate="onLoad">
              <text:p/>
            </draw:image>
          </draw:frame>
          <draw:frame draw:z-index="7" draw:name="http://dbpedia.org/snorql/link.png" draw:style-name="gr1" draw:text-style-name="P1" svg:width="7.48pt" svg:height="7.48pt" svg:x="0pt" svg:y="89.57pt">
            <draw:image xlink:href="http://dbpedia.org/snorql/link.png" xlink:type="simple" xlink:show="embed" xlink:actuate="onLoad">
              <text:p/>
            </draw:image>
          </draw:frame>
          <draw:frame draw:z-index="8" draw:name="http://dbpedia.org/snorql/link.png" draw:style-name="gr1" draw:text-style-name="P1" svg:width="7.48pt" svg:height="7.48pt" svg:x="0pt" svg:y="102.39pt">
            <draw:image xlink:href="http://dbpedia.org/snorql/link.png" xlink:type="simple" xlink:show="embed" xlink:actuate="onLoad">
              <text:p/>
            </draw:image>
          </draw:frame>
          <draw:frame draw:z-index="9" draw:name="http://dbpedia.org/snorql/link.png" draw:style-name="gr1" draw:text-style-name="P1" svg:width="7.48pt" svg:height="7.48pt" svg:x="0pt" svg:y="115.2pt">
            <draw:image xlink:href="http://dbpedia.org/snorql/link.png" xlink:type="simple" xlink:show="embed" xlink:actuate="onLoad">
              <text:p/>
            </draw:image>
          </draw:frame>
          <draw:frame draw:z-index="10" draw:name="http://dbpedia.org/snorql/link.png" draw:style-name="gr1" draw:text-style-name="P1" svg:width="7.48pt" svg:height="7.48pt" svg:x="0pt" svg:y="127.98pt">
            <draw:image xlink:href="http://dbpedia.org/snorql/link.png" xlink:type="simple" xlink:show="embed" xlink:actuate="onLoad">
              <text:p/>
            </draw:image>
          </draw:frame>
          <draw:frame draw:z-index="11" draw:name="http://dbpedia.org/snorql/link.png" draw:style-name="gr1" draw:text-style-name="P1" svg:width="7.48pt" svg:height="7.48pt" svg:x="0pt" svg:y="140.8pt">
            <draw:image xlink:href="http://dbpedia.org/snorql/link.png" xlink:type="simple" xlink:show="embed" xlink:actuate="onLoad">
              <text:p/>
            </draw:image>
          </draw:frame>
          <draw:frame draw:z-index="12" draw:name="http://dbpedia.org/snorql/link.png" draw:style-name="gr1" draw:text-style-name="P1" svg:width="7.48pt" svg:height="7.48pt" svg:x="0pt" svg:y="153.58pt">
            <draw:image xlink:href="http://dbpedia.org/snorql/link.png" xlink:type="simple" xlink:show="embed" xlink:actuate="onLoad">
              <text:p/>
            </draw:image>
          </draw:frame>
          <draw:frame draw:z-index="13" draw:name="http://dbpedia.org/snorql/link.png" draw:style-name="gr1" draw:text-style-name="P1" svg:width="7.48pt" svg:height="7.48pt" svg:x="0pt" svg:y="166.39pt">
            <draw:image xlink:href="http://dbpedia.org/snorql/link.png" xlink:type="simple" xlink:show="embed" xlink:actuate="onLoad">
              <text:p/>
            </draw:image>
          </draw:frame>
          <draw:frame draw:z-index="14" draw:name="http://dbpedia.org/snorql/link.png" draw:style-name="gr1" draw:text-style-name="P1" svg:width="7.48pt" svg:height="7.48pt" svg:x="0pt" svg:y="179.18pt">
            <draw:image xlink:href="http://dbpedia.org/snorql/link.png" xlink:type="simple" xlink:show="embed" xlink:actuate="onLoad">
              <text:p/>
            </draw:image>
          </draw:frame>
          <draw:frame draw:z-index="15" draw:name="http://dbpedia.org/snorql/link.png" draw:style-name="gr1" draw:text-style-name="P1" svg:width="7.48pt" svg:height="7.48pt" svg:x="0pt" svg:y="191.99pt">
            <draw:image xlink:href="http://dbpedia.org/snorql/link.png" xlink:type="simple" xlink:show="embed" xlink:actuate="onLoad">
              <text:p/>
            </draw:image>
          </draw:frame>
          <draw:frame draw:z-index="16" draw:name="http://dbpedia.org/snorql/link.png" draw:style-name="gr1" draw:text-style-name="P1" svg:width="7.48pt" svg:height="7.48pt" svg:x="0pt" svg:y="204.77pt">
            <draw:image xlink:href="http://dbpedia.org/snorql/link.png" xlink:type="simple" xlink:show="embed" xlink:actuate="onLoad">
              <text:p/>
            </draw:image>
          </draw:frame>
          <draw:frame draw:z-index="17" draw:name="http://dbpedia.org/snorql/link.png" draw:style-name="gr1" draw:text-style-name="P1" svg:width="7.48pt" svg:height="7.48pt" svg:x="0pt" svg:y="217.59pt">
            <draw:image xlink:href="http://dbpedia.org/snorql/link.png" xlink:type="simple" xlink:show="embed" xlink:actuate="onLoad">
              <text:p/>
            </draw:image>
          </draw:frame>
          <draw:frame draw:z-index="18" draw:name="http://dbpedia.org/snorql/link.png" draw:style-name="gr1" draw:text-style-name="P1" svg:width="7.48pt" svg:height="7.48pt" svg:x="0pt" svg:y="230.4pt">
            <draw:image xlink:href="http://dbpedia.org/snorql/link.png" xlink:type="simple" xlink:show="embed" xlink:actuate="onLoad">
              <text:p/>
            </draw:image>
          </draw:frame>
          <draw:frame draw:z-index="19" draw:name="http://dbpedia.org/snorql/link.png" draw:style-name="gr1" draw:text-style-name="P1" svg:width="7.48pt" svg:height="7.48pt" svg:x="0pt" svg:y="243.18pt">
            <draw:image xlink:href="http://dbpedia.org/snorql/link.png" xlink:type="simple" xlink:show="embed" xlink:actuate="onLoad">
              <text:p/>
            </draw:image>
          </draw:frame>
          <draw:frame draw:z-index="20" draw:name="http://dbpedia.org/snorql/link.png" draw:style-name="gr1" draw:text-style-name="P1" svg:width="7.48pt" svg:height="7.48pt" svg:x="0pt" svg:y="256pt">
            <draw:image xlink:href="http://dbpedia.org/snorql/link.png" xlink:type="simple" xlink:show="embed" xlink:actuate="onLoad">
              <text:p/>
            </draw:image>
          </draw:frame>
          <draw:frame draw:z-index="21" draw:name="http://dbpedia.org/snorql/link.png" draw:style-name="gr1" draw:text-style-name="P1" svg:width="7.48pt" svg:height="7.48pt" svg:x="0pt" svg:y="268.78pt">
            <draw:image xlink:href="http://dbpedia.org/snorql/link.png" xlink:type="simple" xlink:show="embed" xlink:actuate="onLoad">
              <text:p/>
            </draw:image>
          </draw:frame>
          <draw:frame draw:z-index="22" draw:name="http://dbpedia.org/snorql/link.png" draw:style-name="gr1" draw:text-style-name="P1" svg:width="7.48pt" svg:height="7.48pt" svg:x="0pt" svg:y="281.59pt">
            <draw:image xlink:href="http://dbpedia.org/snorql/link.png" xlink:type="simple" xlink:show="embed" xlink:actuate="onLoad">
              <text:p/>
            </draw:image>
          </draw:frame>
          <draw:frame draw:z-index="23" draw:name="http://dbpedia.org/snorql/link.png" draw:style-name="gr1" draw:text-style-name="P1" svg:width="7.48pt" svg:height="7.48pt" svg:x="0pt" svg:y="294.38pt">
            <draw:image xlink:href="http://dbpedia.org/snorql/link.png" xlink:type="simple" xlink:show="embed" xlink:actuate="onLoad">
              <text:p/>
            </draw:image>
          </draw:frame>
          <draw:frame draw:z-index="24" draw:name="http://dbpedia.org/snorql/link.png" draw:style-name="gr1" draw:text-style-name="P1" svg:width="7.48pt" svg:height="7.48pt" svg:x="0pt" svg:y="307.19pt">
            <draw:image xlink:href="http://dbpedia.org/snorql/link.png" xlink:type="simple" xlink:show="embed" xlink:actuate="onLoad">
              <text:p/>
            </draw:image>
          </draw:frame>
          <draw:frame draw:z-index="25" draw:name="http://dbpedia.org/snorql/link.png" draw:style-name="gr1" draw:text-style-name="P1" svg:width="7.48pt" svg:height="7.48pt" svg:x="0pt" svg:y="319.97pt">
            <draw:image xlink:href="http://dbpedia.org/snorql/link.png" xlink:type="simple" xlink:show="embed" xlink:actuate="onLoad">
              <text:p/>
            </draw:image>
          </draw:frame>
          <draw:frame draw:z-index="26" draw:name="http://dbpedia.org/snorql/link.png" draw:style-name="gr1" draw:text-style-name="P1" svg:width="7.48pt" svg:height="7.48pt" svg:x="0pt" svg:y="332.79pt">
            <draw:image xlink:href="http://dbpedia.org/snorql/link.png" xlink:type="simple" xlink:show="embed" xlink:actuate="onLoad">
              <text:p/>
            </draw:image>
          </draw:frame>
          <draw:frame draw:z-index="27" draw:name="http://dbpedia.org/snorql/link.png" draw:style-name="gr1" draw:text-style-name="P1" svg:width="7.48pt" svg:height="7.48pt" svg:x="0pt" svg:y="345.6pt">
            <draw:image xlink:href="http://dbpedia.org/snorql/link.png" xlink:type="simple" xlink:show="embed" xlink:actuate="onLoad">
              <text:p/>
            </draw:image>
          </draw:frame>
          <draw:frame draw:z-index="28" draw:name="http://dbpedia.org/snorql/link.png" draw:style-name="gr1" draw:text-style-name="P1" svg:width="7.48pt" svg:height="7.48pt" svg:x="0pt" svg:y="358.38pt">
            <draw:image xlink:href="http://dbpedia.org/snorql/link.png" xlink:type="simple" xlink:show="embed" xlink:actuate="onLoad">
              <text:p/>
            </draw:image>
          </draw:frame>
          <draw:frame draw:z-index="29" draw:name="http://dbpedia.org/snorql/link.png" draw:style-name="gr1" draw:text-style-name="P1" svg:width="7.48pt" svg:height="7.48pt" svg:x="0pt" svg:y="371.2pt">
            <draw:image xlink:href="http://dbpedia.org/snorql/link.png" xlink:type="simple" xlink:show="embed" xlink:actuate="onLoad">
              <text:p/>
            </draw:image>
          </draw:frame>
          <draw:frame draw:z-index="30" draw:name="http://dbpedia.org/snorql/link.png" draw:style-name="gr1" draw:text-style-name="P1" svg:width="7.48pt" svg:height="7.48pt" svg:x="0pt" svg:y="383.98pt">
            <draw:image xlink:href="http://dbpedia.org/snorql/link.png" xlink:type="simple" xlink:show="embed" xlink:actuate="onLoad">
              <text:p/>
            </draw:image>
          </draw:frame>
          <draw:frame draw:z-index="31" draw:name="http://dbpedia.org/snorql/link.png" draw:style-name="gr1" draw:text-style-name="P1" svg:width="7.48pt" svg:height="7.48pt" svg:x="0pt" svg:y="396.79pt">
            <draw:image xlink:href="http://dbpedia.org/snorql/link.png" xlink:type="simple" xlink:show="embed" xlink:actuate="onLoad">
              <text:p/>
            </draw:image>
          </draw:frame>
          <draw:frame draw:z-index="32" draw:name="http://dbpedia.org/snorql/link.png" draw:style-name="gr1" draw:text-style-name="P1" svg:width="7.48pt" svg:height="7.48pt" svg:x="0pt" svg:y="409.58pt">
            <draw:image xlink:href="http://dbpedia.org/snorql/link.png" xlink:type="simple" xlink:show="embed" xlink:actuate="onLoad">
              <text:p/>
            </draw:image>
          </draw:frame>
          <draw:frame draw:z-index="33" draw:name="http://dbpedia.org/snorql/link.png" draw:style-name="gr1" draw:text-style-name="P1" svg:width="7.48pt" svg:height="7.48pt" svg:x="0pt" svg:y="422.39pt">
            <draw:image xlink:href="http://dbpedia.org/snorql/link.png" xlink:type="simple" xlink:show="embed" xlink:actuate="onLoad">
              <text:p/>
            </draw:image>
          </draw:frame>
          <draw:frame draw:z-index="34" draw:name="http://dbpedia.org/snorql/link.png" draw:style-name="gr1" draw:text-style-name="P1" svg:width="7.48pt" svg:height="7.48pt" svg:x="0pt" svg:y="435.17pt">
            <draw:image xlink:href="http://dbpedia.org/snorql/link.png" xlink:type="simple" xlink:show="embed" xlink:actuate="onLoad">
              <text:p/>
            </draw:image>
          </draw:frame>
          <draw:frame draw:z-index="35" draw:name="http://dbpedia.org/snorql/link.png" draw:style-name="gr1" draw:text-style-name="P1" svg:width="7.48pt" svg:height="7.48pt" svg:x="0pt" svg:y="447.99pt">
            <draw:image xlink:href="http://dbpedia.org/snorql/link.png" xlink:type="simple" xlink:show="embed" xlink:actuate="onLoad">
              <text:p/>
            </draw:image>
          </draw:frame>
          <draw:frame draw:z-index="36" draw:name="http://dbpedia.org/snorql/link.png" draw:style-name="gr1" draw:text-style-name="P1" svg:width="7.48pt" svg:height="7.48pt" svg:x="0pt" svg:y="460.8pt">
            <draw:image xlink:href="http://dbpedia.org/snorql/link.png" xlink:type="simple" xlink:show="embed" xlink:actuate="onLoad">
              <text:p/>
            </draw:image>
          </draw:frame>
          <draw:frame draw:z-index="37" draw:name="http://dbpedia.org/snorql/link.png" draw:style-name="gr1" draw:text-style-name="P1" svg:width="7.48pt" svg:height="7.48pt" svg:x="0pt" svg:y="473.58pt">
            <draw:image xlink:href="http://dbpedia.org/snorql/link.png" xlink:type="simple" xlink:show="embed" xlink:actuate="onLoad">
              <text:p/>
            </draw:image>
          </draw:frame>
          <draw:frame draw:z-index="38" draw:name="http://dbpedia.org/snorql/link.png" draw:style-name="gr1" draw:text-style-name="P1" svg:width="7.48pt" svg:height="7.48pt" svg:x="0pt" svg:y="486.4pt">
            <draw:image xlink:href="http://dbpedia.org/snorql/link.png" xlink:type="simple" xlink:show="embed" xlink:actuate="onLoad">
              <text:p/>
            </draw:image>
          </draw:frame>
          <draw:frame draw:z-index="39" draw:name="http://dbpedia.org/snorql/link.png" draw:style-name="gr1" draw:text-style-name="P1" svg:width="7.48pt" svg:height="7.48pt" svg:x="0pt" svg:y="499.18pt">
            <draw:image xlink:href="http://dbpedia.org/snorql/link.png" xlink:type="simple" xlink:show="embed" xlink:actuate="onLoad">
              <text:p/>
            </draw:image>
          </draw:frame>
          <draw:frame draw:z-index="40" draw:name="http://dbpedia.org/snorql/link.png" draw:style-name="gr1" draw:text-style-name="P1" svg:width="7.48pt" svg:height="7.48pt" svg:x="0pt" svg:y="511.99pt">
            <draw:image xlink:href="http://dbpedia.org/snorql/link.png" xlink:type="simple" xlink:show="embed" xlink:actuate="onLoad">
              <text:p/>
            </draw:image>
          </draw:frame>
          <draw:frame draw:z-index="41" draw:name="http://dbpedia.org/snorql/link.png" draw:style-name="gr1" draw:text-style-name="P1" svg:width="7.48pt" svg:height="7.48pt" svg:x="0pt" svg:y="524.78pt">
            <draw:image xlink:href="http://dbpedia.org/snorql/link.png" xlink:type="simple" xlink:show="embed" xlink:actuate="onLoad">
              <text:p/>
            </draw:image>
          </draw:frame>
          <draw:frame draw:z-index="42" draw:name="http://dbpedia.org/snorql/link.png" draw:style-name="gr1" draw:text-style-name="P1" svg:width="7.48pt" svg:height="7.48pt" svg:x="0pt" svg:y="537.59pt">
            <draw:image xlink:href="http://dbpedia.org/snorql/link.png" xlink:type="simple" xlink:show="embed" xlink:actuate="onLoad">
              <text:p/>
            </draw:image>
          </draw:frame>
          <draw:frame draw:z-index="43" draw:name="http://dbpedia.org/snorql/link.png" draw:style-name="gr1" draw:text-style-name="P1" svg:width="7.48pt" svg:height="7.48pt" svg:x="0pt" svg:y="550.37pt">
            <draw:image xlink:href="http://dbpedia.org/snorql/link.png" xlink:type="simple" xlink:show="embed" xlink:actuate="onLoad">
              <text:p/>
            </draw:image>
          </draw:frame>
          <draw:frame draw:z-index="44" draw:name="http://dbpedia.org/snorql/link.png" draw:style-name="gr1" draw:text-style-name="P1" svg:width="7.48pt" svg:height="7.48pt" svg:x="0pt" svg:y="563.19pt">
            <draw:image xlink:href="http://dbpedia.org/snorql/link.png" xlink:type="simple" xlink:show="embed" xlink:actuate="onLoad">
              <text:p/>
            </draw:image>
          </draw:frame>
          <draw:frame draw:z-index="45" draw:name="http://dbpedia.org/snorql/link.png" draw:style-name="gr1" draw:text-style-name="P1" svg:width="7.48pt" svg:height="7.48pt" svg:x="0pt" svg:y="576pt">
            <draw:image xlink:href="http://dbpedia.org/snorql/link.png" xlink:type="simple" xlink:show="embed" xlink:actuate="onLoad">
              <text:p/>
            </draw:image>
          </draw:frame>
          <draw:frame draw:z-index="46" draw:name="http://dbpedia.org/snorql/link.png" draw:style-name="gr1" draw:text-style-name="P1" svg:width="7.48pt" svg:height="7.48pt" svg:x="0pt" svg:y="588.78pt">
            <draw:image xlink:href="http://dbpedia.org/snorql/link.png" xlink:type="simple" xlink:show="embed" xlink:actuate="onLoad">
              <text:p/>
            </draw:image>
          </draw:frame>
          <draw:frame draw:z-index="47" draw:name="http://dbpedia.org/snorql/link.png" draw:style-name="gr1" draw:text-style-name="P1" svg:width="7.48pt" svg:height="7.48pt" svg:x="0pt" svg:y="601.6pt">
            <draw:image xlink:href="http://dbpedia.org/snorql/link.png" xlink:type="simple" xlink:show="embed" xlink:actuate="onLoad">
              <text:p/>
            </draw:image>
          </draw:frame>
          <draw:frame draw:z-index="48" draw:name="http://dbpedia.org/snorql/link.png" draw:style-name="gr1" draw:text-style-name="P1" svg:width="7.48pt" svg:height="7.48pt" svg:x="0pt" svg:y="614.38pt">
            <draw:image xlink:href="http://dbpedia.org/snorql/link.png" xlink:type="simple" xlink:show="embed" xlink:actuate="onLoad">
              <text:p/>
            </draw:image>
          </draw:frame>
          <draw:frame draw:z-index="49" draw:name="http://dbpedia.org/snorql/link.png" draw:style-name="gr1" draw:text-style-name="P1" svg:width="7.48pt" svg:height="7.48pt" svg:x="0pt" svg:y="627.19pt">
            <draw:image xlink:href="http://dbpedia.org/snorql/link.png" xlink:type="simple" xlink:show="embed" xlink:actuate="onLoad">
              <text:p/>
            </draw:image>
          </draw:frame>
          <draw:frame draw:z-index="50" draw:name="http://dbpedia.org/snorql/link.png" draw:style-name="gr1" draw:text-style-name="P1" svg:width="7.48pt" svg:height="7.48pt" svg:x="0pt" svg:y="639.98pt">
            <draw:image xlink:href="http://dbpedia.org/snorql/link.png" xlink:type="simple" xlink:show="embed" xlink:actuate="onLoad">
              <text:p/>
            </draw:image>
          </draw:frame>
          <draw:frame draw:z-index="51" draw:name="http://dbpedia.org/snorql/link.png" draw:style-name="gr1" draw:text-style-name="P1" svg:width="7.48pt" svg:height="7.48pt" svg:x="0pt" svg:y="652.79pt">
            <draw:image xlink:href="http://dbpedia.org/snorql/link.png" xlink:type="simple" xlink:show="embed" xlink:actuate="onLoad">
              <text:p/>
            </draw:image>
          </draw:frame>
          <draw:frame draw:z-index="52" draw:name="http://dbpedia.org/snorql/link.png" draw:style-name="gr1" draw:text-style-name="P1" svg:width="7.48pt" svg:height="7.48pt" svg:x="0pt" svg:y="665.57pt">
            <draw:image xlink:href="http://dbpedia.org/snorql/link.png" xlink:type="simple" xlink:show="embed" xlink:actuate="onLoad">
              <text:p/>
            </draw:image>
          </draw:frame>
          <draw:frame draw:z-index="53" draw:name="http://dbpedia.org/snorql/link.png" draw:style-name="gr1" draw:text-style-name="P1" svg:width="7.48pt" svg:height="7.48pt" svg:x="0pt" svg:y="678.39pt">
            <draw:image xlink:href="http://dbpedia.org/snorql/link.png" xlink:type="simple" xlink:show="embed" xlink:actuate="onLoad">
              <text:p/>
            </draw:image>
          </draw:frame>
          <draw:frame draw:z-index="54" draw:name="http://dbpedia.org/snorql/link.png" draw:style-name="gr1" draw:text-style-name="P1" svg:width="7.48pt" svg:height="7.48pt" svg:x="0pt" svg:y="691.2pt">
            <draw:image xlink:href="http://dbpedia.org/snorql/link.png" xlink:type="simple" xlink:show="embed" xlink:actuate="onLoad">
              <text:p/>
            </draw:image>
          </draw:frame>
          <draw:frame draw:z-index="55" draw:name="http://dbpedia.org/snorql/link.png" draw:style-name="gr1" draw:text-style-name="P1" svg:width="7.48pt" svg:height="7.48pt" svg:x="0pt" svg:y="703.98pt">
            <draw:image xlink:href="http://dbpedia.org/snorql/link.png" xlink:type="simple" xlink:show="embed" xlink:actuate="onLoad">
              <text:p/>
            </draw:image>
          </draw:frame>
          <draw:frame draw:z-index="56" draw:name="http://dbpedia.org/snorql/link.png" draw:style-name="gr1" draw:text-style-name="P1" svg:width="7.48pt" svg:height="7.48pt" svg:x="0pt" svg:y="716.8pt">
            <draw:image xlink:href="http://dbpedia.org/snorql/link.png" xlink:type="simple" xlink:show="embed" xlink:actuate="onLoad">
              <text:p/>
            </draw:image>
          </draw:frame>
          <draw:frame draw:z-index="57" draw:name="http://dbpedia.org/snorql/link.png" draw:style-name="gr1" draw:text-style-name="P1" svg:width="7.48pt" svg:height="7.48pt" svg:x="0pt" svg:y="729.58pt">
            <draw:image xlink:href="http://dbpedia.org/snorql/link.png" xlink:type="simple" xlink:show="embed" xlink:actuate="onLoad">
              <text:p/>
            </draw:image>
          </draw:frame>
          <draw:frame draw:z-index="58" draw:name="http://dbpedia.org/snorql/link.png" draw:style-name="gr1" draw:text-style-name="P1" svg:width="7.48pt" svg:height="7.48pt" svg:x="0pt" svg:y="742.39pt">
            <draw:image xlink:href="http://dbpedia.org/snorql/link.png" xlink:type="simple" xlink:show="embed" xlink:actuate="onLoad">
              <text:p/>
            </draw:image>
          </draw:frame>
          <draw:frame draw:z-index="59" draw:name="http://dbpedia.org/snorql/link.png" draw:style-name="gr1" draw:text-style-name="P1" svg:width="7.48pt" svg:height="7.48pt" svg:x="0pt" svg:y="755.18pt">
            <draw:image xlink:href="http://dbpedia.org/snorql/link.png" xlink:type="simple" xlink:show="embed" xlink:actuate="onLoad">
              <text:p/>
            </draw:image>
          </draw:frame>
          <draw:frame draw:z-index="60" draw:name="http://dbpedia.org/snorql/link.png" draw:style-name="gr1" draw:text-style-name="P1" svg:width="7.48pt" svg:height="7.48pt" svg:x="0pt" svg:y="767.99pt">
            <draw:image xlink:href="http://dbpedia.org/snorql/link.png" xlink:type="simple" xlink:show="embed" xlink:actuate="onLoad">
              <text:p/>
            </draw:image>
          </draw:frame>
          <draw:frame draw:z-index="61" draw:name="http://dbpedia.org/snorql/link.png" draw:style-name="gr1" draw:text-style-name="P1" svg:width="7.48pt" svg:height="7.48pt" svg:x="0pt" svg:y="780.77pt">
            <draw:image xlink:href="http://dbpedia.org/snorql/link.png" xlink:type="simple" xlink:show="embed" xlink:actuate="onLoad">
              <text:p/>
            </draw:image>
          </draw:frame>
          <draw:frame draw:z-index="62" draw:name="http://dbpedia.org/snorql/link.png" draw:style-name="gr1" draw:text-style-name="P1" svg:width="7.48pt" svg:height="7.48pt" svg:x="0pt" svg:y="793.59pt">
            <draw:image xlink:href="http://dbpedia.org/snorql/link.png" xlink:type="simple" xlink:show="embed" xlink:actuate="onLoad">
              <text:p/>
            </draw:image>
          </draw:frame>
          <draw:frame draw:z-index="63" draw:style-name="gr2" draw:text-style-name="P1" svg:width="478.26pt" svg:height="248.63pt" svg:x="262.32pt" svg:y="65.54pt">
            <loext:p draw:notify-on-update-of-ranges="'dbp-raw1'.A2:'dbp-raw1'.A64 'dbp-raw1'.B1:'dbp-raw1'.B1 'dbp-raw1'.B2:'dbp-raw1'.B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nt(academicAffiliation)</text:p>
          </table:table-cell>
          <table:table-cell office:value-type="string" calcext:value-type="string">
            <text:p>val(academicStaff)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ggplot(dbpraw1, aes(x=cnt.academicAffiliation., y=val.academicStaff.)) +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string" calcext:value-type="string">
            <text:p>geom_point(alpha = 0.2, size = 4, col='blue') +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string" calcext:value-type="string">
            <text:p>scale_x_continuous(breaks= pretty_breaks()) +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office:value-type="string" calcext:value-type="string">
            <text:p>xlab('cnt(AcademicAffiliation)') + ylab('val(academicStaff)') +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string" calcext:value-type="string">
            <text:p>theme_bw() +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3"/>
          <table:table-cell office:value-type="string" calcext:value-type="string">
            <text:p>theme(axis.title = element_text(size=20), axis.text = element_text(size=20)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846" calcext:value-type="float">
            <text:p>9846</text:p>
          </table:table-cell>
          <table:table-cell table:number-columns-repeated="4"/>
        </table:table-row>
      </table:table>
      <table:table table:name="dbp-raw-2" table:style-name="ta1">
        <table:shapes>
          <draw:frame draw:z-index="0" draw:name="http://dbpedia.org/snorql/link.png" draw:style-name="gr1" draw:text-style-name="P1" svg:width="7.48pt" svg:height="7.48pt" svg:x="0pt" svg:y="12.78pt">
            <draw:image xlink:href="http://dbpedia.org/snorql/link.png" xlink:type="simple" xlink:show="embed" xlink:actuate="onLoad">
              <text:p/>
            </draw:image>
          </draw:frame>
          <draw:frame draw:z-index="1" draw:name="http://dbpedia.org/snorql/link.png" draw:style-name="gr1" draw:text-style-name="P1" svg:width="7.48pt" svg:height="7.48pt" svg:x="0pt" svg:y="25.6pt">
            <draw:image xlink:href="http://dbpedia.org/snorql/link.png" xlink:type="simple" xlink:show="embed" xlink:actuate="onLoad">
              <text:p/>
            </draw:image>
          </draw:frame>
          <draw:frame draw:z-index="2" draw:name="http://dbpedia.org/snorql/link.png" draw:style-name="gr1" draw:text-style-name="P1" svg:width="7.48pt" svg:height="7.48pt" svg:x="0pt" svg:y="38.38pt">
            <draw:image xlink:href="http://dbpedia.org/snorql/link.png" xlink:type="simple" xlink:show="embed" xlink:actuate="onLoad">
              <text:p/>
            </draw:image>
          </draw:frame>
          <draw:frame draw:z-index="3" draw:name="http://dbpedia.org/snorql/link.png" draw:style-name="gr1" draw:text-style-name="P1" svg:width="7.48pt" svg:height="7.48pt" svg:x="0pt" svg:y="51.19pt">
            <draw:image xlink:href="http://dbpedia.org/snorql/link.png" xlink:type="simple" xlink:show="embed" xlink:actuate="onLoad">
              <text:p/>
            </draw:image>
          </draw:frame>
          <draw:frame draw:z-index="4" draw:name="http://dbpedia.org/snorql/link.png" draw:style-name="gr1" draw:text-style-name="P1" svg:width="7.48pt" svg:height="7.48pt" svg:x="0pt" svg:y="63.98pt">
            <draw:image xlink:href="http://dbpedia.org/snorql/link.png" xlink:type="simple" xlink:show="embed" xlink:actuate="onLoad">
              <text:p/>
            </draw:image>
          </draw:frame>
          <draw:frame draw:z-index="5" draw:name="http://dbpedia.org/snorql/link.png" draw:style-name="gr1" draw:text-style-name="P1" svg:width="7.48pt" svg:height="7.48pt" svg:x="0pt" svg:y="76.79pt">
            <draw:image xlink:href="http://dbpedia.org/snorql/link.png" xlink:type="simple" xlink:show="embed" xlink:actuate="onLoad">
              <text:p/>
            </draw:image>
          </draw:frame>
          <draw:frame draw:z-index="6" draw:name="http://dbpedia.org/snorql/link.png" draw:style-name="gr1" draw:text-style-name="P1" svg:width="7.48pt" svg:height="7.48pt" svg:x="0pt" svg:y="89.57pt">
            <draw:image xlink:href="http://dbpedia.org/snorql/link.png" xlink:type="simple" xlink:show="embed" xlink:actuate="onLoad">
              <text:p/>
            </draw:image>
          </draw:frame>
          <draw:frame draw:z-index="7" draw:name="http://dbpedia.org/snorql/link.png" draw:style-name="gr1" draw:text-style-name="P1" svg:width="7.48pt" svg:height="7.48pt" svg:x="0pt" svg:y="102.39pt">
            <draw:image xlink:href="http://dbpedia.org/snorql/link.png" xlink:type="simple" xlink:show="embed" xlink:actuate="onLoad">
              <text:p/>
            </draw:image>
          </draw:frame>
          <draw:frame draw:z-index="8" draw:name="http://dbpedia.org/snorql/link.png" draw:style-name="gr1" draw:text-style-name="P1" svg:width="7.48pt" svg:height="7.48pt" svg:x="0pt" svg:y="115.2pt">
            <draw:image xlink:href="http://dbpedia.org/snorql/link.png" xlink:type="simple" xlink:show="embed" xlink:actuate="onLoad">
              <text:p/>
            </draw:image>
          </draw:frame>
          <draw:frame draw:z-index="9" draw:name="http://dbpedia.org/snorql/link.png" draw:style-name="gr1" draw:text-style-name="P1" svg:width="7.48pt" svg:height="7.48pt" svg:x="0pt" svg:y="127.98pt">
            <draw:image xlink:href="http://dbpedia.org/snorql/link.png" xlink:type="simple" xlink:show="embed" xlink:actuate="onLoad">
              <text:p/>
            </draw:image>
          </draw:frame>
          <draw:frame draw:z-index="10" draw:name="http://dbpedia.org/snorql/link.png" draw:style-name="gr1" draw:text-style-name="P1" svg:width="7.48pt" svg:height="7.48pt" svg:x="0pt" svg:y="140.8pt">
            <draw:image xlink:href="http://dbpedia.org/snorql/link.png" xlink:type="simple" xlink:show="embed" xlink:actuate="onLoad">
              <text:p/>
            </draw:image>
          </draw:frame>
          <draw:frame draw:z-index="11" draw:name="http://dbpedia.org/snorql/link.png" draw:style-name="gr1" draw:text-style-name="P1" svg:width="7.48pt" svg:height="7.48pt" svg:x="0pt" svg:y="153.58pt">
            <draw:image xlink:href="http://dbpedia.org/snorql/link.png" xlink:type="simple" xlink:show="embed" xlink:actuate="onLoad">
              <text:p/>
            </draw:image>
          </draw:frame>
          <draw:frame draw:z-index="12" draw:name="http://dbpedia.org/snorql/link.png" draw:style-name="gr1" draw:text-style-name="P1" svg:width="7.48pt" svg:height="7.48pt" svg:x="0pt" svg:y="166.39pt">
            <draw:image xlink:href="http://dbpedia.org/snorql/link.png" xlink:type="simple" xlink:show="embed" xlink:actuate="onLoad">
              <text:p/>
            </draw:image>
          </draw:frame>
          <draw:frame draw:z-index="13" draw:name="http://dbpedia.org/snorql/link.png" draw:style-name="gr1" draw:text-style-name="P1" svg:width="7.48pt" svg:height="7.48pt" svg:x="0pt" svg:y="179.18pt">
            <draw:image xlink:href="http://dbpedia.org/snorql/link.png" xlink:type="simple" xlink:show="embed" xlink:actuate="onLoad">
              <text:p/>
            </draw:image>
          </draw:frame>
          <draw:frame draw:z-index="14" draw:name="http://dbpedia.org/snorql/link.png" draw:style-name="gr1" draw:text-style-name="P1" svg:width="7.48pt" svg:height="7.48pt" svg:x="0pt" svg:y="191.99pt">
            <draw:image xlink:href="http://dbpedia.org/snorql/link.png" xlink:type="simple" xlink:show="embed" xlink:actuate="onLoad">
              <text:p/>
            </draw:image>
          </draw:frame>
          <draw:frame draw:z-index="15" draw:name="http://dbpedia.org/snorql/link.png" draw:style-name="gr1" draw:text-style-name="P1" svg:width="7.48pt" svg:height="7.48pt" svg:x="0pt" svg:y="204.77pt">
            <draw:image xlink:href="http://dbpedia.org/snorql/link.png" xlink:type="simple" xlink:show="embed" xlink:actuate="onLoad">
              <text:p/>
            </draw:image>
          </draw:frame>
          <draw:frame draw:z-index="16" draw:name="http://dbpedia.org/snorql/link.png" draw:style-name="gr1" draw:text-style-name="P1" svg:width="7.48pt" svg:height="7.48pt" svg:x="0pt" svg:y="217.59pt">
            <draw:image xlink:href="http://dbpedia.org/snorql/link.png" xlink:type="simple" xlink:show="embed" xlink:actuate="onLoad">
              <text:p/>
            </draw:image>
          </draw:frame>
          <draw:frame draw:z-index="17" draw:name="http://dbpedia.org/snorql/link.png" draw:style-name="gr1" draw:text-style-name="P1" svg:width="7.48pt" svg:height="7.48pt" svg:x="0pt" svg:y="230.4pt">
            <draw:image xlink:href="http://dbpedia.org/snorql/link.png" xlink:type="simple" xlink:show="embed" xlink:actuate="onLoad">
              <text:p/>
            </draw:image>
          </draw:frame>
          <draw:frame draw:z-index="18" draw:name="http://dbpedia.org/snorql/link.png" draw:style-name="gr1" draw:text-style-name="P1" svg:width="7.48pt" svg:height="7.48pt" svg:x="0pt" svg:y="243.18pt">
            <draw:image xlink:href="http://dbpedia.org/snorql/link.png" xlink:type="simple" xlink:show="embed" xlink:actuate="onLoad">
              <text:p/>
            </draw:image>
          </draw:frame>
          <draw:frame draw:z-index="19" draw:name="http://dbpedia.org/snorql/link.png" draw:style-name="gr1" draw:text-style-name="P1" svg:width="7.48pt" svg:height="7.48pt" svg:x="0pt" svg:y="256pt">
            <draw:image xlink:href="http://dbpedia.org/snorql/link.png" xlink:type="simple" xlink:show="embed" xlink:actuate="onLoad">
              <text:p/>
            </draw:image>
          </draw:frame>
          <draw:frame draw:z-index="20" draw:name="http://dbpedia.org/snorql/link.png" draw:style-name="gr1" draw:text-style-name="P1" svg:width="7.48pt" svg:height="7.48pt" svg:x="0pt" svg:y="268.78pt">
            <draw:image xlink:href="http://dbpedia.org/snorql/link.png" xlink:type="simple" xlink:show="embed" xlink:actuate="onLoad">
              <text:p/>
            </draw:image>
          </draw:frame>
          <draw:frame draw:z-index="21" draw:name="http://dbpedia.org/snorql/link.png" draw:style-name="gr1" draw:text-style-name="P1" svg:width="7.48pt" svg:height="7.48pt" svg:x="0pt" svg:y="281.59pt">
            <draw:image xlink:href="http://dbpedia.org/snorql/link.png" xlink:type="simple" xlink:show="embed" xlink:actuate="onLoad">
              <text:p/>
            </draw:image>
          </draw:frame>
          <draw:frame draw:z-index="22" draw:name="http://dbpedia.org/snorql/link.png" draw:style-name="gr1" draw:text-style-name="P1" svg:width="7.48pt" svg:height="7.48pt" svg:x="0pt" svg:y="294.38pt">
            <draw:image xlink:href="http://dbpedia.org/snorql/link.png" xlink:type="simple" xlink:show="embed" xlink:actuate="onLoad">
              <text:p/>
            </draw:image>
          </draw:frame>
          <draw:frame draw:z-index="23" draw:name="http://dbpedia.org/snorql/link.png" draw:style-name="gr1" draw:text-style-name="P1" svg:width="7.48pt" svg:height="7.48pt" svg:x="0pt" svg:y="307.19pt">
            <draw:image xlink:href="http://dbpedia.org/snorql/link.png" xlink:type="simple" xlink:show="embed" xlink:actuate="onLoad">
              <text:p/>
            </draw:image>
          </draw:frame>
          <draw:frame draw:z-index="24" draw:name="http://dbpedia.org/snorql/link.png" draw:style-name="gr1" draw:text-style-name="P1" svg:width="7.48pt" svg:height="7.48pt" svg:x="0pt" svg:y="319.97pt">
            <draw:image xlink:href="http://dbpedia.org/snorql/link.png" xlink:type="simple" xlink:show="embed" xlink:actuate="onLoad">
              <text:p/>
            </draw:image>
          </draw:frame>
          <draw:frame draw:z-index="25" draw:name="http://dbpedia.org/snorql/link.png" draw:style-name="gr1" draw:text-style-name="P1" svg:width="7.48pt" svg:height="7.48pt" svg:x="0pt" svg:y="332.79pt">
            <draw:image xlink:href="http://dbpedia.org/snorql/link.png" xlink:type="simple" xlink:show="embed" xlink:actuate="onLoad">
              <text:p/>
            </draw:image>
          </draw:frame>
          <draw:frame draw:z-index="26" draw:name="http://dbpedia.org/snorql/link.png" draw:style-name="gr1" draw:text-style-name="P1" svg:width="7.48pt" svg:height="7.48pt" svg:x="0pt" svg:y="345.6pt">
            <draw:image xlink:href="http://dbpedia.org/snorql/link.png" xlink:type="simple" xlink:show="embed" xlink:actuate="onLoad">
              <text:p/>
            </draw:image>
          </draw:frame>
          <draw:frame draw:z-index="27" draw:name="http://dbpedia.org/snorql/link.png" draw:style-name="gr1" draw:text-style-name="P1" svg:width="7.48pt" svg:height="7.48pt" svg:x="0pt" svg:y="358.38pt">
            <draw:image xlink:href="http://dbpedia.org/snorql/link.png" xlink:type="simple" xlink:show="embed" xlink:actuate="onLoad">
              <text:p/>
            </draw:image>
          </draw:frame>
          <draw:frame draw:z-index="28" draw:name="http://dbpedia.org/snorql/link.png" draw:style-name="gr1" draw:text-style-name="P1" svg:width="7.48pt" svg:height="7.48pt" svg:x="0pt" svg:y="371.2pt">
            <draw:image xlink:href="http://dbpedia.org/snorql/link.png" xlink:type="simple" xlink:show="embed" xlink:actuate="onLoad">
              <text:p/>
            </draw:image>
          </draw:frame>
          <draw:frame draw:z-index="29" draw:name="http://dbpedia.org/snorql/link.png" draw:style-name="gr1" draw:text-style-name="P1" svg:width="7.48pt" svg:height="7.48pt" svg:x="0pt" svg:y="383.98pt">
            <draw:image xlink:href="http://dbpedia.org/snorql/link.png" xlink:type="simple" xlink:show="embed" xlink:actuate="onLoad">
              <text:p/>
            </draw:image>
          </draw:frame>
          <draw:frame draw:z-index="30" draw:name="http://dbpedia.org/snorql/link.png" draw:style-name="gr1" draw:text-style-name="P1" svg:width="7.48pt" svg:height="7.48pt" svg:x="0pt" svg:y="396.79pt">
            <draw:image xlink:href="http://dbpedia.org/snorql/link.png" xlink:type="simple" xlink:show="embed" xlink:actuate="onLoad">
              <text:p/>
            </draw:image>
          </draw:frame>
          <draw:frame draw:z-index="31" draw:name="http://dbpedia.org/snorql/link.png" draw:style-name="gr1" draw:text-style-name="P1" svg:width="7.48pt" svg:height="7.48pt" svg:x="0pt" svg:y="409.58pt">
            <draw:image xlink:href="http://dbpedia.org/snorql/link.png" xlink:type="simple" xlink:show="embed" xlink:actuate="onLoad">
              <text:p/>
            </draw:image>
          </draw:frame>
          <draw:frame draw:z-index="32" draw:name="http://dbpedia.org/snorql/link.png" draw:style-name="gr1" draw:text-style-name="P1" svg:width="7.48pt" svg:height="7.48pt" svg:x="0pt" svg:y="422.39pt">
            <draw:image xlink:href="http://dbpedia.org/snorql/link.png" xlink:type="simple" xlink:show="embed" xlink:actuate="onLoad">
              <text:p/>
            </draw:image>
          </draw:frame>
          <draw:frame draw:z-index="33" draw:name="http://dbpedia.org/snorql/link.png" draw:style-name="gr1" draw:text-style-name="P1" svg:width="7.48pt" svg:height="7.48pt" svg:x="0pt" svg:y="435.17pt">
            <draw:image xlink:href="http://dbpedia.org/snorql/link.png" xlink:type="simple" xlink:show="embed" xlink:actuate="onLoad">
              <text:p/>
            </draw:image>
          </draw:frame>
          <draw:frame draw:z-index="34" draw:name="http://dbpedia.org/snorql/link.png" draw:style-name="gr1" draw:text-style-name="P1" svg:width="7.48pt" svg:height="7.48pt" svg:x="0pt" svg:y="447.99pt">
            <draw:image xlink:href="http://dbpedia.org/snorql/link.png" xlink:type="simple" xlink:show="embed" xlink:actuate="onLoad">
              <text:p/>
            </draw:image>
          </draw:frame>
          <draw:frame draw:z-index="35" draw:name="http://dbpedia.org/snorql/link.png" draw:style-name="gr1" draw:text-style-name="P1" svg:width="7.48pt" svg:height="7.48pt" svg:x="0pt" svg:y="460.8pt">
            <draw:image xlink:href="http://dbpedia.org/snorql/link.png" xlink:type="simple" xlink:show="embed" xlink:actuate="onLoad">
              <text:p/>
            </draw:image>
          </draw:frame>
          <draw:frame draw:z-index="36" draw:name="http://dbpedia.org/snorql/link.png" draw:style-name="gr1" draw:text-style-name="P1" svg:width="7.48pt" svg:height="7.48pt" svg:x="0pt" svg:y="473.58pt">
            <draw:image xlink:href="http://dbpedia.org/snorql/link.png" xlink:type="simple" xlink:show="embed" xlink:actuate="onLoad">
              <text:p/>
            </draw:image>
          </draw:frame>
          <draw:frame draw:z-index="37" draw:name="http://dbpedia.org/snorql/link.png" draw:style-name="gr1" draw:text-style-name="P1" svg:width="7.48pt" svg:height="7.48pt" svg:x="0pt" svg:y="486.4pt">
            <draw:image xlink:href="http://dbpedia.org/snorql/link.png" xlink:type="simple" xlink:show="embed" xlink:actuate="onLoad">
              <text:p/>
            </draw:image>
          </draw:frame>
          <draw:frame draw:z-index="38" draw:name="http://dbpedia.org/snorql/link.png" draw:style-name="gr1" draw:text-style-name="P1" svg:width="7.48pt" svg:height="7.48pt" svg:x="0pt" svg:y="499.18pt">
            <draw:image xlink:href="http://dbpedia.org/snorql/link.png" xlink:type="simple" xlink:show="embed" xlink:actuate="onLoad">
              <text:p/>
            </draw:image>
          </draw:frame>
          <draw:frame draw:z-index="39" draw:name="http://dbpedia.org/snorql/link.png" draw:style-name="gr1" draw:text-style-name="P1" svg:width="7.48pt" svg:height="7.48pt" svg:x="0pt" svg:y="511.99pt">
            <draw:image xlink:href="http://dbpedia.org/snorql/link.png" xlink:type="simple" xlink:show="embed" xlink:actuate="onLoad">
              <text:p/>
            </draw:image>
          </draw:frame>
          <draw:frame draw:z-index="40" draw:name="http://dbpedia.org/snorql/link.png" draw:style-name="gr1" draw:text-style-name="P1" svg:width="7.48pt" svg:height="7.48pt" svg:x="0pt" svg:y="524.78pt">
            <draw:image xlink:href="http://dbpedia.org/snorql/link.png" xlink:type="simple" xlink:show="embed" xlink:actuate="onLoad">
              <text:p/>
            </draw:image>
          </draw:frame>
          <draw:frame draw:z-index="41" draw:name="http://dbpedia.org/snorql/link.png" draw:style-name="gr1" draw:text-style-name="P1" svg:width="7.48pt" svg:height="7.48pt" svg:x="0pt" svg:y="537.59pt">
            <draw:image xlink:href="http://dbpedia.org/snorql/link.png" xlink:type="simple" xlink:show="embed" xlink:actuate="onLoad">
              <text:p/>
            </draw:image>
          </draw:frame>
          <draw:frame draw:z-index="42" draw:name="http://dbpedia.org/snorql/link.png" draw:style-name="gr1" draw:text-style-name="P1" svg:width="7.48pt" svg:height="7.48pt" svg:x="0pt" svg:y="550.37pt">
            <draw:image xlink:href="http://dbpedia.org/snorql/link.png" xlink:type="simple" xlink:show="embed" xlink:actuate="onLoad">
              <text:p/>
            </draw:image>
          </draw:frame>
          <draw:frame draw:z-index="43" draw:name="http://dbpedia.org/snorql/link.png" draw:style-name="gr1" draw:text-style-name="P1" svg:width="7.48pt" svg:height="7.48pt" svg:x="0pt" svg:y="563.19pt">
            <draw:image xlink:href="http://dbpedia.org/snorql/link.png" xlink:type="simple" xlink:show="embed" xlink:actuate="onLoad">
              <text:p/>
            </draw:image>
          </draw:frame>
          <draw:frame draw:z-index="44" draw:name="http://dbpedia.org/snorql/link.png" draw:style-name="gr1" draw:text-style-name="P1" svg:width="7.48pt" svg:height="7.48pt" svg:x="0pt" svg:y="576pt">
            <draw:image xlink:href="http://dbpedia.org/snorql/link.png" xlink:type="simple" xlink:show="embed" xlink:actuate="onLoad">
              <text:p/>
            </draw:image>
          </draw:frame>
          <draw:frame draw:z-index="45" draw:name="http://dbpedia.org/snorql/link.png" draw:style-name="gr1" draw:text-style-name="P1" svg:width="7.48pt" svg:height="7.48pt" svg:x="0pt" svg:y="588.78pt">
            <draw:image xlink:href="http://dbpedia.org/snorql/link.png" xlink:type="simple" xlink:show="embed" xlink:actuate="onLoad">
              <text:p/>
            </draw:image>
          </draw:frame>
          <draw:frame draw:z-index="46" draw:name="http://dbpedia.org/snorql/link.png" draw:style-name="gr1" draw:text-style-name="P1" svg:width="7.48pt" svg:height="7.48pt" svg:x="0pt" svg:y="601.6pt">
            <draw:image xlink:href="http://dbpedia.org/snorql/link.png" xlink:type="simple" xlink:show="embed" xlink:actuate="onLoad">
              <text:p/>
            </draw:image>
          </draw:frame>
          <draw:frame draw:z-index="47" draw:name="http://dbpedia.org/snorql/link.png" draw:style-name="gr1" draw:text-style-name="P1" svg:width="7.48pt" svg:height="7.48pt" svg:x="0pt" svg:y="614.38pt">
            <draw:image xlink:href="http://dbpedia.org/snorql/link.png" xlink:type="simple" xlink:show="embed" xlink:actuate="onLoad">
              <text:p/>
            </draw:image>
          </draw:frame>
          <draw:frame draw:z-index="48" draw:name="http://dbpedia.org/snorql/link.png" draw:style-name="gr1" draw:text-style-name="P1" svg:width="7.48pt" svg:height="7.48pt" svg:x="0pt" svg:y="627.19pt">
            <draw:image xlink:href="http://dbpedia.org/snorql/link.png" xlink:type="simple" xlink:show="embed" xlink:actuate="onLoad">
              <text:p/>
            </draw:image>
          </draw:frame>
          <draw:frame draw:z-index="49" draw:name="http://dbpedia.org/snorql/link.png" draw:style-name="gr1" draw:text-style-name="P1" svg:width="7.48pt" svg:height="7.48pt" svg:x="0pt" svg:y="639.98pt">
            <draw:image xlink:href="http://dbpedia.org/snorql/link.png" xlink:type="simple" xlink:show="embed" xlink:actuate="onLoad">
              <text:p/>
            </draw:image>
          </draw:frame>
          <draw:frame draw:z-index="50" draw:name="http://dbpedia.org/snorql/link.png" draw:style-name="gr1" draw:text-style-name="P1" svg:width="7.48pt" svg:height="7.48pt" svg:x="0pt" svg:y="652.79pt">
            <draw:image xlink:href="http://dbpedia.org/snorql/link.png" xlink:type="simple" xlink:show="embed" xlink:actuate="onLoad">
              <text:p/>
            </draw:image>
          </draw:frame>
          <draw:frame draw:z-index="51" draw:name="http://dbpedia.org/snorql/link.png" draw:style-name="gr1" draw:text-style-name="P1" svg:width="7.48pt" svg:height="7.48pt" svg:x="0pt" svg:y="665.57pt">
            <draw:image xlink:href="http://dbpedia.org/snorql/link.png" xlink:type="simple" xlink:show="embed" xlink:actuate="onLoad">
              <text:p/>
            </draw:image>
          </draw:frame>
          <draw:frame draw:z-index="52" draw:name="http://dbpedia.org/snorql/link.png" draw:style-name="gr1" draw:text-style-name="P1" svg:width="7.48pt" svg:height="7.48pt" svg:x="0pt" svg:y="678.39pt">
            <draw:image xlink:href="http://dbpedia.org/snorql/link.png" xlink:type="simple" xlink:show="embed" xlink:actuate="onLoad">
              <text:p/>
            </draw:image>
          </draw:frame>
          <draw:frame draw:z-index="53" draw:name="http://dbpedia.org/snorql/link.png" draw:style-name="gr1" draw:text-style-name="P1" svg:width="7.48pt" svg:height="7.48pt" svg:x="0pt" svg:y="691.2pt">
            <draw:image xlink:href="http://dbpedia.org/snorql/link.png" xlink:type="simple" xlink:show="embed" xlink:actuate="onLoad">
              <text:p/>
            </draw:image>
          </draw:frame>
          <draw:frame draw:z-index="54" draw:name="http://dbpedia.org/snorql/link.png" draw:style-name="gr1" draw:text-style-name="P1" svg:width="7.48pt" svg:height="7.48pt" svg:x="0pt" svg:y="703.98pt">
            <draw:image xlink:href="http://dbpedia.org/snorql/link.png" xlink:type="simple" xlink:show="embed" xlink:actuate="onLoad">
              <text:p/>
            </draw:image>
          </draw:frame>
          <draw:frame draw:z-index="55" draw:name="http://dbpedia.org/snorql/link.png" draw:style-name="gr1" draw:text-style-name="P1" svg:width="7.48pt" svg:height="7.48pt" svg:x="0pt" svg:y="716.8pt">
            <draw:image xlink:href="http://dbpedia.org/snorql/link.png" xlink:type="simple" xlink:show="embed" xlink:actuate="onLoad">
              <text:p/>
            </draw:image>
          </draw:frame>
          <draw:frame draw:z-index="56" draw:name="http://dbpedia.org/snorql/link.png" draw:style-name="gr1" draw:text-style-name="P1" svg:width="7.48pt" svg:height="7.48pt" svg:x="0pt" svg:y="729.58pt">
            <draw:image xlink:href="http://dbpedia.org/snorql/link.png" xlink:type="simple" xlink:show="embed" xlink:actuate="onLoad">
              <text:p/>
            </draw:image>
          </draw:frame>
          <draw:frame draw:z-index="57" draw:name="http://dbpedia.org/snorql/link.png" draw:style-name="gr1" draw:text-style-name="P1" svg:width="7.48pt" svg:height="7.48pt" svg:x="0pt" svg:y="742.39pt">
            <draw:image xlink:href="http://dbpedia.org/snorql/link.png" xlink:type="simple" xlink:show="embed" xlink:actuate="onLoad">
              <text:p/>
            </draw:image>
          </draw:frame>
          <draw:frame draw:z-index="58" draw:name="http://dbpedia.org/snorql/link.png" draw:style-name="gr1" draw:text-style-name="P1" svg:width="7.48pt" svg:height="7.48pt" svg:x="0pt" svg:y="755.18pt">
            <draw:image xlink:href="http://dbpedia.org/snorql/link.png" xlink:type="simple" xlink:show="embed" xlink:actuate="onLoad">
              <text:p/>
            </draw:image>
          </draw:frame>
          <draw:frame draw:z-index="59" draw:name="http://dbpedia.org/snorql/link.png" draw:style-name="gr1" draw:text-style-name="P1" svg:width="7.48pt" svg:height="7.48pt" svg:x="0pt" svg:y="767.99pt">
            <draw:image xlink:href="http://dbpedia.org/snorql/link.png" xlink:type="simple" xlink:show="embed" xlink:actuate="onLoad">
              <text:p/>
            </draw:image>
          </draw:frame>
          <draw:frame draw:z-index="60" draw:name="http://dbpedia.org/snorql/link.png" draw:style-name="gr1" draw:text-style-name="P1" svg:width="7.48pt" svg:height="7.48pt" svg:x="0pt" svg:y="780.77pt">
            <draw:image xlink:href="http://dbpedia.org/snorql/link.png" xlink:type="simple" xlink:show="embed" xlink:actuate="onLoad">
              <text:p/>
            </draw:image>
          </draw:frame>
          <draw:frame draw:z-index="61" draw:name="http://dbpedia.org/snorql/link.png" draw:style-name="gr1" draw:text-style-name="P1" svg:width="7.48pt" svg:height="7.48pt" svg:x="0pt" svg:y="793.59pt">
            <draw:image xlink:href="http://dbpedia.org/snorql/link.png" xlink:type="simple" xlink:show="embed" xlink:actuate="onLoad">
              <text:p/>
            </draw:image>
          </draw:frame>
          <draw:frame draw:z-index="62" draw:name="http://dbpedia.org/snorql/link.png" draw:style-name="gr1" draw:text-style-name="P1" svg:width="7.48pt" svg:height="7.48pt" svg:x="0pt" svg:y="806.4pt">
            <draw:image xlink:href="http://dbpedia.org/snorql/link.png" xlink:type="simple" xlink:show="embed" xlink:actuate="onLoad">
              <text:p/>
            </draw:image>
          </draw:frame>
          <draw:frame draw:z-index="63" draw:name="http://dbpedia.org/snorql/link.png" draw:style-name="gr1" draw:text-style-name="P1" svg:width="7.48pt" svg:height="7.48pt" svg:x="0pt" svg:y="819.18pt">
            <draw:image xlink:href="http://dbpedia.org/snorql/link.png" xlink:type="simple" xlink:show="embed" xlink:actuate="onLoad">
              <text:p/>
            </draw:image>
          </draw:frame>
          <draw:frame draw:z-index="64" draw:name="http://dbpedia.org/snorql/link.png" draw:style-name="gr1" draw:text-style-name="P1" svg:width="7.48pt" svg:height="7.48pt" svg:x="0pt" svg:y="832pt">
            <draw:image xlink:href="http://dbpedia.org/snorql/link.png" xlink:type="simple" xlink:show="embed" xlink:actuate="onLoad">
              <text:p/>
            </draw:image>
          </draw:frame>
          <draw:frame draw:z-index="65" draw:name="http://dbpedia.org/snorql/link.png" draw:style-name="gr1" draw:text-style-name="P1" svg:width="7.48pt" svg:height="7.48pt" svg:x="0pt" svg:y="844.78pt">
            <draw:image xlink:href="http://dbpedia.org/snorql/link.png" xlink:type="simple" xlink:show="embed" xlink:actuate="onLoad">
              <text:p/>
            </draw:image>
          </draw:frame>
          <draw:frame draw:z-index="66" draw:name="http://dbpedia.org/snorql/link.png" draw:style-name="gr1" draw:text-style-name="P1" svg:width="7.48pt" svg:height="7.48pt" svg:x="0pt" svg:y="857.59pt">
            <draw:image xlink:href="http://dbpedia.org/snorql/link.png" xlink:type="simple" xlink:show="embed" xlink:actuate="onLoad">
              <text:p/>
            </draw:image>
          </draw:frame>
          <draw:frame draw:z-index="67" draw:name="http://dbpedia.org/snorql/link.png" draw:style-name="gr1" draw:text-style-name="P1" svg:width="7.48pt" svg:height="7.48pt" svg:x="0pt" svg:y="870.38pt">
            <draw:image xlink:href="http://dbpedia.org/snorql/link.png" xlink:type="simple" xlink:show="embed" xlink:actuate="onLoad">
              <text:p/>
            </draw:image>
          </draw:frame>
          <draw:frame draw:z-index="68" draw:name="http://dbpedia.org/snorql/link.png" draw:style-name="gr1" draw:text-style-name="P1" svg:width="7.48pt" svg:height="7.48pt" svg:x="0pt" svg:y="883.19pt">
            <draw:image xlink:href="http://dbpedia.org/snorql/link.png" xlink:type="simple" xlink:show="embed" xlink:actuate="onLoad">
              <text:p/>
            </draw:image>
          </draw:frame>
          <draw:frame draw:z-index="69" draw:name="http://dbpedia.org/snorql/link.png" draw:style-name="gr1" draw:text-style-name="P1" svg:width="7.48pt" svg:height="7.48pt" svg:x="0pt" svg:y="895.97pt">
            <draw:image xlink:href="http://dbpedia.org/snorql/link.png" xlink:type="simple" xlink:show="embed" xlink:actuate="onLoad">
              <text:p/>
            </draw:image>
          </draw:frame>
          <draw:frame draw:z-index="70" draw:name="http://dbpedia.org/snorql/link.png" draw:style-name="gr1" draw:text-style-name="P1" svg:width="7.48pt" svg:height="7.48pt" svg:x="0pt" svg:y="908.79pt">
            <draw:image xlink:href="http://dbpedia.org/snorql/link.png" xlink:type="simple" xlink:show="embed" xlink:actuate="onLoad">
              <text:p/>
            </draw:image>
          </draw:frame>
          <draw:frame draw:z-index="71" draw:name="http://dbpedia.org/snorql/link.png" draw:style-name="gr1" draw:text-style-name="P1" svg:width="7.48pt" svg:height="7.48pt" svg:x="0pt" svg:y="921.6pt">
            <draw:image xlink:href="http://dbpedia.org/snorql/link.png" xlink:type="simple" xlink:show="embed" xlink:actuate="onLoad">
              <text:p/>
            </draw:image>
          </draw:frame>
          <draw:frame draw:z-index="72" draw:name="http://dbpedia.org/snorql/link.png" draw:style-name="gr1" draw:text-style-name="P1" svg:width="7.48pt" svg:height="7.48pt" svg:x="0pt" svg:y="934.38pt">
            <draw:image xlink:href="http://dbpedia.org/snorql/link.png" xlink:type="simple" xlink:show="embed" xlink:actuate="onLoad">
              <text:p/>
            </draw:image>
          </draw:frame>
          <draw:frame draw:z-index="73" draw:name="http://dbpedia.org/snorql/link.png" draw:style-name="gr1" draw:text-style-name="P1" svg:width="7.48pt" svg:height="7.48pt" svg:x="0pt" svg:y="947.2pt">
            <draw:image xlink:href="http://dbpedia.org/snorql/link.png" xlink:type="simple" xlink:show="embed" xlink:actuate="onLoad">
              <text:p/>
            </draw:image>
          </draw:frame>
          <draw:frame draw:z-index="74" draw:name="http://dbpedia.org/snorql/link.png" draw:style-name="gr1" draw:text-style-name="P1" svg:width="7.48pt" svg:height="7.48pt" svg:x="0pt" svg:y="959.98pt">
            <draw:image xlink:href="http://dbpedia.org/snorql/link.png" xlink:type="simple" xlink:show="embed" xlink:actuate="onLoad">
              <text:p/>
            </draw:image>
          </draw:frame>
          <draw:frame draw:z-index="75" draw:name="http://dbpedia.org/snorql/link.png" draw:style-name="gr1" draw:text-style-name="P1" svg:width="7.48pt" svg:height="7.48pt" svg:x="0pt" svg:y="972.79pt">
            <draw:image xlink:href="http://dbpedia.org/snorql/link.png" xlink:type="simple" xlink:show="embed" xlink:actuate="onLoad">
              <text:p/>
            </draw:image>
          </draw:frame>
          <draw:frame draw:z-index="76" draw:name="http://dbpedia.org/snorql/link.png" draw:style-name="gr1" draw:text-style-name="P1" svg:width="7.48pt" svg:height="7.48pt" svg:x="0pt" svg:y="985.58pt">
            <draw:image xlink:href="http://dbpedia.org/snorql/link.png" xlink:type="simple" xlink:show="embed" xlink:actuate="onLoad">
              <text:p/>
            </draw:image>
          </draw:frame>
          <draw:frame draw:z-index="77" draw:name="http://dbpedia.org/snorql/link.png" draw:style-name="gr1" draw:text-style-name="P1" svg:width="7.48pt" svg:height="7.48pt" svg:x="0pt" svg:y="998.39pt">
            <draw:image xlink:href="http://dbpedia.org/snorql/link.png" xlink:type="simple" xlink:show="embed" xlink:actuate="onLoad">
              <text:p/>
            </draw:image>
          </draw:frame>
          <draw:frame draw:z-index="78" draw:name="http://dbpedia.org/snorql/link.png" draw:style-name="gr1" draw:text-style-name="P1" svg:width="7.48pt" svg:height="7.48pt" svg:x="0pt" svg:y="1011.17pt">
            <draw:image xlink:href="http://dbpedia.org/snorql/link.png" xlink:type="simple" xlink:show="embed" xlink:actuate="onLoad">
              <text:p/>
            </draw:image>
          </draw:frame>
          <draw:frame draw:z-index="79" draw:name="http://dbpedia.org/snorql/link.png" draw:style-name="gr1" draw:text-style-name="P1" svg:width="7.48pt" svg:height="7.48pt" svg:x="0pt" svg:y="1023.99pt">
            <draw:image xlink:href="http://dbpedia.org/snorql/link.png" xlink:type="simple" xlink:show="embed" xlink:actuate="onLoad">
              <text:p/>
            </draw:image>
          </draw:frame>
          <draw:frame draw:z-index="80" draw:name="http://dbpedia.org/snorql/link.png" draw:style-name="gr1" draw:text-style-name="P1" svg:width="7.48pt" svg:height="7.48pt" svg:x="0pt" svg:y="1036.8pt">
            <draw:image xlink:href="http://dbpedia.org/snorql/link.png" xlink:type="simple" xlink:show="embed" xlink:actuate="onLoad">
              <text:p/>
            </draw:image>
          </draw:frame>
          <draw:frame draw:z-index="81" draw:name="http://dbpedia.org/snorql/link.png" draw:style-name="gr1" draw:text-style-name="P1" svg:width="7.48pt" svg:height="7.48pt" svg:x="0pt" svg:y="1049.58pt">
            <draw:image xlink:href="http://dbpedia.org/snorql/link.png" xlink:type="simple" xlink:show="embed" xlink:actuate="onLoad">
              <text:p/>
            </draw:image>
          </draw:frame>
          <draw:frame draw:z-index="82" draw:name="http://dbpedia.org/snorql/link.png" draw:style-name="gr1" draw:text-style-name="P1" svg:width="7.48pt" svg:height="7.48pt" svg:x="0pt" svg:y="1062.4pt">
            <draw:image xlink:href="http://dbpedia.org/snorql/link.png" xlink:type="simple" xlink:show="embed" xlink:actuate="onLoad">
              <text:p/>
            </draw:image>
          </draw:frame>
          <draw:frame draw:z-index="83" draw:name="http://dbpedia.org/snorql/link.png" draw:style-name="gr1" draw:text-style-name="P1" svg:width="7.48pt" svg:height="7.48pt" svg:x="0pt" svg:y="1075.18pt">
            <draw:image xlink:href="http://dbpedia.org/snorql/link.png" xlink:type="simple" xlink:show="embed" xlink:actuate="onLoad">
              <text:p/>
            </draw:image>
          </draw:frame>
          <draw:frame draw:z-index="84" draw:name="http://dbpedia.org/snorql/link.png" draw:style-name="gr1" draw:text-style-name="P1" svg:width="7.48pt" svg:height="7.48pt" svg:x="0pt" svg:y="1087.99pt">
            <draw:image xlink:href="http://dbpedia.org/snorql/link.png" xlink:type="simple" xlink:show="embed" xlink:actuate="onLoad">
              <text:p/>
            </draw:image>
          </draw:frame>
          <draw:frame draw:z-index="85" draw:name="http://dbpedia.org/snorql/link.png" draw:style-name="gr1" draw:text-style-name="P1" svg:width="7.48pt" svg:height="7.48pt" svg:x="0pt" svg:y="1100.78pt">
            <draw:image xlink:href="http://dbpedia.org/snorql/link.png" xlink:type="simple" xlink:show="embed" xlink:actuate="onLoad">
              <text:p/>
            </draw:image>
          </draw:frame>
          <draw:frame draw:z-index="86" draw:name="http://dbpedia.org/snorql/link.png" draw:style-name="gr1" draw:text-style-name="P1" svg:width="7.48pt" svg:height="7.48pt" svg:x="0pt" svg:y="1113.59pt">
            <draw:image xlink:href="http://dbpedia.org/snorql/link.png" xlink:type="simple" xlink:show="embed" xlink:actuate="onLoad">
              <text:p/>
            </draw:image>
          </draw:frame>
          <draw:frame draw:z-index="87" draw:name="http://dbpedia.org/snorql/link.png" draw:style-name="gr1" draw:text-style-name="P1" svg:width="7.48pt" svg:height="7.48pt" svg:x="0pt" svg:y="1126.37pt">
            <draw:image xlink:href="http://dbpedia.org/snorql/link.png" xlink:type="simple" xlink:show="embed" xlink:actuate="onLoad">
              <text:p/>
            </draw:image>
          </draw:frame>
          <draw:frame draw:z-index="88" draw:name="http://dbpedia.org/snorql/link.png" draw:style-name="gr1" draw:text-style-name="P1" svg:width="7.48pt" svg:height="7.48pt" svg:x="0pt" svg:y="1139.19pt">
            <draw:image xlink:href="http://dbpedia.org/snorql/link.png" xlink:type="simple" xlink:show="embed" xlink:actuate="onLoad">
              <text:p/>
            </draw:image>
          </draw:frame>
          <draw:frame draw:z-index="89" draw:name="http://dbpedia.org/snorql/link.png" draw:style-name="gr1" draw:text-style-name="P1" svg:width="7.48pt" svg:height="7.48pt" svg:x="0pt" svg:y="1152pt">
            <draw:image xlink:href="http://dbpedia.org/snorql/link.png" xlink:type="simple" xlink:show="embed" xlink:actuate="onLoad">
              <text:p/>
            </draw:image>
          </draw:frame>
          <draw:frame draw:z-index="90" draw:name="http://dbpedia.org/snorql/link.png" draw:style-name="gr1" draw:text-style-name="P1" svg:width="7.48pt" svg:height="7.48pt" svg:x="0pt" svg:y="1164.78pt">
            <draw:image xlink:href="http://dbpedia.org/snorql/link.png" xlink:type="simple" xlink:show="embed" xlink:actuate="onLoad">
              <text:p/>
            </draw:image>
          </draw:frame>
          <draw:frame draw:z-index="91" draw:name="http://dbpedia.org/snorql/link.png" draw:style-name="gr1" draw:text-style-name="P1" svg:width="7.48pt" svg:height="7.48pt" svg:x="0pt" svg:y="1177.6pt">
            <draw:image xlink:href="http://dbpedia.org/snorql/link.png" xlink:type="simple" xlink:show="embed" xlink:actuate="onLoad">
              <text:p/>
            </draw:image>
          </draw:frame>
          <draw:frame draw:z-index="92" draw:name="http://dbpedia.org/snorql/link.png" draw:style-name="gr1" draw:text-style-name="P1" svg:width="7.48pt" svg:height="7.48pt" svg:x="0pt" svg:y="1190.38pt">
            <draw:image xlink:href="http://dbpedia.org/snorql/link.png" xlink:type="simple" xlink:show="embed" xlink:actuate="onLoad">
              <text:p/>
            </draw:image>
          </draw:frame>
          <draw:frame draw:z-index="93" draw:name="http://dbpedia.org/snorql/link.png" draw:style-name="gr1" draw:text-style-name="P1" svg:width="7.48pt" svg:height="7.48pt" svg:x="0pt" svg:y="1203.19pt">
            <draw:image xlink:href="http://dbpedia.org/snorql/link.png" xlink:type="simple" xlink:show="embed" xlink:actuate="onLoad">
              <text:p/>
            </draw:image>
          </draw:frame>
          <draw:frame draw:z-index="94" draw:name="http://dbpedia.org/snorql/link.png" draw:style-name="gr1" draw:text-style-name="P1" svg:width="7.48pt" svg:height="7.48pt" svg:x="0pt" svg:y="1215.98pt">
            <draw:image xlink:href="http://dbpedia.org/snorql/link.png" xlink:type="simple" xlink:show="embed" xlink:actuate="onLoad">
              <text:p/>
            </draw:image>
          </draw:frame>
          <draw:frame draw:z-index="95" draw:name="http://dbpedia.org/snorql/link.png" draw:style-name="gr1" draw:text-style-name="P1" svg:width="7.48pt" svg:height="7.48pt" svg:x="0pt" svg:y="1228.79pt">
            <draw:image xlink:href="http://dbpedia.org/snorql/link.png" xlink:type="simple" xlink:show="embed" xlink:actuate="onLoad">
              <text:p/>
            </draw:image>
          </draw:frame>
          <draw:frame draw:z-index="96" draw:name="http://dbpedia.org/snorql/link.png" draw:style-name="gr1" draw:text-style-name="P1" svg:width="7.48pt" svg:height="7.48pt" svg:x="0pt" svg:y="1241.57pt">
            <draw:image xlink:href="http://dbpedia.org/snorql/link.png" xlink:type="simple" xlink:show="embed" xlink:actuate="onLoad">
              <text:p/>
            </draw:image>
          </draw:frame>
          <draw:frame draw:z-index="97" draw:name="http://dbpedia.org/snorql/link.png" draw:style-name="gr1" draw:text-style-name="P1" svg:width="7.48pt" svg:height="7.48pt" svg:x="0pt" svg:y="1254.39pt">
            <draw:image xlink:href="http://dbpedia.org/snorql/link.png" xlink:type="simple" xlink:show="embed" xlink:actuate="onLoad">
              <text:p/>
            </draw:image>
          </draw:frame>
          <draw:frame draw:z-index="98" draw:name="http://dbpedia.org/snorql/link.png" draw:style-name="gr1" draw:text-style-name="P1" svg:width="7.48pt" svg:height="7.48pt" svg:x="0pt" svg:y="1267.2pt">
            <draw:image xlink:href="http://dbpedia.org/snorql/link.png" xlink:type="simple" xlink:show="embed" xlink:actuate="onLoad">
              <text:p/>
            </draw:image>
          </draw:frame>
          <draw:frame draw:z-index="99" draw:name="http://dbpedia.org/snorql/link.png" draw:style-name="gr1" draw:text-style-name="P1" svg:width="7.48pt" svg:height="7.48pt" svg:x="0pt" svg:y="1279.98pt">
            <draw:image xlink:href="http://dbpedia.org/snorql/link.png" xlink:type="simple" xlink:show="embed" xlink:actuate="onLoad">
              <text:p/>
            </draw:image>
          </draw:frame>
          <draw:frame draw:z-index="100" draw:name="http://dbpedia.org/snorql/link.png" draw:style-name="gr1" draw:text-style-name="P1" svg:width="7.48pt" svg:height="7.48pt" svg:x="0pt" svg:y="1292.8pt">
            <draw:image xlink:href="http://dbpedia.org/snorql/link.png" xlink:type="simple" xlink:show="embed" xlink:actuate="onLoad">
              <text:p/>
            </draw:image>
          </draw:frame>
          <draw:frame draw:z-index="101" draw:name="http://dbpedia.org/snorql/link.png" draw:style-name="gr1" draw:text-style-name="P1" svg:width="7.48pt" svg:height="7.48pt" svg:x="0pt" svg:y="1305.58pt">
            <draw:image xlink:href="http://dbpedia.org/snorql/link.png" xlink:type="simple" xlink:show="embed" xlink:actuate="onLoad">
              <text:p/>
            </draw:image>
          </draw:frame>
          <draw:frame draw:z-index="102" draw:name="http://dbpedia.org/snorql/link.png" draw:style-name="gr1" draw:text-style-name="P1" svg:width="7.48pt" svg:height="7.48pt" svg:x="0pt" svg:y="1318.39pt">
            <draw:image xlink:href="http://dbpedia.org/snorql/link.png" xlink:type="simple" xlink:show="embed" xlink:actuate="onLoad">
              <text:p/>
            </draw:image>
          </draw:frame>
          <draw:frame draw:z-index="103" draw:name="http://dbpedia.org/snorql/link.png" draw:style-name="gr1" draw:text-style-name="P1" svg:width="7.48pt" svg:height="7.48pt" svg:x="0pt" svg:y="1331.18pt">
            <draw:image xlink:href="http://dbpedia.org/snorql/link.png" xlink:type="simple" xlink:show="embed" xlink:actuate="onLoad">
              <text:p/>
            </draw:image>
          </draw:frame>
          <draw:frame draw:z-index="104" draw:name="http://dbpedia.org/snorql/link.png" draw:style-name="gr1" draw:text-style-name="P1" svg:width="7.48pt" svg:height="7.48pt" svg:x="0pt" svg:y="1343.99pt">
            <draw:image xlink:href="http://dbpedia.org/snorql/link.png" xlink:type="simple" xlink:show="embed" xlink:actuate="onLoad">
              <text:p/>
            </draw:image>
          </draw:frame>
          <draw:frame draw:z-index="105" draw:name="http://dbpedia.org/snorql/link.png" draw:style-name="gr1" draw:text-style-name="P1" svg:width="7.48pt" svg:height="7.48pt" svg:x="0pt" svg:y="1356.77pt">
            <draw:image xlink:href="http://dbpedia.org/snorql/link.png" xlink:type="simple" xlink:show="embed" xlink:actuate="onLoad">
              <text:p/>
            </draw:image>
          </draw:frame>
          <draw:frame draw:z-index="106" draw:name="http://dbpedia.org/snorql/link.png" draw:style-name="gr1" draw:text-style-name="P1" svg:width="7.48pt" svg:height="7.48pt" svg:x="0pt" svg:y="1369.59pt">
            <draw:image xlink:href="http://dbpedia.org/snorql/link.png" xlink:type="simple" xlink:show="embed" xlink:actuate="onLoad">
              <text:p/>
            </draw:image>
          </draw:frame>
          <draw:frame draw:z-index="107" draw:name="http://dbpedia.org/snorql/link.png" draw:style-name="gr1" draw:text-style-name="P1" svg:width="7.48pt" svg:height="7.48pt" svg:x="0pt" svg:y="1382.4pt">
            <draw:image xlink:href="http://dbpedia.org/snorql/link.png" xlink:type="simple" xlink:show="embed" xlink:actuate="onLoad">
              <text:p/>
            </draw:image>
          </draw:frame>
          <draw:frame draw:z-index="108" draw:name="http://dbpedia.org/snorql/link.png" draw:style-name="gr1" draw:text-style-name="P1" svg:width="7.48pt" svg:height="7.48pt" svg:x="0pt" svg:y="1395.18pt">
            <draw:image xlink:href="http://dbpedia.org/snorql/link.png" xlink:type="simple" xlink:show="embed" xlink:actuate="onLoad">
              <text:p/>
            </draw:image>
          </draw:frame>
          <draw:frame draw:z-index="109" draw:name="http://dbpedia.org/snorql/link.png" draw:style-name="gr1" draw:text-style-name="P1" svg:width="7.48pt" svg:height="7.48pt" svg:x="0pt" svg:y="1408pt">
            <draw:image xlink:href="http://dbpedia.org/snorql/link.png" xlink:type="simple" xlink:show="embed" xlink:actuate="onLoad">
              <text:p/>
            </draw:image>
          </draw:frame>
          <draw:frame draw:z-index="110" draw:name="http://dbpedia.org/snorql/link.png" draw:style-name="gr1" draw:text-style-name="P1" svg:width="7.48pt" svg:height="7.48pt" svg:x="0pt" svg:y="1420.78pt">
            <draw:image xlink:href="http://dbpedia.org/snorql/link.png" xlink:type="simple" xlink:show="embed" xlink:actuate="onLoad">
              <text:p/>
            </draw:image>
          </draw:frame>
          <draw:frame draw:z-index="111" draw:name="http://dbpedia.org/snorql/link.png" draw:style-name="gr1" draw:text-style-name="P1" svg:width="7.48pt" svg:height="7.48pt" svg:x="0pt" svg:y="1433.59pt">
            <draw:image xlink:href="http://dbpedia.org/snorql/link.png" xlink:type="simple" xlink:show="embed" xlink:actuate="onLoad">
              <text:p/>
            </draw:image>
          </draw:frame>
          <draw:frame draw:z-index="112" draw:name="http://dbpedia.org/snorql/link.png" draw:style-name="gr1" draw:text-style-name="P1" svg:width="7.48pt" svg:height="7.48pt" svg:x="0pt" svg:y="1446.38pt">
            <draw:image xlink:href="http://dbpedia.org/snorql/link.png" xlink:type="simple" xlink:show="embed" xlink:actuate="onLoad">
              <text:p/>
            </draw:image>
          </draw:frame>
          <draw:frame draw:z-index="113" draw:name="http://dbpedia.org/snorql/link.png" draw:style-name="gr1" draw:text-style-name="P1" svg:width="7.48pt" svg:height="7.48pt" svg:x="0pt" svg:y="1459.19pt">
            <draw:image xlink:href="http://dbpedia.org/snorql/link.png" xlink:type="simple" xlink:show="embed" xlink:actuate="onLoad">
              <text:p/>
            </draw:image>
          </draw:frame>
          <draw:frame draw:z-index="114" draw:name="http://dbpedia.org/snorql/link.png" draw:style-name="gr1" draw:text-style-name="P1" svg:width="7.48pt" svg:height="7.48pt" svg:x="0pt" svg:y="1471.97pt">
            <draw:image xlink:href="http://dbpedia.org/snorql/link.png" xlink:type="simple" xlink:show="embed" xlink:actuate="onLoad">
              <text:p/>
            </draw:image>
          </draw:frame>
          <draw:frame draw:z-index="115" draw:name="http://dbpedia.org/snorql/link.png" draw:style-name="gr1" draw:text-style-name="P1" svg:width="7.48pt" svg:height="7.48pt" svg:x="0pt" svg:y="1484.79pt">
            <draw:image xlink:href="http://dbpedia.org/snorql/link.png" xlink:type="simple" xlink:show="embed" xlink:actuate="onLoad">
              <text:p/>
            </draw:image>
          </draw:frame>
          <draw:frame draw:z-index="116" draw:name="http://dbpedia.org/snorql/link.png" draw:style-name="gr1" draw:text-style-name="P1" svg:width="7.48pt" svg:height="7.48pt" svg:x="0pt" svg:y="1497.6pt">
            <draw:image xlink:href="http://dbpedia.org/snorql/link.png" xlink:type="simple" xlink:show="embed" xlink:actuate="onLoad">
              <text:p/>
            </draw:image>
          </draw:frame>
          <draw:frame draw:z-index="117" draw:name="http://dbpedia.org/snorql/link.png" draw:style-name="gr1" draw:text-style-name="P1" svg:width="7.48pt" svg:height="7.48pt" svg:x="0pt" svg:y="1510.38pt">
            <draw:image xlink:href="http://dbpedia.org/snorql/link.png" xlink:type="simple" xlink:show="embed" xlink:actuate="onLoad">
              <text:p/>
            </draw:image>
          </draw:frame>
          <draw:frame draw:z-index="118" draw:name="http://dbpedia.org/snorql/link.png" draw:style-name="gr1" draw:text-style-name="P1" svg:width="7.48pt" svg:height="7.48pt" svg:x="0pt" svg:y="1523.2pt">
            <draw:image xlink:href="http://dbpedia.org/snorql/link.png" xlink:type="simple" xlink:show="embed" xlink:actuate="onLoad">
              <text:p/>
            </draw:image>
          </draw:frame>
          <draw:frame draw:z-index="119" draw:name="http://dbpedia.org/snorql/link.png" draw:style-name="gr1" draw:text-style-name="P1" svg:width="7.48pt" svg:height="7.48pt" svg:x="0pt" svg:y="1535.98pt">
            <draw:image xlink:href="http://dbpedia.org/snorql/link.png" xlink:type="simple" xlink:show="embed" xlink:actuate="onLoad">
              <text:p/>
            </draw:image>
          </draw:frame>
          <draw:frame draw:z-index="120" draw:name="http://dbpedia.org/snorql/link.png" draw:style-name="gr1" draw:text-style-name="P1" svg:width="7.48pt" svg:height="7.48pt" svg:x="0pt" svg:y="1548.79pt">
            <draw:image xlink:href="http://dbpedia.org/snorql/link.png" xlink:type="simple" xlink:show="embed" xlink:actuate="onLoad">
              <text:p/>
            </draw:image>
          </draw:frame>
          <draw:frame draw:z-index="121" draw:name="http://dbpedia.org/snorql/link.png" draw:style-name="gr1" draw:text-style-name="P1" svg:width="7.48pt" svg:height="7.48pt" svg:x="0pt" svg:y="1561.58pt">
            <draw:image xlink:href="http://dbpedia.org/snorql/link.png" xlink:type="simple" xlink:show="embed" xlink:actuate="onLoad">
              <text:p/>
            </draw:image>
          </draw:frame>
          <draw:frame draw:z-index="122" draw:name="http://dbpedia.org/snorql/link.png" draw:style-name="gr1" draw:text-style-name="P1" svg:width="7.48pt" svg:height="7.48pt" svg:x="0pt" svg:y="1574.39pt">
            <draw:image xlink:href="http://dbpedia.org/snorql/link.png" xlink:type="simple" xlink:show="embed" xlink:actuate="onLoad">
              <text:p/>
            </draw:image>
          </draw:frame>
          <draw:frame draw:z-index="123" draw:name="http://dbpedia.org/snorql/link.png" draw:style-name="gr1" draw:text-style-name="P1" svg:width="7.48pt" svg:height="7.48pt" svg:x="0pt" svg:y="1587.17pt">
            <draw:image xlink:href="http://dbpedia.org/snorql/link.png" xlink:type="simple" xlink:show="embed" xlink:actuate="onLoad">
              <text:p/>
            </draw:image>
          </draw:frame>
          <draw:frame draw:z-index="124" draw:name="http://dbpedia.org/snorql/link.png" draw:style-name="gr1" draw:text-style-name="P1" svg:width="7.48pt" svg:height="7.48pt" svg:x="0pt" svg:y="1599.99pt">
            <draw:image xlink:href="http://dbpedia.org/snorql/link.png" xlink:type="simple" xlink:show="embed" xlink:actuate="onLoad">
              <text:p/>
            </draw:image>
          </draw:frame>
          <draw:frame draw:z-index="125" draw:name="http://dbpedia.org/snorql/link.png" draw:style-name="gr1" draw:text-style-name="P1" svg:width="7.48pt" svg:height="7.48pt" svg:x="0pt" svg:y="1612.8pt">
            <draw:image xlink:href="http://dbpedia.org/snorql/link.png" xlink:type="simple" xlink:show="embed" xlink:actuate="onLoad">
              <text:p/>
            </draw:image>
          </draw:frame>
          <draw:frame draw:z-index="126" draw:name="http://dbpedia.org/snorql/link.png" draw:style-name="gr1" draw:text-style-name="P1" svg:width="7.48pt" svg:height="7.48pt" svg:x="0pt" svg:y="1625.58pt">
            <draw:image xlink:href="http://dbpedia.org/snorql/link.png" xlink:type="simple" xlink:show="embed" xlink:actuate="onLoad">
              <text:p/>
            </draw:image>
          </draw:frame>
          <draw:frame draw:z-index="127" draw:name="http://dbpedia.org/snorql/link.png" draw:style-name="gr1" draw:text-style-name="P1" svg:width="7.48pt" svg:height="7.48pt" svg:x="0pt" svg:y="1638.4pt">
            <draw:image xlink:href="http://dbpedia.org/snorql/link.png" xlink:type="simple" xlink:show="embed" xlink:actuate="onLoad">
              <text:p/>
            </draw:image>
          </draw:frame>
          <draw:frame draw:z-index="128" draw:name="http://dbpedia.org/snorql/link.png" draw:style-name="gr1" draw:text-style-name="P1" svg:width="7.48pt" svg:height="7.48pt" svg:x="0pt" svg:y="1651.18pt">
            <draw:image xlink:href="http://dbpedia.org/snorql/link.png" xlink:type="simple" xlink:show="embed" xlink:actuate="onLoad">
              <text:p/>
            </draw:image>
          </draw:frame>
          <draw:frame draw:z-index="129" draw:name="http://dbpedia.org/snorql/link.png" draw:style-name="gr1" draw:text-style-name="P1" svg:width="7.48pt" svg:height="7.48pt" svg:x="0pt" svg:y="1663.99pt">
            <draw:image xlink:href="http://dbpedia.org/snorql/link.png" xlink:type="simple" xlink:show="embed" xlink:actuate="onLoad">
              <text:p/>
            </draw:image>
          </draw:frame>
          <draw:frame draw:z-index="130" draw:name="http://dbpedia.org/snorql/link.png" draw:style-name="gr1" draw:text-style-name="P1" svg:width="7.48pt" svg:height="7.48pt" svg:x="0pt" svg:y="1676.78pt">
            <draw:image xlink:href="http://dbpedia.org/snorql/link.png" xlink:type="simple" xlink:show="embed" xlink:actuate="onLoad">
              <text:p/>
            </draw:image>
          </draw:frame>
          <draw:frame draw:z-index="131" draw:name="http://dbpedia.org/snorql/link.png" draw:style-name="gr1" draw:text-style-name="P1" svg:width="7.48pt" svg:height="7.48pt" svg:x="0pt" svg:y="1689.59pt">
            <draw:image xlink:href="http://dbpedia.org/snorql/link.png" xlink:type="simple" xlink:show="embed" xlink:actuate="onLoad">
              <text:p/>
            </draw:image>
          </draw:frame>
          <draw:frame draw:z-index="132" draw:name="http://dbpedia.org/snorql/link.png" draw:style-name="gr1" draw:text-style-name="P1" svg:width="7.48pt" svg:height="7.48pt" svg:x="0pt" svg:y="1702.37pt">
            <draw:image xlink:href="http://dbpedia.org/snorql/link.png" xlink:type="simple" xlink:show="embed" xlink:actuate="onLoad">
              <text:p/>
            </draw:image>
          </draw:frame>
          <draw:frame draw:z-index="133" draw:name="http://dbpedia.org/snorql/link.png" draw:style-name="gr1" draw:text-style-name="P1" svg:width="7.48pt" svg:height="7.48pt" svg:x="0pt" svg:y="1715.19pt">
            <draw:image xlink:href="http://dbpedia.org/snorql/link.png" xlink:type="simple" xlink:show="embed" xlink:actuate="onLoad">
              <text:p/>
            </draw:image>
          </draw:frame>
          <draw:frame draw:z-index="134" draw:name="http://dbpedia.org/snorql/link.png" draw:style-name="gr1" draw:text-style-name="P1" svg:width="7.48pt" svg:height="7.48pt" svg:x="0pt" svg:y="1728pt">
            <draw:image xlink:href="http://dbpedia.org/snorql/link.png" xlink:type="simple" xlink:show="embed" xlink:actuate="onLoad">
              <text:p/>
            </draw:image>
          </draw:frame>
          <draw:frame draw:z-index="135" draw:name="http://dbpedia.org/snorql/link.png" draw:style-name="gr1" draw:text-style-name="P1" svg:width="7.48pt" svg:height="7.48pt" svg:x="0pt" svg:y="1740.78pt">
            <draw:image xlink:href="http://dbpedia.org/snorql/link.png" xlink:type="simple" xlink:show="embed" xlink:actuate="onLoad">
              <text:p/>
            </draw:image>
          </draw:frame>
          <draw:frame draw:z-index="136" draw:name="http://dbpedia.org/snorql/link.png" draw:style-name="gr1" draw:text-style-name="P1" svg:width="7.48pt" svg:height="7.48pt" svg:x="0pt" svg:y="1753.6pt">
            <draw:image xlink:href="http://dbpedia.org/snorql/link.png" xlink:type="simple" xlink:show="embed" xlink:actuate="onLoad">
              <text:p/>
            </draw:image>
          </draw:frame>
          <draw:frame draw:z-index="137" draw:name="http://dbpedia.org/snorql/link.png" draw:style-name="gr1" draw:text-style-name="P1" svg:width="7.48pt" svg:height="7.48pt" svg:x="0pt" svg:y="1766.38pt">
            <draw:image xlink:href="http://dbpedia.org/snorql/link.png" xlink:type="simple" xlink:show="embed" xlink:actuate="onLoad">
              <text:p/>
            </draw:image>
          </draw:frame>
          <draw:frame draw:z-index="138" draw:name="http://dbpedia.org/snorql/link.png" draw:style-name="gr1" draw:text-style-name="P1" svg:width="7.48pt" svg:height="7.48pt" svg:x="0pt" svg:y="1779.19pt">
            <draw:image xlink:href="http://dbpedia.org/snorql/link.png" xlink:type="simple" xlink:show="embed" xlink:actuate="onLoad">
              <text:p/>
            </draw:image>
          </draw:frame>
          <draw:frame draw:z-index="139" draw:name="http://dbpedia.org/snorql/link.png" draw:style-name="gr1" draw:text-style-name="P1" svg:width="7.48pt" svg:height="7.48pt" svg:x="0pt" svg:y="1791.98pt">
            <draw:image xlink:href="http://dbpedia.org/snorql/link.png" xlink:type="simple" xlink:show="embed" xlink:actuate="onLoad">
              <text:p/>
            </draw:image>
          </draw:frame>
          <draw:frame draw:z-index="140" draw:name="http://dbpedia.org/snorql/link.png" draw:style-name="gr1" draw:text-style-name="P1" svg:width="7.48pt" svg:height="7.48pt" svg:x="0pt" svg:y="1804.79pt">
            <draw:image xlink:href="http://dbpedia.org/snorql/link.png" xlink:type="simple" xlink:show="embed" xlink:actuate="onLoad">
              <text:p/>
            </draw:image>
          </draw:frame>
          <draw:frame draw:z-index="141" draw:name="http://dbpedia.org/snorql/link.png" draw:style-name="gr1" draw:text-style-name="P1" svg:width="7.48pt" svg:height="7.48pt" svg:x="0pt" svg:y="1817.57pt">
            <draw:image xlink:href="http://dbpedia.org/snorql/link.png" xlink:type="simple" xlink:show="embed" xlink:actuate="onLoad">
              <text:p/>
            </draw:image>
          </draw:frame>
          <draw:frame draw:z-index="142" draw:name="http://dbpedia.org/snorql/link.png" draw:style-name="gr1" draw:text-style-name="P1" svg:width="7.48pt" svg:height="7.48pt" svg:x="0pt" svg:y="1830.39pt">
            <draw:image xlink:href="http://dbpedia.org/snorql/link.png" xlink:type="simple" xlink:show="embed" xlink:actuate="onLoad">
              <text:p/>
            </draw:image>
          </draw:frame>
          <draw:frame draw:z-index="143" draw:name="http://dbpedia.org/snorql/link.png" draw:style-name="gr1" draw:text-style-name="P1" svg:width="7.48pt" svg:height="7.48pt" svg:x="0pt" svg:y="1843.2pt">
            <draw:image xlink:href="http://dbpedia.org/snorql/link.png" xlink:type="simple" xlink:show="embed" xlink:actuate="onLoad">
              <text:p/>
            </draw:image>
          </draw:frame>
          <draw:frame draw:z-index="144" draw:name="http://dbpedia.org/snorql/link.png" draw:style-name="gr1" draw:text-style-name="P1" svg:width="7.48pt" svg:height="7.48pt" svg:x="0pt" svg:y="1855.98pt">
            <draw:image xlink:href="http://dbpedia.org/snorql/link.png" xlink:type="simple" xlink:show="embed" xlink:actuate="onLoad">
              <text:p/>
            </draw:image>
          </draw:frame>
          <draw:frame draw:z-index="145" draw:name="http://dbpedia.org/snorql/link.png" draw:style-name="gr1" draw:text-style-name="P1" svg:width="7.48pt" svg:height="7.48pt" svg:x="0pt" svg:y="1868.8pt">
            <draw:image xlink:href="http://dbpedia.org/snorql/link.png" xlink:type="simple" xlink:show="embed" xlink:actuate="onLoad">
              <text:p/>
            </draw:image>
          </draw:frame>
          <draw:frame draw:z-index="146" draw:name="http://dbpedia.org/snorql/link.png" draw:style-name="gr1" draw:text-style-name="P1" svg:width="7.48pt" svg:height="7.48pt" svg:x="0pt" svg:y="1881.58pt">
            <draw:image xlink:href="http://dbpedia.org/snorql/link.png" xlink:type="simple" xlink:show="embed" xlink:actuate="onLoad">
              <text:p/>
            </draw:image>
          </draw:frame>
          <draw:frame draw:z-index="147" draw:name="http://dbpedia.org/snorql/link.png" draw:style-name="gr1" draw:text-style-name="P1" svg:width="7.48pt" svg:height="7.48pt" svg:x="0pt" svg:y="1894.39pt">
            <draw:image xlink:href="http://dbpedia.org/snorql/link.png" xlink:type="simple" xlink:show="embed" xlink:actuate="onLoad">
              <text:p/>
            </draw:image>
          </draw:frame>
          <draw:frame draw:z-index="148" draw:name="http://dbpedia.org/snorql/link.png" draw:style-name="gr1" draw:text-style-name="P1" svg:width="7.48pt" svg:height="7.48pt" svg:x="0pt" svg:y="1907.18pt">
            <draw:image xlink:href="http://dbpedia.org/snorql/link.png" xlink:type="simple" xlink:show="embed" xlink:actuate="onLoad">
              <text:p/>
            </draw:image>
          </draw:frame>
          <draw:frame draw:z-index="149" draw:name="http://dbpedia.org/snorql/link.png" draw:style-name="gr1" draw:text-style-name="P1" svg:width="7.48pt" svg:height="7.48pt" svg:x="0pt" svg:y="1919.99pt">
            <draw:image xlink:href="http://dbpedia.org/snorql/link.png" xlink:type="simple" xlink:show="embed" xlink:actuate="onLoad">
              <text:p/>
            </draw:image>
          </draw:frame>
          <draw:frame draw:z-index="150" draw:name="http://dbpedia.org/snorql/link.png" draw:style-name="gr1" draw:text-style-name="P1" svg:width="7.48pt" svg:height="7.48pt" svg:x="0pt" svg:y="1932.77pt">
            <draw:image xlink:href="http://dbpedia.org/snorql/link.png" xlink:type="simple" xlink:show="embed" xlink:actuate="onLoad">
              <text:p/>
            </draw:image>
          </draw:frame>
          <draw:frame draw:z-index="151" draw:name="http://dbpedia.org/snorql/link.png" draw:style-name="gr1" draw:text-style-name="P1" svg:width="7.48pt" svg:height="7.48pt" svg:x="0pt" svg:y="1945.59pt">
            <draw:image xlink:href="http://dbpedia.org/snorql/link.png" xlink:type="simple" xlink:show="embed" xlink:actuate="onLoad">
              <text:p/>
            </draw:image>
          </draw:frame>
          <draw:frame draw:z-index="152" draw:name="http://dbpedia.org/snorql/link.png" draw:style-name="gr1" draw:text-style-name="P1" svg:width="7.48pt" svg:height="7.48pt" svg:x="0pt" svg:y="1958.4pt">
            <draw:image xlink:href="http://dbpedia.org/snorql/link.png" xlink:type="simple" xlink:show="embed" xlink:actuate="onLoad">
              <text:p/>
            </draw:image>
          </draw:frame>
          <draw:frame draw:z-index="153" draw:name="http://dbpedia.org/snorql/link.png" draw:style-name="gr1" draw:text-style-name="P1" svg:width="7.48pt" svg:height="7.48pt" svg:x="0pt" svg:y="1971.18pt">
            <draw:image xlink:href="http://dbpedia.org/snorql/link.png" xlink:type="simple" xlink:show="embed" xlink:actuate="onLoad">
              <text:p/>
            </draw:image>
          </draw:frame>
          <draw:frame draw:z-index="154" draw:name="http://dbpedia.org/snorql/link.png" draw:style-name="gr1" draw:text-style-name="P1" svg:width="7.48pt" svg:height="7.48pt" svg:x="0pt" svg:y="1984pt">
            <draw:image xlink:href="http://dbpedia.org/snorql/link.png" xlink:type="simple" xlink:show="embed" xlink:actuate="onLoad">
              <text:p/>
            </draw:image>
          </draw:frame>
          <draw:frame draw:z-index="155" draw:name="http://dbpedia.org/snorql/link.png" draw:style-name="gr1" draw:text-style-name="P1" svg:width="7.48pt" svg:height="7.48pt" svg:x="0pt" svg:y="1996.78pt">
            <draw:image xlink:href="http://dbpedia.org/snorql/link.png" xlink:type="simple" xlink:show="embed" xlink:actuate="onLoad">
              <text:p/>
            </draw:image>
          </draw:frame>
          <draw:frame draw:z-index="156" draw:name="http://dbpedia.org/snorql/link.png" draw:style-name="gr1" draw:text-style-name="P1" svg:width="7.48pt" svg:height="7.48pt" svg:x="0pt" svg:y="2009.59pt">
            <draw:image xlink:href="http://dbpedia.org/snorql/link.png" xlink:type="simple" xlink:show="embed" xlink:actuate="onLoad">
              <text:p/>
            </draw:image>
          </draw:frame>
          <draw:frame draw:z-index="157" draw:name="http://dbpedia.org/snorql/link.png" draw:style-name="gr1" draw:text-style-name="P1" svg:width="7.48pt" svg:height="7.48pt" svg:x="0pt" svg:y="2022.38pt">
            <draw:image xlink:href="http://dbpedia.org/snorql/link.png" xlink:type="simple" xlink:show="embed" xlink:actuate="onLoad">
              <text:p/>
            </draw:image>
          </draw:frame>
          <draw:frame draw:z-index="158" draw:name="http://dbpedia.org/snorql/link.png" draw:style-name="gr1" draw:text-style-name="P1" svg:width="7.48pt" svg:height="7.48pt" svg:x="0pt" svg:y="2035.19pt">
            <draw:image xlink:href="http://dbpedia.org/snorql/link.png" xlink:type="simple" xlink:show="embed" xlink:actuate="onLoad">
              <text:p/>
            </draw:image>
          </draw:frame>
          <draw:frame draw:z-index="159" draw:name="http://dbpedia.org/snorql/link.png" draw:style-name="gr1" draw:text-style-name="P1" svg:width="7.48pt" svg:height="7.48pt" svg:x="0pt" svg:y="2047.97pt">
            <draw:image xlink:href="http://dbpedia.org/snorql/link.png" xlink:type="simple" xlink:show="embed" xlink:actuate="onLoad">
              <text:p/>
            </draw:image>
          </draw:frame>
          <draw:frame draw:z-index="160" draw:style-name="gr2" draw:text-style-name="P1" svg:width="555.56pt" svg:height="311.78pt" svg:x="341.35pt" svg:y="126.54pt">
            <loext:p draw:notify-on-update-of-ranges="'dbp-raw-2'.A2:'dbp-raw-2'.A161 'dbp-raw-2'.B1:'dbp-raw-2'.B1 'dbp-raw-2'.B2:'dbp-raw-2'.B1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4" table:default-cell-style-name="Default"/>
        <table:table-row table:style-name="ro1">
          <table:table-cell table:style-name="ce2" office:value-type="string" calcext:value-type="string">
            <text:p>cnt(party<text:span text:style-name="T1">-1</text:span>)</text:p>
          </table:table-cell>
          <table:table-cell table:style-name="ce2" office:value-type="string" calcext:value-type="string">
            <text:p>val(membership)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73760" calcext:value-type="float">
            <text:p>107376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9000" calcext:value-type="float">
            <text:p>509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71" calcext:value-type="float">
            <text:p>6071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9384" calcext:value-type="float">
            <text:p>99384</text:p>
          </table:table-cell>
          <table:table-cell table:number-columns-repeated="13"/>
          <table:table-cell office:value-type="string" calcext:value-type="string">
            <text:p>SELECT ?s count(?o1) avg(?o2) WHERE {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7551" calcext:value-type="float">
            <text:p>27551</text:p>
          </table:table-cell>
          <table:table-cell table:number-columns-repeated="13"/>
          <table:table-cell office:value-type="string" calcext:value-type="string">
            <text:p>?s ^dbpedia2:party ?o1;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290" calcext:value-type="float">
            <text:p>25290</text:p>
          </table:table-cell>
          <table:table-cell table:number-columns-repeated="13"/>
          <table:table-cell office:value-type="string" calcext:value-type="string">
            <text:p><text:s text:c="3"/>dbpedia2:membership ?o2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7916" calcext:value-type="float">
            <text:p>77916</text:p>
          </table:table-cell>
          <table:table-cell table:number-columns-repeated="13"/>
          <table:table-cell office:value-type="string" calcext:value-type="string">
            <text:p>FILTER(datatype(?o2)=xsd:integer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8174" calcext:value-type="float">
            <text:p>48174</text:p>
          </table:table-cell>
          <table:table-cell table:number-columns-repeated="13"/>
          <table:table-cell office:value-type="string" calcext:value-type="string">
            <text:p>}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7662" calcext:value-type="float">
            <text:p>27662</text:p>
          </table:table-cell>
          <table:table-cell table:number-columns-repeated="13"/>
          <table:table-cell office:value-type="string" calcext:value-type="string">
            <text:p>order by ?s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484" calcext:value-type="float">
            <text:p>60484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table:number-columns-repeated="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26728" calcext:value-type="float">
            <text:p>3626728</text:p>
          </table:table-cell>
          <table:table-cell table:number-columns-repeated="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000" calcext:value-type="float">
            <text:p>11000</text:p>
          </table:table-cell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8000" calcext:value-type="float">
            <text:p>138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109" calcext:value-type="float">
            <text:p>12109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000" calcext:value-type="float">
            <text:p>800000</text:p>
          </table:table-cell>
          <table:table-cell table:number-columns-repeated="14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20000" calcext:value-type="float">
            <text:p>32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00000" calcext:value-type="float">
            <text:p>640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0000" calcext:value-type="float">
            <text:p>15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table:number-columns-repeated="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5690" calcext:value-type="float">
            <text:p>5569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972" calcext:value-type="float">
            <text:p>11972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00000" calcext:value-type="float">
            <text:p>1400000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3180437" calcext:value-type="float">
            <text:p>53180437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291" calcext:value-type="float">
            <text:p>24291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3164" calcext:value-type="float">
            <text:p>433164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0000" calcext:value-type="float">
            <text:p>7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835" calcext:value-type="float">
            <text:p>43835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578" calcext:value-type="float">
            <text:p>71578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6556" calcext:value-type="float">
            <text:p>426556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000" calcext:value-type="float">
            <text:p>80000</text:p>
          </table:table-cell>
          <table:table-cell table:number-columns-repeated="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43000" calcext:value-type="float">
            <text:p>143000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000" calcext:value-type="float">
            <text:p>8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176" calcext:value-type="float">
            <text:p>41176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09903" calcext:value-type="float">
            <text:p>1409903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000" calcext:value-type="float">
            <text:p>9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5000" calcext:value-type="float">
            <text:p>185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4934" calcext:value-type="float">
            <text:p>124934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5000" calcext:value-type="float">
            <text:p>145000</text:p>
          </table:table-cell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3030" calcext:value-type="float">
            <text:p>213030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5000" calcext:value-type="float">
            <text:p>115000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8351" calcext:value-type="float">
            <text:p>128351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0000" calcext:value-type="float">
            <text:p>57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62846" calcext:value-type="float">
            <text:p>2362846</text:p>
          </table:table-cell>
          <table:table-cell table:number-columns-repeated="1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26974" calcext:value-type="float">
            <text:p>326974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77" calcext:value-type="float">
            <text:p>2777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597" calcext:value-type="float">
            <text:p>57597</text:p>
          </table:table-cell>
          <table:table-cell table:number-columns-repeated="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000" calcext:value-type="float">
            <text:p>9000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824" calcext:value-type="float">
            <text:p>18824</text:p>
          </table:table-cell>
          <table:table-cell table:number-columns-repeated="14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49800" calcext:value-type="float">
            <text:p>149800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8760000" calcext:value-type="float">
            <text:p>88760000</text:p>
          </table:table-cell>
          <table:table-cell table:number-columns-repeated="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0000" calcext:value-type="float">
            <text:p>60000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0000" calcext:value-type="float">
            <text:p>300000</text:p>
          </table:table-cell>
          <table:table-cell table:number-columns-repeated="14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1341965" calcext:value-type="float">
            <text:p>41341965</text:p>
          </table:table-cell>
          <table:table-cell table:number-columns-repeated="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31" calcext:value-type="float">
            <text:p>2831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5534" calcext:value-type="float">
            <text:p>445534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5000" calcext:value-type="float">
            <text:p>85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90000" calcext:value-type="float">
            <text:p>109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030" calcext:value-type="float">
            <text:p>26030</text:p>
          </table:table-cell>
          <table:table-cell table:number-columns-repeated="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000" calcext:value-type="float">
            <text:p>19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table:number-columns-repeated="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528704" calcext:value-type="float">
            <text:p>3528704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541" calcext:value-type="float">
            <text:p>18541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3000" calcext:value-type="float">
            <text:p>153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9986" calcext:value-type="float">
            <text:p>339986</text:p>
          </table:table-cell>
          <table:table-cell table:number-columns-repeated="1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10000000" calcext:value-type="float">
            <text:p>110000000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6741" calcext:value-type="float">
            <text:p>56741</text:p>
          </table:table-cell>
          <table:table-cell table:number-columns-repeated="14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67000" calcext:value-type="float">
            <text:p>67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892" calcext:value-type="float">
            <text:p>34892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000" calcext:value-type="float">
            <text:p>90000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0000" calcext:value-type="float">
            <text:p>45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8989" calcext:value-type="float">
            <text:p>58989</text:p>
          </table:table-cell>
          <table:table-cell table:number-columns-repeated="1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20203" calcext:value-type="float">
            <text:p>120203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000" calcext:value-type="float">
            <text:p>150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71874" calcext:value-type="float">
            <text:p>1371874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0000" calcext:value-type="float">
            <text:p>150000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0000" calcext:value-type="float">
            <text:p>800000</text:p>
          </table:table-cell>
          <table:table-cell table:number-columns-repeated="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11250" calcext:value-type="float">
            <text:p>41125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7221" calcext:value-type="float">
            <text:p>417221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4816" calcext:value-type="float">
            <text:p>184816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60979" calcext:value-type="float">
            <text:p>2260979</text:p>
          </table:table-cell>
          <table:table-cell table:number-columns-repeated="1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640000" calcext:value-type="float">
            <text:p>640000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73772" calcext:value-type="float">
            <text:p>2073772</text:p>
          </table:table-cell>
          <table:table-cell table:number-columns-repeated="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273" calcext:value-type="float">
            <text:p>8273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3000" calcext:value-type="float">
            <text:p>53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table:number-columns-repeated="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006" calcext:value-type="float">
            <text:p>29006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295" calcext:value-type="float">
            <text:p>30295</text:p>
          </table:table-cell>
          <table:table-cell table:number-columns-repeated="14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800000" calcext:value-type="float">
            <text:p>80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000" calcext:value-type="float">
            <text:p>39000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501" calcext:value-type="float">
            <text:p>21501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3524" calcext:value-type="float">
            <text:p>83524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484" calcext:value-type="float">
            <text:p>60484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000" calcext:value-type="float">
            <text:p>35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123" calcext:value-type="float">
            <text:p>14123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000" calcext:value-type="float">
            <text:p>22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000" calcext:value-type="float">
            <text:p>41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9561" calcext:value-type="float">
            <text:p>109561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800" calcext:value-type="float">
            <text:p>78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270665" calcext:value-type="float">
            <text:p>2270665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0000" calcext:value-type="float">
            <text:p>130000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2994" calcext:value-type="float">
            <text:p>42994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000" calcext:value-type="float">
            <text:p>17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617" calcext:value-type="float">
            <text:p>33617</text:p>
          </table:table-cell>
          <table:table-cell table:number-columns-repeated="14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25000" calcext:value-type="float">
            <text:p>125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000" calcext:value-type="float">
            <text:p>35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001" calcext:value-type="float">
            <text:p>70001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34" calcext:value-type="float">
            <text:p>1434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764" calcext:value-type="float">
            <text:p>44764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65761" calcext:value-type="float">
            <text:p>865761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2023" calcext:value-type="float">
            <text:p>242023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000000" calcext:value-type="float">
            <text:p>1900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9167" calcext:value-type="float">
            <text:p>189167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46859" calcext:value-type="float">
            <text:p>446859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255" calcext:value-type="float">
            <text:p>17255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7757" calcext:value-type="float">
            <text:p>117757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4606" calcext:value-type="float">
            <text:p>134606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7557" calcext:value-type="float">
            <text:p>107557</text:p>
          </table:table-cell>
          <table:table-cell table:number-columns-repeated="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6000" calcext:value-type="float">
            <text:p>96000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3000" calcext:value-type="float">
            <text:p>163000</text:p>
          </table:table-cell>
          <table:table-cell table:number-columns-repeated="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50000" calcext:value-type="float">
            <text:p>45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9526" calcext:value-type="float">
            <text:p>59526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5007" calcext:value-type="float">
            <text:p>115007</text:p>
          </table:table-cell>
          <table:table-cell table:number-columns-repeated="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3930" calcext:value-type="float">
            <text:p>53930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632606" calcext:value-type="float">
            <text:p>7632606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612" calcext:value-type="float">
            <text:p>55612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000" calcext:value-type="float">
            <text:p>26000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500000" calcext:value-type="float">
            <text:p>8500000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table:number-columns-repeated="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80000" calcext:value-type="float">
            <text:p>80000</text:p>
          </table:table-cell>
          <table:table-cell table:number-columns-repeated="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69000" calcext:value-type="float">
            <text:p>769000</text:p>
          </table:table-cell>
          <table:table-cell table:number-columns-repeated="1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0447217" calcext:value-type="float">
            <text:p>30447217</text:p>
          </table:table-cell>
          <table:table-cell table:number-columns-repeated="14"/>
        </table:table-row>
      </table:table>
      <table:table table:name="map1" table:style-name="ta1">
        <table:shapes>
          <draw:frame draw:z-index="0" draw:name="http://dbpedia.org/snorql/link.png" draw:style-name="gr1" draw:text-style-name="P1" svg:width="7.48pt" svg:height="7.48pt" svg:x="0pt" svg:y="0pt">
            <draw:image xlink:href="http://dbpedia.org/snorql/link.png" xlink:type="simple" xlink:show="embed" xlink:actuate="onLoad">
              <text:p/>
            </draw:image>
          </draw:frame>
          <draw:frame draw:z-index="1" draw:name="http://dbpedia.org/snorql/link.png" draw:style-name="gr1" draw:text-style-name="P1" svg:width="7.48pt" svg:height="7.48pt" svg:x="0pt" svg:y="12.78pt">
            <draw:image xlink:href="http://dbpedia.org/snorql/link.png" xlink:type="simple" xlink:show="embed" xlink:actuate="onLoad">
              <text:p/>
            </draw:image>
          </draw:frame>
          <draw:frame draw:z-index="2" draw:name="http://dbpedia.org/snorql/link.png" draw:style-name="gr1" draw:text-style-name="P1" svg:width="7.48pt" svg:height="7.48pt" svg:x="0pt" svg:y="25.6pt">
            <draw:image xlink:href="http://dbpedia.org/snorql/link.png" xlink:type="simple" xlink:show="embed" xlink:actuate="onLoad">
              <text:p/>
            </draw:image>
          </draw:frame>
          <draw:frame draw:z-index="3" draw:name="http://dbpedia.org/snorql/link.png" draw:style-name="gr1" draw:text-style-name="P1" svg:width="7.48pt" svg:height="7.48pt" svg:x="0pt" svg:y="38.38pt">
            <draw:image xlink:href="http://dbpedia.org/snorql/link.png" xlink:type="simple" xlink:show="embed" xlink:actuate="onLoad">
              <text:p/>
            </draw:image>
          </draw:frame>
          <draw:frame draw:z-index="4" draw:name="http://dbpedia.org/snorql/link.png" draw:style-name="gr1" draw:text-style-name="P1" svg:width="7.48pt" svg:height="7.48pt" svg:x="0pt" svg:y="51.19pt">
            <draw:image xlink:href="http://dbpedia.org/snorql/link.png" xlink:type="simple" xlink:show="embed" xlink:actuate="onLoad">
              <text:p/>
            </draw:image>
          </draw:frame>
          <draw:frame draw:z-index="5" draw:name="http://dbpedia.org/snorql/link.png" draw:style-name="gr1" draw:text-style-name="P1" svg:width="7.48pt" svg:height="7.48pt" svg:x="0pt" svg:y="63.98pt">
            <draw:image xlink:href="http://dbpedia.org/snorql/link.png" xlink:type="simple" xlink:show="embed" xlink:actuate="onLoad">
              <text:p/>
            </draw:image>
          </draw:frame>
          <draw:frame draw:z-index="6" draw:name="http://dbpedia.org/snorql/link.png" draw:style-name="gr1" draw:text-style-name="P1" svg:width="7.48pt" svg:height="7.48pt" svg:x="0pt" svg:y="76.79pt">
            <draw:image xlink:href="http://dbpedia.org/snorql/link.png" xlink:type="simple" xlink:show="embed" xlink:actuate="onLoad">
              <text:p/>
            </draw:image>
          </draw:frame>
          <draw:frame draw:z-index="7" draw:name="http://dbpedia.org/snorql/link.png" draw:style-name="gr1" draw:text-style-name="P1" svg:width="7.48pt" svg:height="7.48pt" svg:x="0pt" svg:y="89.57pt">
            <draw:image xlink:href="http://dbpedia.org/snorql/link.png" xlink:type="simple" xlink:show="embed" xlink:actuate="onLoad">
              <text:p/>
            </draw:image>
          </draw:frame>
          <draw:frame draw:z-index="8" draw:name="http://dbpedia.org/snorql/link.png" draw:style-name="gr1" draw:text-style-name="P1" svg:width="7.48pt" svg:height="7.48pt" svg:x="0pt" svg:y="102.39pt">
            <draw:image xlink:href="http://dbpedia.org/snorql/link.png" xlink:type="simple" xlink:show="embed" xlink:actuate="onLoad">
              <text:p/>
            </draw:image>
          </draw:frame>
          <draw:frame draw:z-index="9" draw:name="http://dbpedia.org/snorql/link.png" draw:style-name="gr1" draw:text-style-name="P1" svg:width="7.48pt" svg:height="7.48pt" svg:x="0pt" svg:y="115.2pt">
            <draw:image xlink:href="http://dbpedia.org/snorql/link.png" xlink:type="simple" xlink:show="embed" xlink:actuate="onLoad">
              <text:p/>
            </draw:image>
          </draw:frame>
          <draw:frame draw:z-index="10" draw:name="http://dbpedia.org/snorql/link.png" draw:style-name="gr1" draw:text-style-name="P1" svg:width="7.48pt" svg:height="7.48pt" svg:x="0pt" svg:y="127.98pt">
            <draw:image xlink:href="http://dbpedia.org/snorql/link.png" xlink:type="simple" xlink:show="embed" xlink:actuate="onLoad">
              <text:p/>
            </draw:image>
          </draw:frame>
          <draw:frame draw:z-index="11" draw:name="http://dbpedia.org/snorql/link.png" draw:style-name="gr1" draw:text-style-name="P1" svg:width="7.48pt" svg:height="7.48pt" svg:x="0pt" svg:y="140.8pt">
            <draw:image xlink:href="http://dbpedia.org/snorql/link.png" xlink:type="simple" xlink:show="embed" xlink:actuate="onLoad">
              <text:p/>
            </draw:image>
          </draw:frame>
          <draw:frame draw:z-index="12" draw:name="http://dbpedia.org/snorql/link.png" draw:style-name="gr1" draw:text-style-name="P1" svg:width="7.48pt" svg:height="7.48pt" svg:x="0pt" svg:y="153.58pt">
            <draw:image xlink:href="http://dbpedia.org/snorql/link.png" xlink:type="simple" xlink:show="embed" xlink:actuate="onLoad">
              <text:p/>
            </draw:image>
          </draw:frame>
          <draw:frame draw:z-index="13" draw:name="http://dbpedia.org/snorql/link.png" draw:style-name="gr1" draw:text-style-name="P1" svg:width="7.48pt" svg:height="7.48pt" svg:x="0pt" svg:y="166.39pt">
            <draw:image xlink:href="http://dbpedia.org/snorql/link.png" xlink:type="simple" xlink:show="embed" xlink:actuate="onLoad">
              <text:p/>
            </draw:image>
          </draw:frame>
          <draw:frame draw:z-index="14" draw:name="http://dbpedia.org/snorql/link.png" draw:style-name="gr1" draw:text-style-name="P1" svg:width="7.48pt" svg:height="7.48pt" svg:x="0pt" svg:y="179.18pt">
            <draw:image xlink:href="http://dbpedia.org/snorql/link.png" xlink:type="simple" xlink:show="embed" xlink:actuate="onLoad">
              <text:p/>
            </draw:image>
          </draw:frame>
          <draw:frame draw:z-index="15" draw:name="http://dbpedia.org/snorql/link.png" draw:style-name="gr1" draw:text-style-name="P1" svg:width="7.48pt" svg:height="7.48pt" svg:x="0pt" svg:y="191.99pt">
            <draw:image xlink:href="http://dbpedia.org/snorql/link.png" xlink:type="simple" xlink:show="embed" xlink:actuate="onLoad">
              <text:p/>
            </draw:image>
          </draw:frame>
          <draw:frame draw:z-index="16" draw:name="http://dbpedia.org/snorql/link.png" draw:style-name="gr1" draw:text-style-name="P1" svg:width="7.48pt" svg:height="7.48pt" svg:x="0pt" svg:y="204.77pt">
            <draw:image xlink:href="http://dbpedia.org/snorql/link.png" xlink:type="simple" xlink:show="embed" xlink:actuate="onLoad">
              <text:p/>
            </draw:image>
          </draw:frame>
          <draw:frame draw:z-index="17" draw:name="http://dbpedia.org/snorql/link.png" draw:style-name="gr1" draw:text-style-name="P1" svg:width="7.48pt" svg:height="7.48pt" svg:x="0pt" svg:y="217.59pt">
            <draw:image xlink:href="http://dbpedia.org/snorql/link.png" xlink:type="simple" xlink:show="embed" xlink:actuate="onLoad">
              <text:p/>
            </draw:image>
          </draw:frame>
          <draw:frame draw:z-index="18" draw:name="http://dbpedia.org/snorql/link.png" draw:style-name="gr1" draw:text-style-name="P1" svg:width="7.48pt" svg:height="7.48pt" svg:x="0pt" svg:y="230.4pt">
            <draw:image xlink:href="http://dbpedia.org/snorql/link.png" xlink:type="simple" xlink:show="embed" xlink:actuate="onLoad">
              <text:p/>
            </draw:image>
          </draw:frame>
          <draw:frame draw:z-index="19" draw:name="http://dbpedia.org/snorql/link.png" draw:style-name="gr1" draw:text-style-name="P1" svg:width="7.48pt" svg:height="7.48pt" svg:x="0pt" svg:y="243.18pt">
            <draw:image xlink:href="http://dbpedia.org/snorql/link.png" xlink:type="simple" xlink:show="embed" xlink:actuate="onLoad">
              <text:p/>
            </draw:image>
          </draw:frame>
          <draw:frame draw:z-index="20" draw:name="http://dbpedia.org/snorql/link.png" draw:style-name="gr1" draw:text-style-name="P1" svg:width="7.48pt" svg:height="7.48pt" svg:x="0pt" svg:y="256pt">
            <draw:image xlink:href="http://dbpedia.org/snorql/link.png" xlink:type="simple" xlink:show="embed" xlink:actuate="onLoad">
              <text:p/>
            </draw:image>
          </draw:frame>
          <draw:frame draw:z-index="21" draw:name="http://dbpedia.org/snorql/link.png" draw:style-name="gr1" draw:text-style-name="P1" svg:width="7.48pt" svg:height="7.48pt" svg:x="0pt" svg:y="268.78pt">
            <draw:image xlink:href="http://dbpedia.org/snorql/link.png" xlink:type="simple" xlink:show="embed" xlink:actuate="onLoad">
              <text:p/>
            </draw:image>
          </draw:frame>
          <draw:frame draw:z-index="22" draw:name="http://dbpedia.org/snorql/link.png" draw:style-name="gr1" draw:text-style-name="P1" svg:width="7.48pt" svg:height="7.48pt" svg:x="0pt" svg:y="281.59pt">
            <draw:image xlink:href="http://dbpedia.org/snorql/link.png" xlink:type="simple" xlink:show="embed" xlink:actuate="onLoad">
              <text:p/>
            </draw:image>
          </draw:frame>
          <draw:frame draw:z-index="23" draw:name="http://dbpedia.org/snorql/link.png" draw:style-name="gr1" draw:text-style-name="P1" svg:width="7.48pt" svg:height="7.48pt" svg:x="0pt" svg:y="294.38pt">
            <draw:image xlink:href="http://dbpedia.org/snorql/link.png" xlink:type="simple" xlink:show="embed" xlink:actuate="onLoad">
              <text:p/>
            </draw:image>
          </draw:frame>
          <draw:frame draw:z-index="24" draw:name="http://dbpedia.org/snorql/link.png" draw:style-name="gr1" draw:text-style-name="P1" svg:width="7.48pt" svg:height="7.48pt" svg:x="0pt" svg:y="307.19pt">
            <draw:image xlink:href="http://dbpedia.org/snorql/link.png" xlink:type="simple" xlink:show="embed" xlink:actuate="onLoad">
              <text:p/>
            </draw:image>
          </draw:frame>
          <draw:frame draw:z-index="25" draw:name="http://dbpedia.org/snorql/link.png" draw:style-name="gr1" draw:text-style-name="P1" svg:width="7.48pt" svg:height="7.48pt" svg:x="0pt" svg:y="319.97pt">
            <draw:image xlink:href="http://dbpedia.org/snorql/link.png" xlink:type="simple" xlink:show="embed" xlink:actuate="onLoad">
              <text:p/>
            </draw:image>
          </draw:frame>
          <draw:frame draw:z-index="26" draw:name="http://dbpedia.org/snorql/link.png" draw:style-name="gr1" draw:text-style-name="P1" svg:width="7.48pt" svg:height="7.48pt" svg:x="0pt" svg:y="332.79pt">
            <draw:image xlink:href="http://dbpedia.org/snorql/link.png" xlink:type="simple" xlink:show="embed" xlink:actuate="onLoad">
              <text:p/>
            </draw:image>
          </draw:frame>
          <draw:frame draw:z-index="27" draw:name="http://dbpedia.org/snorql/link.png" draw:style-name="gr1" draw:text-style-name="P1" svg:width="7.48pt" svg:height="7.48pt" svg:x="0pt" svg:y="345.6pt">
            <draw:image xlink:href="http://dbpedia.org/snorql/link.png" xlink:type="simple" xlink:show="embed" xlink:actuate="onLoad">
              <text:p/>
            </draw:image>
          </draw:frame>
          <draw:frame draw:z-index="28" draw:name="http://dbpedia.org/snorql/link.png" draw:style-name="gr1" draw:text-style-name="P1" svg:width="7.48pt" svg:height="7.48pt" svg:x="0pt" svg:y="358.38pt">
            <draw:image xlink:href="http://dbpedia.org/snorql/link.png" xlink:type="simple" xlink:show="embed" xlink:actuate="onLoad">
              <text:p/>
            </draw:image>
          </draw:frame>
          <draw:frame draw:z-index="29" draw:name="http://dbpedia.org/snorql/link.png" draw:style-name="gr1" draw:text-style-name="P1" svg:width="7.48pt" svg:height="7.48pt" svg:x="0pt" svg:y="371.2pt">
            <draw:image xlink:href="http://dbpedia.org/snorql/link.png" xlink:type="simple" xlink:show="embed" xlink:actuate="onLoad">
              <text:p/>
            </draw:image>
          </draw:frame>
          <draw:frame draw:z-index="30" draw:name="http://dbpedia.org/snorql/link.png" draw:style-name="gr1" draw:text-style-name="P1" svg:width="7.48pt" svg:height="7.48pt" svg:x="0pt" svg:y="383.98pt">
            <draw:image xlink:href="http://dbpedia.org/snorql/link.png" xlink:type="simple" xlink:show="embed" xlink:actuate="onLoad">
              <text:p/>
            </draw:image>
          </draw:frame>
          <draw:frame draw:z-index="31" draw:name="http://dbpedia.org/snorql/link.png" draw:style-name="gr1" draw:text-style-name="P1" svg:width="7.48pt" svg:height="7.48pt" svg:x="0pt" svg:y="396.79pt">
            <draw:image xlink:href="http://dbpedia.org/snorql/link.png" xlink:type="simple" xlink:show="embed" xlink:actuate="onLoad">
              <text:p/>
            </draw:image>
          </draw:frame>
          <draw:frame draw:z-index="32" draw:name="http://dbpedia.org/snorql/link.png" draw:style-name="gr1" draw:text-style-name="P1" svg:width="7.48pt" svg:height="7.48pt" svg:x="0pt" svg:y="409.58pt">
            <draw:image xlink:href="http://dbpedia.org/snorql/link.png" xlink:type="simple" xlink:show="embed" xlink:actuate="onLoad">
              <text:p/>
            </draw:image>
          </draw:frame>
          <draw:frame draw:z-index="33" draw:name="http://dbpedia.org/snorql/link.png" draw:style-name="gr1" draw:text-style-name="P1" svg:width="7.48pt" svg:height="7.48pt" svg:x="0pt" svg:y="422.39pt">
            <draw:image xlink:href="http://dbpedia.org/snorql/link.png" xlink:type="simple" xlink:show="embed" xlink:actuate="onLoad">
              <text:p/>
            </draw:image>
          </draw:frame>
          <draw:frame draw:z-index="34" draw:name="http://dbpedia.org/snorql/link.png" draw:style-name="gr1" draw:text-style-name="P1" svg:width="7.48pt" svg:height="7.48pt" svg:x="0pt" svg:y="435.17pt">
            <draw:image xlink:href="http://dbpedia.org/snorql/link.png" xlink:type="simple" xlink:show="embed" xlink:actuate="onLoad">
              <text:p/>
            </draw:image>
          </draw:frame>
          <draw:frame draw:z-index="35" draw:name="http://dbpedia.org/snorql/link.png" draw:style-name="gr1" draw:text-style-name="P1" svg:width="7.48pt" svg:height="7.48pt" svg:x="0pt" svg:y="447.99pt">
            <draw:image xlink:href="http://dbpedia.org/snorql/link.png" xlink:type="simple" xlink:show="embed" xlink:actuate="onLoad">
              <text:p/>
            </draw:image>
          </draw:frame>
          <draw:frame draw:z-index="36" draw:name="http://dbpedia.org/snorql/link.png" draw:style-name="gr1" draw:text-style-name="P1" svg:width="7.48pt" svg:height="7.48pt" svg:x="0pt" svg:y="460.8pt">
            <draw:image xlink:href="http://dbpedia.org/snorql/link.png" xlink:type="simple" xlink:show="embed" xlink:actuate="onLoad">
              <text:p/>
            </draw:image>
          </draw:frame>
          <draw:frame draw:z-index="37" draw:name="http://dbpedia.org/snorql/link.png" draw:style-name="gr1" draw:text-style-name="P1" svg:width="7.48pt" svg:height="7.48pt" svg:x="0pt" svg:y="473.58pt">
            <draw:image xlink:href="http://dbpedia.org/snorql/link.png" xlink:type="simple" xlink:show="embed" xlink:actuate="onLoad">
              <text:p/>
            </draw:image>
          </draw:frame>
          <draw:frame draw:z-index="38" draw:name="http://dbpedia.org/snorql/link.png" draw:style-name="gr1" draw:text-style-name="P1" svg:width="7.48pt" svg:height="7.48pt" svg:x="0pt" svg:y="486.4pt">
            <draw:image xlink:href="http://dbpedia.org/snorql/link.png" xlink:type="simple" xlink:show="embed" xlink:actuate="onLoad">
              <text:p/>
            </draw:image>
          </draw:frame>
          <draw:frame draw:z-index="39" draw:name="http://dbpedia.org/snorql/link.png" draw:style-name="gr1" draw:text-style-name="P1" svg:width="7.48pt" svg:height="7.48pt" svg:x="0pt" svg:y="499.18pt">
            <draw:image xlink:href="http://dbpedia.org/snorql/link.png" xlink:type="simple" xlink:show="embed" xlink:actuate="onLoad">
              <text:p/>
            </draw:image>
          </draw:frame>
          <draw:frame draw:z-index="40" draw:name="http://dbpedia.org/snorql/link.png" draw:style-name="gr1" draw:text-style-name="P1" svg:width="7.48pt" svg:height="7.48pt" svg:x="0pt" svg:y="511.99pt">
            <draw:image xlink:href="http://dbpedia.org/snorql/link.png" xlink:type="simple" xlink:show="embed" xlink:actuate="onLoad">
              <text:p/>
            </draw:image>
          </draw:frame>
          <draw:frame draw:z-index="41" draw:name="http://dbpedia.org/snorql/link.png" draw:style-name="gr1" draw:text-style-name="P1" svg:width="7.48pt" svg:height="7.48pt" svg:x="0pt" svg:y="524.78pt">
            <draw:image xlink:href="http://dbpedia.org/snorql/link.png" xlink:type="simple" xlink:show="embed" xlink:actuate="onLoad">
              <text:p/>
            </draw:image>
          </draw:frame>
          <draw:frame draw:z-index="42" draw:name="http://dbpedia.org/snorql/link.png" draw:style-name="gr1" draw:text-style-name="P1" svg:width="7.48pt" svg:height="7.48pt" svg:x="0pt" svg:y="537.59pt">
            <draw:image xlink:href="http://dbpedia.org/snorql/link.png" xlink:type="simple" xlink:show="embed" xlink:actuate="onLoad">
              <text:p/>
            </draw:image>
          </draw:frame>
          <draw:frame draw:z-index="43" draw:name="http://dbpedia.org/snorql/link.png" draw:style-name="gr1" draw:text-style-name="P1" svg:width="7.48pt" svg:height="7.48pt" svg:x="0pt" svg:y="550.37pt">
            <draw:image xlink:href="http://dbpedia.org/snorql/link.png" xlink:type="simple" xlink:show="embed" xlink:actuate="onLoad">
              <text:p/>
            </draw:image>
          </draw:frame>
          <draw:frame draw:z-index="44" draw:name="http://dbpedia.org/snorql/link.png" draw:style-name="gr1" draw:text-style-name="P1" svg:width="7.48pt" svg:height="7.48pt" svg:x="0pt" svg:y="563.19pt">
            <draw:image xlink:href="http://dbpedia.org/snorql/link.png" xlink:type="simple" xlink:show="embed" xlink:actuate="onLoad">
              <text:p/>
            </draw:image>
          </draw:frame>
          <draw:frame draw:z-index="45" draw:name="http://dbpedia.org/snorql/link.png" draw:style-name="gr1" draw:text-style-name="P1" svg:width="7.48pt" svg:height="7.48pt" svg:x="0pt" svg:y="576pt">
            <draw:image xlink:href="http://dbpedia.org/snorql/link.png" xlink:type="simple" xlink:show="embed" xlink:actuate="onLoad">
              <text:p/>
            </draw:image>
          </draw:frame>
          <draw:frame draw:z-index="46" draw:name="http://dbpedia.org/snorql/link.png" draw:style-name="gr1" draw:text-style-name="P1" svg:width="7.48pt" svg:height="7.48pt" svg:x="0pt" svg:y="588.78pt">
            <draw:image xlink:href="http://dbpedia.org/snorql/link.png" xlink:type="simple" xlink:show="embed" xlink:actuate="onLoad">
              <text:p/>
            </draw:image>
          </draw:frame>
          <draw:frame draw:z-index="47" draw:name="http://dbpedia.org/snorql/link.png" draw:style-name="gr1" draw:text-style-name="P1" svg:width="7.48pt" svg:height="7.48pt" svg:x="0pt" svg:y="601.6pt">
            <draw:image xlink:href="http://dbpedia.org/snorql/link.png" xlink:type="simple" xlink:show="embed" xlink:actuate="onLoad">
              <text:p/>
            </draw:image>
          </draw:frame>
          <draw:frame draw:z-index="48" draw:name="http://dbpedia.org/snorql/link.png" draw:style-name="gr1" draw:text-style-name="P1" svg:width="7.48pt" svg:height="7.48pt" svg:x="0pt" svg:y="614.38pt">
            <draw:image xlink:href="http://dbpedia.org/snorql/link.png" xlink:type="simple" xlink:show="embed" xlink:actuate="onLoad">
              <text:p/>
            </draw:image>
          </draw:frame>
          <draw:frame draw:z-index="49" draw:name="http://dbpedia.org/snorql/link.png" draw:style-name="gr1" draw:text-style-name="P1" svg:width="7.48pt" svg:height="7.48pt" svg:x="0pt" svg:y="627.19pt">
            <draw:image xlink:href="http://dbpedia.org/snorql/link.png" xlink:type="simple" xlink:show="embed" xlink:actuate="onLoad">
              <text:p/>
            </draw:image>
          </draw:frame>
          <draw:frame draw:z-index="50" draw:name="http://dbpedia.org/snorql/link.png" draw:style-name="gr1" draw:text-style-name="P1" svg:width="7.48pt" svg:height="7.48pt" svg:x="0pt" svg:y="639.98pt">
            <draw:image xlink:href="http://dbpedia.org/snorql/link.png" xlink:type="simple" xlink:show="embed" xlink:actuate="onLoad">
              <text:p/>
            </draw:image>
          </draw:frame>
          <draw:frame draw:z-index="51" draw:name="http://dbpedia.org/snorql/link.png" draw:style-name="gr1" draw:text-style-name="P1" svg:width="7.48pt" svg:height="7.48pt" svg:x="0pt" svg:y="652.79pt">
            <draw:image xlink:href="http://dbpedia.org/snorql/link.png" xlink:type="simple" xlink:show="embed" xlink:actuate="onLoad">
              <text:p/>
            </draw:image>
          </draw:frame>
          <draw:frame draw:z-index="52" draw:name="http://dbpedia.org/snorql/link.png" draw:style-name="gr1" draw:text-style-name="P1" svg:width="7.48pt" svg:height="7.48pt" svg:x="0pt" svg:y="665.57pt">
            <draw:image xlink:href="http://dbpedia.org/snorql/link.png" xlink:type="simple" xlink:show="embed" xlink:actuate="onLoad">
              <text:p/>
            </draw:image>
          </draw:frame>
          <draw:frame draw:z-index="53" draw:name="http://dbpedia.org/snorql/link.png" draw:style-name="gr1" draw:text-style-name="P1" svg:width="7.48pt" svg:height="7.48pt" svg:x="0pt" svg:y="678.39pt">
            <draw:image xlink:href="http://dbpedia.org/snorql/link.png" xlink:type="simple" xlink:show="embed" xlink:actuate="onLoad">
              <text:p/>
            </draw:image>
          </draw:frame>
          <draw:frame draw:z-index="54" draw:name="http://dbpedia.org/snorql/link.png" draw:style-name="gr1" draw:text-style-name="P1" svg:width="7.48pt" svg:height="7.48pt" svg:x="0pt" svg:y="691.2pt">
            <draw:image xlink:href="http://dbpedia.org/snorql/link.png" xlink:type="simple" xlink:show="embed" xlink:actuate="onLoad">
              <text:p/>
            </draw:image>
          </draw:frame>
          <draw:frame draw:z-index="55" draw:name="http://dbpedia.org/snorql/link.png" draw:style-name="gr1" draw:text-style-name="P1" svg:width="7.48pt" svg:height="7.48pt" svg:x="0pt" svg:y="703.98pt">
            <draw:image xlink:href="http://dbpedia.org/snorql/link.png" xlink:type="simple" xlink:show="embed" xlink:actuate="onLoad">
              <text:p/>
            </draw:image>
          </draw:frame>
          <draw:frame draw:z-index="56" draw:name="http://dbpedia.org/snorql/link.png" draw:style-name="gr1" draw:text-style-name="P1" svg:width="7.48pt" svg:height="7.48pt" svg:x="0pt" svg:y="716.8pt">
            <draw:image xlink:href="http://dbpedia.org/snorql/link.png" xlink:type="simple" xlink:show="embed" xlink:actuate="onLoad">
              <text:p/>
            </draw:image>
          </draw:frame>
          <draw:frame draw:z-index="57" draw:name="http://dbpedia.org/snorql/link.png" draw:style-name="gr1" draw:text-style-name="P1" svg:width="7.48pt" svg:height="7.48pt" svg:x="0pt" svg:y="729.58pt">
            <draw:image xlink:href="http://dbpedia.org/snorql/link.png" xlink:type="simple" xlink:show="embed" xlink:actuate="onLoad">
              <text:p/>
            </draw:image>
          </draw:frame>
          <draw:frame draw:z-index="58" draw:name="http://dbpedia.org/snorql/link.png" draw:style-name="gr1" draw:text-style-name="P1" svg:width="7.48pt" svg:height="7.48pt" svg:x="0pt" svg:y="742.39pt">
            <draw:image xlink:href="http://dbpedia.org/snorql/link.png" xlink:type="simple" xlink:show="embed" xlink:actuate="onLoad">
              <text:p/>
            </draw:image>
          </draw:frame>
          <draw:frame draw:z-index="59" draw:name="http://dbpedia.org/snorql/link.png" draw:style-name="gr1" draw:text-style-name="P1" svg:width="7.48pt" svg:height="7.48pt" svg:x="0pt" svg:y="755.18pt">
            <draw:image xlink:href="http://dbpedia.org/snorql/link.png" xlink:type="simple" xlink:show="embed" xlink:actuate="onLoad">
              <text:p/>
            </draw:image>
          </draw:frame>
          <draw:frame draw:z-index="60" draw:name="http://dbpedia.org/snorql/link.png" draw:style-name="gr1" draw:text-style-name="P1" svg:width="7.48pt" svg:height="7.48pt" svg:x="0pt" svg:y="767.99pt">
            <draw:image xlink:href="http://dbpedia.org/snorql/link.png" xlink:type="simple" xlink:show="embed" xlink:actuate="onLoad">
              <text:p/>
            </draw:image>
          </draw:frame>
          <draw:frame draw:z-index="61" draw:name="http://dbpedia.org/snorql/link.png" draw:style-name="gr1" draw:text-style-name="P1" svg:width="7.48pt" svg:height="7.48pt" svg:x="0pt" svg:y="780.77pt">
            <draw:image xlink:href="http://dbpedia.org/snorql/link.png" xlink:type="simple" xlink:show="embed" xlink:actuate="onLoad">
              <text:p/>
            </draw:image>
          </draw:frame>
          <draw:frame draw:z-index="62" draw:name="http://dbpedia.org/snorql/link.png" draw:style-name="gr1" draw:text-style-name="P1" svg:width="7.48pt" svg:height="7.48pt" svg:x="0pt" svg:y="793.59pt">
            <draw:image xlink:href="http://dbpedia.org/snorql/link.png" xlink:type="simple" xlink:show="embed" xlink:actuate="onLoad">
              <text:p/>
            </draw:image>
          </draw:frame>
          <draw:frame draw:z-index="63" draw:name="http://dbpedia.org/snorql/link.png" draw:style-name="gr1" draw:text-style-name="P1" svg:width="7.48pt" svg:height="7.48pt" svg:x="0pt" svg:y="806.4pt">
            <draw:image xlink:href="http://dbpedia.org/snorql/link.png" xlink:type="simple" xlink:show="embed" xlink:actuate="onLoad">
              <text:p/>
            </draw:image>
          </draw:frame>
          <draw:frame draw:z-index="64" draw:name="http://dbpedia.org/snorql/link.png" draw:style-name="gr1" draw:text-style-name="P1" svg:width="7.48pt" svg:height="7.48pt" svg:x="0pt" svg:y="819.18pt">
            <draw:image xlink:href="http://dbpedia.org/snorql/link.png" xlink:type="simple" xlink:show="embed" xlink:actuate="onLoad">
              <text:p/>
            </draw:image>
          </draw:frame>
          <draw:frame draw:z-index="65" draw:name="http://dbpedia.org/snorql/link.png" draw:style-name="gr1" draw:text-style-name="P1" svg:width="7.48pt" svg:height="7.48pt" svg:x="0pt" svg:y="832pt">
            <draw:image xlink:href="http://dbpedia.org/snorql/link.png" xlink:type="simple" xlink:show="embed" xlink:actuate="onLoad">
              <text:p/>
            </draw:image>
          </draw:frame>
          <draw:frame draw:z-index="66" draw:name="http://dbpedia.org/snorql/link.png" draw:style-name="gr1" draw:text-style-name="P1" svg:width="7.48pt" svg:height="7.48pt" svg:x="0pt" svg:y="844.78pt">
            <draw:image xlink:href="http://dbpedia.org/snorql/link.png" xlink:type="simple" xlink:show="embed" xlink:actuate="onLoad">
              <text:p/>
            </draw:image>
          </draw:frame>
          <draw:frame draw:z-index="67" draw:name="http://dbpedia.org/snorql/link.png" draw:style-name="gr1" draw:text-style-name="P1" svg:width="7.48pt" svg:height="7.48pt" svg:x="0pt" svg:y="857.59pt">
            <draw:image xlink:href="http://dbpedia.org/snorql/link.png" xlink:type="simple" xlink:show="embed" xlink:actuate="onLoad">
              <text:p/>
            </draw:image>
          </draw:frame>
          <draw:frame draw:z-index="68" draw:name="http://dbpedia.org/snorql/link.png" draw:style-name="gr1" draw:text-style-name="P1" svg:width="7.48pt" svg:height="7.48pt" svg:x="0pt" svg:y="870.38pt">
            <draw:image xlink:href="http://dbpedia.org/snorql/link.png" xlink:type="simple" xlink:show="embed" xlink:actuate="onLoad">
              <text:p/>
            </draw:image>
          </draw:frame>
          <draw:frame draw:z-index="69" draw:name="http://dbpedia.org/snorql/link.png" draw:style-name="gr1" draw:text-style-name="P1" svg:width="7.48pt" svg:height="7.48pt" svg:x="0pt" svg:y="883.19pt">
            <draw:image xlink:href="http://dbpedia.org/snorql/link.png" xlink:type="simple" xlink:show="embed" xlink:actuate="onLoad">
              <text:p/>
            </draw:image>
          </draw:frame>
          <draw:frame draw:z-index="70" draw:name="http://dbpedia.org/snorql/link.png" draw:style-name="gr1" draw:text-style-name="P1" svg:width="7.48pt" svg:height="7.48pt" svg:x="0pt" svg:y="895.97pt">
            <draw:image xlink:href="http://dbpedia.org/snorql/link.png" xlink:type="simple" xlink:show="embed" xlink:actuate="onLoad">
              <text:p/>
            </draw:image>
          </draw:frame>
          <draw:frame draw:z-index="71" draw:name="http://dbpedia.org/snorql/link.png" draw:style-name="gr1" draw:text-style-name="P1" svg:width="7.48pt" svg:height="7.48pt" svg:x="0pt" svg:y="908.79pt">
            <draw:image xlink:href="http://dbpedia.org/snorql/link.png" xlink:type="simple" xlink:show="embed" xlink:actuate="onLoad">
              <text:p/>
            </draw:image>
          </draw:frame>
          <draw:frame draw:z-index="72" draw:name="http://dbpedia.org/snorql/link.png" draw:style-name="gr1" draw:text-style-name="P1" svg:width="7.48pt" svg:height="7.48pt" svg:x="0pt" svg:y="921.6pt">
            <draw:image xlink:href="http://dbpedia.org/snorql/link.png" xlink:type="simple" xlink:show="embed" xlink:actuate="onLoad">
              <text:p/>
            </draw:image>
          </draw:frame>
          <draw:frame draw:z-index="73" draw:name="http://dbpedia.org/snorql/link.png" draw:style-name="gr1" draw:text-style-name="P1" svg:width="7.48pt" svg:height="7.48pt" svg:x="0pt" svg:y="934.38pt">
            <draw:image xlink:href="http://dbpedia.org/snorql/link.png" xlink:type="simple" xlink:show="embed" xlink:actuate="onLoad">
              <text:p/>
            </draw:image>
          </draw:frame>
          <draw:frame draw:z-index="74" draw:name="http://dbpedia.org/snorql/link.png" draw:style-name="gr1" draw:text-style-name="P1" svg:width="7.48pt" svg:height="7.48pt" svg:x="0pt" svg:y="947.2pt">
            <draw:image xlink:href="http://dbpedia.org/snorql/link.png" xlink:type="simple" xlink:show="embed" xlink:actuate="onLoad">
              <text:p/>
            </draw:image>
          </draw:frame>
          <draw:frame draw:z-index="75" draw:name="http://dbpedia.org/snorql/link.png" draw:style-name="gr1" draw:text-style-name="P1" svg:width="7.48pt" svg:height="7.48pt" svg:x="0pt" svg:y="959.98pt">
            <draw:image xlink:href="http://dbpedia.org/snorql/link.png" xlink:type="simple" xlink:show="embed" xlink:actuate="onLoad">
              <text:p/>
            </draw:image>
          </draw:frame>
          <draw:frame draw:z-index="76" draw:name="http://dbpedia.org/snorql/link.png" draw:style-name="gr1" draw:text-style-name="P1" svg:width="7.48pt" svg:height="7.48pt" svg:x="0pt" svg:y="972.79pt">
            <draw:image xlink:href="http://dbpedia.org/snorql/link.png" xlink:type="simple" xlink:show="embed" xlink:actuate="onLoad">
              <text:p/>
            </draw:image>
          </draw:frame>
          <draw:frame draw:z-index="77" draw:name="http://dbpedia.org/snorql/link.png" draw:style-name="gr1" draw:text-style-name="P1" svg:width="7.48pt" svg:height="7.48pt" svg:x="0pt" svg:y="985.58pt">
            <draw:image xlink:href="http://dbpedia.org/snorql/link.png" xlink:type="simple" xlink:show="embed" xlink:actuate="onLoad">
              <text:p/>
            </draw:image>
          </draw:frame>
          <draw:frame draw:z-index="78" draw:name="http://dbpedia.org/snorql/link.png" draw:style-name="gr1" draw:text-style-name="P1" svg:width="7.48pt" svg:height="7.48pt" svg:x="0pt" svg:y="998.39pt">
            <draw:image xlink:href="http://dbpedia.org/snorql/link.png" xlink:type="simple" xlink:show="embed" xlink:actuate="onLoad">
              <text:p/>
            </draw:image>
          </draw:frame>
          <draw:frame draw:z-index="79" draw:name="http://dbpedia.org/snorql/link.png" draw:style-name="gr1" draw:text-style-name="P1" svg:width="7.48pt" svg:height="7.48pt" svg:x="0pt" svg:y="1011.17pt">
            <draw:image xlink:href="http://dbpedia.org/snorql/link.png" xlink:type="simple" xlink:show="embed" xlink:actuate="onLoad">
              <text:p/>
            </draw:image>
          </draw:frame>
          <draw:frame draw:z-index="80" draw:name="http://dbpedia.org/snorql/link.png" draw:style-name="gr1" draw:text-style-name="P1" svg:width="7.48pt" svg:height="7.48pt" svg:x="0pt" svg:y="1023.99pt">
            <draw:image xlink:href="http://dbpedia.org/snorql/link.png" xlink:type="simple" xlink:show="embed" xlink:actuate="onLoad">
              <text:p/>
            </draw:image>
          </draw:frame>
          <draw:frame draw:z-index="81" draw:name="http://dbpedia.org/snorql/link.png" draw:style-name="gr1" draw:text-style-name="P1" svg:width="7.48pt" svg:height="7.48pt" svg:x="0pt" svg:y="1036.8pt">
            <draw:image xlink:href="http://dbpedia.org/snorql/link.png" xlink:type="simple" xlink:show="embed" xlink:actuate="onLoad">
              <text:p/>
            </draw:image>
          </draw:frame>
          <draw:frame draw:z-index="82" draw:name="http://dbpedia.org/snorql/link.png" draw:style-name="gr1" draw:text-style-name="P1" svg:width="7.48pt" svg:height="7.48pt" svg:x="0pt" svg:y="1049.58pt">
            <draw:image xlink:href="http://dbpedia.org/snorql/link.png" xlink:type="simple" xlink:show="embed" xlink:actuate="onLoad">
              <text:p/>
            </draw:image>
          </draw:frame>
          <draw:frame draw:z-index="83" draw:name="http://dbpedia.org/snorql/link.png" draw:style-name="gr1" draw:text-style-name="P1" svg:width="7.48pt" svg:height="7.48pt" svg:x="0pt" svg:y="1062.4pt">
            <draw:image xlink:href="http://dbpedia.org/snorql/link.png" xlink:type="simple" xlink:show="embed" xlink:actuate="onLoad">
              <text:p/>
            </draw:image>
          </draw:frame>
          <draw:frame draw:z-index="84" draw:name="http://dbpedia.org/snorql/link.png" draw:style-name="gr1" draw:text-style-name="P1" svg:width="7.48pt" svg:height="7.48pt" svg:x="0pt" svg:y="1075.18pt">
            <draw:image xlink:href="http://dbpedia.org/snorql/link.png" xlink:type="simple" xlink:show="embed" xlink:actuate="onLoad">
              <text:p/>
            </draw:image>
          </draw:frame>
          <draw:frame draw:z-index="85" draw:name="http://dbpedia.org/snorql/link.png" draw:style-name="gr1" draw:text-style-name="P1" svg:width="7.48pt" svg:height="7.48pt" svg:x="0pt" svg:y="1087.99pt">
            <draw:image xlink:href="http://dbpedia.org/snorql/link.png" xlink:type="simple" xlink:show="embed" xlink:actuate="onLoad">
              <text:p/>
            </draw:image>
          </draw:frame>
          <draw:frame draw:z-index="86" draw:name="http://dbpedia.org/snorql/link.png" draw:style-name="gr1" draw:text-style-name="P1" svg:width="7.48pt" svg:height="7.48pt" svg:x="0pt" svg:y="1100.78pt">
            <draw:image xlink:href="http://dbpedia.org/snorql/link.png" xlink:type="simple" xlink:show="embed" xlink:actuate="onLoad">
              <text:p/>
            </draw:image>
          </draw:frame>
          <draw:frame draw:z-index="87" draw:name="http://dbpedia.org/snorql/link.png" draw:style-name="gr1" draw:text-style-name="P1" svg:width="7.48pt" svg:height="7.48pt" svg:x="0pt" svg:y="1113.59pt">
            <draw:image xlink:href="http://dbpedia.org/snorql/link.png" xlink:type="simple" xlink:show="embed" xlink:actuate="onLoad">
              <text:p/>
            </draw:image>
          </draw:frame>
          <draw:frame draw:z-index="88" draw:name="http://dbpedia.org/snorql/link.png" draw:style-name="gr1" draw:text-style-name="P1" svg:width="7.48pt" svg:height="7.48pt" svg:x="0pt" svg:y="1126.37pt">
            <draw:image xlink:href="http://dbpedia.org/snorql/link.png" xlink:type="simple" xlink:show="embed" xlink:actuate="onLoad">
              <text:p/>
            </draw:image>
          </draw:frame>
          <draw:frame draw:z-index="89" draw:name="http://dbpedia.org/snorql/link.png" draw:style-name="gr1" draw:text-style-name="P1" svg:width="7.48pt" svg:height="7.48pt" svg:x="0pt" svg:y="1139.19pt">
            <draw:image xlink:href="http://dbpedia.org/snorql/link.png" xlink:type="simple" xlink:show="embed" xlink:actuate="onLoad">
              <text:p/>
            </draw:image>
          </draw:frame>
          <draw:frame draw:z-index="90" draw:name="http://dbpedia.org/snorql/link.png" draw:style-name="gr1" draw:text-style-name="P1" svg:width="7.48pt" svg:height="7.48pt" svg:x="0pt" svg:y="1152pt">
            <draw:image xlink:href="http://dbpedia.org/snorql/link.png" xlink:type="simple" xlink:show="embed" xlink:actuate="onLoad">
              <text:p/>
            </draw:image>
          </draw:frame>
          <draw:frame draw:z-index="91" draw:name="http://dbpedia.org/snorql/link.png" draw:style-name="gr1" draw:text-style-name="P1" svg:width="7.48pt" svg:height="7.48pt" svg:x="0pt" svg:y="1164.78pt">
            <draw:image xlink:href="http://dbpedia.org/snorql/link.png" xlink:type="simple" xlink:show="embed" xlink:actuate="onLoad">
              <text:p/>
            </draw:image>
          </draw:frame>
          <draw:frame draw:z-index="92" draw:name="http://dbpedia.org/snorql/link.png" draw:style-name="gr1" draw:text-style-name="P1" svg:width="7.48pt" svg:height="7.48pt" svg:x="0pt" svg:y="1177.6pt">
            <draw:image xlink:href="http://dbpedia.org/snorql/link.png" xlink:type="simple" xlink:show="embed" xlink:actuate="onLoad">
              <text:p/>
            </draw:image>
          </draw:frame>
          <draw:frame draw:z-index="93" draw:name="http://dbpedia.org/snorql/link.png" draw:style-name="gr1" draw:text-style-name="P1" svg:width="7.48pt" svg:height="7.48pt" svg:x="0pt" svg:y="1190.38pt">
            <draw:image xlink:href="http://dbpedia.org/snorql/link.png" xlink:type="simple" xlink:show="embed" xlink:actuate="onLoad">
              <text:p/>
            </draw:image>
          </draw:frame>
          <draw:frame draw:z-index="94" draw:name="http://dbpedia.org/snorql/link.png" draw:style-name="gr1" draw:text-style-name="P1" svg:width="7.48pt" svg:height="7.48pt" svg:x="0pt" svg:y="1203.19pt">
            <draw:image xlink:href="http://dbpedia.org/snorql/link.png" xlink:type="simple" xlink:show="embed" xlink:actuate="onLoad">
              <text:p/>
            </draw:image>
          </draw:frame>
          <draw:frame draw:z-index="95" draw:name="http://dbpedia.org/snorql/link.png" draw:style-name="gr1" draw:text-style-name="P1" svg:width="7.48pt" svg:height="7.48pt" svg:x="0pt" svg:y="1215.98pt">
            <draw:image xlink:href="http://dbpedia.org/snorql/link.png" xlink:type="simple" xlink:show="embed" xlink:actuate="onLoad">
              <text:p/>
            </draw:image>
          </draw:frame>
          <draw:frame draw:z-index="96" draw:name="http://dbpedia.org/snorql/link.png" draw:style-name="gr1" draw:text-style-name="P1" svg:width="7.48pt" svg:height="7.48pt" svg:x="0pt" svg:y="1228.79pt">
            <draw:image xlink:href="http://dbpedia.org/snorql/link.png" xlink:type="simple" xlink:show="embed" xlink:actuate="onLoad">
              <text:p/>
            </draw:image>
          </draw:frame>
          <draw:frame draw:z-index="97" draw:name="http://dbpedia.org/snorql/link.png" draw:style-name="gr1" draw:text-style-name="P1" svg:width="7.48pt" svg:height="7.48pt" svg:x="0pt" svg:y="1241.57pt">
            <draw:image xlink:href="http://dbpedia.org/snorql/link.png" xlink:type="simple" xlink:show="embed" xlink:actuate="onLoad">
              <text:p/>
            </draw:image>
          </draw:frame>
          <draw:frame draw:z-index="98" draw:name="http://dbpedia.org/snorql/link.png" draw:style-name="gr1" draw:text-style-name="P1" svg:width="7.48pt" svg:height="7.48pt" svg:x="0pt" svg:y="1254.39pt">
            <draw:image xlink:href="http://dbpedia.org/snorql/link.png" xlink:type="simple" xlink:show="embed" xlink:actuate="onLoad">
              <text:p/>
            </draw:image>
          </draw:frame>
          <draw:frame draw:z-index="99" draw:name="http://dbpedia.org/snorql/link.png" draw:style-name="gr1" draw:text-style-name="P1" svg:width="7.48pt" svg:height="7.48pt" svg:x="0pt" svg:y="1267.2pt">
            <draw:image xlink:href="http://dbpedia.org/snorql/link.png" xlink:type="simple" xlink:show="embed" xlink:actuate="onLoad">
              <text:p/>
            </draw:image>
          </draw:frame>
          <draw:frame draw:z-index="100" draw:name="http://dbpedia.org/snorql/link.png" draw:style-name="gr1" draw:text-style-name="P1" svg:width="7.48pt" svg:height="7.48pt" svg:x="0pt" svg:y="1279.98pt">
            <draw:image xlink:href="http://dbpedia.org/snorql/link.png" xlink:type="simple" xlink:show="embed" xlink:actuate="onLoad">
              <text:p/>
            </draw:image>
          </draw:frame>
          <draw:frame draw:z-index="101" draw:name="http://dbpedia.org/snorql/link.png" draw:style-name="gr1" draw:text-style-name="P1" svg:width="7.48pt" svg:height="7.48pt" svg:x="0pt" svg:y="1292.8pt">
            <draw:image xlink:href="http://dbpedia.org/snorql/link.png" xlink:type="simple" xlink:show="embed" xlink:actuate="onLoad">
              <text:p/>
            </draw:image>
          </draw:frame>
          <draw:frame draw:z-index="102" draw:name="http://dbpedia.org/snorql/link.png" draw:style-name="gr1" draw:text-style-name="P1" svg:width="7.48pt" svg:height="7.48pt" svg:x="0pt" svg:y="1305.58pt">
            <draw:image xlink:href="http://dbpedia.org/snorql/link.png" xlink:type="simple" xlink:show="embed" xlink:actuate="onLoad">
              <text:p/>
            </draw:image>
          </draw:frame>
          <draw:frame draw:z-index="103" draw:name="http://dbpedia.org/snorql/link.png" draw:style-name="gr1" draw:text-style-name="P1" svg:width="7.48pt" svg:height="7.48pt" svg:x="0pt" svg:y="1318.39pt">
            <draw:image xlink:href="http://dbpedia.org/snorql/link.png" xlink:type="simple" xlink:show="embed" xlink:actuate="onLoad">
              <text:p/>
            </draw:image>
          </draw:frame>
          <draw:frame draw:z-index="104" draw:name="http://dbpedia.org/snorql/link.png" draw:style-name="gr1" draw:text-style-name="P1" svg:width="7.48pt" svg:height="7.48pt" svg:x="0pt" svg:y="1331.18pt">
            <draw:image xlink:href="http://dbpedia.org/snorql/link.png" xlink:type="simple" xlink:show="embed" xlink:actuate="onLoad">
              <text:p/>
            </draw:image>
          </draw:frame>
          <draw:frame draw:z-index="105" draw:name="http://dbpedia.org/snorql/link.png" draw:style-name="gr1" draw:text-style-name="P1" svg:width="7.48pt" svg:height="7.48pt" svg:x="0pt" svg:y="1343.99pt">
            <draw:image xlink:href="http://dbpedia.org/snorql/link.png" xlink:type="simple" xlink:show="embed" xlink:actuate="onLoad">
              <text:p/>
            </draw:image>
          </draw:frame>
          <draw:frame draw:z-index="106" draw:name="http://dbpedia.org/snorql/link.png" draw:style-name="gr1" draw:text-style-name="P1" svg:width="7.48pt" svg:height="7.48pt" svg:x="0pt" svg:y="1356.77pt">
            <draw:image xlink:href="http://dbpedia.org/snorql/link.png" xlink:type="simple" xlink:show="embed" xlink:actuate="onLoad">
              <text:p/>
            </draw:image>
          </draw:frame>
          <draw:frame draw:z-index="107" draw:name="http://dbpedia.org/snorql/link.png" draw:style-name="gr1" draw:text-style-name="P1" svg:width="7.48pt" svg:height="7.48pt" svg:x="0pt" svg:y="1369.59pt">
            <draw:image xlink:href="http://dbpedia.org/snorql/link.png" xlink:type="simple" xlink:show="embed" xlink:actuate="onLoad">
              <text:p/>
            </draw:image>
          </draw:frame>
          <draw:frame draw:z-index="108" draw:name="http://dbpedia.org/snorql/link.png" draw:style-name="gr1" draw:text-style-name="P1" svg:width="7.48pt" svg:height="7.48pt" svg:x="0pt" svg:y="1382.4pt">
            <draw:image xlink:href="http://dbpedia.org/snorql/link.png" xlink:type="simple" xlink:show="embed" xlink:actuate="onLoad">
              <text:p/>
            </draw:image>
          </draw:frame>
          <draw:frame draw:z-index="109" draw:name="http://dbpedia.org/snorql/link.png" draw:style-name="gr1" draw:text-style-name="P1" svg:width="7.48pt" svg:height="7.48pt" svg:x="0pt" svg:y="1395.18pt">
            <draw:image xlink:href="http://dbpedia.org/snorql/link.png" xlink:type="simple" xlink:show="embed" xlink:actuate="onLoad">
              <text:p/>
            </draw:image>
          </draw:frame>
          <draw:frame draw:z-index="110" draw:name="http://dbpedia.org/snorql/link.png" draw:style-name="gr1" draw:text-style-name="P1" svg:width="7.48pt" svg:height="7.48pt" svg:x="0pt" svg:y="1408pt">
            <draw:image xlink:href="http://dbpedia.org/snorql/link.png" xlink:type="simple" xlink:show="embed" xlink:actuate="onLoad">
              <text:p/>
            </draw:image>
          </draw:frame>
          <draw:frame draw:z-index="111" draw:name="http://dbpedia.org/snorql/link.png" draw:style-name="gr1" draw:text-style-name="P1" svg:width="7.48pt" svg:height="7.48pt" svg:x="0pt" svg:y="1420.78pt">
            <draw:image xlink:href="http://dbpedia.org/snorql/link.png" xlink:type="simple" xlink:show="embed" xlink:actuate="onLoad">
              <text:p/>
            </draw:image>
          </draw:frame>
          <draw:frame draw:z-index="112" draw:name="http://dbpedia.org/snorql/link.png" draw:style-name="gr1" draw:text-style-name="P1" svg:width="7.48pt" svg:height="7.48pt" svg:x="0pt" svg:y="1433.59pt">
            <draw:image xlink:href="http://dbpedia.org/snorql/link.png" xlink:type="simple" xlink:show="embed" xlink:actuate="onLoad">
              <text:p/>
            </draw:image>
          </draw:frame>
          <draw:frame draw:z-index="113" draw:name="http://dbpedia.org/snorql/link.png" draw:style-name="gr1" draw:text-style-name="P1" svg:width="7.48pt" svg:height="7.48pt" svg:x="0pt" svg:y="1446.38pt">
            <draw:image xlink:href="http://dbpedia.org/snorql/link.png" xlink:type="simple" xlink:show="embed" xlink:actuate="onLoad">
              <text:p/>
            </draw:image>
          </draw:frame>
          <draw:frame draw:z-index="114" draw:name="http://dbpedia.org/snorql/link.png" draw:style-name="gr1" draw:text-style-name="P1" svg:width="7.48pt" svg:height="7.48pt" svg:x="0pt" svg:y="1459.19pt">
            <draw:image xlink:href="http://dbpedia.org/snorql/link.png" xlink:type="simple" xlink:show="embed" xlink:actuate="onLoad">
              <text:p/>
            </draw:image>
          </draw:frame>
          <draw:frame draw:z-index="115" draw:name="http://dbpedia.org/snorql/link.png" draw:style-name="gr1" draw:text-style-name="P1" svg:width="7.48pt" svg:height="7.48pt" svg:x="0pt" svg:y="1471.97pt">
            <draw:image xlink:href="http://dbpedia.org/snorql/link.png" xlink:type="simple" xlink:show="embed" xlink:actuate="onLoad">
              <text:p/>
            </draw:image>
          </draw:frame>
          <draw:frame draw:z-index="116" draw:name="http://dbpedia.org/snorql/link.png" draw:style-name="gr1" draw:text-style-name="P1" svg:width="7.48pt" svg:height="7.48pt" svg:x="0pt" svg:y="1484.79pt">
            <draw:image xlink:href="http://dbpedia.org/snorql/link.png" xlink:type="simple" xlink:show="embed" xlink:actuate="onLoad">
              <text:p/>
            </draw:image>
          </draw:frame>
          <draw:frame draw:z-index="117" draw:name="http://dbpedia.org/snorql/link.png" draw:style-name="gr1" draw:text-style-name="P1" svg:width="7.48pt" svg:height="7.48pt" svg:x="0pt" svg:y="1497.6pt">
            <draw:image xlink:href="http://dbpedia.org/snorql/link.png" xlink:type="simple" xlink:show="embed" xlink:actuate="onLoad">
              <text:p/>
            </draw:image>
          </draw:frame>
          <draw:frame draw:z-index="118" draw:name="http://dbpedia.org/snorql/link.png" draw:style-name="gr1" draw:text-style-name="P1" svg:width="7.48pt" svg:height="7.48pt" svg:x="0pt" svg:y="1510.38pt">
            <draw:image xlink:href="http://dbpedia.org/snorql/link.png" xlink:type="simple" xlink:show="embed" xlink:actuate="onLoad">
              <text:p/>
            </draw:image>
          </draw:frame>
          <draw:frame draw:z-index="119" draw:name="http://dbpedia.org/snorql/link.png" draw:style-name="gr1" draw:text-style-name="P1" svg:width="7.48pt" svg:height="7.48pt" svg:x="0pt" svg:y="1523.2pt">
            <draw:image xlink:href="http://dbpedia.org/snorql/link.png" xlink:type="simple" xlink:show="embed" xlink:actuate="onLoad">
              <text:p/>
            </draw:image>
          </draw:frame>
          <draw:frame draw:z-index="120" draw:name="http://dbpedia.org/snorql/link.png" draw:style-name="gr1" draw:text-style-name="P1" svg:width="7.48pt" svg:height="7.48pt" svg:x="0pt" svg:y="1535.98pt">
            <draw:image xlink:href="http://dbpedia.org/snorql/link.png" xlink:type="simple" xlink:show="embed" xlink:actuate="onLoad">
              <text:p/>
            </draw:image>
          </draw:frame>
          <draw:frame draw:z-index="121" draw:name="http://dbpedia.org/snorql/link.png" draw:style-name="gr1" draw:text-style-name="P1" svg:width="7.48pt" svg:height="7.48pt" svg:x="0pt" svg:y="1548.79pt">
            <draw:image xlink:href="http://dbpedia.org/snorql/link.png" xlink:type="simple" xlink:show="embed" xlink:actuate="onLoad">
              <text:p/>
            </draw:image>
          </draw:frame>
          <draw:frame draw:z-index="122" draw:name="http://dbpedia.org/snorql/link.png" draw:style-name="gr1" draw:text-style-name="P1" svg:width="7.48pt" svg:height="7.48pt" svg:x="0pt" svg:y="1561.58pt">
            <draw:image xlink:href="http://dbpedia.org/snorql/link.png" xlink:type="simple" xlink:show="embed" xlink:actuate="onLoad">
              <text:p/>
            </draw:image>
          </draw:frame>
          <draw:frame draw:z-index="123" draw:name="http://dbpedia.org/snorql/link.png" draw:style-name="gr1" draw:text-style-name="P1" svg:width="7.48pt" svg:height="7.48pt" svg:x="0pt" svg:y="1574.39pt">
            <draw:image xlink:href="http://dbpedia.org/snorql/link.png" xlink:type="simple" xlink:show="embed" xlink:actuate="onLoad">
              <text:p/>
            </draw:image>
          </draw:frame>
          <draw:frame draw:z-index="124" draw:name="http://dbpedia.org/snorql/link.png" draw:style-name="gr1" draw:text-style-name="P1" svg:width="7.48pt" svg:height="7.48pt" svg:x="0pt" svg:y="1587.17pt">
            <draw:image xlink:href="http://dbpedia.org/snorql/link.png" xlink:type="simple" xlink:show="embed" xlink:actuate="onLoad">
              <text:p/>
            </draw:image>
          </draw:frame>
          <draw:frame draw:z-index="125" draw:name="http://dbpedia.org/snorql/link.png" draw:style-name="gr1" draw:text-style-name="P1" svg:width="7.48pt" svg:height="7.48pt" svg:x="0pt" svg:y="1599.99pt">
            <draw:image xlink:href="http://dbpedia.org/snorql/link.png" xlink:type="simple" xlink:show="embed" xlink:actuate="onLoad">
              <text:p/>
            </draw:image>
          </draw:frame>
          <draw:frame draw:z-index="126" draw:name="http://dbpedia.org/snorql/link.png" draw:style-name="gr1" draw:text-style-name="P1" svg:width="7.48pt" svg:height="7.48pt" svg:x="0pt" svg:y="1612.8pt">
            <draw:image xlink:href="http://dbpedia.org/snorql/link.png" xlink:type="simple" xlink:show="embed" xlink:actuate="onLoad">
              <text:p/>
            </draw:image>
          </draw:frame>
          <draw:frame draw:z-index="127" draw:name="http://dbpedia.org/snorql/link.png" draw:style-name="gr1" draw:text-style-name="P1" svg:width="7.48pt" svg:height="7.48pt" svg:x="0pt" svg:y="1625.58pt">
            <draw:image xlink:href="http://dbpedia.org/snorql/link.png" xlink:type="simple" xlink:show="embed" xlink:actuate="onLoad">
              <text:p/>
            </draw:image>
          </draw:frame>
          <draw:frame draw:z-index="128" draw:name="http://dbpedia.org/snorql/link.png" draw:style-name="gr1" draw:text-style-name="P1" svg:width="7.48pt" svg:height="7.48pt" svg:x="0pt" svg:y="1638.4pt">
            <draw:image xlink:href="http://dbpedia.org/snorql/link.png" xlink:type="simple" xlink:show="embed" xlink:actuate="onLoad">
              <text:p/>
            </draw:image>
          </draw:frame>
          <draw:frame draw:z-index="129" draw:name="http://dbpedia.org/snorql/link.png" draw:style-name="gr1" draw:text-style-name="P1" svg:width="7.48pt" svg:height="7.48pt" svg:x="0pt" svg:y="1651.18pt">
            <draw:image xlink:href="http://dbpedia.org/snorql/link.png" xlink:type="simple" xlink:show="embed" xlink:actuate="onLoad">
              <text:p/>
            </draw:image>
          </draw:frame>
          <draw:frame draw:z-index="130" draw:name="http://dbpedia.org/snorql/link.png" draw:style-name="gr1" draw:text-style-name="P1" svg:width="7.48pt" svg:height="7.48pt" svg:x="0pt" svg:y="1663.99pt">
            <draw:image xlink:href="http://dbpedia.org/snorql/link.png" xlink:type="simple" xlink:show="embed" xlink:actuate="onLoad">
              <text:p/>
            </draw:image>
          </draw:frame>
          <draw:frame draw:z-index="131" draw:name="http://dbpedia.org/snorql/link.png" draw:style-name="gr1" draw:text-style-name="P1" svg:width="7.48pt" svg:height="7.48pt" svg:x="0pt" svg:y="1676.78pt">
            <draw:image xlink:href="http://dbpedia.org/snorql/link.png" xlink:type="simple" xlink:show="embed" xlink:actuate="onLoad">
              <text:p/>
            </draw:image>
          </draw:frame>
          <draw:frame draw:z-index="132" draw:name="http://dbpedia.org/snorql/link.png" draw:style-name="gr1" draw:text-style-name="P1" svg:width="7.48pt" svg:height="7.48pt" svg:x="0pt" svg:y="1689.59pt">
            <draw:image xlink:href="http://dbpedia.org/snorql/link.png" xlink:type="simple" xlink:show="embed" xlink:actuate="onLoad">
              <text:p/>
            </draw:image>
          </draw:frame>
          <draw:frame draw:z-index="133" draw:name="http://dbpedia.org/snorql/link.png" draw:style-name="gr1" draw:text-style-name="P1" svg:width="7.48pt" svg:height="7.48pt" svg:x="0pt" svg:y="1702.37pt">
            <draw:image xlink:href="http://dbpedia.org/snorql/link.png" xlink:type="simple" xlink:show="embed" xlink:actuate="onLoad">
              <text:p/>
            </draw:image>
          </draw:frame>
          <draw:frame draw:z-index="134" draw:name="http://dbpedia.org/snorql/link.png" draw:style-name="gr1" draw:text-style-name="P1" svg:width="7.48pt" svg:height="7.48pt" svg:x="0pt" svg:y="1715.19pt">
            <draw:image xlink:href="http://dbpedia.org/snorql/link.png" xlink:type="simple" xlink:show="embed" xlink:actuate="onLoad">
              <text:p/>
            </draw:image>
          </draw:frame>
          <draw:frame draw:z-index="135" draw:name="http://dbpedia.org/snorql/link.png" draw:style-name="gr1" draw:text-style-name="P1" svg:width="7.48pt" svg:height="7.48pt" svg:x="0pt" svg:y="1728pt">
            <draw:image xlink:href="http://dbpedia.org/snorql/link.png" xlink:type="simple" xlink:show="embed" xlink:actuate="onLoad">
              <text:p/>
            </draw:image>
          </draw:frame>
          <draw:frame draw:z-index="136" draw:name="http://dbpedia.org/snorql/link.png" draw:style-name="gr1" draw:text-style-name="P1" svg:width="7.48pt" svg:height="7.48pt" svg:x="0pt" svg:y="1740.78pt">
            <draw:image xlink:href="http://dbpedia.org/snorql/link.png" xlink:type="simple" xlink:show="embed" xlink:actuate="onLoad">
              <text:p/>
            </draw:image>
          </draw:frame>
          <draw:frame draw:z-index="137" draw:name="http://dbpedia.org/snorql/link.png" draw:style-name="gr1" draw:text-style-name="P1" svg:width="7.48pt" svg:height="7.48pt" svg:x="0pt" svg:y="1753.6pt">
            <draw:image xlink:href="http://dbpedia.org/snorql/link.png" xlink:type="simple" xlink:show="embed" xlink:actuate="onLoad">
              <text:p/>
            </draw:image>
          </draw:frame>
          <draw:frame draw:z-index="138" draw:name="http://dbpedia.org/snorql/link.png" draw:style-name="gr1" draw:text-style-name="P1" svg:width="7.48pt" svg:height="7.48pt" svg:x="0pt" svg:y="1766.38pt">
            <draw:image xlink:href="http://dbpedia.org/snorql/link.png" xlink:type="simple" xlink:show="embed" xlink:actuate="onLoad">
              <text:p/>
            </draw:image>
          </draw:frame>
          <draw:frame draw:z-index="139" draw:name="http://dbpedia.org/snorql/link.png" draw:style-name="gr1" draw:text-style-name="P1" svg:width="7.48pt" svg:height="7.48pt" svg:x="0pt" svg:y="1779.19pt">
            <draw:image xlink:href="http://dbpedia.org/snorql/link.png" xlink:type="simple" xlink:show="embed" xlink:actuate="onLoad">
              <text:p/>
            </draw:image>
          </draw:frame>
          <draw:frame draw:z-index="140" draw:name="http://dbpedia.org/snorql/link.png" draw:style-name="gr1" draw:text-style-name="P1" svg:width="7.48pt" svg:height="7.48pt" svg:x="0pt" svg:y="1791.98pt">
            <draw:image xlink:href="http://dbpedia.org/snorql/link.png" xlink:type="simple" xlink:show="embed" xlink:actuate="onLoad">
              <text:p/>
            </draw:image>
          </draw:frame>
          <draw:frame draw:z-index="141" draw:name="http://dbpedia.org/snorql/link.png" draw:style-name="gr1" draw:text-style-name="P1" svg:width="7.48pt" svg:height="7.48pt" svg:x="0pt" svg:y="1804.79pt">
            <draw:image xlink:href="http://dbpedia.org/snorql/link.png" xlink:type="simple" xlink:show="embed" xlink:actuate="onLoad">
              <text:p/>
            </draw:image>
          </draw:frame>
          <draw:frame draw:z-index="142" draw:name="http://dbpedia.org/snorql/link.png" draw:style-name="gr1" draw:text-style-name="P1" svg:width="7.48pt" svg:height="7.48pt" svg:x="0pt" svg:y="1817.57pt">
            <draw:image xlink:href="http://dbpedia.org/snorql/link.png" xlink:type="simple" xlink:show="embed" xlink:actuate="onLoad">
              <text:p/>
            </draw:image>
          </draw:frame>
          <draw:frame draw:z-index="143" draw:name="http://dbpedia.org/snorql/link.png" draw:style-name="gr1" draw:text-style-name="P1" svg:width="7.48pt" svg:height="7.48pt" svg:x="0pt" svg:y="1830.39pt">
            <draw:image xlink:href="http://dbpedia.org/snorql/link.png" xlink:type="simple" xlink:show="embed" xlink:actuate="onLoad">
              <text:p/>
            </draw:image>
          </draw:frame>
          <draw:frame draw:z-index="144" draw:name="http://dbpedia.org/snorql/link.png" draw:style-name="gr1" draw:text-style-name="P1" svg:width="7.48pt" svg:height="7.48pt" svg:x="0pt" svg:y="1843.2pt">
            <draw:image xlink:href="http://dbpedia.org/snorql/link.png" xlink:type="simple" xlink:show="embed" xlink:actuate="onLoad">
              <text:p/>
            </draw:image>
          </draw:frame>
          <draw:frame draw:z-index="145" draw:name="http://dbpedia.org/snorql/link.png" draw:style-name="gr1" draw:text-style-name="P1" svg:width="7.48pt" svg:height="7.48pt" svg:x="0pt" svg:y="1855.98pt">
            <draw:image xlink:href="http://dbpedia.org/snorql/link.png" xlink:type="simple" xlink:show="embed" xlink:actuate="onLoad">
              <text:p/>
            </draw:image>
          </draw:frame>
          <draw:frame draw:z-index="146" draw:name="http://dbpedia.org/snorql/link.png" draw:style-name="gr1" draw:text-style-name="P1" svg:width="7.48pt" svg:height="7.48pt" svg:x="0pt" svg:y="1868.8pt">
            <draw:image xlink:href="http://dbpedia.org/snorql/link.png" xlink:type="simple" xlink:show="embed" xlink:actuate="onLoad">
              <text:p/>
            </draw:image>
          </draw:frame>
          <draw:frame draw:z-index="147" draw:name="http://dbpedia.org/snorql/link.png" draw:style-name="gr1" draw:text-style-name="P1" svg:width="7.48pt" svg:height="7.48pt" svg:x="0pt" svg:y="1881.58pt">
            <draw:image xlink:href="http://dbpedia.org/snorql/link.png" xlink:type="simple" xlink:show="embed" xlink:actuate="onLoad">
              <text:p/>
            </draw:image>
          </draw:frame>
          <draw:frame draw:z-index="148" draw:name="http://dbpedia.org/snorql/link.png" draw:style-name="gr1" draw:text-style-name="P1" svg:width="7.48pt" svg:height="7.48pt" svg:x="0pt" svg:y="1894.39pt">
            <draw:image xlink:href="http://dbpedia.org/snorql/link.png" xlink:type="simple" xlink:show="embed" xlink:actuate="onLoad">
              <text:p/>
            </draw:image>
          </draw:frame>
          <draw:frame draw:z-index="149" draw:name="http://dbpedia.org/snorql/link.png" draw:style-name="gr1" draw:text-style-name="P1" svg:width="7.48pt" svg:height="7.48pt" svg:x="0pt" svg:y="1907.18pt">
            <draw:image xlink:href="http://dbpedia.org/snorql/link.png" xlink:type="simple" xlink:show="embed" xlink:actuate="onLoad">
              <text:p/>
            </draw:image>
          </draw:frame>
          <draw:frame draw:z-index="150" draw:name="http://dbpedia.org/snorql/link.png" draw:style-name="gr1" draw:text-style-name="P1" svg:width="7.48pt" svg:height="7.48pt" svg:x="0pt" svg:y="1919.99pt">
            <draw:image xlink:href="http://dbpedia.org/snorql/link.png" xlink:type="simple" xlink:show="embed" xlink:actuate="onLoad">
              <text:p/>
            </draw:image>
          </draw:frame>
          <draw:frame draw:z-index="151" draw:name="http://dbpedia.org/snorql/link.png" draw:style-name="gr1" draw:text-style-name="P1" svg:width="7.48pt" svg:height="7.48pt" svg:x="0pt" svg:y="1932.77pt">
            <draw:image xlink:href="http://dbpedia.org/snorql/link.png" xlink:type="simple" xlink:show="embed" xlink:actuate="onLoad">
              <text:p/>
            </draw:image>
          </draw:frame>
          <draw:frame draw:z-index="152" draw:name="http://dbpedia.org/snorql/link.png" draw:style-name="gr1" draw:text-style-name="P1" svg:width="7.48pt" svg:height="7.48pt" svg:x="0pt" svg:y="1945.59pt">
            <draw:image xlink:href="http://dbpedia.org/snorql/link.png" xlink:type="simple" xlink:show="embed" xlink:actuate="onLoad">
              <text:p/>
            </draw:image>
          </draw:frame>
          <draw:frame draw:z-index="153" draw:name="http://dbpedia.org/snorql/link.png" draw:style-name="gr1" draw:text-style-name="P1" svg:width="7.48pt" svg:height="7.48pt" svg:x="0pt" svg:y="1958.4pt">
            <draw:image xlink:href="http://dbpedia.org/snorql/link.png" xlink:type="simple" xlink:show="embed" xlink:actuate="onLoad">
              <text:p/>
            </draw:image>
          </draw:frame>
          <draw:frame draw:z-index="154" draw:name="http://dbpedia.org/snorql/link.png" draw:style-name="gr1" draw:text-style-name="P1" svg:width="7.48pt" svg:height="7.48pt" svg:x="0pt" svg:y="1971.18pt">
            <draw:image xlink:href="http://dbpedia.org/snorql/link.png" xlink:type="simple" xlink:show="embed" xlink:actuate="onLoad">
              <text:p/>
            </draw:image>
          </draw:frame>
          <draw:frame draw:z-index="155" draw:name="http://dbpedia.org/snorql/link.png" draw:style-name="gr1" draw:text-style-name="P1" svg:width="7.48pt" svg:height="7.48pt" svg:x="0pt" svg:y="1984pt">
            <draw:image xlink:href="http://dbpedia.org/snorql/link.png" xlink:type="simple" xlink:show="embed" xlink:actuate="onLoad">
              <text:p/>
            </draw:image>
          </draw:frame>
          <draw:frame draw:z-index="156" draw:name="http://dbpedia.org/snorql/link.png" draw:style-name="gr1" draw:text-style-name="P1" svg:width="7.48pt" svg:height="7.48pt" svg:x="0pt" svg:y="1996.78pt">
            <draw:image xlink:href="http://dbpedia.org/snorql/link.png" xlink:type="simple" xlink:show="embed" xlink:actuate="onLoad">
              <text:p/>
            </draw:image>
          </draw:frame>
          <draw:frame draw:z-index="157" draw:name="http://dbpedia.org/snorql/link.png" draw:style-name="gr1" draw:text-style-name="P1" svg:width="7.48pt" svg:height="7.48pt" svg:x="0pt" svg:y="2009.59pt">
            <draw:image xlink:href="http://dbpedia.org/snorql/link.png" xlink:type="simple" xlink:show="embed" xlink:actuate="onLoad">
              <text:p/>
            </draw:image>
          </draw:frame>
          <draw:frame draw:z-index="158" draw:name="http://dbpedia.org/snorql/link.png" draw:style-name="gr1" draw:text-style-name="P1" svg:width="7.48pt" svg:height="7.48pt" svg:x="0pt" svg:y="2022.38pt">
            <draw:image xlink:href="http://dbpedia.org/snorql/link.png" xlink:type="simple" xlink:show="embed" xlink:actuate="onLoad">
              <text:p/>
            </draw:image>
          </draw:frame>
          <draw:frame draw:z-index="159" draw:name="http://dbpedia.org/snorql/link.png" draw:style-name="gr1" draw:text-style-name="P1" svg:width="7.48pt" svg:height="7.48pt" svg:x="0pt" svg:y="2035.19pt">
            <draw:image xlink:href="http://dbpedia.org/snorql/link.png" xlink:type="simple" xlink:show="embed" xlink:actuate="onLoad">
              <text:p/>
            </draw:image>
          </draw:frame>
          <draw:frame draw:z-index="160" draw:name="http://dbpedia.org/snorql/link.png" draw:style-name="gr1" draw:text-style-name="P1" svg:width="7.48pt" svg:height="7.48pt" svg:x="0pt" svg:y="2047.97pt">
            <draw:image xlink:href="http://dbpedia.org/snorql/link.png" xlink:type="simple" xlink:show="embed" xlink:actuate="onLoad">
              <text:p/>
            </draw:image>
          </draw:frame>
          <draw:frame draw:z-index="161" draw:name="http://dbpedia.org/snorql/link.png" draw:style-name="gr1" draw:text-style-name="P1" svg:width="7.48pt" svg:height="7.48pt" svg:x="0pt" svg:y="2060.79pt">
            <draw:image xlink:href="http://dbpedia.org/snorql/link.png" xlink:type="simple" xlink:show="embed" xlink:actuate="onLoad">
              <text:p/>
            </draw:image>
          </draw:frame>
          <draw:frame draw:z-index="162" draw:name="http://dbpedia.org/snorql/link.png" draw:style-name="gr1" draw:text-style-name="P1" svg:width="7.48pt" svg:height="7.48pt" svg:x="0pt" svg:y="2073.6pt">
            <draw:image xlink:href="http://dbpedia.org/snorql/link.png" xlink:type="simple" xlink:show="embed" xlink:actuate="onLoad">
              <text:p/>
            </draw:image>
          </draw:frame>
          <draw:frame draw:z-index="163" draw:name="http://dbpedia.org/snorql/link.png" draw:style-name="gr1" draw:text-style-name="P1" svg:width="7.48pt" svg:height="7.48pt" svg:x="0pt" svg:y="2086.38pt">
            <draw:image xlink:href="http://dbpedia.org/snorql/link.png" xlink:type="simple" xlink:show="embed" xlink:actuate="onLoad">
              <text:p/>
            </draw:image>
          </draw:frame>
          <draw:frame draw:z-index="164" draw:name="http://dbpedia.org/snorql/link.png" draw:style-name="gr1" draw:text-style-name="P1" svg:width="7.48pt" svg:height="7.48pt" svg:x="0pt" svg:y="2099.2pt">
            <draw:image xlink:href="http://dbpedia.org/snorql/link.png" xlink:type="simple" xlink:show="embed" xlink:actuate="onLoad">
              <text:p/>
            </draw:image>
          </draw:frame>
          <draw:frame draw:z-index="165" draw:name="http://dbpedia.org/snorql/link.png" draw:style-name="gr1" draw:text-style-name="P1" svg:width="7.48pt" svg:height="7.48pt" svg:x="0pt" svg:y="2111.98pt">
            <draw:image xlink:href="http://dbpedia.org/snorql/link.png" xlink:type="simple" xlink:show="embed" xlink:actuate="onLoad">
              <text:p/>
            </draw:image>
          </draw:frame>
          <draw:frame draw:z-index="166" draw:name="http://dbpedia.org/snorql/link.png" draw:style-name="gr1" draw:text-style-name="P1" svg:width="7.48pt" svg:height="7.48pt" svg:x="0pt" svg:y="2124.79pt">
            <draw:image xlink:href="http://dbpedia.org/snorql/link.png" xlink:type="simple" xlink:show="embed" xlink:actuate="onLoad">
              <text:p/>
            </draw:image>
          </draw:frame>
          <draw:frame draw:z-index="167" draw:name="http://dbpedia.org/snorql/link.png" draw:style-name="gr1" draw:text-style-name="P1" svg:width="7.48pt" svg:height="7.48pt" svg:x="0pt" svg:y="2137.58pt">
            <draw:image xlink:href="http://dbpedia.org/snorql/link.png" xlink:type="simple" xlink:show="embed" xlink:actuate="onLoad">
              <text:p/>
            </draw:image>
          </draw:frame>
          <draw:frame draw:z-index="168" draw:name="http://dbpedia.org/snorql/link.png" draw:style-name="gr1" draw:text-style-name="P1" svg:width="7.48pt" svg:height="7.48pt" svg:x="0pt" svg:y="2150.39pt">
            <draw:image xlink:href="http://dbpedia.org/snorql/link.png" xlink:type="simple" xlink:show="embed" xlink:actuate="onLoad">
              <text:p/>
            </draw:image>
          </draw:frame>
          <draw:frame draw:z-index="169" draw:name="http://dbpedia.org/snorql/link.png" draw:style-name="gr1" draw:text-style-name="P1" svg:width="7.48pt" svg:height="7.48pt" svg:x="0pt" svg:y="2163.17pt">
            <draw:image xlink:href="http://dbpedia.org/snorql/link.png" xlink:type="simple" xlink:show="embed" xlink:actuate="onLoad">
              <text:p/>
            </draw:image>
          </draw:frame>
          <draw:frame draw:z-index="170" draw:name="http://dbpedia.org/snorql/link.png" draw:style-name="gr1" draw:text-style-name="P1" svg:width="7.48pt" svg:height="7.48pt" svg:x="0pt" svg:y="2175.99pt">
            <draw:image xlink:href="http://dbpedia.org/snorql/link.png" xlink:type="simple" xlink:show="embed" xlink:actuate="onLoad">
              <text:p/>
            </draw:image>
          </draw:frame>
          <draw:frame draw:z-index="171" draw:name="http://dbpedia.org/snorql/link.png" draw:style-name="gr1" draw:text-style-name="P1" svg:width="7.48pt" svg:height="7.48pt" svg:x="0pt" svg:y="2188.8pt">
            <draw:image xlink:href="http://dbpedia.org/snorql/link.png" xlink:type="simple" xlink:show="embed" xlink:actuate="onLoad">
              <text:p/>
            </draw:image>
          </draw:frame>
          <draw:frame draw:z-index="172" draw:name="http://dbpedia.org/snorql/link.png" draw:style-name="gr1" draw:text-style-name="P1" svg:width="7.48pt" svg:height="7.48pt" svg:x="0pt" svg:y="2201.58pt">
            <draw:image xlink:href="http://dbpedia.org/snorql/link.png" xlink:type="simple" xlink:show="embed" xlink:actuate="onLoad">
              <text:p/>
            </draw:image>
          </draw:frame>
          <draw:frame draw:z-index="173" draw:name="http://dbpedia.org/snorql/link.png" draw:style-name="gr1" draw:text-style-name="P1" svg:width="7.48pt" svg:height="7.48pt" svg:x="0pt" svg:y="2214.4pt">
            <draw:image xlink:href="http://dbpedia.org/snorql/link.png" xlink:type="simple" xlink:show="embed" xlink:actuate="onLoad">
              <text:p/>
            </draw:image>
          </draw:frame>
          <draw:frame draw:z-index="174" draw:name="http://dbpedia.org/snorql/link.png" draw:style-name="gr1" draw:text-style-name="P1" svg:width="7.48pt" svg:height="7.48pt" svg:x="0pt" svg:y="2227.18pt">
            <draw:image xlink:href="http://dbpedia.org/snorql/link.png" xlink:type="simple" xlink:show="embed" xlink:actuate="onLoad">
              <text:p/>
            </draw:image>
          </draw:frame>
          <draw:frame draw:z-index="175" draw:name="http://dbpedia.org/snorql/link.png" draw:style-name="gr1" draw:text-style-name="P1" svg:width="7.48pt" svg:height="7.48pt" svg:x="0pt" svg:y="2239.99pt">
            <draw:image xlink:href="http://dbpedia.org/snorql/link.png" xlink:type="simple" xlink:show="embed" xlink:actuate="onLoad">
              <text:p/>
            </draw:image>
          </draw:frame>
          <draw:frame draw:z-index="176" draw:name="http://dbpedia.org/snorql/link.png" draw:style-name="gr1" draw:text-style-name="P1" svg:width="7.48pt" svg:height="7.48pt" svg:x="0pt" svg:y="2252.78pt">
            <draw:image xlink:href="http://dbpedia.org/snorql/link.png" xlink:type="simple" xlink:show="embed" xlink:actuate="onLoad">
              <text:p/>
            </draw:image>
          </draw:frame>
          <draw:frame draw:z-index="177" draw:name="http://dbpedia.org/snorql/link.png" draw:style-name="gr1" draw:text-style-name="P1" svg:width="7.48pt" svg:height="7.48pt" svg:x="0pt" svg:y="2265.59pt">
            <draw:image xlink:href="http://dbpedia.org/snorql/link.png" xlink:type="simple" xlink:show="embed" xlink:actuate="onLoad">
              <text:p/>
            </draw:image>
          </draw:frame>
          <draw:frame draw:z-index="178" draw:name="http://dbpedia.org/snorql/link.png" draw:style-name="gr1" draw:text-style-name="P1" svg:width="7.48pt" svg:height="7.48pt" svg:x="0pt" svg:y="2278.37pt">
            <draw:image xlink:href="http://dbpedia.org/snorql/link.png" xlink:type="simple" xlink:show="embed" xlink:actuate="onLoad">
              <text:p/>
            </draw:image>
          </draw:frame>
          <draw:frame draw:z-index="179" draw:name="http://dbpedia.org/snorql/link.png" draw:style-name="gr1" draw:text-style-name="P1" svg:width="7.48pt" svg:height="7.48pt" svg:x="0pt" svg:y="2291.19pt">
            <draw:image xlink:href="http://dbpedia.org/snorql/link.png" xlink:type="simple" xlink:show="embed" xlink:actuate="onLoad">
              <text:p/>
            </draw:image>
          </draw:frame>
          <draw:frame draw:z-index="180" draw:name="http://dbpedia.org/snorql/link.png" draw:style-name="gr1" draw:text-style-name="P1" svg:width="7.48pt" svg:height="7.48pt" svg:x="0pt" svg:y="2304pt">
            <draw:image xlink:href="http://dbpedia.org/snorql/link.png" xlink:type="simple" xlink:show="embed" xlink:actuate="onLoad">
              <text:p/>
            </draw:image>
          </draw:frame>
          <draw:frame draw:z-index="181" draw:name="http://dbpedia.org/snorql/link.png" draw:style-name="gr1" draw:text-style-name="P1" svg:width="7.48pt" svg:height="7.48pt" svg:x="0pt" svg:y="2316.78pt">
            <draw:image xlink:href="http://dbpedia.org/snorql/link.png" xlink:type="simple" xlink:show="embed" xlink:actuate="onLoad">
              <text:p/>
            </draw:image>
          </draw:frame>
          <draw:frame draw:z-index="182" draw:name="http://dbpedia.org/snorql/link.png" draw:style-name="gr1" draw:text-style-name="P1" svg:width="7.48pt" svg:height="7.48pt" svg:x="0pt" svg:y="2329.6pt">
            <draw:image xlink:href="http://dbpedia.org/snorql/link.png" xlink:type="simple" xlink:show="embed" xlink:actuate="onLoad">
              <text:p/>
            </draw:image>
          </draw:frame>
          <draw:frame draw:z-index="183" draw:name="http://dbpedia.org/snorql/link.png" draw:style-name="gr1" draw:text-style-name="P1" svg:width="7.48pt" svg:height="7.48pt" svg:x="0pt" svg:y="2342.38pt">
            <draw:image xlink:href="http://dbpedia.org/snorql/link.png" xlink:type="simple" xlink:show="embed" xlink:actuate="onLoad">
              <text:p/>
            </draw:image>
          </draw:frame>
          <draw:frame draw:z-index="184" draw:name="http://dbpedia.org/snorql/link.png" draw:style-name="gr1" draw:text-style-name="P1" svg:width="7.48pt" svg:height="7.48pt" svg:x="0pt" svg:y="2355.19pt">
            <draw:image xlink:href="http://dbpedia.org/snorql/link.png" xlink:type="simple" xlink:show="embed" xlink:actuate="onLoad">
              <text:p/>
            </draw:image>
          </draw:frame>
          <draw:frame draw:z-index="185" draw:name="http://dbpedia.org/snorql/link.png" draw:style-name="gr1" draw:text-style-name="P1" svg:width="7.48pt" svg:height="7.48pt" svg:x="0pt" svg:y="2367.98pt">
            <draw:image xlink:href="http://dbpedia.org/snorql/link.png" xlink:type="simple" xlink:show="embed" xlink:actuate="onLoad">
              <text:p/>
            </draw:image>
          </draw:frame>
          <draw:frame draw:z-index="186" draw:name="http://dbpedia.org/snorql/link.png" draw:style-name="gr1" draw:text-style-name="P1" svg:width="7.48pt" svg:height="7.48pt" svg:x="0pt" svg:y="2380.79pt">
            <draw:image xlink:href="http://dbpedia.org/snorql/link.png" xlink:type="simple" xlink:show="embed" xlink:actuate="onLoad">
              <text:p/>
            </draw:image>
          </draw:frame>
          <draw:frame draw:z-index="187" draw:name="http://dbpedia.org/snorql/link.png" draw:style-name="gr1" draw:text-style-name="P1" svg:width="7.48pt" svg:height="7.48pt" svg:x="0pt" svg:y="2393.57pt">
            <draw:image xlink:href="http://dbpedia.org/snorql/link.png" xlink:type="simple" xlink:show="embed" xlink:actuate="onLoad">
              <text:p/>
            </draw:image>
          </draw:frame>
          <draw:frame draw:z-index="188" draw:name="http://dbpedia.org/snorql/link.png" draw:style-name="gr1" draw:text-style-name="P1" svg:width="7.48pt" svg:height="7.48pt" svg:x="0pt" svg:y="2406.39pt">
            <draw:image xlink:href="http://dbpedia.org/snorql/link.png" xlink:type="simple" xlink:show="embed" xlink:actuate="onLoad">
              <text:p/>
            </draw:image>
          </draw:frame>
          <draw:frame draw:z-index="189" draw:name="http://dbpedia.org/snorql/link.png" draw:style-name="gr1" draw:text-style-name="P1" svg:width="7.48pt" svg:height="7.48pt" svg:x="0pt" svg:y="2419.2pt">
            <draw:image xlink:href="http://dbpedia.org/snorql/link.png" xlink:type="simple" xlink:show="embed" xlink:actuate="onLoad">
              <text:p/>
            </draw:image>
          </draw:frame>
          <draw:frame draw:z-index="190" draw:name="http://dbpedia.org/snorql/link.png" draw:style-name="gr1" draw:text-style-name="P1" svg:width="7.48pt" svg:height="7.48pt" svg:x="0pt" svg:y="2431.98pt">
            <draw:image xlink:href="http://dbpedia.org/snorql/link.png" xlink:type="simple" xlink:show="embed" xlink:actuate="onLoad">
              <text:p/>
            </draw:image>
          </draw:frame>
          <draw:frame draw:z-index="191" draw:name="http://dbpedia.org/snorql/link.png" draw:style-name="gr1" draw:text-style-name="P1" svg:width="7.48pt" svg:height="7.48pt" svg:x="0pt" svg:y="2444.8pt">
            <draw:image xlink:href="http://dbpedia.org/snorql/link.png" xlink:type="simple" xlink:show="embed" xlink:actuate="onLoad">
              <text:p/>
            </draw:image>
          </draw:frame>
          <draw:frame draw:z-index="192" draw:name="http://dbpedia.org/snorql/link.png" draw:style-name="gr1" draw:text-style-name="P1" svg:width="7.48pt" svg:height="7.48pt" svg:x="0pt" svg:y="2457.58pt">
            <draw:image xlink:href="http://dbpedia.org/snorql/link.png" xlink:type="simple" xlink:show="embed" xlink:actuate="onLoad">
              <text:p/>
            </draw:image>
          </draw:frame>
          <draw:frame draw:z-index="193" draw:name="http://dbpedia.org/snorql/link.png" draw:style-name="gr1" draw:text-style-name="P1" svg:width="7.48pt" svg:height="7.48pt" svg:x="0pt" svg:y="2470.39pt">
            <draw:image xlink:href="http://dbpedia.org/snorql/link.png" xlink:type="simple" xlink:show="embed" xlink:actuate="onLoad">
              <text:p/>
            </draw:image>
          </draw:frame>
          <draw:frame draw:z-index="194" draw:name="http://dbpedia.org/snorql/link.png" draw:style-name="gr1" draw:text-style-name="P1" svg:width="7.48pt" svg:height="7.48pt" svg:x="0pt" svg:y="2483.18pt">
            <draw:image xlink:href="http://dbpedia.org/snorql/link.png" xlink:type="simple" xlink:show="embed" xlink:actuate="onLoad">
              <text:p/>
            </draw:image>
          </draw:frame>
          <draw:frame draw:z-index="195" draw:name="http://dbpedia.org/snorql/link.png" draw:style-name="gr1" draw:text-style-name="P1" svg:width="7.48pt" svg:height="7.48pt" svg:x="0pt" svg:y="2495.99pt">
            <draw:image xlink:href="http://dbpedia.org/snorql/link.png" xlink:type="simple" xlink:show="embed" xlink:actuate="onLoad">
              <text:p/>
            </draw:image>
          </draw:frame>
          <draw:frame draw:z-index="196" draw:name="http://dbpedia.org/snorql/link.png" draw:style-name="gr1" draw:text-style-name="P1" svg:width="7.48pt" svg:height="7.48pt" svg:x="0pt" svg:y="2508.77pt">
            <draw:image xlink:href="http://dbpedia.org/snorql/link.png" xlink:type="simple" xlink:show="embed" xlink:actuate="onLoad">
              <text:p/>
            </draw:image>
          </draw:frame>
          <draw:frame draw:z-index="197" draw:name="http://dbpedia.org/snorql/link.png" draw:style-name="gr1" draw:text-style-name="P1" svg:width="7.48pt" svg:height="7.48pt" svg:x="0pt" svg:y="2521.59pt">
            <draw:image xlink:href="http://dbpedia.org/snorql/link.png" xlink:type="simple" xlink:show="embed" xlink:actuate="onLoad">
              <text:p/>
            </draw:image>
          </draw:frame>
          <draw:frame draw:z-index="198" draw:name="http://dbpedia.org/snorql/link.png" draw:style-name="gr1" draw:text-style-name="P1" svg:width="7.48pt" svg:height="7.48pt" svg:x="0pt" svg:y="2534.4pt">
            <draw:image xlink:href="http://dbpedia.org/snorql/link.png" xlink:type="simple" xlink:show="embed" xlink:actuate="onLoad">
              <text:p/>
            </draw:image>
          </draw:frame>
          <draw:frame draw:z-index="199" draw:name="http://dbpedia.org/snorql/link.png" draw:style-name="gr1" draw:text-style-name="P1" svg:width="7.48pt" svg:height="7.48pt" svg:x="0pt" svg:y="2547.18pt">
            <draw:image xlink:href="http://dbpedia.org/snorql/link.png" xlink:type="simple" xlink:show="embed" xlink:actuate="onLoad">
              <text:p/>
            </draw:image>
          </draw:frame>
          <draw:frame draw:z-index="200" draw:name="http://dbpedia.org/snorql/link.png" draw:style-name="gr1" draw:text-style-name="P1" svg:width="7.48pt" svg:height="7.48pt" svg:x="0pt" svg:y="2560pt">
            <draw:image xlink:href="http://dbpedia.org/snorql/link.png" xlink:type="simple" xlink:show="embed" xlink:actuate="onLoad">
              <text:p/>
            </draw:image>
          </draw:frame>
          <draw:frame draw:z-index="201" draw:name="http://dbpedia.org/snorql/link.png" draw:style-name="gr1" draw:text-style-name="P1" svg:width="7.48pt" svg:height="7.48pt" svg:x="0pt" svg:y="2572.78pt">
            <draw:image xlink:href="http://dbpedia.org/snorql/link.png" xlink:type="simple" xlink:show="embed" xlink:actuate="onLoad">
              <text:p/>
            </draw:image>
          </draw:frame>
          <draw:frame draw:z-index="202" draw:name="http://dbpedia.org/snorql/link.png" draw:style-name="gr1" draw:text-style-name="P1" svg:width="7.48pt" svg:height="7.48pt" svg:x="0pt" svg:y="2585.59pt">
            <draw:image xlink:href="http://dbpedia.org/snorql/link.png" xlink:type="simple" xlink:show="embed" xlink:actuate="onLoad">
              <text:p/>
            </draw:image>
          </draw:frame>
          <draw:frame draw:z-index="203" draw:name="http://dbpedia.org/snorql/link.png" draw:style-name="gr1" draw:text-style-name="P1" svg:width="7.48pt" svg:height="7.48pt" svg:x="0pt" svg:y="2598.38pt">
            <draw:image xlink:href="http://dbpedia.org/snorql/link.png" xlink:type="simple" xlink:show="embed" xlink:actuate="onLoad">
              <text:p/>
            </draw:image>
          </draw:frame>
          <draw:frame draw:z-index="204" draw:name="http://dbpedia.org/snorql/link.png" draw:style-name="gr1" draw:text-style-name="P1" svg:width="7.48pt" svg:height="7.48pt" svg:x="0pt" svg:y="2611.19pt">
            <draw:image xlink:href="http://dbpedia.org/snorql/link.png" xlink:type="simple" xlink:show="embed" xlink:actuate="onLoad">
              <text:p/>
            </draw:image>
          </draw:frame>
          <draw:frame draw:z-index="205" draw:name="http://dbpedia.org/snorql/link.png" draw:style-name="gr1" draw:text-style-name="P1" svg:width="7.48pt" svg:height="7.48pt" svg:x="0pt" svg:y="2623.97pt">
            <draw:image xlink:href="http://dbpedia.org/snorql/link.png" xlink:type="simple" xlink:show="embed" xlink:actuate="onLoad">
              <text:p/>
            </draw:image>
          </draw:frame>
          <draw:frame draw:z-index="206" draw:name="http://dbpedia.org/snorql/link.png" draw:style-name="gr1" draw:text-style-name="P1" svg:width="7.48pt" svg:height="7.48pt" svg:x="0pt" svg:y="2636.79pt">
            <draw:image xlink:href="http://dbpedia.org/snorql/link.png" xlink:type="simple" xlink:show="embed" xlink:actuate="onLoad">
              <text:p/>
            </draw:image>
          </draw:frame>
          <draw:frame draw:z-index="207" draw:name="http://dbpedia.org/snorql/link.png" draw:style-name="gr1" draw:text-style-name="P1" svg:width="7.48pt" svg:height="7.48pt" svg:x="0pt" svg:y="2649.6pt">
            <draw:image xlink:href="http://dbpedia.org/snorql/link.png" xlink:type="simple" xlink:show="embed" xlink:actuate="onLoad">
              <text:p/>
            </draw:image>
          </draw:frame>
          <draw:frame draw:z-index="208" draw:name="http://dbpedia.org/snorql/link.png" draw:style-name="gr1" draw:text-style-name="P1" svg:width="7.48pt" svg:height="7.48pt" svg:x="0pt" svg:y="2662.38pt">
            <draw:image xlink:href="http://dbpedia.org/snorql/link.png" xlink:type="simple" xlink:show="embed" xlink:actuate="onLoad">
              <text:p/>
            </draw:image>
          </draw:frame>
          <draw:frame draw:z-index="209" draw:name="http://dbpedia.org/snorql/link.png" draw:style-name="gr1" draw:text-style-name="P1" svg:width="7.48pt" svg:height="7.48pt" svg:x="0pt" svg:y="2675.2pt">
            <draw:image xlink:href="http://dbpedia.org/snorql/link.png" xlink:type="simple" xlink:show="embed" xlink:actuate="onLoad">
              <text:p/>
            </draw:image>
          </draw:frame>
          <draw:frame draw:z-index="210" draw:name="http://dbpedia.org/snorql/link.png" draw:style-name="gr1" draw:text-style-name="P1" svg:width="7.48pt" svg:height="7.48pt" svg:x="0pt" svg:y="2687.98pt">
            <draw:image xlink:href="http://dbpedia.org/snorql/link.png" xlink:type="simple" xlink:show="embed" xlink:actuate="onLoad">
              <text:p/>
            </draw:image>
          </draw:frame>
          <draw:frame draw:z-index="211" draw:name="http://dbpedia.org/snorql/link.png" draw:style-name="gr1" draw:text-style-name="P1" svg:width="7.48pt" svg:height="7.48pt" svg:x="0pt" svg:y="2700.79pt">
            <draw:image xlink:href="http://dbpedia.org/snorql/link.png" xlink:type="simple" xlink:show="embed" xlink:actuate="onLoad">
              <text:p/>
            </draw:image>
          </draw:frame>
          <draw:frame draw:z-index="212" draw:name="http://dbpedia.org/snorql/link.png" draw:style-name="gr1" draw:text-style-name="P1" svg:width="7.48pt" svg:height="7.48pt" svg:x="0pt" svg:y="2713.58pt">
            <draw:image xlink:href="http://dbpedia.org/snorql/link.png" xlink:type="simple" xlink:show="embed" xlink:actuate="onLoad">
              <text:p/>
            </draw:image>
          </draw:frame>
          <draw:frame draw:z-index="213" draw:name="http://dbpedia.org/snorql/link.png" draw:style-name="gr1" draw:text-style-name="P1" svg:width="7.48pt" svg:height="7.48pt" svg:x="0pt" svg:y="2726.39pt">
            <draw:image xlink:href="http://dbpedia.org/snorql/link.png" xlink:type="simple" xlink:show="embed" xlink:actuate="onLoad">
              <text:p/>
            </draw:image>
          </draw:frame>
          <draw:frame draw:z-index="214" draw:name="http://dbpedia.org/snorql/link.png" draw:style-name="gr1" draw:text-style-name="P1" svg:width="7.48pt" svg:height="7.48pt" svg:x="0pt" svg:y="2739.17pt">
            <draw:image xlink:href="http://dbpedia.org/snorql/link.png" xlink:type="simple" xlink:show="embed" xlink:actuate="onLoad">
              <text:p/>
            </draw:image>
          </draw:frame>
          <draw:frame draw:z-index="215" draw:name="http://dbpedia.org/snorql/link.png" draw:style-name="gr1" draw:text-style-name="P1" svg:width="7.48pt" svg:height="7.48pt" svg:x="0pt" svg:y="2751.99pt">
            <draw:image xlink:href="http://dbpedia.org/snorql/link.png" xlink:type="simple" xlink:show="embed" xlink:actuate="onLoad">
              <text:p/>
            </draw:image>
          </draw:frame>
          <draw:frame draw:z-index="216" draw:name="http://dbpedia.org/snorql/link.png" draw:style-name="gr1" draw:text-style-name="P1" svg:width="7.48pt" svg:height="7.48pt" svg:x="0pt" svg:y="2764.8pt">
            <draw:image xlink:href="http://dbpedia.org/snorql/link.png" xlink:type="simple" xlink:show="embed" xlink:actuate="onLoad">
              <text:p/>
            </draw:image>
          </draw:frame>
          <draw:frame draw:z-index="217" draw:name="http://dbpedia.org/snorql/link.png" draw:style-name="gr1" draw:text-style-name="P1" svg:width="7.48pt" svg:height="7.48pt" svg:x="0pt" svg:y="2777.58pt">
            <draw:image xlink:href="http://dbpedia.org/snorql/link.png" xlink:type="simple" xlink:show="embed" xlink:actuate="onLoad">
              <text:p/>
            </draw:image>
          </draw:frame>
          <draw:frame draw:z-index="218" draw:name="http://dbpedia.org/snorql/link.png" draw:style-name="gr1" draw:text-style-name="P1" svg:width="7.48pt" svg:height="7.48pt" svg:x="0pt" svg:y="2790.4pt">
            <draw:image xlink:href="http://dbpedia.org/snorql/link.png" xlink:type="simple" xlink:show="embed" xlink:actuate="onLoad">
              <text:p/>
            </draw:image>
          </draw:frame>
          <draw:frame draw:z-index="219" draw:name="http://dbpedia.org/snorql/link.png" draw:style-name="gr1" draw:text-style-name="P1" svg:width="7.48pt" svg:height="7.48pt" svg:x="0pt" svg:y="2803.18pt">
            <draw:image xlink:href="http://dbpedia.org/snorql/link.png" xlink:type="simple" xlink:show="embed" xlink:actuate="onLoad">
              <text:p/>
            </draw:image>
          </draw:frame>
          <draw:frame draw:z-index="220" draw:name="http://dbpedia.org/snorql/link.png" draw:style-name="gr1" draw:text-style-name="P1" svg:width="7.48pt" svg:height="7.48pt" svg:x="0pt" svg:y="2815.99pt">
            <draw:image xlink:href="http://dbpedia.org/snorql/link.png" xlink:type="simple" xlink:show="embed" xlink:actuate="onLoad">
              <text:p/>
            </draw:image>
          </draw:frame>
          <draw:frame draw:z-index="221" draw:name="http://dbpedia.org/snorql/link.png" draw:style-name="gr1" draw:text-style-name="P1" svg:width="7.48pt" svg:height="7.48pt" svg:x="0pt" svg:y="2828.78pt">
            <draw:image xlink:href="http://dbpedia.org/snorql/link.png" xlink:type="simple" xlink:show="embed" xlink:actuate="onLoad">
              <text:p/>
            </draw:image>
          </draw:frame>
          <draw:frame draw:z-index="222" draw:name="http://dbpedia.org/snorql/link.png" draw:style-name="gr1" draw:text-style-name="P1" svg:width="7.48pt" svg:height="7.48pt" svg:x="0pt" svg:y="2841.59pt">
            <draw:image xlink:href="http://dbpedia.org/snorql/link.png" xlink:type="simple" xlink:show="embed" xlink:actuate="onLoad">
              <text:p/>
            </draw:image>
          </draw:frame>
          <draw:frame draw:z-index="223" draw:name="http://dbpedia.org/snorql/link.png" draw:style-name="gr1" draw:text-style-name="P1" svg:width="7.48pt" svg:height="7.48pt" svg:x="0pt" svg:y="2854.37pt">
            <draw:image xlink:href="http://dbpedia.org/snorql/link.png" xlink:type="simple" xlink:show="embed" xlink:actuate="onLoad">
              <text:p/>
            </draw:image>
          </draw:frame>
          <draw:frame draw:z-index="224" draw:name="http://dbpedia.org/snorql/link.png" draw:style-name="gr1" draw:text-style-name="P1" svg:width="7.48pt" svg:height="7.48pt" svg:x="0pt" svg:y="2867.19pt">
            <draw:image xlink:href="http://dbpedia.org/snorql/link.png" xlink:type="simple" xlink:show="embed" xlink:actuate="onLoad">
              <text:p/>
            </draw:image>
          </draw:frame>
          <draw:frame draw:z-index="225" draw:name="http://dbpedia.org/snorql/link.png" draw:style-name="gr1" draw:text-style-name="P1" svg:width="7.48pt" svg:height="7.48pt" svg:x="0pt" svg:y="2880pt">
            <draw:image xlink:href="http://dbpedia.org/snorql/link.png" xlink:type="simple" xlink:show="embed" xlink:actuate="onLoad">
              <text:p/>
            </draw:image>
          </draw:frame>
          <draw:frame draw:z-index="226" draw:name="http://dbpedia.org/snorql/link.png" draw:style-name="gr1" draw:text-style-name="P1" svg:width="7.48pt" svg:height="7.48pt" svg:x="0pt" svg:y="2892.78pt">
            <draw:image xlink:href="http://dbpedia.org/snorql/link.png" xlink:type="simple" xlink:show="embed" xlink:actuate="onLoad">
              <text:p/>
            </draw:image>
          </draw:frame>
          <draw:frame draw:z-index="227" draw:name="http://dbpedia.org/snorql/link.png" draw:style-name="gr1" draw:text-style-name="P1" svg:width="7.48pt" svg:height="7.48pt" svg:x="0pt" svg:y="2905.6pt">
            <draw:image xlink:href="http://dbpedia.org/snorql/link.png" xlink:type="simple" xlink:show="embed" xlink:actuate="onLoad">
              <text:p/>
            </draw:image>
          </draw:frame>
          <draw:frame draw:z-index="228" draw:name="http://dbpedia.org/snorql/link.png" draw:style-name="gr1" draw:text-style-name="P1" svg:width="7.48pt" svg:height="7.48pt" svg:x="0pt" svg:y="2918.38pt">
            <draw:image xlink:href="http://dbpedia.org/snorql/link.png" xlink:type="simple" xlink:show="embed" xlink:actuate="onLoad">
              <text:p/>
            </draw:image>
          </draw:frame>
          <draw:frame draw:z-index="229" draw:name="http://dbpedia.org/snorql/link.png" draw:style-name="gr1" draw:text-style-name="P1" svg:width="7.48pt" svg:height="7.48pt" svg:x="0pt" svg:y="2931.19pt">
            <draw:image xlink:href="http://dbpedia.org/snorql/link.png" xlink:type="simple" xlink:show="embed" xlink:actuate="onLoad">
              <text:p/>
            </draw:image>
          </draw:frame>
          <draw:frame draw:z-index="230" draw:name="http://dbpedia.org/snorql/link.png" draw:style-name="gr1" draw:text-style-name="P1" svg:width="7.48pt" svg:height="7.48pt" svg:x="0pt" svg:y="2943.98pt">
            <draw:image xlink:href="http://dbpedia.org/snorql/link.png" xlink:type="simple" xlink:show="embed" xlink:actuate="onLoad">
              <text:p/>
            </draw:image>
          </draw:frame>
          <draw:frame draw:z-index="231" draw:name="http://dbpedia.org/snorql/link.png" draw:style-name="gr1" draw:text-style-name="P1" svg:width="7.48pt" svg:height="7.48pt" svg:x="0pt" svg:y="2956.79pt">
            <draw:image xlink:href="http://dbpedia.org/snorql/link.png" xlink:type="simple" xlink:show="embed" xlink:actuate="onLoad">
              <text:p/>
            </draw:image>
          </draw:frame>
          <draw:frame draw:z-index="232" draw:name="http://dbpedia.org/snorql/link.png" draw:style-name="gr1" draw:text-style-name="P1" svg:width="7.48pt" svg:height="7.48pt" svg:x="0pt" svg:y="2969.57pt">
            <draw:image xlink:href="http://dbpedia.org/snorql/link.png" xlink:type="simple" xlink:show="embed" xlink:actuate="onLoad">
              <text:p/>
            </draw:image>
          </draw:frame>
          <draw:frame draw:z-index="233" draw:name="http://dbpedia.org/snorql/link.png" draw:style-name="gr1" draw:text-style-name="P1" svg:width="7.48pt" svg:height="7.48pt" svg:x="0pt" svg:y="2982.39pt">
            <draw:image xlink:href="http://dbpedia.org/snorql/link.png" xlink:type="simple" xlink:show="embed" xlink:actuate="onLoad">
              <text:p/>
            </draw:image>
          </draw:frame>
          <draw:frame draw:z-index="234" draw:name="http://dbpedia.org/snorql/link.png" draw:style-name="gr1" draw:text-style-name="P1" svg:width="7.48pt" svg:height="7.48pt" svg:x="0pt" svg:y="2995.2pt">
            <draw:image xlink:href="http://dbpedia.org/snorql/link.png" xlink:type="simple" xlink:show="embed" xlink:actuate="onLoad">
              <text:p/>
            </draw:image>
          </draw:frame>
          <draw:frame draw:z-index="235" draw:name="http://dbpedia.org/snorql/link.png" draw:style-name="gr1" draw:text-style-name="P1" svg:width="7.48pt" svg:height="7.48pt" svg:x="0pt" svg:y="3007.98pt">
            <draw:image xlink:href="http://dbpedia.org/snorql/link.png" xlink:type="simple" xlink:show="embed" xlink:actuate="onLoad">
              <text:p/>
            </draw:image>
          </draw:frame>
          <draw:frame draw:z-index="236" draw:name="http://dbpedia.org/snorql/link.png" draw:style-name="gr1" draw:text-style-name="P1" svg:width="7.48pt" svg:height="7.48pt" svg:x="0pt" svg:y="3020.8pt">
            <draw:image xlink:href="http://dbpedia.org/snorql/link.png" xlink:type="simple" xlink:show="embed" xlink:actuate="onLoad">
              <text:p/>
            </draw:image>
          </draw:frame>
          <draw:frame draw:z-index="237" draw:name="http://dbpedia.org/snorql/link.png" draw:style-name="gr1" draw:text-style-name="P1" svg:width="7.48pt" svg:height="7.48pt" svg:x="0pt" svg:y="3033.58pt">
            <draw:image xlink:href="http://dbpedia.org/snorql/link.png" xlink:type="simple" xlink:show="embed" xlink:actuate="onLoad">
              <text:p/>
            </draw:image>
          </draw:frame>
          <draw:frame draw:z-index="238" draw:name="http://dbpedia.org/snorql/link.png" draw:style-name="gr1" draw:text-style-name="P1" svg:width="7.48pt" svg:height="7.48pt" svg:x="0pt" svg:y="3046.39pt">
            <draw:image xlink:href="http://dbpedia.org/snorql/link.png" xlink:type="simple" xlink:show="embed" xlink:actuate="onLoad">
              <text:p/>
            </draw:image>
          </draw:frame>
          <draw:frame draw:z-index="239" draw:name="http://dbpedia.org/snorql/link.png" draw:style-name="gr1" draw:text-style-name="P1" svg:width="7.48pt" svg:height="7.48pt" svg:x="0pt" svg:y="3059.18pt">
            <draw:image xlink:href="http://dbpedia.org/snorql/link.png" xlink:type="simple" xlink:show="embed" xlink:actuate="onLoad">
              <text:p/>
            </draw:image>
          </draw:frame>
          <draw:frame draw:z-index="240" draw:name="http://dbpedia.org/snorql/link.png" draw:style-name="gr1" draw:text-style-name="P1" svg:width="7.48pt" svg:height="7.48pt" svg:x="0pt" svg:y="3071.99pt">
            <draw:image xlink:href="http://dbpedia.org/snorql/link.png" xlink:type="simple" xlink:show="embed" xlink:actuate="onLoad">
              <text:p/>
            </draw:image>
          </draw:frame>
          <draw:frame draw:z-index="241" draw:name="http://dbpedia.org/snorql/link.png" draw:style-name="gr1" draw:text-style-name="P1" svg:width="7.48pt" svg:height="7.48pt" svg:x="0pt" svg:y="3084.77pt">
            <draw:image xlink:href="http://dbpedia.org/snorql/link.png" xlink:type="simple" xlink:show="embed" xlink:actuate="onLoad">
              <text:p/>
            </draw:image>
          </draw:frame>
          <draw:frame draw:z-index="242" draw:name="http://dbpedia.org/snorql/link.png" draw:style-name="gr1" draw:text-style-name="P1" svg:width="7.48pt" svg:height="7.48pt" svg:x="0pt" svg:y="3097.59pt">
            <draw:image xlink:href="http://dbpedia.org/snorql/link.png" xlink:type="simple" xlink:show="embed" xlink:actuate="onLoad">
              <text:p/>
            </draw:image>
          </draw:frame>
          <draw:frame draw:z-index="243" draw:name="http://dbpedia.org/snorql/link.png" draw:style-name="gr1" draw:text-style-name="P1" svg:width="7.48pt" svg:height="7.48pt" svg:x="0pt" svg:y="3110.4pt">
            <draw:image xlink:href="http://dbpedia.org/snorql/link.png" xlink:type="simple" xlink:show="embed" xlink:actuate="onLoad">
              <text:p/>
            </draw:image>
          </draw:frame>
          <draw:frame draw:z-index="244" draw:name="http://dbpedia.org/snorql/link.png" draw:style-name="gr1" draw:text-style-name="P1" svg:width="7.48pt" svg:height="7.48pt" svg:x="0pt" svg:y="3123.18pt">
            <draw:image xlink:href="http://dbpedia.org/snorql/link.png" xlink:type="simple" xlink:show="embed" xlink:actuate="onLoad">
              <text:p/>
            </draw:image>
          </draw:frame>
          <draw:frame draw:z-index="245" draw:name="http://dbpedia.org/snorql/link.png" draw:style-name="gr1" draw:text-style-name="P1" svg:width="7.48pt" svg:height="7.48pt" svg:x="0pt" svg:y="3136pt">
            <draw:image xlink:href="http://dbpedia.org/snorql/link.png" xlink:type="simple" xlink:show="embed" xlink:actuate="onLoad">
              <text:p/>
            </draw:image>
          </draw:frame>
          <draw:frame draw:z-index="246" draw:name="http://dbpedia.org/snorql/link.png" draw:style-name="gr1" draw:text-style-name="P1" svg:width="7.48pt" svg:height="7.48pt" svg:x="0pt" svg:y="3148.78pt">
            <draw:image xlink:href="http://dbpedia.org/snorql/link.png" xlink:type="simple" xlink:show="embed" xlink:actuate="onLoad">
              <text:p/>
            </draw:image>
          </draw:frame>
          <draw:frame draw:z-index="247" draw:name="http://dbpedia.org/snorql/link.png" draw:style-name="gr1" draw:text-style-name="P1" svg:width="7.48pt" svg:height="7.48pt" svg:x="0pt" svg:y="3161.59pt">
            <draw:image xlink:href="http://dbpedia.org/snorql/link.png" xlink:type="simple" xlink:show="embed" xlink:actuate="onLoad">
              <text:p/>
            </draw:image>
          </draw:frame>
          <draw:frame draw:z-index="248" draw:name="http://dbpedia.org/snorql/link.png" draw:style-name="gr1" draw:text-style-name="P1" svg:width="7.48pt" svg:height="7.48pt" svg:x="0pt" svg:y="3174.38pt">
            <draw:image xlink:href="http://dbpedia.org/snorql/link.png" xlink:type="simple" xlink:show="embed" xlink:actuate="onLoad">
              <text:p/>
            </draw:image>
          </draw:frame>
          <draw:frame draw:z-index="249" draw:name="http://dbpedia.org/snorql/link.png" draw:style-name="gr1" draw:text-style-name="P1" svg:width="7.48pt" svg:height="7.48pt" svg:x="0pt" svg:y="3187.19pt">
            <draw:image xlink:href="http://dbpedia.org/snorql/link.png" xlink:type="simple" xlink:show="embed" xlink:actuate="onLoad">
              <text:p/>
            </draw:image>
          </draw:frame>
          <draw:frame draw:z-index="250" draw:name="http://dbpedia.org/snorql/link.png" draw:style-name="gr1" draw:text-style-name="P1" svg:width="7.48pt" svg:height="7.48pt" svg:x="0pt" svg:y="3199.97pt">
            <draw:image xlink:href="http://dbpedia.org/snorql/link.png" xlink:type="simple" xlink:show="embed" xlink:actuate="onLoad">
              <text:p/>
            </draw:image>
          </draw:frame>
          <draw:frame draw:z-index="251" draw:name="http://dbpedia.org/snorql/link.png" draw:style-name="gr1" draw:text-style-name="P1" svg:width="7.48pt" svg:height="7.48pt" svg:x="0pt" svg:y="3212.79pt">
            <draw:image xlink:href="http://dbpedia.org/snorql/link.png" xlink:type="simple" xlink:show="embed" xlink:actuate="onLoad">
              <text:p/>
            </draw:image>
          </draw:frame>
          <draw:frame draw:z-index="252" draw:name="http://dbpedia.org/snorql/link.png" draw:style-name="gr1" draw:text-style-name="P1" svg:width="7.48pt" svg:height="7.48pt" svg:x="0pt" svg:y="3225.6pt">
            <draw:image xlink:href="http://dbpedia.org/snorql/link.png" xlink:type="simple" xlink:show="embed" xlink:actuate="onLoad">
              <text:p/>
            </draw:image>
          </draw:frame>
          <draw:frame draw:z-index="253" draw:name="http://dbpedia.org/snorql/link.png" draw:style-name="gr1" draw:text-style-name="P1" svg:width="7.48pt" svg:height="7.48pt" svg:x="0pt" svg:y="3238.38pt">
            <draw:image xlink:href="http://dbpedia.org/snorql/link.png" xlink:type="simple" xlink:show="embed" xlink:actuate="onLoad">
              <text:p/>
            </draw:image>
          </draw:frame>
          <draw:frame draw:z-index="254" draw:name="http://dbpedia.org/snorql/link.png" draw:style-name="gr1" draw:text-style-name="P1" svg:width="7.48pt" svg:height="7.48pt" svg:x="0pt" svg:y="3251.2pt">
            <draw:image xlink:href="http://dbpedia.org/snorql/link.png" xlink:type="simple" xlink:show="embed" xlink:actuate="onLoad">
              <text:p/>
            </draw:image>
          </draw:frame>
          <draw:frame draw:z-index="255" draw:name="http://dbpedia.org/snorql/link.png" draw:style-name="gr1" draw:text-style-name="P1" svg:width="7.48pt" svg:height="7.48pt" svg:x="0pt" svg:y="3263.98pt">
            <draw:image xlink:href="http://dbpedia.org/snorql/link.png" xlink:type="simple" xlink:show="embed" xlink:actuate="onLoad">
              <text:p/>
            </draw:image>
          </draw:frame>
          <draw:frame draw:z-index="256" draw:name="http://dbpedia.org/snorql/link.png" draw:style-name="gr1" draw:text-style-name="P1" svg:width="7.48pt" svg:height="7.48pt" svg:x="0pt" svg:y="3276.79pt">
            <draw:image xlink:href="http://dbpedia.org/snorql/link.png" xlink:type="simple" xlink:show="embed" xlink:actuate="onLoad">
              <text:p/>
            </draw:image>
          </draw:frame>
          <draw:frame draw:z-index="257" draw:name="http://dbpedia.org/snorql/link.png" draw:style-name="gr1" draw:text-style-name="P1" svg:width="7.48pt" svg:height="7.48pt" svg:x="0pt" svg:y="3289.58pt">
            <draw:image xlink:href="http://dbpedia.org/snorql/link.png" xlink:type="simple" xlink:show="embed" xlink:actuate="onLoad">
              <text:p/>
            </draw:image>
          </draw:frame>
          <draw:frame draw:z-index="258" draw:name="http://dbpedia.org/snorql/link.png" draw:style-name="gr1" draw:text-style-name="P1" svg:width="7.48pt" svg:height="7.48pt" svg:x="0pt" svg:y="3302.39pt">
            <draw:image xlink:href="http://dbpedia.org/snorql/link.png" xlink:type="simple" xlink:show="embed" xlink:actuate="onLoad">
              <text:p/>
            </draw:image>
          </draw:frame>
          <draw:frame draw:z-index="259" draw:name="http://dbpedia.org/snorql/link.png" draw:style-name="gr1" draw:text-style-name="P1" svg:width="7.48pt" svg:height="7.48pt" svg:x="0pt" svg:y="3315.17pt">
            <draw:image xlink:href="http://dbpedia.org/snorql/link.png" xlink:type="simple" xlink:show="embed" xlink:actuate="onLoad">
              <text:p/>
            </draw:image>
          </draw:frame>
          <draw:frame draw:z-index="260" draw:name="http://dbpedia.org/snorql/link.png" draw:style-name="gr1" draw:text-style-name="P1" svg:width="7.48pt" svg:height="7.48pt" svg:x="0pt" svg:y="3327.99pt">
            <draw:image xlink:href="http://dbpedia.org/snorql/link.png" xlink:type="simple" xlink:show="embed" xlink:actuate="onLoad">
              <text:p/>
            </draw:image>
          </draw:frame>
          <draw:frame draw:z-index="261" draw:name="http://dbpedia.org/snorql/link.png" draw:style-name="gr1" draw:text-style-name="P1" svg:width="7.48pt" svg:height="7.48pt" svg:x="0pt" svg:y="3340.8pt">
            <draw:image xlink:href="http://dbpedia.org/snorql/link.png" xlink:type="simple" xlink:show="embed" xlink:actuate="onLoad">
              <text:p/>
            </draw:image>
          </draw:frame>
          <draw:frame draw:z-index="262" draw:name="http://dbpedia.org/snorql/link.png" draw:style-name="gr1" draw:text-style-name="P1" svg:width="7.48pt" svg:height="7.48pt" svg:x="0pt" svg:y="3353.58pt">
            <draw:image xlink:href="http://dbpedia.org/snorql/link.png" xlink:type="simple" xlink:show="embed" xlink:actuate="onLoad">
              <text:p/>
            </draw:image>
          </draw:frame>
          <draw:frame draw:z-index="263" draw:name="http://dbpedia.org/snorql/link.png" draw:style-name="gr1" draw:text-style-name="P1" svg:width="7.48pt" svg:height="7.48pt" svg:x="0pt" svg:y="3366.4pt">
            <draw:image xlink:href="http://dbpedia.org/snorql/link.png" xlink:type="simple" xlink:show="embed" xlink:actuate="onLoad">
              <text:p/>
            </draw:image>
          </draw:frame>
          <draw:frame draw:z-index="264" draw:name="http://dbpedia.org/snorql/link.png" draw:style-name="gr1" draw:text-style-name="P1" svg:width="7.48pt" svg:height="7.48pt" svg:x="0pt" svg:y="3379.18pt">
            <draw:image xlink:href="http://dbpedia.org/snorql/link.png" xlink:type="simple" xlink:show="embed" xlink:actuate="onLoad">
              <text:p/>
            </draw:image>
          </draw:frame>
          <draw:frame draw:z-index="265" draw:name="http://dbpedia.org/snorql/link.png" draw:style-name="gr1" draw:text-style-name="P1" svg:width="7.48pt" svg:height="7.48pt" svg:x="0pt" svg:y="3391.99pt">
            <draw:image xlink:href="http://dbpedia.org/snorql/link.png" xlink:type="simple" xlink:show="embed" xlink:actuate="onLoad">
              <text:p/>
            </draw:image>
          </draw:frame>
          <draw:frame draw:z-index="266" draw:name="http://dbpedia.org/snorql/link.png" draw:style-name="gr1" draw:text-style-name="P1" svg:width="7.48pt" svg:height="7.48pt" svg:x="0pt" svg:y="3404.78pt">
            <draw:image xlink:href="http://dbpedia.org/snorql/link.png" xlink:type="simple" xlink:show="embed" xlink:actuate="onLoad">
              <text:p/>
            </draw:image>
          </draw:frame>
          <draw:frame draw:z-index="267" draw:name="http://dbpedia.org/snorql/link.png" draw:style-name="gr1" draw:text-style-name="P1" svg:width="7.48pt" svg:height="7.48pt" svg:x="0pt" svg:y="3417.59pt">
            <draw:image xlink:href="http://dbpedia.org/snorql/link.png" xlink:type="simple" xlink:show="embed" xlink:actuate="onLoad">
              <text:p/>
            </draw:image>
          </draw:frame>
          <draw:frame draw:z-index="268" draw:name="http://dbpedia.org/snorql/link.png" draw:style-name="gr1" draw:text-style-name="P1" svg:width="7.48pt" svg:height="7.48pt" svg:x="0pt" svg:y="3430.37pt">
            <draw:image xlink:href="http://dbpedia.org/snorql/link.png" xlink:type="simple" xlink:show="embed" xlink:actuate="onLoad">
              <text:p/>
            </draw:image>
          </draw:frame>
          <draw:frame draw:z-index="269" draw:name="http://dbpedia.org/snorql/link.png" draw:style-name="gr1" draw:text-style-name="P1" svg:width="7.48pt" svg:height="7.48pt" svg:x="0pt" svg:y="3443.19pt">
            <draw:image xlink:href="http://dbpedia.org/snorql/link.png" xlink:type="simple" xlink:show="embed" xlink:actuate="onLoad">
              <text:p/>
            </draw:image>
          </draw:frame>
          <draw:frame draw:z-index="270" draw:name="http://dbpedia.org/snorql/link.png" draw:style-name="gr1" draw:text-style-name="P1" svg:width="7.48pt" svg:height="7.48pt" svg:x="0pt" svg:y="3456pt">
            <draw:image xlink:href="http://dbpedia.org/snorql/link.png" xlink:type="simple" xlink:show="embed" xlink:actuate="onLoad">
              <text:p/>
            </draw:image>
          </draw:frame>
          <draw:frame draw:z-index="271" draw:name="http://dbpedia.org/snorql/link.png" draw:style-name="gr1" draw:text-style-name="P1" svg:width="7.48pt" svg:height="7.48pt" svg:x="0pt" svg:y="3468.78pt">
            <draw:image xlink:href="http://dbpedia.org/snorql/link.png" xlink:type="simple" xlink:show="embed" xlink:actuate="onLoad">
              <text:p/>
            </draw:image>
          </draw:frame>
          <draw:frame draw:z-index="272" draw:name="http://dbpedia.org/snorql/link.png" draw:style-name="gr1" draw:text-style-name="P1" svg:width="7.48pt" svg:height="7.48pt" svg:x="0pt" svg:y="3481.6pt">
            <draw:image xlink:href="http://dbpedia.org/snorql/link.png" xlink:type="simple" xlink:show="embed" xlink:actuate="onLoad">
              <text:p/>
            </draw:image>
          </draw:frame>
          <draw:frame draw:z-index="273" draw:name="http://dbpedia.org/snorql/link.png" draw:style-name="gr1" draw:text-style-name="P1" svg:width="7.48pt" svg:height="7.48pt" svg:x="0pt" svg:y="3494.38pt">
            <draw:image xlink:href="http://dbpedia.org/snorql/link.png" xlink:type="simple" xlink:show="embed" xlink:actuate="onLoad">
              <text:p/>
            </draw:image>
          </draw:frame>
          <draw:frame draw:z-index="274" draw:name="http://dbpedia.org/snorql/link.png" draw:style-name="gr1" draw:text-style-name="P1" svg:width="7.48pt" svg:height="7.48pt" svg:x="0pt" svg:y="3507.19pt">
            <draw:image xlink:href="http://dbpedia.org/snorql/link.png" xlink:type="simple" xlink:show="embed" xlink:actuate="onLoad">
              <text:p/>
            </draw:image>
          </draw:frame>
          <draw:frame draw:z-index="275" draw:name="http://dbpedia.org/snorql/link.png" draw:style-name="gr1" draw:text-style-name="P1" svg:width="7.48pt" svg:height="7.48pt" svg:x="0pt" svg:y="3519.98pt">
            <draw:image xlink:href="http://dbpedia.org/snorql/link.png" xlink:type="simple" xlink:show="embed" xlink:actuate="onLoad">
              <text:p/>
            </draw:image>
          </draw:frame>
          <draw:frame draw:z-index="276" draw:name="http://dbpedia.org/snorql/link.png" draw:style-name="gr1" draw:text-style-name="P1" svg:width="7.48pt" svg:height="7.48pt" svg:x="0pt" svg:y="3532.79pt">
            <draw:image xlink:href="http://dbpedia.org/snorql/link.png" xlink:type="simple" xlink:show="embed" xlink:actuate="onLoad">
              <text:p/>
            </draw:image>
          </draw:frame>
          <draw:frame draw:z-index="277" draw:name="http://dbpedia.org/snorql/link.png" draw:style-name="gr1" draw:text-style-name="P1" svg:width="7.48pt" svg:height="7.48pt" svg:x="0pt" svg:y="3545.57pt">
            <draw:image xlink:href="http://dbpedia.org/snorql/link.png" xlink:type="simple" xlink:show="embed" xlink:actuate="onLoad">
              <text:p/>
            </draw:image>
          </draw:frame>
          <draw:frame draw:z-index="278" draw:name="http://dbpedia.org/snorql/link.png" draw:style-name="gr1" draw:text-style-name="P1" svg:width="7.48pt" svg:height="7.48pt" svg:x="0pt" svg:y="3558.39pt">
            <draw:image xlink:href="http://dbpedia.org/snorql/link.png" xlink:type="simple" xlink:show="embed" xlink:actuate="onLoad">
              <text:p/>
            </draw:image>
          </draw:frame>
          <draw:frame draw:z-index="279" draw:name="http://dbpedia.org/snorql/link.png" draw:style-name="gr1" draw:text-style-name="P1" svg:width="7.48pt" svg:height="7.48pt" svg:x="0pt" svg:y="3571.2pt">
            <draw:image xlink:href="http://dbpedia.org/snorql/link.png" xlink:type="simple" xlink:show="embed" xlink:actuate="onLoad">
              <text:p/>
            </draw:image>
          </draw:frame>
          <draw:frame draw:z-index="280" draw:name="http://dbpedia.org/snorql/link.png" draw:style-name="gr1" draw:text-style-name="P1" svg:width="7.48pt" svg:height="7.48pt" svg:x="0pt" svg:y="3583.98pt">
            <draw:image xlink:href="http://dbpedia.org/snorql/link.png" xlink:type="simple" xlink:show="embed" xlink:actuate="onLoad">
              <text:p/>
            </draw:image>
          </draw:frame>
          <draw:frame draw:z-index="281" draw:name="http://dbpedia.org/snorql/link.png" draw:style-name="gr1" draw:text-style-name="P1" svg:width="7.48pt" svg:height="7.48pt" svg:x="0pt" svg:y="3596.8pt">
            <draw:image xlink:href="http://dbpedia.org/snorql/link.png" xlink:type="simple" xlink:show="embed" xlink:actuate="onLoad">
              <text:p/>
            </draw:image>
          </draw:frame>
          <draw:frame draw:z-index="282" draw:name="http://dbpedia.org/snorql/link.png" draw:style-name="gr1" draw:text-style-name="P1" svg:width="7.48pt" svg:height="7.48pt" svg:x="0pt" svg:y="3609.58pt">
            <draw:image xlink:href="http://dbpedia.org/snorql/link.png" xlink:type="simple" xlink:show="embed" xlink:actuate="onLoad">
              <text:p/>
            </draw:image>
          </draw:frame>
          <draw:frame draw:z-index="283" draw:name="http://dbpedia.org/snorql/link.png" draw:style-name="gr1" draw:text-style-name="P1" svg:width="7.48pt" svg:height="7.48pt" svg:x="0pt" svg:y="3622.39pt">
            <draw:image xlink:href="http://dbpedia.org/snorql/link.png" xlink:type="simple" xlink:show="embed" xlink:actuate="onLoad">
              <text:p/>
            </draw:image>
          </draw:frame>
          <draw:frame draw:z-index="284" draw:name="http://dbpedia.org/snorql/link.png" draw:style-name="gr1" draw:text-style-name="P1" svg:width="7.48pt" svg:height="7.48pt" svg:x="0pt" svg:y="3635.18pt">
            <draw:image xlink:href="http://dbpedia.org/snorql/link.png" xlink:type="simple" xlink:show="embed" xlink:actuate="onLoad">
              <text:p/>
            </draw:image>
          </draw:frame>
          <draw:frame draw:z-index="285" draw:name="http://dbpedia.org/snorql/link.png" draw:style-name="gr1" draw:text-style-name="P1" svg:width="7.48pt" svg:height="7.48pt" svg:x="0pt" svg:y="3647.99pt">
            <draw:image xlink:href="http://dbpedia.org/snorql/link.png" xlink:type="simple" xlink:show="embed" xlink:actuate="onLoad">
              <text:p/>
            </draw:image>
          </draw:frame>
          <draw:frame draw:z-index="286" draw:name="http://dbpedia.org/snorql/link.png" draw:style-name="gr1" draw:text-style-name="P1" svg:width="7.48pt" svg:height="7.48pt" svg:x="0pt" svg:y="3660.77pt">
            <draw:image xlink:href="http://dbpedia.org/snorql/link.png" xlink:type="simple" xlink:show="embed" xlink:actuate="onLoad">
              <text:p/>
            </draw:image>
          </draw:frame>
          <draw:frame draw:z-index="287" draw:name="http://dbpedia.org/snorql/link.png" draw:style-name="gr1" draw:text-style-name="P1" svg:width="7.48pt" svg:height="7.48pt" svg:x="0pt" svg:y="3673.59pt">
            <draw:image xlink:href="http://dbpedia.org/snorql/link.png" xlink:type="simple" xlink:show="embed" xlink:actuate="onLoad">
              <text:p/>
            </draw:image>
          </draw:frame>
          <draw:frame draw:z-index="288" draw:name="http://dbpedia.org/snorql/link.png" draw:style-name="gr1" draw:text-style-name="P1" svg:width="7.48pt" svg:height="7.48pt" svg:x="0pt" svg:y="3686.4pt">
            <draw:image xlink:href="http://dbpedia.org/snorql/link.png" xlink:type="simple" xlink:show="embed" xlink:actuate="onLoad">
              <text:p/>
            </draw:image>
          </draw:frame>
          <draw:frame draw:z-index="289" draw:name="http://dbpedia.org/snorql/link.png" draw:style-name="gr1" draw:text-style-name="P1" svg:width="7.48pt" svg:height="7.48pt" svg:x="0pt" svg:y="3699.18pt">
            <draw:image xlink:href="http://dbpedia.org/snorql/link.png" xlink:type="simple" xlink:show="embed" xlink:actuate="onLoad">
              <text:p/>
            </draw:image>
          </draw:frame>
          <draw:frame draw:z-index="290" draw:name="http://dbpedia.org/snorql/link.png" draw:style-name="gr1" draw:text-style-name="P1" svg:width="7.48pt" svg:height="7.48pt" svg:x="0pt" svg:y="3712pt">
            <draw:image xlink:href="http://dbpedia.org/snorql/link.png" xlink:type="simple" xlink:show="embed" xlink:actuate="onLoad">
              <text:p/>
            </draw:image>
          </draw:frame>
          <draw:frame draw:z-index="291" draw:name="http://dbpedia.org/snorql/link.png" draw:style-name="gr1" draw:text-style-name="P1" svg:width="7.48pt" svg:height="7.48pt" svg:x="0pt" svg:y="3724.78pt">
            <draw:image xlink:href="http://dbpedia.org/snorql/link.png" xlink:type="simple" xlink:show="embed" xlink:actuate="onLoad">
              <text:p/>
            </draw:image>
          </draw:frame>
          <draw:frame draw:z-index="292" draw:name="http://dbpedia.org/snorql/link.png" draw:style-name="gr1" draw:text-style-name="P1" svg:width="7.48pt" svg:height="7.48pt" svg:x="0pt" svg:y="3737.59pt">
            <draw:image xlink:href="http://dbpedia.org/snorql/link.png" xlink:type="simple" xlink:show="embed" xlink:actuate="onLoad">
              <text:p/>
            </draw:image>
          </draw:frame>
          <draw:frame draw:z-index="293" draw:name="http://dbpedia.org/snorql/link.png" draw:style-name="gr1" draw:text-style-name="P1" svg:width="7.48pt" svg:height="7.48pt" svg:x="0pt" svg:y="3750.38pt">
            <draw:image xlink:href="http://dbpedia.org/snorql/link.png" xlink:type="simple" xlink:show="embed" xlink:actuate="onLoad">
              <text:p/>
            </draw:image>
          </draw:frame>
          <draw:frame draw:z-index="294" draw:name="http://dbpedia.org/snorql/link.png" draw:style-name="gr1" draw:text-style-name="P1" svg:width="7.48pt" svg:height="7.48pt" svg:x="0pt" svg:y="3763.19pt">
            <draw:image xlink:href="http://dbpedia.org/snorql/link.png" xlink:type="simple" xlink:show="embed" xlink:actuate="onLoad">
              <text:p/>
            </draw:image>
          </draw:frame>
          <draw:frame draw:z-index="295" draw:name="http://dbpedia.org/snorql/link.png" draw:style-name="gr1" draw:text-style-name="P1" svg:width="7.48pt" svg:height="7.48pt" svg:x="0pt" svg:y="3775.97pt">
            <draw:image xlink:href="http://dbpedia.org/snorql/link.png" xlink:type="simple" xlink:show="embed" xlink:actuate="onLoad">
              <text:p/>
            </draw:image>
          </draw:frame>
          <draw:frame draw:z-index="296" draw:name="http://dbpedia.org/snorql/link.png" draw:style-name="gr1" draw:text-style-name="P1" svg:width="7.48pt" svg:height="7.48pt" svg:x="0pt" svg:y="3788.79pt">
            <draw:image xlink:href="http://dbpedia.org/snorql/link.png" xlink:type="simple" xlink:show="embed" xlink:actuate="onLoad">
              <text:p/>
            </draw:image>
          </draw:frame>
          <draw:frame draw:z-index="297" draw:name="http://dbpedia.org/snorql/link.png" draw:style-name="gr1" draw:text-style-name="P1" svg:width="7.48pt" svg:height="7.48pt" svg:x="0pt" svg:y="3801.6pt">
            <draw:image xlink:href="http://dbpedia.org/snorql/link.png" xlink:type="simple" xlink:show="embed" xlink:actuate="onLoad">
              <text:p/>
            </draw:image>
          </draw:frame>
          <draw:frame draw:z-index="298" draw:name="http://dbpedia.org/snorql/link.png" draw:style-name="gr1" draw:text-style-name="P1" svg:width="7.48pt" svg:height="7.48pt" svg:x="0pt" svg:y="3814.38pt">
            <draw:image xlink:href="http://dbpedia.org/snorql/link.png" xlink:type="simple" xlink:show="embed" xlink:actuate="onLoad">
              <text:p/>
            </draw:image>
          </draw:frame>
          <draw:frame draw:z-index="299" draw:name="http://dbpedia.org/snorql/link.png" draw:style-name="gr1" draw:text-style-name="P1" svg:width="7.48pt" svg:height="7.48pt" svg:x="0pt" svg:y="3827.2pt">
            <draw:image xlink:href="http://dbpedia.org/snorql/link.png" xlink:type="simple" xlink:show="embed" xlink:actuate="onLoad">
              <text:p/>
            </draw:image>
          </draw:frame>
          <draw:frame draw:z-index="300" draw:name="http://dbpedia.org/snorql/link.png" draw:style-name="gr1" draw:text-style-name="P1" svg:width="7.48pt" svg:height="7.48pt" svg:x="0pt" svg:y="3839.98pt">
            <draw:image xlink:href="http://dbpedia.org/snorql/link.png" xlink:type="simple" xlink:show="embed" xlink:actuate="onLoad">
              <text:p/>
            </draw:image>
          </draw:frame>
          <draw:frame draw:z-index="301" draw:name="http://dbpedia.org/snorql/link.png" draw:style-name="gr1" draw:text-style-name="P1" svg:width="7.48pt" svg:height="7.48pt" svg:x="0pt" svg:y="3852.79pt">
            <draw:image xlink:href="http://dbpedia.org/snorql/link.png" xlink:type="simple" xlink:show="embed" xlink:actuate="onLoad">
              <text:p/>
            </draw:image>
          </draw:frame>
          <draw:frame draw:z-index="302" draw:name="http://dbpedia.org/snorql/link.png" draw:style-name="gr1" draw:text-style-name="P1" svg:width="7.48pt" svg:height="7.48pt" svg:x="0pt" svg:y="3865.58pt">
            <draw:image xlink:href="http://dbpedia.org/snorql/link.png" xlink:type="simple" xlink:show="embed" xlink:actuate="onLoad">
              <text:p/>
            </draw:image>
          </draw:frame>
          <draw:frame draw:z-index="303" draw:name="http://dbpedia.org/snorql/link.png" draw:style-name="gr1" draw:text-style-name="P1" svg:width="7.48pt" svg:height="7.48pt" svg:x="0pt" svg:y="3878.39pt">
            <draw:image xlink:href="http://dbpedia.org/snorql/link.png" xlink:type="simple" xlink:show="embed" xlink:actuate="onLoad">
              <text:p/>
            </draw:image>
          </draw:frame>
          <draw:frame draw:z-index="304" draw:name="http://dbpedia.org/snorql/link.png" draw:style-name="gr1" draw:text-style-name="P1" svg:width="7.48pt" svg:height="7.48pt" svg:x="0pt" svg:y="3891.17pt">
            <draw:image xlink:href="http://dbpedia.org/snorql/link.png" xlink:type="simple" xlink:show="embed" xlink:actuate="onLoad">
              <text:p/>
            </draw:image>
          </draw:frame>
          <draw:frame draw:z-index="305" draw:name="http://dbpedia.org/snorql/link.png" draw:style-name="gr1" draw:text-style-name="P1" svg:width="7.48pt" svg:height="7.48pt" svg:x="0pt" svg:y="3903.99pt">
            <draw:image xlink:href="http://dbpedia.org/snorql/link.png" xlink:type="simple" xlink:show="embed" xlink:actuate="onLoad">
              <text:p/>
            </draw:image>
          </draw:frame>
          <draw:frame draw:z-index="306" draw:name="http://dbpedia.org/snorql/link.png" draw:style-name="gr1" draw:text-style-name="P1" svg:width="7.48pt" svg:height="7.48pt" svg:x="0pt" svg:y="3916.8pt">
            <draw:image xlink:href="http://dbpedia.org/snorql/link.png" xlink:type="simple" xlink:show="embed" xlink:actuate="onLoad">
              <text:p/>
            </draw:image>
          </draw:frame>
          <draw:frame draw:z-index="307" draw:name="http://dbpedia.org/snorql/link.png" draw:style-name="gr1" draw:text-style-name="P1" svg:width="7.48pt" svg:height="7.48pt" svg:x="0pt" svg:y="3929.58pt">
            <draw:image xlink:href="http://dbpedia.org/snorql/link.png" xlink:type="simple" xlink:show="embed" xlink:actuate="onLoad">
              <text:p/>
            </draw:image>
          </draw:frame>
          <draw:frame draw:z-index="308" draw:name="http://dbpedia.org/snorql/link.png" draw:style-name="gr1" draw:text-style-name="P1" svg:width="7.48pt" svg:height="7.48pt" svg:x="0pt" svg:y="3942.4pt">
            <draw:image xlink:href="http://dbpedia.org/snorql/link.png" xlink:type="simple" xlink:show="embed" xlink:actuate="onLoad">
              <text:p/>
            </draw:image>
          </draw:frame>
          <draw:frame draw:z-index="309" draw:name="http://dbpedia.org/snorql/link.png" draw:style-name="gr1" draw:text-style-name="P1" svg:width="7.48pt" svg:height="7.48pt" svg:x="0pt" svg:y="3955.18pt">
            <draw:image xlink:href="http://dbpedia.org/snorql/link.png" xlink:type="simple" xlink:show="embed" xlink:actuate="onLoad">
              <text:p/>
            </draw:image>
          </draw:frame>
          <draw:frame draw:z-index="310" draw:name="http://dbpedia.org/snorql/link.png" draw:style-name="gr1" draw:text-style-name="P1" svg:width="7.48pt" svg:height="7.48pt" svg:x="0pt" svg:y="3967.99pt">
            <draw:image xlink:href="http://dbpedia.org/snorql/link.png" xlink:type="simple" xlink:show="embed" xlink:actuate="onLoad">
              <text:p/>
            </draw:image>
          </draw:frame>
          <draw:frame draw:z-index="311" draw:name="http://dbpedia.org/snorql/link.png" draw:style-name="gr1" draw:text-style-name="P1" svg:width="7.48pt" svg:height="7.48pt" svg:x="0pt" svg:y="3980.78pt">
            <draw:image xlink:href="http://dbpedia.org/snorql/link.png" xlink:type="simple" xlink:show="embed" xlink:actuate="onLoad">
              <text:p/>
            </draw:image>
          </draw:frame>
          <draw:frame draw:z-index="312" draw:name="http://dbpedia.org/snorql/link.png" draw:style-name="gr1" draw:text-style-name="P1" svg:width="7.48pt" svg:height="7.48pt" svg:x="0pt" svg:y="3993.59pt">
            <draw:image xlink:href="http://dbpedia.org/snorql/link.png" xlink:type="simple" xlink:show="embed" xlink:actuate="onLoad">
              <text:p/>
            </draw:image>
          </draw:frame>
          <draw:frame draw:z-index="313" draw:name="http://dbpedia.org/snorql/link.png" draw:style-name="gr1" draw:text-style-name="P1" svg:width="7.48pt" svg:height="7.48pt" svg:x="0pt" svg:y="4006.37pt">
            <draw:image xlink:href="http://dbpedia.org/snorql/link.png" xlink:type="simple" xlink:show="embed" xlink:actuate="onLoad">
              <text:p/>
            </draw:image>
          </draw:frame>
          <draw:frame draw:z-index="314" draw:name="http://dbpedia.org/snorql/link.png" draw:style-name="gr1" draw:text-style-name="P1" svg:width="7.48pt" svg:height="7.48pt" svg:x="0pt" svg:y="4019.19pt">
            <draw:image xlink:href="http://dbpedia.org/snorql/link.png" xlink:type="simple" xlink:show="embed" xlink:actuate="onLoad">
              <text:p/>
            </draw:image>
          </draw:frame>
          <draw:frame draw:z-index="315" draw:name="http://dbpedia.org/snorql/link.png" draw:style-name="gr1" draw:text-style-name="P1" svg:width="7.48pt" svg:height="7.48pt" svg:x="0pt" svg:y="4032pt">
            <draw:image xlink:href="http://dbpedia.org/snorql/link.png" xlink:type="simple" xlink:show="embed" xlink:actuate="onLoad">
              <text:p/>
            </draw:image>
          </draw:frame>
          <draw:frame draw:z-index="316" draw:name="http://dbpedia.org/snorql/link.png" draw:style-name="gr1" draw:text-style-name="P1" svg:width="7.48pt" svg:height="7.48pt" svg:x="0pt" svg:y="4044.78pt">
            <draw:image xlink:href="http://dbpedia.org/snorql/link.png" xlink:type="simple" xlink:show="embed" xlink:actuate="onLoad">
              <text:p/>
            </draw:image>
          </draw:frame>
          <draw:frame draw:z-index="317" draw:name="http://dbpedia.org/snorql/link.png" draw:style-name="gr1" draw:text-style-name="P1" svg:width="7.48pt" svg:height="7.48pt" svg:x="0pt" svg:y="4057.6pt">
            <draw:image xlink:href="http://dbpedia.org/snorql/link.png" xlink:type="simple" xlink:show="embed" xlink:actuate="onLoad">
              <text:p/>
            </draw:image>
          </draw:frame>
          <draw:frame draw:z-index="318" draw:name="http://dbpedia.org/snorql/link.png" draw:style-name="gr1" draw:text-style-name="P1" svg:width="7.48pt" svg:height="7.48pt" svg:x="0pt" svg:y="4070.38pt">
            <draw:image xlink:href="http://dbpedia.org/snorql/link.png" xlink:type="simple" xlink:show="embed" xlink:actuate="onLoad">
              <text:p/>
            </draw:image>
          </draw:frame>
          <draw:frame draw:z-index="319" draw:name="http://dbpedia.org/snorql/link.png" draw:style-name="gr1" draw:text-style-name="P1" svg:width="7.48pt" svg:height="7.48pt" svg:x="0pt" svg:y="4083.19pt">
            <draw:image xlink:href="http://dbpedia.org/snorql/link.png" xlink:type="simple" xlink:show="embed" xlink:actuate="onLoad">
              <text:p/>
            </draw:image>
          </draw:frame>
          <draw:frame draw:z-index="320" draw:name="http://dbpedia.org/snorql/link.png" draw:style-name="gr1" draw:text-style-name="P1" svg:width="7.48pt" svg:height="7.48pt" svg:x="0pt" svg:y="4095.98pt">
            <draw:image xlink:href="http://dbpedia.org/snorql/link.png" xlink:type="simple" xlink:show="embed" xlink:actuate="onLoad">
              <text:p/>
            </draw:image>
          </draw:frame>
          <draw:frame draw:z-index="321" draw:name="http://dbpedia.org/snorql/link.png" draw:style-name="gr1" draw:text-style-name="P1" svg:width="7.48pt" svg:height="7.48pt" svg:x="0pt" svg:y="4108.79pt">
            <draw:image xlink:href="http://dbpedia.org/snorql/link.png" xlink:type="simple" xlink:show="embed" xlink:actuate="onLoad">
              <text:p/>
            </draw:image>
          </draw:frame>
          <draw:frame draw:z-index="322" draw:name="http://dbpedia.org/snorql/link.png" draw:style-name="gr1" draw:text-style-name="P1" svg:width="7.48pt" svg:height="7.48pt" svg:x="0pt" svg:y="4121.57pt">
            <draw:image xlink:href="http://dbpedia.org/snorql/link.png" xlink:type="simple" xlink:show="embed" xlink:actuate="onLoad">
              <text:p/>
            </draw:image>
          </draw:frame>
          <draw:frame draw:z-index="323" draw:name="http://dbpedia.org/snorql/link.png" draw:style-name="gr1" draw:text-style-name="P1" svg:width="7.48pt" svg:height="7.48pt" svg:x="0pt" svg:y="4134.39pt">
            <draw:image xlink:href="http://dbpedia.org/snorql/link.png" xlink:type="simple" xlink:show="embed" xlink:actuate="onLoad">
              <text:p/>
            </draw:image>
          </draw:frame>
          <draw:frame draw:z-index="324" draw:name="http://dbpedia.org/snorql/link.png" draw:style-name="gr1" draw:text-style-name="P1" svg:width="7.48pt" svg:height="7.48pt" svg:x="0pt" svg:y="4147.2pt">
            <draw:image xlink:href="http://dbpedia.org/snorql/link.png" xlink:type="simple" xlink:show="embed" xlink:actuate="onLoad">
              <text:p/>
            </draw:image>
          </draw:frame>
          <draw:frame draw:z-index="325" draw:name="http://dbpedia.org/snorql/link.png" draw:style-name="gr1" draw:text-style-name="P1" svg:width="7.48pt" svg:height="7.48pt" svg:x="0pt" svg:y="4159.98pt">
            <draw:image xlink:href="http://dbpedia.org/snorql/link.png" xlink:type="simple" xlink:show="embed" xlink:actuate="onLoad">
              <text:p/>
            </draw:image>
          </draw:frame>
          <draw:frame draw:z-index="326" draw:name="http://dbpedia.org/snorql/link.png" draw:style-name="gr1" draw:text-style-name="P1" svg:width="7.48pt" svg:height="7.48pt" svg:x="0pt" svg:y="4172.8pt">
            <draw:image xlink:href="http://dbpedia.org/snorql/link.png" xlink:type="simple" xlink:show="embed" xlink:actuate="onLoad">
              <text:p/>
            </draw:image>
          </draw:frame>
          <draw:frame draw:z-index="327" draw:name="http://dbpedia.org/snorql/link.png" draw:style-name="gr1" draw:text-style-name="P1" svg:width="7.48pt" svg:height="7.48pt" svg:x="0pt" svg:y="4185.58pt">
            <draw:image xlink:href="http://dbpedia.org/snorql/link.png" xlink:type="simple" xlink:show="embed" xlink:actuate="onLoad">
              <text:p/>
            </draw:image>
          </draw:frame>
          <draw:frame draw:z-index="328" draw:name="http://dbpedia.org/snorql/link.png" draw:style-name="gr1" draw:text-style-name="P1" svg:width="7.48pt" svg:height="7.48pt" svg:x="0pt" svg:y="4198.39pt">
            <draw:image xlink:href="http://dbpedia.org/snorql/link.png" xlink:type="simple" xlink:show="embed" xlink:actuate="onLoad">
              <text:p/>
            </draw:image>
          </draw:frame>
          <draw:frame draw:z-index="329" draw:name="http://dbpedia.org/snorql/link.png" draw:style-name="gr1" draw:text-style-name="P1" svg:width="7.48pt" svg:height="7.48pt" svg:x="0pt" svg:y="4211.18pt">
            <draw:image xlink:href="http://dbpedia.org/snorql/link.png" xlink:type="simple" xlink:show="embed" xlink:actuate="onLoad">
              <text:p/>
            </draw:image>
          </draw:frame>
          <draw:frame draw:z-index="330" draw:name="http://dbpedia.org/snorql/link.png" draw:style-name="gr1" draw:text-style-name="P1" svg:width="7.48pt" svg:height="7.48pt" svg:x="0pt" svg:y="4223.99pt">
            <draw:image xlink:href="http://dbpedia.org/snorql/link.png" xlink:type="simple" xlink:show="embed" xlink:actuate="onLoad">
              <text:p/>
            </draw:image>
          </draw:frame>
          <draw:frame draw:z-index="331" draw:name="http://dbpedia.org/snorql/link.png" draw:style-name="gr1" draw:text-style-name="P1" svg:width="7.48pt" svg:height="7.48pt" svg:x="0pt" svg:y="4236.77pt">
            <draw:image xlink:href="http://dbpedia.org/snorql/link.png" xlink:type="simple" xlink:show="embed" xlink:actuate="onLoad">
              <text:p/>
            </draw:image>
          </draw:frame>
          <draw:frame draw:z-index="332" draw:name="http://dbpedia.org/snorql/link.png" draw:style-name="gr1" draw:text-style-name="P1" svg:width="7.48pt" svg:height="7.48pt" svg:x="0pt" svg:y="4249.59pt">
            <draw:image xlink:href="http://dbpedia.org/snorql/link.png" xlink:type="simple" xlink:show="embed" xlink:actuate="onLoad">
              <text:p/>
            </draw:image>
          </draw:frame>
          <draw:frame draw:z-index="333" draw:name="http://dbpedia.org/snorql/link.png" draw:style-name="gr1" draw:text-style-name="P1" svg:width="7.48pt" svg:height="7.48pt" svg:x="0pt" svg:y="4262.4pt">
            <draw:image xlink:href="http://dbpedia.org/snorql/link.png" xlink:type="simple" xlink:show="embed" xlink:actuate="onLoad">
              <text:p/>
            </draw:image>
          </draw:frame>
          <draw:frame draw:z-index="334" draw:name="http://dbpedia.org/snorql/link.png" draw:style-name="gr1" draw:text-style-name="P1" svg:width="7.48pt" svg:height="7.48pt" svg:x="0pt" svg:y="4275.18pt">
            <draw:image xlink:href="http://dbpedia.org/snorql/link.png" xlink:type="simple" xlink:show="embed" xlink:actuate="onLoad">
              <text:p/>
            </draw:image>
          </draw:frame>
          <draw:frame draw:z-index="335" draw:name="http://dbpedia.org/snorql/link.png" draw:style-name="gr1" draw:text-style-name="P1" svg:width="7.48pt" svg:height="7.48pt" svg:x="0pt" svg:y="4288pt">
            <draw:image xlink:href="http://dbpedia.org/snorql/link.png" xlink:type="simple" xlink:show="embed" xlink:actuate="onLoad">
              <text:p/>
            </draw:image>
          </draw:frame>
          <draw:frame draw:z-index="336" draw:name="http://dbpedia.org/snorql/link.png" draw:style-name="gr1" draw:text-style-name="P1" svg:width="7.48pt" svg:height="7.48pt" svg:x="0pt" svg:y="4300.78pt">
            <draw:image xlink:href="http://dbpedia.org/snorql/link.png" xlink:type="simple" xlink:show="embed" xlink:actuate="onLoad">
              <text:p/>
            </draw:image>
          </draw:frame>
          <draw:frame draw:z-index="337" draw:name="http://dbpedia.org/snorql/link.png" draw:style-name="gr1" draw:text-style-name="P1" svg:width="7.48pt" svg:height="7.48pt" svg:x="0pt" svg:y="4313.59pt">
            <draw:image xlink:href="http://dbpedia.org/snorql/link.png" xlink:type="simple" xlink:show="embed" xlink:actuate="onLoad">
              <text:p/>
            </draw:image>
          </draw:frame>
          <draw:frame draw:z-index="338" draw:name="http://dbpedia.org/snorql/link.png" draw:style-name="gr1" draw:text-style-name="P1" svg:width="7.48pt" svg:height="7.48pt" svg:x="0pt" svg:y="4326.38pt">
            <draw:image xlink:href="http://dbpedia.org/snorql/link.png" xlink:type="simple" xlink:show="embed" xlink:actuate="onLoad">
              <text:p/>
            </draw:image>
          </draw:frame>
          <draw:frame draw:z-index="339" draw:name="http://dbpedia.org/snorql/link.png" draw:style-name="gr1" draw:text-style-name="P1" svg:width="7.48pt" svg:height="7.48pt" svg:x="0pt" svg:y="4339.19pt">
            <draw:image xlink:href="http://dbpedia.org/snorql/link.png" xlink:type="simple" xlink:show="embed" xlink:actuate="onLoad">
              <text:p/>
            </draw:image>
          </draw:frame>
          <draw:frame draw:z-index="340" draw:name="http://dbpedia.org/snorql/link.png" draw:style-name="gr1" draw:text-style-name="P1" svg:width="7.48pt" svg:height="7.48pt" svg:x="0pt" svg:y="4351.97pt">
            <draw:image xlink:href="http://dbpedia.org/snorql/link.png" xlink:type="simple" xlink:show="embed" xlink:actuate="onLoad">
              <text:p/>
            </draw:image>
          </draw:frame>
          <draw:frame draw:z-index="341" draw:name="http://dbpedia.org/snorql/link.png" draw:style-name="gr1" draw:text-style-name="P1" svg:width="7.48pt" svg:height="7.48pt" svg:x="0pt" svg:y="4364.79pt">
            <draw:image xlink:href="http://dbpedia.org/snorql/link.png" xlink:type="simple" xlink:show="embed" xlink:actuate="onLoad">
              <text:p/>
            </draw:image>
          </draw:frame>
          <draw:frame draw:z-index="342" draw:name="http://dbpedia.org/snorql/link.png" draw:style-name="gr1" draw:text-style-name="P1" svg:width="7.48pt" svg:height="7.48pt" svg:x="0pt" svg:y="4377.6pt">
            <draw:image xlink:href="http://dbpedia.org/snorql/link.png" xlink:type="simple" xlink:show="embed" xlink:actuate="onLoad">
              <text:p/>
            </draw:image>
          </draw:frame>
          <draw:frame draw:z-index="343" draw:name="http://dbpedia.org/snorql/link.png" draw:style-name="gr1" draw:text-style-name="P1" svg:width="7.48pt" svg:height="7.48pt" svg:x="0pt" svg:y="4390.38pt">
            <draw:image xlink:href="http://dbpedia.org/snorql/link.png" xlink:type="simple" xlink:show="embed" xlink:actuate="onLoad">
              <text:p/>
            </draw:image>
          </draw:frame>
          <draw:frame draw:z-index="344" draw:name="http://dbpedia.org/snorql/link.png" draw:style-name="gr1" draw:text-style-name="P1" svg:width="7.48pt" svg:height="7.48pt" svg:x="0pt" svg:y="4403.2pt">
            <draw:image xlink:href="http://dbpedia.org/snorql/link.png" xlink:type="simple" xlink:show="embed" xlink:actuate="onLoad">
              <text:p/>
            </draw:image>
          </draw:frame>
          <draw:frame draw:z-index="345" draw:name="http://dbpedia.org/snorql/link.png" draw:style-name="gr1" draw:text-style-name="P1" svg:width="7.48pt" svg:height="7.48pt" svg:x="0pt" svg:y="4415.98pt">
            <draw:image xlink:href="http://dbpedia.org/snorql/link.png" xlink:type="simple" xlink:show="embed" xlink:actuate="onLoad">
              <text:p/>
            </draw:image>
          </draw:frame>
          <draw:frame draw:z-index="346" draw:name="http://dbpedia.org/snorql/link.png" draw:style-name="gr1" draw:text-style-name="P1" svg:width="7.48pt" svg:height="7.48pt" svg:x="0pt" svg:y="4428.79pt">
            <draw:image xlink:href="http://dbpedia.org/snorql/link.png" xlink:type="simple" xlink:show="embed" xlink:actuate="onLoad">
              <text:p/>
            </draw:image>
          </draw:frame>
          <draw:frame draw:z-index="347" draw:name="http://dbpedia.org/snorql/link.png" draw:style-name="gr1" draw:text-style-name="P1" svg:width="7.48pt" svg:height="7.48pt" svg:x="0pt" svg:y="4441.58pt">
            <draw:image xlink:href="http://dbpedia.org/snorql/link.png" xlink:type="simple" xlink:show="embed" xlink:actuate="onLoad">
              <text:p/>
            </draw:image>
          </draw:frame>
          <draw:frame draw:z-index="348" draw:name="http://dbpedia.org/snorql/link.png" draw:style-name="gr1" draw:text-style-name="P1" svg:width="7.48pt" svg:height="7.48pt" svg:x="0pt" svg:y="4454.39pt">
            <draw:image xlink:href="http://dbpedia.org/snorql/link.png" xlink:type="simple" xlink:show="embed" xlink:actuate="onLoad">
              <text:p/>
            </draw:image>
          </draw:frame>
          <draw:frame draw:z-index="349" draw:name="http://dbpedia.org/snorql/link.png" draw:style-name="gr1" draw:text-style-name="P1" svg:width="7.48pt" svg:height="7.48pt" svg:x="0pt" svg:y="4467.17pt">
            <draw:image xlink:href="http://dbpedia.org/snorql/link.png" xlink:type="simple" xlink:show="embed" xlink:actuate="onLoad">
              <text:p/>
            </draw:image>
          </draw:frame>
          <draw:frame draw:z-index="350" draw:name="http://dbpedia.org/snorql/link.png" draw:style-name="gr1" draw:text-style-name="P1" svg:width="7.48pt" svg:height="7.48pt" svg:x="0pt" svg:y="4479.99pt">
            <draw:image xlink:href="http://dbpedia.org/snorql/link.png" xlink:type="simple" xlink:show="embed" xlink:actuate="onLoad">
              <text:p/>
            </draw:image>
          </draw:frame>
          <draw:frame draw:z-index="351" draw:name="http://dbpedia.org/snorql/link.png" draw:style-name="gr1" draw:text-style-name="P1" svg:width="7.48pt" svg:height="7.48pt" svg:x="0pt" svg:y="4492.8pt">
            <draw:image xlink:href="http://dbpedia.org/snorql/link.png" xlink:type="simple" xlink:show="embed" xlink:actuate="onLoad">
              <text:p/>
            </draw:image>
          </draw:frame>
          <draw:frame draw:z-index="352" draw:name="http://dbpedia.org/snorql/link.png" draw:style-name="gr1" draw:text-style-name="P1" svg:width="7.48pt" svg:height="7.48pt" svg:x="0pt" svg:y="4505.58pt">
            <draw:image xlink:href="http://dbpedia.org/snorql/link.png" xlink:type="simple" xlink:show="embed" xlink:actuate="onLoad">
              <text:p/>
            </draw:image>
          </draw:frame>
          <draw:frame draw:z-index="353" draw:name="http://dbpedia.org/snorql/link.png" draw:style-name="gr1" draw:text-style-name="P1" svg:width="7.48pt" svg:height="7.48pt" svg:x="0pt" svg:y="4518.4pt">
            <draw:image xlink:href="http://dbpedia.org/snorql/link.png" xlink:type="simple" xlink:show="embed" xlink:actuate="onLoad">
              <text:p/>
            </draw:image>
          </draw:frame>
          <draw:frame draw:z-index="354" draw:name="http://dbpedia.org/snorql/link.png" draw:style-name="gr1" draw:text-style-name="P1" svg:width="7.48pt" svg:height="7.48pt" svg:x="0pt" svg:y="4531.18pt">
            <draw:image xlink:href="http://dbpedia.org/snorql/link.png" xlink:type="simple" xlink:show="embed" xlink:actuate="onLoad">
              <text:p/>
            </draw:image>
          </draw:frame>
          <draw:frame draw:z-index="355" draw:name="http://dbpedia.org/snorql/link.png" draw:style-name="gr1" draw:text-style-name="P1" svg:width="7.48pt" svg:height="7.48pt" svg:x="0pt" svg:y="4543.99pt">
            <draw:image xlink:href="http://dbpedia.org/snorql/link.png" xlink:type="simple" xlink:show="embed" xlink:actuate="onLoad">
              <text:p/>
            </draw:image>
          </draw:frame>
          <draw:frame draw:z-index="356" draw:name="http://dbpedia.org/snorql/link.png" draw:style-name="gr1" draw:text-style-name="P1" svg:width="7.48pt" svg:height="7.48pt" svg:x="0pt" svg:y="4556.78pt">
            <draw:image xlink:href="http://dbpedia.org/snorql/link.png" xlink:type="simple" xlink:show="embed" xlink:actuate="onLoad">
              <text:p/>
            </draw:image>
          </draw:frame>
          <draw:frame draw:z-index="357" draw:name="http://dbpedia.org/snorql/link.png" draw:style-name="gr1" draw:text-style-name="P1" svg:width="7.48pt" svg:height="7.48pt" svg:x="0pt" svg:y="4569.59pt">
            <draw:image xlink:href="http://dbpedia.org/snorql/link.png" xlink:type="simple" xlink:show="embed" xlink:actuate="onLoad">
              <text:p/>
            </draw:image>
          </draw:frame>
          <draw:frame draw:z-index="358" draw:name="http://dbpedia.org/snorql/link.png" draw:style-name="gr1" draw:text-style-name="P1" svg:width="7.48pt" svg:height="7.48pt" svg:x="0pt" svg:y="4582.37pt">
            <draw:image xlink:href="http://dbpedia.org/snorql/link.png" xlink:type="simple" xlink:show="embed" xlink:actuate="onLoad">
              <text:p/>
            </draw:image>
          </draw:frame>
          <draw:frame draw:z-index="359" draw:name="http://dbpedia.org/snorql/link.png" draw:style-name="gr1" draw:text-style-name="P1" svg:width="7.48pt" svg:height="7.48pt" svg:x="0pt" svg:y="4595.19pt">
            <draw:image xlink:href="http://dbpedia.org/snorql/link.png" xlink:type="simple" xlink:show="embed" xlink:actuate="onLoad">
              <text:p/>
            </draw:image>
          </draw:frame>
          <draw:frame draw:z-index="360" draw:name="http://dbpedia.org/snorql/link.png" draw:style-name="gr1" draw:text-style-name="P1" svg:width="7.48pt" svg:height="7.48pt" svg:x="0pt" svg:y="4608pt">
            <draw:image xlink:href="http://dbpedia.org/snorql/link.png" xlink:type="simple" xlink:show="embed" xlink:actuate="onLoad">
              <text:p/>
            </draw:image>
          </draw:frame>
          <draw:frame draw:z-index="361" draw:name="http://dbpedia.org/snorql/link.png" draw:style-name="gr1" draw:text-style-name="P1" svg:width="7.48pt" svg:height="7.48pt" svg:x="0pt" svg:y="4620.78pt">
            <draw:image xlink:href="http://dbpedia.org/snorql/link.png" xlink:type="simple" xlink:show="embed" xlink:actuate="onLoad">
              <text:p/>
            </draw:image>
          </draw:frame>
          <draw:frame draw:z-index="362" draw:name="http://dbpedia.org/snorql/link.png" draw:style-name="gr1" draw:text-style-name="P1" svg:width="7.48pt" svg:height="7.48pt" svg:x="0pt" svg:y="4633.6pt">
            <draw:image xlink:href="http://dbpedia.org/snorql/link.png" xlink:type="simple" xlink:show="embed" xlink:actuate="onLoad">
              <text:p/>
            </draw:image>
          </draw:frame>
          <draw:frame draw:z-index="363" draw:name="http://dbpedia.org/snorql/link.png" draw:style-name="gr1" draw:text-style-name="P1" svg:width="7.48pt" svg:height="7.48pt" svg:x="0pt" svg:y="4646.38pt">
            <draw:image xlink:href="http://dbpedia.org/snorql/link.png" xlink:type="simple" xlink:show="embed" xlink:actuate="onLoad">
              <text:p/>
            </draw:image>
          </draw:frame>
          <draw:frame draw:z-index="364" draw:name="http://dbpedia.org/snorql/link.png" draw:style-name="gr1" draw:text-style-name="P1" svg:width="7.48pt" svg:height="7.48pt" svg:x="0pt" svg:y="4659.19pt">
            <draw:image xlink:href="http://dbpedia.org/snorql/link.png" xlink:type="simple" xlink:show="embed" xlink:actuate="onLoad">
              <text:p/>
            </draw:image>
          </draw:frame>
          <draw:frame draw:z-index="365" draw:name="http://dbpedia.org/snorql/link.png" draw:style-name="gr1" draw:text-style-name="P1" svg:width="7.48pt" svg:height="7.48pt" svg:x="0pt" svg:y="4671.98pt">
            <draw:image xlink:href="http://dbpedia.org/snorql/link.png" xlink:type="simple" xlink:show="embed" xlink:actuate="onLoad">
              <text:p/>
            </draw:image>
          </draw:frame>
          <draw:frame draw:z-index="366" draw:name="http://dbpedia.org/snorql/link.png" draw:style-name="gr1" draw:text-style-name="P1" svg:width="7.48pt" svg:height="7.48pt" svg:x="0pt" svg:y="4684.79pt">
            <draw:image xlink:href="http://dbpedia.org/snorql/link.png" xlink:type="simple" xlink:show="embed" xlink:actuate="onLoad">
              <text:p/>
            </draw:image>
          </draw:frame>
          <draw:frame draw:z-index="367" draw:name="http://dbpedia.org/snorql/link.png" draw:style-name="gr1" draw:text-style-name="P1" svg:width="7.48pt" svg:height="7.48pt" svg:x="0pt" svg:y="4697.57pt">
            <draw:image xlink:href="http://dbpedia.org/snorql/link.png" xlink:type="simple" xlink:show="embed" xlink:actuate="onLoad">
              <text:p/>
            </draw:image>
          </draw:frame>
          <draw:frame draw:z-index="368" draw:name="http://dbpedia.org/snorql/link.png" draw:style-name="gr1" draw:text-style-name="P1" svg:width="7.48pt" svg:height="7.48pt" svg:x="0pt" svg:y="4710.39pt">
            <draw:image xlink:href="http://dbpedia.org/snorql/link.png" xlink:type="simple" xlink:show="embed" xlink:actuate="onLoad">
              <text:p/>
            </draw:image>
          </draw:frame>
          <draw:frame draw:z-index="369" draw:name="http://dbpedia.org/snorql/link.png" draw:style-name="gr1" draw:text-style-name="P1" svg:width="7.48pt" svg:height="7.48pt" svg:x="0pt" svg:y="4723.2pt">
            <draw:image xlink:href="http://dbpedia.org/snorql/link.png" xlink:type="simple" xlink:show="embed" xlink:actuate="onLoad">
              <text:p/>
            </draw:image>
          </draw:frame>
          <draw:frame draw:z-index="370" draw:name="http://dbpedia.org/snorql/link.png" draw:style-name="gr1" draw:text-style-name="P1" svg:width="7.48pt" svg:height="7.48pt" svg:x="0pt" svg:y="4735.98pt">
            <draw:image xlink:href="http://dbpedia.org/snorql/link.png" xlink:type="simple" xlink:show="embed" xlink:actuate="onLoad">
              <text:p/>
            </draw:image>
          </draw:frame>
          <draw:frame draw:z-index="371" draw:name="http://dbpedia.org/snorql/link.png" draw:style-name="gr1" draw:text-style-name="P1" svg:width="7.48pt" svg:height="7.48pt" svg:x="0pt" svg:y="4748.8pt">
            <draw:image xlink:href="http://dbpedia.org/snorql/link.png" xlink:type="simple" xlink:show="embed" xlink:actuate="onLoad">
              <text:p/>
            </draw:image>
          </draw:frame>
          <draw:frame draw:z-index="372" draw:name="http://dbpedia.org/snorql/link.png" draw:style-name="gr1" draw:text-style-name="P1" svg:width="7.48pt" svg:height="7.48pt" svg:x="0pt" svg:y="4761.58pt">
            <draw:image xlink:href="http://dbpedia.org/snorql/link.png" xlink:type="simple" xlink:show="embed" xlink:actuate="onLoad">
              <text:p/>
            </draw:image>
          </draw:frame>
          <draw:frame draw:z-index="373" draw:name="http://dbpedia.org/snorql/link.png" draw:style-name="gr1" draw:text-style-name="P1" svg:width="7.48pt" svg:height="7.48pt" svg:x="0pt" svg:y="4774.39pt">
            <draw:image xlink:href="http://dbpedia.org/snorql/link.png" xlink:type="simple" xlink:show="embed" xlink:actuate="onLoad">
              <text:p/>
            </draw:image>
          </draw:frame>
          <draw:frame draw:z-index="374" draw:name="http://dbpedia.org/snorql/link.png" draw:style-name="gr1" draw:text-style-name="P1" svg:width="7.48pt" svg:height="7.48pt" svg:x="0pt" svg:y="4787.18pt">
            <draw:image xlink:href="http://dbpedia.org/snorql/link.png" xlink:type="simple" xlink:show="embed" xlink:actuate="onLoad">
              <text:p/>
            </draw:image>
          </draw:frame>
          <draw:frame draw:z-index="375" draw:name="http://dbpedia.org/snorql/link.png" draw:style-name="gr1" draw:text-style-name="P1" svg:width="7.48pt" svg:height="7.48pt" svg:x="0pt" svg:y="4799.99pt">
            <draw:image xlink:href="http://dbpedia.org/snorql/link.png" xlink:type="simple" xlink:show="embed" xlink:actuate="onLoad">
              <text:p/>
            </draw:image>
          </draw:frame>
          <draw:frame draw:z-index="376" draw:name="http://dbpedia.org/snorql/link.png" draw:style-name="gr1" draw:text-style-name="P1" svg:width="7.48pt" svg:height="7.48pt" svg:x="0pt" svg:y="4812.77pt">
            <draw:image xlink:href="http://dbpedia.org/snorql/link.png" xlink:type="simple" xlink:show="embed" xlink:actuate="onLoad">
              <text:p/>
            </draw:image>
          </draw:frame>
          <draw:frame draw:z-index="377" draw:name="http://dbpedia.org/snorql/link.png" draw:style-name="gr1" draw:text-style-name="P1" svg:width="7.48pt" svg:height="7.48pt" svg:x="0pt" svg:y="4825.59pt">
            <draw:image xlink:href="http://dbpedia.org/snorql/link.png" xlink:type="simple" xlink:show="embed" xlink:actuate="onLoad">
              <text:p/>
            </draw:image>
          </draw:frame>
          <draw:frame draw:z-index="378" draw:name="http://dbpedia.org/snorql/link.png" draw:style-name="gr1" draw:text-style-name="P1" svg:width="7.48pt" svg:height="7.48pt" svg:x="0pt" svg:y="4838.4pt">
            <draw:image xlink:href="http://dbpedia.org/snorql/link.png" xlink:type="simple" xlink:show="embed" xlink:actuate="onLoad">
              <text:p/>
            </draw:image>
          </draw:frame>
          <draw:frame draw:z-index="379" draw:name="http://dbpedia.org/snorql/link.png" draw:style-name="gr1" draw:text-style-name="P1" svg:width="7.48pt" svg:height="7.48pt" svg:x="0pt" svg:y="4851.18pt">
            <draw:image xlink:href="http://dbpedia.org/snorql/link.png" xlink:type="simple" xlink:show="embed" xlink:actuate="onLoad">
              <text:p/>
            </draw:image>
          </draw:frame>
          <draw:frame draw:z-index="380" draw:name="http://dbpedia.org/snorql/link.png" draw:style-name="gr1" draw:text-style-name="P1" svg:width="7.48pt" svg:height="7.48pt" svg:x="0pt" svg:y="4864pt">
            <draw:image xlink:href="http://dbpedia.org/snorql/link.png" xlink:type="simple" xlink:show="embed" xlink:actuate="onLoad">
              <text:p/>
            </draw:image>
          </draw:frame>
          <draw:frame draw:z-index="381" draw:name="http://dbpedia.org/snorql/link.png" draw:style-name="gr1" draw:text-style-name="P1" svg:width="7.48pt" svg:height="7.48pt" svg:x="0pt" svg:y="4876.78pt">
            <draw:image xlink:href="http://dbpedia.org/snorql/link.png" xlink:type="simple" xlink:show="embed" xlink:actuate="onLoad">
              <text:p/>
            </draw:image>
          </draw:frame>
          <draw:frame draw:z-index="382" draw:name="http://dbpedia.org/snorql/link.png" draw:style-name="gr1" draw:text-style-name="P1" svg:width="7.48pt" svg:height="7.48pt" svg:x="0pt" svg:y="4889.59pt">
            <draw:image xlink:href="http://dbpedia.org/snorql/link.png" xlink:type="simple" xlink:show="embed" xlink:actuate="onLoad">
              <text:p/>
            </draw:image>
          </draw:frame>
          <draw:frame draw:z-index="383" draw:name="http://dbpedia.org/snorql/link.png" draw:style-name="gr1" draw:text-style-name="P1" svg:width="7.48pt" svg:height="7.48pt" svg:x="0pt" svg:y="4902.38pt">
            <draw:image xlink:href="http://dbpedia.org/snorql/link.png" xlink:type="simple" xlink:show="embed" xlink:actuate="onLoad">
              <text:p/>
            </draw:image>
          </draw:frame>
          <draw:frame draw:z-index="384" draw:name="http://dbpedia.org/snorql/link.png" draw:style-name="gr1" draw:text-style-name="P1" svg:width="7.48pt" svg:height="7.48pt" svg:x="0pt" svg:y="4915.19pt">
            <draw:image xlink:href="http://dbpedia.org/snorql/link.png" xlink:type="simple" xlink:show="embed" xlink:actuate="onLoad">
              <text:p/>
            </draw:image>
          </draw:frame>
          <draw:frame draw:z-index="385" draw:name="http://dbpedia.org/snorql/link.png" draw:style-name="gr1" draw:text-style-name="P1" svg:width="7.48pt" svg:height="7.48pt" svg:x="0pt" svg:y="4927.97pt">
            <draw:image xlink:href="http://dbpedia.org/snorql/link.png" xlink:type="simple" xlink:show="embed" xlink:actuate="onLoad">
              <text:p/>
            </draw:image>
          </draw:frame>
          <draw:frame draw:z-index="386" draw:name="http://dbpedia.org/snorql/link.png" draw:style-name="gr1" draw:text-style-name="P1" svg:width="7.48pt" svg:height="7.48pt" svg:x="0pt" svg:y="4940.79pt">
            <draw:image xlink:href="http://dbpedia.org/snorql/link.png" xlink:type="simple" xlink:show="embed" xlink:actuate="onLoad">
              <text:p/>
            </draw:image>
          </draw:frame>
          <draw:frame draw:z-index="387" draw:name="http://dbpedia.org/snorql/link.png" draw:style-name="gr1" draw:text-style-name="P1" svg:width="7.48pt" svg:height="7.48pt" svg:x="0pt" svg:y="4953.6pt">
            <draw:image xlink:href="http://dbpedia.org/snorql/link.png" xlink:type="simple" xlink:show="embed" xlink:actuate="onLoad">
              <text:p/>
            </draw:image>
          </draw:frame>
          <draw:frame draw:z-index="388" draw:name="http://dbpedia.org/snorql/link.png" draw:style-name="gr1" draw:text-style-name="P1" svg:width="7.48pt" svg:height="7.48pt" svg:x="0pt" svg:y="4966.38pt">
            <draw:image xlink:href="http://dbpedia.org/snorql/link.png" xlink:type="simple" xlink:show="embed" xlink:actuate="onLoad">
              <text:p/>
            </draw:image>
          </draw:frame>
          <draw:frame draw:z-index="389" draw:name="http://dbpedia.org/snorql/link.png" draw:style-name="gr1" draw:text-style-name="P1" svg:width="7.48pt" svg:height="7.48pt" svg:x="0pt" svg:y="4979.2pt">
            <draw:image xlink:href="http://dbpedia.org/snorql/link.png" xlink:type="simple" xlink:show="embed" xlink:actuate="onLoad">
              <text:p/>
            </draw:image>
          </draw:frame>
          <draw:frame draw:z-index="390" draw:name="http://dbpedia.org/snorql/link.png" draw:style-name="gr1" draw:text-style-name="P1" svg:width="7.48pt" svg:height="7.48pt" svg:x="0pt" svg:y="4991.98pt">
            <draw:image xlink:href="http://dbpedia.org/snorql/link.png" xlink:type="simple" xlink:show="embed" xlink:actuate="onLoad">
              <text:p/>
            </draw:image>
          </draw:frame>
          <draw:frame draw:z-index="391" draw:name="http://dbpedia.org/snorql/link.png" draw:style-name="gr1" draw:text-style-name="P1" svg:width="7.48pt" svg:height="7.48pt" svg:x="0pt" svg:y="5004.79pt">
            <draw:image xlink:href="http://dbpedia.org/snorql/link.png" xlink:type="simple" xlink:show="embed" xlink:actuate="onLoad">
              <text:p/>
            </draw:image>
          </draw:frame>
          <draw:frame draw:z-index="392" draw:name="http://dbpedia.org/snorql/link.png" draw:style-name="gr1" draw:text-style-name="P1" svg:width="7.48pt" svg:height="7.48pt" svg:x="0pt" svg:y="5017.58pt">
            <draw:image xlink:href="http://dbpedia.org/snorql/link.png" xlink:type="simple" xlink:show="embed" xlink:actuate="onLoad">
              <text:p/>
            </draw:image>
          </draw:frame>
          <draw:frame draw:z-index="393" draw:name="http://dbpedia.org/snorql/link.png" draw:style-name="gr1" draw:text-style-name="P1" svg:width="7.48pt" svg:height="7.48pt" svg:x="0pt" svg:y="5030.39pt">
            <draw:image xlink:href="http://dbpedia.org/snorql/link.png" xlink:type="simple" xlink:show="embed" xlink:actuate="onLoad">
              <text:p/>
            </draw:image>
          </draw:frame>
          <draw:frame draw:z-index="394" draw:name="http://dbpedia.org/snorql/link.png" draw:style-name="gr1" draw:text-style-name="P1" svg:width="7.48pt" svg:height="7.48pt" svg:x="0pt" svg:y="5043.17pt">
            <draw:image xlink:href="http://dbpedia.org/snorql/link.png" xlink:type="simple" xlink:show="embed" xlink:actuate="onLoad">
              <text:p/>
            </draw:image>
          </draw:frame>
          <draw:frame draw:z-index="395" draw:name="http://dbpedia.org/snorql/link.png" draw:style-name="gr1" draw:text-style-name="P1" svg:width="7.48pt" svg:height="7.48pt" svg:x="0pt" svg:y="5055.99pt">
            <draw:image xlink:href="http://dbpedia.org/snorql/link.png" xlink:type="simple" xlink:show="embed" xlink:actuate="onLoad">
              <text:p/>
            </draw:image>
          </draw:frame>
          <draw:frame draw:z-index="396" draw:name="http://dbpedia.org/snorql/link.png" draw:style-name="gr1" draw:text-style-name="P1" svg:width="7.48pt" svg:height="7.48pt" svg:x="0pt" svg:y="5068.8pt">
            <draw:image xlink:href="http://dbpedia.org/snorql/link.png" xlink:type="simple" xlink:show="embed" xlink:actuate="onLoad">
              <text:p/>
            </draw:image>
          </draw:frame>
          <draw:frame draw:z-index="397" draw:name="http://dbpedia.org/snorql/link.png" draw:style-name="gr1" draw:text-style-name="P1" svg:width="7.48pt" svg:height="7.48pt" svg:x="0pt" svg:y="5081.58pt">
            <draw:image xlink:href="http://dbpedia.org/snorql/link.png" xlink:type="simple" xlink:show="embed" xlink:actuate="onLoad">
              <text:p/>
            </draw:image>
          </draw:frame>
          <draw:frame draw:z-index="398" draw:name="http://dbpedia.org/snorql/link.png" draw:style-name="gr1" draw:text-style-name="P1" svg:width="7.48pt" svg:height="7.48pt" svg:x="0pt" svg:y="5094.4pt">
            <draw:image xlink:href="http://dbpedia.org/snorql/link.png" xlink:type="simple" xlink:show="embed" xlink:actuate="onLoad">
              <text:p/>
            </draw:image>
          </draw:frame>
          <draw:frame draw:z-index="399" draw:name="http://dbpedia.org/snorql/link.png" draw:style-name="gr1" draw:text-style-name="P1" svg:width="7.48pt" svg:height="7.48pt" svg:x="0pt" svg:y="5107.18pt">
            <draw:image xlink:href="http://dbpedia.org/snorql/link.png" xlink:type="simple" xlink:show="embed" xlink:actuate="onLoad">
              <text:p/>
            </draw:image>
          </draw:frame>
          <draw:frame draw:z-index="400" draw:name="http://dbpedia.org/snorql/link.png" draw:style-name="gr1" draw:text-style-name="P1" svg:width="7.48pt" svg:height="7.48pt" svg:x="0pt" svg:y="5119.99pt">
            <draw:image xlink:href="http://dbpedia.org/snorql/link.png" xlink:type="simple" xlink:show="embed" xlink:actuate="onLoad">
              <text:p/>
            </draw:image>
          </draw:frame>
          <draw:frame draw:z-index="401" draw:name="http://dbpedia.org/snorql/link.png" draw:style-name="gr1" draw:text-style-name="P1" svg:width="7.48pt" svg:height="7.48pt" svg:x="0pt" svg:y="5132.78pt">
            <draw:image xlink:href="http://dbpedia.org/snorql/link.png" xlink:type="simple" xlink:show="embed" xlink:actuate="onLoad">
              <text:p/>
            </draw:image>
          </draw:frame>
          <draw:frame draw:z-index="402" draw:name="http://dbpedia.org/snorql/link.png" draw:style-name="gr1" draw:text-style-name="P1" svg:width="7.48pt" svg:height="7.48pt" svg:x="0pt" svg:y="5145.59pt">
            <draw:image xlink:href="http://dbpedia.org/snorql/link.png" xlink:type="simple" xlink:show="embed" xlink:actuate="onLoad">
              <text:p/>
            </draw:image>
          </draw:frame>
          <draw:frame draw:z-index="403" draw:name="http://dbpedia.org/snorql/link.png" draw:style-name="gr1" draw:text-style-name="P1" svg:width="7.48pt" svg:height="7.48pt" svg:x="0pt" svg:y="5158.37pt">
            <draw:image xlink:href="http://dbpedia.org/snorql/link.png" xlink:type="simple" xlink:show="embed" xlink:actuate="onLoad">
              <text:p/>
            </draw:image>
          </draw:frame>
          <draw:frame draw:z-index="404" draw:name="http://dbpedia.org/snorql/link.png" draw:style-name="gr1" draw:text-style-name="P1" svg:width="7.48pt" svg:height="7.48pt" svg:x="0pt" svg:y="5171.19pt">
            <draw:image xlink:href="http://dbpedia.org/snorql/link.png" xlink:type="simple" xlink:show="embed" xlink:actuate="onLoad">
              <text:p/>
            </draw:image>
          </draw:frame>
          <draw:frame draw:z-index="405" draw:name="http://dbpedia.org/snorql/link.png" draw:style-name="gr1" draw:text-style-name="P1" svg:width="7.48pt" svg:height="7.48pt" svg:x="0pt" svg:y="5184pt">
            <draw:image xlink:href="http://dbpedia.org/snorql/link.png" xlink:type="simple" xlink:show="embed" xlink:actuate="onLoad">
              <text:p/>
            </draw:image>
          </draw:frame>
          <draw:frame draw:z-index="406" draw:name="http://dbpedia.org/snorql/link.png" draw:style-name="gr1" draw:text-style-name="P1" svg:width="7.48pt" svg:height="7.48pt" svg:x="0pt" svg:y="5196.78pt">
            <draw:image xlink:href="http://dbpedia.org/snorql/link.png" xlink:type="simple" xlink:show="embed" xlink:actuate="onLoad">
              <text:p/>
            </draw:image>
          </draw:frame>
          <draw:frame draw:z-index="407" draw:name="http://dbpedia.org/snorql/link.png" draw:style-name="gr1" draw:text-style-name="P1" svg:width="7.48pt" svg:height="7.48pt" svg:x="0pt" svg:y="5209.6pt">
            <draw:image xlink:href="http://dbpedia.org/snorql/link.png" xlink:type="simple" xlink:show="embed" xlink:actuate="onLoad">
              <text:p/>
            </draw:image>
          </draw:frame>
          <draw:frame draw:z-index="408" draw:name="http://dbpedia.org/snorql/link.png" draw:style-name="gr1" draw:text-style-name="P1" svg:width="7.48pt" svg:height="7.48pt" svg:x="0pt" svg:y="5222.38pt">
            <draw:image xlink:href="http://dbpedia.org/snorql/link.png" xlink:type="simple" xlink:show="embed" xlink:actuate="onLoad">
              <text:p/>
            </draw:image>
          </draw:frame>
          <draw:frame draw:z-index="409" draw:name="http://dbpedia.org/snorql/link.png" draw:style-name="gr1" draw:text-style-name="P1" svg:width="7.48pt" svg:height="7.48pt" svg:x="0pt" svg:y="5235.19pt">
            <draw:image xlink:href="http://dbpedia.org/snorql/link.png" xlink:type="simple" xlink:show="embed" xlink:actuate="onLoad">
              <text:p/>
            </draw:image>
          </draw:frame>
          <draw:frame draw:z-index="410" draw:name="http://dbpedia.org/snorql/link.png" draw:style-name="gr1" draw:text-style-name="P1" svg:width="7.48pt" svg:height="7.48pt" svg:x="0pt" svg:y="5247.98pt">
            <draw:image xlink:href="http://dbpedia.org/snorql/link.png" xlink:type="simple" xlink:show="embed" xlink:actuate="onLoad">
              <text:p/>
            </draw:image>
          </draw:frame>
          <draw:frame draw:z-index="411" draw:name="http://dbpedia.org/snorql/link.png" draw:style-name="gr1" draw:text-style-name="P1" svg:width="7.48pt" svg:height="7.48pt" svg:x="0pt" svg:y="5260.79pt">
            <draw:image xlink:href="http://dbpedia.org/snorql/link.png" xlink:type="simple" xlink:show="embed" xlink:actuate="onLoad">
              <text:p/>
            </draw:image>
          </draw:frame>
          <draw:frame draw:z-index="412" draw:name="http://dbpedia.org/snorql/link.png" draw:style-name="gr1" draw:text-style-name="P1" svg:width="7.48pt" svg:height="7.48pt" svg:x="0pt" svg:y="5273.57pt">
            <draw:image xlink:href="http://dbpedia.org/snorql/link.png" xlink:type="simple" xlink:show="embed" xlink:actuate="onLoad">
              <text:p/>
            </draw:image>
          </draw:frame>
          <draw:frame draw:z-index="413" draw:name="http://dbpedia.org/snorql/link.png" draw:style-name="gr1" draw:text-style-name="P1" svg:width="7.48pt" svg:height="7.48pt" svg:x="0pt" svg:y="5286.39pt">
            <draw:image xlink:href="http://dbpedia.org/snorql/link.png" xlink:type="simple" xlink:show="embed" xlink:actuate="onLoad">
              <text:p/>
            </draw:image>
          </draw:frame>
          <draw:frame draw:z-index="414" draw:name="http://dbpedia.org/snorql/link.png" draw:style-name="gr1" draw:text-style-name="P1" svg:width="7.48pt" svg:height="7.48pt" svg:x="0pt" svg:y="5299.2pt">
            <draw:image xlink:href="http://dbpedia.org/snorql/link.png" xlink:type="simple" xlink:show="embed" xlink:actuate="onLoad">
              <text:p/>
            </draw:image>
          </draw:frame>
          <draw:frame draw:z-index="415" draw:name="http://dbpedia.org/snorql/link.png" draw:style-name="gr1" draw:text-style-name="P1" svg:width="7.48pt" svg:height="7.48pt" svg:x="0pt" svg:y="5311.98pt">
            <draw:image xlink:href="http://dbpedia.org/snorql/link.png" xlink:type="simple" xlink:show="embed" xlink:actuate="onLoad">
              <text:p/>
            </draw:image>
          </draw:frame>
          <draw:frame draw:z-index="416" draw:name="http://dbpedia.org/snorql/link.png" draw:style-name="gr1" draw:text-style-name="P1" svg:width="7.48pt" svg:height="7.48pt" svg:x="0pt" svg:y="5324.8pt">
            <draw:image xlink:href="http://dbpedia.org/snorql/link.png" xlink:type="simple" xlink:show="embed" xlink:actuate="onLoad">
              <text:p/>
            </draw:image>
          </draw:frame>
          <draw:frame draw:z-index="417" draw:name="http://dbpedia.org/snorql/link.png" draw:style-name="gr1" draw:text-style-name="P1" svg:width="7.48pt" svg:height="7.48pt" svg:x="0pt" svg:y="5337.58pt">
            <draw:image xlink:href="http://dbpedia.org/snorql/link.png" xlink:type="simple" xlink:show="embed" xlink:actuate="onLoad">
              <text:p/>
            </draw:image>
          </draw:frame>
          <draw:frame draw:z-index="418" draw:name="http://dbpedia.org/snorql/link.png" draw:style-name="gr1" draw:text-style-name="P1" svg:width="7.48pt" svg:height="7.48pt" svg:x="0pt" svg:y="5350.39pt">
            <draw:image xlink:href="http://dbpedia.org/snorql/link.png" xlink:type="simple" xlink:show="embed" xlink:actuate="onLoad">
              <text:p/>
            </draw:image>
          </draw:frame>
          <draw:frame draw:z-index="419" draw:name="http://dbpedia.org/snorql/link.png" draw:style-name="gr1" draw:text-style-name="P1" svg:width="7.48pt" svg:height="7.48pt" svg:x="0pt" svg:y="5363.18pt">
            <draw:image xlink:href="http://dbpedia.org/snorql/link.png" xlink:type="simple" xlink:show="embed" xlink:actuate="onLoad">
              <text:p/>
            </draw:image>
          </draw:frame>
          <draw:frame draw:z-index="420" draw:name="http://dbpedia.org/snorql/link.png" draw:style-name="gr1" draw:text-style-name="P1" svg:width="7.48pt" svg:height="7.48pt" svg:x="0pt" svg:y="5375.99pt">
            <draw:image xlink:href="http://dbpedia.org/snorql/link.png" xlink:type="simple" xlink:show="embed" xlink:actuate="onLoad">
              <text:p/>
            </draw:image>
          </draw:frame>
          <draw:frame draw:z-index="421" draw:name="http://dbpedia.org/snorql/link.png" draw:style-name="gr1" draw:text-style-name="P1" svg:width="7.48pt" svg:height="7.48pt" svg:x="0pt" svg:y="5388.77pt">
            <draw:image xlink:href="http://dbpedia.org/snorql/link.png" xlink:type="simple" xlink:show="embed" xlink:actuate="onLoad">
              <text:p/>
            </draw:image>
          </draw:frame>
          <draw:frame draw:z-index="422" draw:name="http://dbpedia.org/snorql/link.png" draw:style-name="gr1" draw:text-style-name="P1" svg:width="7.48pt" svg:height="7.48pt" svg:x="0pt" svg:y="5401.59pt">
            <draw:image xlink:href="http://dbpedia.org/snorql/link.png" xlink:type="simple" xlink:show="embed" xlink:actuate="onLoad">
              <text:p/>
            </draw:image>
          </draw:frame>
          <draw:frame draw:z-index="423" draw:name="http://dbpedia.org/snorql/link.png" draw:style-name="gr1" draw:text-style-name="P1" svg:width="7.48pt" svg:height="7.48pt" svg:x="0pt" svg:y="5414.4pt">
            <draw:image xlink:href="http://dbpedia.org/snorql/link.png" xlink:type="simple" xlink:show="embed" xlink:actuate="onLoad">
              <text:p/>
            </draw:image>
          </draw:frame>
          <draw:frame draw:z-index="424" draw:name="http://dbpedia.org/snorql/link.png" draw:style-name="gr1" draw:text-style-name="P1" svg:width="7.48pt" svg:height="7.48pt" svg:x="0pt" svg:y="5427.18pt">
            <draw:image xlink:href="http://dbpedia.org/snorql/link.png" xlink:type="simple" xlink:show="embed" xlink:actuate="onLoad">
              <text:p/>
            </draw:image>
          </draw:frame>
          <draw:frame draw:z-index="425" draw:name="http://dbpedia.org/snorql/link.png" draw:style-name="gr1" draw:text-style-name="P1" svg:width="7.48pt" svg:height="7.48pt" svg:x="0pt" svg:y="5440pt">
            <draw:image xlink:href="http://dbpedia.org/snorql/link.png" xlink:type="simple" xlink:show="embed" xlink:actuate="onLoad">
              <text:p/>
            </draw:image>
          </draw:frame>
          <draw:frame draw:z-index="426" draw:name="http://dbpedia.org/snorql/link.png" draw:style-name="gr1" draw:text-style-name="P1" svg:width="7.48pt" svg:height="7.48pt" svg:x="0pt" svg:y="5452.78pt">
            <draw:image xlink:href="http://dbpedia.org/snorql/link.png" xlink:type="simple" xlink:show="embed" xlink:actuate="onLoad">
              <text:p/>
            </draw:image>
          </draw:frame>
          <draw:frame draw:z-index="427" draw:name="http://dbpedia.org/snorql/link.png" draw:style-name="gr1" draw:text-style-name="P1" svg:width="7.48pt" svg:height="7.48pt" svg:x="0pt" svg:y="5465.59pt">
            <draw:image xlink:href="http://dbpedia.org/snorql/link.png" xlink:type="simple" xlink:show="embed" xlink:actuate="onLoad">
              <text:p/>
            </draw:image>
          </draw:frame>
          <draw:frame draw:z-index="428" draw:name="http://dbpedia.org/snorql/link.png" draw:style-name="gr1" draw:text-style-name="P1" svg:width="7.48pt" svg:height="7.48pt" svg:x="0pt" svg:y="5478.38pt">
            <draw:image xlink:href="http://dbpedia.org/snorql/link.png" xlink:type="simple" xlink:show="embed" xlink:actuate="onLoad">
              <text:p/>
            </draw:image>
          </draw:frame>
          <draw:frame draw:z-index="429" draw:name="http://dbpedia.org/snorql/link.png" draw:style-name="gr1" draw:text-style-name="P1" svg:width="7.48pt" svg:height="7.48pt" svg:x="0pt" svg:y="5491.19pt">
            <draw:image xlink:href="http://dbpedia.org/snorql/link.png" xlink:type="simple" xlink:show="embed" xlink:actuate="onLoad">
              <text:p/>
            </draw:image>
          </draw:frame>
          <draw:frame draw:z-index="430" draw:name="http://dbpedia.org/snorql/link.png" draw:style-name="gr1" draw:text-style-name="P1" svg:width="7.48pt" svg:height="7.48pt" svg:x="0pt" svg:y="5503.97pt">
            <draw:image xlink:href="http://dbpedia.org/snorql/link.png" xlink:type="simple" xlink:show="embed" xlink:actuate="onLoad">
              <text:p/>
            </draw:image>
          </draw:frame>
          <draw:frame draw:z-index="431" draw:name="http://dbpedia.org/snorql/link.png" draw:style-name="gr1" draw:text-style-name="P1" svg:width="7.48pt" svg:height="7.48pt" svg:x="0pt" svg:y="5516.79pt">
            <draw:image xlink:href="http://dbpedia.org/snorql/link.png" xlink:type="simple" xlink:show="embed" xlink:actuate="onLoad">
              <text:p/>
            </draw:image>
          </draw:frame>
          <draw:frame draw:z-index="432" draw:name="http://dbpedia.org/snorql/link.png" draw:style-name="gr1" draw:text-style-name="P1" svg:width="7.48pt" svg:height="7.48pt" svg:x="0pt" svg:y="5529.6pt">
            <draw:image xlink:href="http://dbpedia.org/snorql/link.png" xlink:type="simple" xlink:show="embed" xlink:actuate="onLoad">
              <text:p/>
            </draw:image>
          </draw:frame>
          <draw:frame draw:z-index="433" draw:name="http://dbpedia.org/snorql/link.png" draw:style-name="gr1" draw:text-style-name="P1" svg:width="7.48pt" svg:height="7.48pt" svg:x="0pt" svg:y="5542.38pt">
            <draw:image xlink:href="http://dbpedia.org/snorql/link.png" xlink:type="simple" xlink:show="embed" xlink:actuate="onLoad">
              <text:p/>
            </draw:image>
          </draw:frame>
          <draw:frame draw:z-index="434" draw:name="http://dbpedia.org/snorql/link.png" draw:style-name="gr1" draw:text-style-name="P1" svg:width="7.48pt" svg:height="7.48pt" svg:x="0pt" svg:y="5555.2pt">
            <draw:image xlink:href="http://dbpedia.org/snorql/link.png" xlink:type="simple" xlink:show="embed" xlink:actuate="onLoad">
              <text:p/>
            </draw:image>
          </draw:frame>
          <draw:frame draw:z-index="435" draw:name="http://dbpedia.org/snorql/link.png" draw:style-name="gr1" draw:text-style-name="P1" svg:width="7.48pt" svg:height="7.48pt" svg:x="0pt" svg:y="5567.98pt">
            <draw:image xlink:href="http://dbpedia.org/snorql/link.png" xlink:type="simple" xlink:show="embed" xlink:actuate="onLoad">
              <text:p/>
            </draw:image>
          </draw:frame>
          <draw:frame draw:z-index="436" draw:name="http://dbpedia.org/snorql/link.png" draw:style-name="gr1" draw:text-style-name="P1" svg:width="7.48pt" svg:height="7.48pt" svg:x="0pt" svg:y="5580.79pt">
            <draw:image xlink:href="http://dbpedia.org/snorql/link.png" xlink:type="simple" xlink:show="embed" xlink:actuate="onLoad">
              <text:p/>
            </draw:image>
          </draw:frame>
          <draw:frame draw:z-index="437" draw:name="http://dbpedia.org/snorql/link.png" draw:style-name="gr1" draw:text-style-name="P1" svg:width="7.48pt" svg:height="7.48pt" svg:x="0pt" svg:y="5593.58pt">
            <draw:image xlink:href="http://dbpedia.org/snorql/link.png" xlink:type="simple" xlink:show="embed" xlink:actuate="onLoad">
              <text:p/>
            </draw:image>
          </draw:frame>
          <draw:frame draw:z-index="438" draw:name="http://dbpedia.org/snorql/link.png" draw:style-name="gr1" draw:text-style-name="P1" svg:width="7.48pt" svg:height="7.48pt" svg:x="0pt" svg:y="5606.39pt">
            <draw:image xlink:href="http://dbpedia.org/snorql/link.png" xlink:type="simple" xlink:show="embed" xlink:actuate="onLoad">
              <text:p/>
            </draw:image>
          </draw:frame>
          <draw:frame draw:z-index="439" draw:name="http://dbpedia.org/snorql/link.png" draw:style-name="gr1" draw:text-style-name="P1" svg:width="7.48pt" svg:height="7.48pt" svg:x="0pt" svg:y="5619.17pt">
            <draw:image xlink:href="http://dbpedia.org/snorql/link.png" xlink:type="simple" xlink:show="embed" xlink:actuate="onLoad">
              <text:p/>
            </draw:image>
          </draw:frame>
          <draw:frame draw:z-index="440" draw:name="http://dbpedia.org/snorql/link.png" draw:style-name="gr1" draw:text-style-name="P1" svg:width="7.48pt" svg:height="7.48pt" svg:x="0pt" svg:y="5631.99pt">
            <draw:image xlink:href="http://dbpedia.org/snorql/link.png" xlink:type="simple" xlink:show="embed" xlink:actuate="onLoad">
              <text:p/>
            </draw:image>
          </draw:frame>
          <draw:frame draw:z-index="441" draw:name="http://dbpedia.org/snorql/link.png" draw:style-name="gr1" draw:text-style-name="P1" svg:width="7.48pt" svg:height="7.48pt" svg:x="0pt" svg:y="5644.8pt">
            <draw:image xlink:href="http://dbpedia.org/snorql/link.png" xlink:type="simple" xlink:show="embed" xlink:actuate="onLoad">
              <text:p/>
            </draw:image>
          </draw:frame>
          <draw:frame draw:z-index="442" draw:name="http://dbpedia.org/snorql/link.png" draw:style-name="gr1" draw:text-style-name="P1" svg:width="7.48pt" svg:height="7.48pt" svg:x="0pt" svg:y="5657.58pt">
            <draw:image xlink:href="http://dbpedia.org/snorql/link.png" xlink:type="simple" xlink:show="embed" xlink:actuate="onLoad">
              <text:p/>
            </draw:image>
          </draw:frame>
          <draw:frame draw:z-index="443" draw:name="http://dbpedia.org/snorql/link.png" draw:style-name="gr1" draw:text-style-name="P1" svg:width="7.48pt" svg:height="7.48pt" svg:x="0pt" svg:y="5670.4pt">
            <draw:image xlink:href="http://dbpedia.org/snorql/link.png" xlink:type="simple" xlink:show="embed" xlink:actuate="onLoad">
              <text:p/>
            </draw:image>
          </draw:frame>
          <draw:frame draw:z-index="444" draw:name="http://dbpedia.org/snorql/link.png" draw:style-name="gr1" draw:text-style-name="P1" svg:width="7.48pt" svg:height="7.48pt" svg:x="0pt" svg:y="5683.18pt">
            <draw:image xlink:href="http://dbpedia.org/snorql/link.png" xlink:type="simple" xlink:show="embed" xlink:actuate="onLoad">
              <text:p/>
            </draw:image>
          </draw:frame>
          <draw:frame draw:z-index="445" draw:name="http://dbpedia.org/snorql/link.png" draw:style-name="gr1" draw:text-style-name="P1" svg:width="7.48pt" svg:height="7.48pt" svg:x="0pt" svg:y="5695.99pt">
            <draw:image xlink:href="http://dbpedia.org/snorql/link.png" xlink:type="simple" xlink:show="embed" xlink:actuate="onLoad">
              <text:p/>
            </draw:image>
          </draw:frame>
          <draw:frame draw:z-index="446" draw:name="http://dbpedia.org/snorql/link.png" draw:style-name="gr1" draw:text-style-name="P1" svg:width="7.48pt" svg:height="7.48pt" svg:x="0pt" svg:y="5708.78pt">
            <draw:image xlink:href="http://dbpedia.org/snorql/link.png" xlink:type="simple" xlink:show="embed" xlink:actuate="onLoad">
              <text:p/>
            </draw:image>
          </draw:frame>
          <draw:frame draw:z-index="447" draw:name="http://dbpedia.org/snorql/link.png" draw:style-name="gr1" draw:text-style-name="P1" svg:width="7.48pt" svg:height="7.48pt" svg:x="0pt" svg:y="5721.59pt">
            <draw:image xlink:href="http://dbpedia.org/snorql/link.png" xlink:type="simple" xlink:show="embed" xlink:actuate="onLoad">
              <text:p/>
            </draw:image>
          </draw:frame>
          <draw:frame draw:z-index="448" draw:name="http://dbpedia.org/snorql/link.png" draw:style-name="gr1" draw:text-style-name="P1" svg:width="7.48pt" svg:height="7.48pt" svg:x="0pt" svg:y="5734.37pt">
            <draw:image xlink:href="http://dbpedia.org/snorql/link.png" xlink:type="simple" xlink:show="embed" xlink:actuate="onLoad">
              <text:p/>
            </draw:image>
          </draw:frame>
          <draw:frame draw:z-index="449" draw:name="http://dbpedia.org/snorql/link.png" draw:style-name="gr1" draw:text-style-name="P1" svg:width="7.48pt" svg:height="7.48pt" svg:x="0pt" svg:y="5747.19pt">
            <draw:image xlink:href="http://dbpedia.org/snorql/link.png" xlink:type="simple" xlink:show="embed" xlink:actuate="onLoad">
              <text:p/>
            </draw:image>
          </draw:frame>
          <draw:frame draw:z-index="450" draw:name="http://dbpedia.org/snorql/link.png" draw:style-name="gr1" draw:text-style-name="P1" svg:width="7.48pt" svg:height="7.48pt" svg:x="0pt" svg:y="5760pt">
            <draw:image xlink:href="http://dbpedia.org/snorql/link.png" xlink:type="simple" xlink:show="embed" xlink:actuate="onLoad">
              <text:p/>
            </draw:image>
          </draw:frame>
          <draw:frame draw:z-index="451" draw:name="http://dbpedia.org/snorql/link.png" draw:style-name="gr1" draw:text-style-name="P1" svg:width="7.48pt" svg:height="7.48pt" svg:x="0pt" svg:y="5772.78pt">
            <draw:image xlink:href="http://dbpedia.org/snorql/link.png" xlink:type="simple" xlink:show="embed" xlink:actuate="onLoad">
              <text:p/>
            </draw:image>
          </draw:frame>
          <draw:frame draw:z-index="452" draw:name="http://dbpedia.org/snorql/link.png" draw:style-name="gr1" draw:text-style-name="P1" svg:width="7.48pt" svg:height="7.48pt" svg:x="0pt" svg:y="5785.6pt">
            <draw:image xlink:href="http://dbpedia.org/snorql/link.png" xlink:type="simple" xlink:show="embed" xlink:actuate="onLoad">
              <text:p/>
            </draw:image>
          </draw:frame>
          <draw:frame draw:z-index="453" draw:name="http://dbpedia.org/snorql/link.png" draw:style-name="gr1" draw:text-style-name="P1" svg:width="7.48pt" svg:height="7.48pt" svg:x="0pt" svg:y="5798.38pt">
            <draw:image xlink:href="http://dbpedia.org/snorql/link.png" xlink:type="simple" xlink:show="embed" xlink:actuate="onLoad">
              <text:p/>
            </draw:image>
          </draw:frame>
          <draw:frame draw:z-index="454" draw:name="http://dbpedia.org/snorql/link.png" draw:style-name="gr1" draw:text-style-name="P1" svg:width="7.48pt" svg:height="7.48pt" svg:x="0pt" svg:y="5811.19pt">
            <draw:image xlink:href="http://dbpedia.org/snorql/link.png" xlink:type="simple" xlink:show="embed" xlink:actuate="onLoad">
              <text:p/>
            </draw:image>
          </draw:frame>
          <draw:frame draw:z-index="455" draw:name="http://dbpedia.org/snorql/link.png" draw:style-name="gr1" draw:text-style-name="P1" svg:width="7.48pt" svg:height="7.48pt" svg:x="0pt" svg:y="5823.98pt">
            <draw:image xlink:href="http://dbpedia.org/snorql/link.png" xlink:type="simple" xlink:show="embed" xlink:actuate="onLoad">
              <text:p/>
            </draw:image>
          </draw:frame>
          <draw:frame draw:z-index="456" draw:name="http://dbpedia.org/snorql/link.png" draw:style-name="gr1" draw:text-style-name="P1" svg:width="7.48pt" svg:height="7.48pt" svg:x="0pt" svg:y="5836.79pt">
            <draw:image xlink:href="http://dbpedia.org/snorql/link.png" xlink:type="simple" xlink:show="embed" xlink:actuate="onLoad">
              <text:p/>
            </draw:image>
          </draw:frame>
          <draw:frame draw:z-index="457" draw:name="http://dbpedia.org/snorql/link.png" draw:style-name="gr1" draw:text-style-name="P1" svg:width="7.48pt" svg:height="7.48pt" svg:x="0pt" svg:y="5849.57pt">
            <draw:image xlink:href="http://dbpedia.org/snorql/link.png" xlink:type="simple" xlink:show="embed" xlink:actuate="onLoad">
              <text:p/>
            </draw:image>
          </draw:frame>
          <draw:frame draw:z-index="458" draw:name="http://dbpedia.org/snorql/link.png" draw:style-name="gr1" draw:text-style-name="P1" svg:width="7.48pt" svg:height="7.48pt" svg:x="0pt" svg:y="5862.39pt">
            <draw:image xlink:href="http://dbpedia.org/snorql/link.png" xlink:type="simple" xlink:show="embed" xlink:actuate="onLoad">
              <text:p/>
            </draw:image>
          </draw:frame>
          <draw:frame draw:z-index="459" draw:name="http://dbpedia.org/snorql/link.png" draw:style-name="gr1" draw:text-style-name="P1" svg:width="7.48pt" svg:height="7.48pt" svg:x="0pt" svg:y="5875.2pt">
            <draw:image xlink:href="http://dbpedia.org/snorql/link.png" xlink:type="simple" xlink:show="embed" xlink:actuate="onLoad">
              <text:p/>
            </draw:image>
          </draw:frame>
          <draw:frame draw:z-index="460" draw:name="http://dbpedia.org/snorql/link.png" draw:style-name="gr1" draw:text-style-name="P1" svg:width="7.48pt" svg:height="7.48pt" svg:x="0pt" svg:y="5887.98pt">
            <draw:image xlink:href="http://dbpedia.org/snorql/link.png" xlink:type="simple" xlink:show="embed" xlink:actuate="onLoad">
              <text:p/>
            </draw:image>
          </draw:frame>
          <draw:frame draw:z-index="461" draw:name="http://dbpedia.org/snorql/link.png" draw:style-name="gr1" draw:text-style-name="P1" svg:width="7.48pt" svg:height="7.48pt" svg:x="0pt" svg:y="5900.8pt">
            <draw:image xlink:href="http://dbpedia.org/snorql/link.png" xlink:type="simple" xlink:show="embed" xlink:actuate="onLoad">
              <text:p/>
            </draw:image>
          </draw:frame>
          <draw:frame draw:z-index="462" draw:name="http://dbpedia.org/snorql/link.png" draw:style-name="gr1" draw:text-style-name="P1" svg:width="7.48pt" svg:height="7.48pt" svg:x="0pt" svg:y="5913.58pt">
            <draw:image xlink:href="http://dbpedia.org/snorql/link.png" xlink:type="simple" xlink:show="embed" xlink:actuate="onLoad">
              <text:p/>
            </draw:image>
          </draw:frame>
          <draw:frame draw:z-index="463" draw:name="http://dbpedia.org/snorql/link.png" draw:style-name="gr1" draw:text-style-name="P1" svg:width="7.48pt" svg:height="7.48pt" svg:x="0pt" svg:y="5926.39pt">
            <draw:image xlink:href="http://dbpedia.org/snorql/link.png" xlink:type="simple" xlink:show="embed" xlink:actuate="onLoad">
              <text:p/>
            </draw:image>
          </draw:frame>
          <draw:frame draw:z-index="464" draw:name="http://dbpedia.org/snorql/link.png" draw:style-name="gr1" draw:text-style-name="P1" svg:width="7.48pt" svg:height="7.48pt" svg:x="0pt" svg:y="5939.18pt">
            <draw:image xlink:href="http://dbpedia.org/snorql/link.png" xlink:type="simple" xlink:show="embed" xlink:actuate="onLoad">
              <text:p/>
            </draw:image>
          </draw:frame>
          <draw:frame draw:z-index="465" draw:name="http://dbpedia.org/snorql/link.png" draw:style-name="gr1" draw:text-style-name="P1" svg:width="7.48pt" svg:height="7.48pt" svg:x="0pt" svg:y="5951.99pt">
            <draw:image xlink:href="http://dbpedia.org/snorql/link.png" xlink:type="simple" xlink:show="embed" xlink:actuate="onLoad">
              <text:p/>
            </draw:image>
          </draw:frame>
          <draw:frame draw:z-index="466" draw:name="http://dbpedia.org/snorql/link.png" draw:style-name="gr1" draw:text-style-name="P1" svg:width="7.48pt" svg:height="7.48pt" svg:x="0pt" svg:y="5964.77pt">
            <draw:image xlink:href="http://dbpedia.org/snorql/link.png" xlink:type="simple" xlink:show="embed" xlink:actuate="onLoad">
              <text:p/>
            </draw:image>
          </draw:frame>
          <draw:frame draw:z-index="467" draw:name="http://dbpedia.org/snorql/link.png" draw:style-name="gr1" draw:text-style-name="P1" svg:width="7.48pt" svg:height="7.48pt" svg:x="0pt" svg:y="5977.59pt">
            <draw:image xlink:href="http://dbpedia.org/snorql/link.png" xlink:type="simple" xlink:show="embed" xlink:actuate="onLoad">
              <text:p/>
            </draw:image>
          </draw:frame>
          <draw:frame draw:z-index="468" draw:name="http://dbpedia.org/snorql/link.png" draw:style-name="gr1" draw:text-style-name="P1" svg:width="7.48pt" svg:height="7.48pt" svg:x="0pt" svg:y="5990.4pt">
            <draw:image xlink:href="http://dbpedia.org/snorql/link.png" xlink:type="simple" xlink:show="embed" xlink:actuate="onLoad">
              <text:p/>
            </draw:image>
          </draw:frame>
          <draw:frame draw:z-index="469" draw:name="http://dbpedia.org/snorql/link.png" draw:style-name="gr1" draw:text-style-name="P1" svg:width="7.48pt" svg:height="7.48pt" svg:x="0pt" svg:y="6003.18pt">
            <draw:image xlink:href="http://dbpedia.org/snorql/link.png" xlink:type="simple" xlink:show="embed" xlink:actuate="onLoad">
              <text:p/>
            </draw:image>
          </draw:frame>
          <draw:frame draw:z-index="470" draw:name="http://dbpedia.org/snorql/link.png" draw:style-name="gr1" draw:text-style-name="P1" svg:width="7.48pt" svg:height="7.48pt" svg:x="0pt" svg:y="6016pt">
            <draw:image xlink:href="http://dbpedia.org/snorql/link.png" xlink:type="simple" xlink:show="embed" xlink:actuate="onLoad">
              <text:p/>
            </draw:image>
          </draw:frame>
          <draw:frame draw:z-index="471" draw:name="http://dbpedia.org/snorql/link.png" draw:style-name="gr1" draw:text-style-name="P1" svg:width="7.48pt" svg:height="7.48pt" svg:x="0pt" svg:y="6028.78pt">
            <draw:image xlink:href="http://dbpedia.org/snorql/link.png" xlink:type="simple" xlink:show="embed" xlink:actuate="onLoad">
              <text:p/>
            </draw:image>
          </draw:frame>
          <draw:frame draw:z-index="472" draw:name="http://dbpedia.org/snorql/link.png" draw:style-name="gr1" draw:text-style-name="P1" svg:width="7.48pt" svg:height="7.48pt" svg:x="0pt" svg:y="6041.59pt">
            <draw:image xlink:href="http://dbpedia.org/snorql/link.png" xlink:type="simple" xlink:show="embed" xlink:actuate="onLoad">
              <text:p/>
            </draw:image>
          </draw:frame>
          <draw:frame draw:z-index="473" draw:name="http://dbpedia.org/snorql/link.png" draw:style-name="gr1" draw:text-style-name="P1" svg:width="7.48pt" svg:height="7.48pt" svg:x="0pt" svg:y="6054.38pt">
            <draw:image xlink:href="http://dbpedia.org/snorql/link.png" xlink:type="simple" xlink:show="embed" xlink:actuate="onLoad">
              <text:p/>
            </draw:image>
          </draw:frame>
          <draw:frame draw:z-index="474" draw:name="http://dbpedia.org/snorql/link.png" draw:style-name="gr1" draw:text-style-name="P1" svg:width="7.48pt" svg:height="7.48pt" svg:x="0pt" svg:y="6067.19pt">
            <draw:image xlink:href="http://dbpedia.org/snorql/link.png" xlink:type="simple" xlink:show="embed" xlink:actuate="onLoad">
              <text:p/>
            </draw:image>
          </draw:frame>
          <draw:frame draw:z-index="475" draw:name="http://dbpedia.org/snorql/link.png" draw:style-name="gr1" draw:text-style-name="P1" svg:width="7.48pt" svg:height="7.48pt" svg:x="0pt" svg:y="6079.97pt">
            <draw:image xlink:href="http://dbpedia.org/snorql/link.png" xlink:type="simple" xlink:show="embed" xlink:actuate="onLoad">
              <text:p/>
            </draw:image>
          </draw:frame>
          <draw:frame draw:z-index="476" draw:name="http://dbpedia.org/snorql/link.png" draw:style-name="gr1" draw:text-style-name="P1" svg:width="7.48pt" svg:height="7.48pt" svg:x="0pt" svg:y="6092.79pt">
            <draw:image xlink:href="http://dbpedia.org/snorql/link.png" xlink:type="simple" xlink:show="embed" xlink:actuate="onLoad">
              <text:p/>
            </draw:image>
          </draw:frame>
          <draw:frame draw:z-index="477" draw:name="http://dbpedia.org/snorql/link.png" draw:style-name="gr1" draw:text-style-name="P1" svg:width="7.48pt" svg:height="7.48pt" svg:x="0pt" svg:y="6105.6pt">
            <draw:image xlink:href="http://dbpedia.org/snorql/link.png" xlink:type="simple" xlink:show="embed" xlink:actuate="onLoad">
              <text:p/>
            </draw:image>
          </draw:frame>
          <draw:frame draw:z-index="478" draw:name="http://dbpedia.org/snorql/link.png" draw:style-name="gr1" draw:text-style-name="P1" svg:width="7.48pt" svg:height="7.48pt" svg:x="0pt" svg:y="6118.38pt">
            <draw:image xlink:href="http://dbpedia.org/snorql/link.png" xlink:type="simple" xlink:show="embed" xlink:actuate="onLoad">
              <text:p/>
            </draw:image>
          </draw:frame>
          <draw:frame draw:z-index="479" draw:name="http://dbpedia.org/snorql/link.png" draw:style-name="gr1" draw:text-style-name="P1" svg:width="7.48pt" svg:height="7.48pt" svg:x="0pt" svg:y="6131.2pt">
            <draw:image xlink:href="http://dbpedia.org/snorql/link.png" xlink:type="simple" xlink:show="embed" xlink:actuate="onLoad">
              <text:p/>
            </draw:image>
          </draw:frame>
          <draw:frame draw:z-index="480" draw:name="http://dbpedia.org/snorql/link.png" draw:style-name="gr1" draw:text-style-name="P1" svg:width="7.48pt" svg:height="7.48pt" svg:x="0pt" svg:y="6143.98pt">
            <draw:image xlink:href="http://dbpedia.org/snorql/link.png" xlink:type="simple" xlink:show="embed" xlink:actuate="onLoad">
              <text:p/>
            </draw:image>
          </draw:frame>
          <draw:frame draw:z-index="481" draw:name="http://dbpedia.org/snorql/link.png" draw:style-name="gr1" draw:text-style-name="P1" svg:width="7.48pt" svg:height="7.48pt" svg:x="0pt" svg:y="6156.79pt">
            <draw:image xlink:href="http://dbpedia.org/snorql/link.png" xlink:type="simple" xlink:show="embed" xlink:actuate="onLoad">
              <text:p/>
            </draw:image>
          </draw:frame>
          <draw:frame draw:z-index="482" draw:name="http://dbpedia.org/snorql/link.png" draw:style-name="gr1" draw:text-style-name="P1" svg:width="7.48pt" svg:height="7.48pt" svg:x="0pt" svg:y="6169.58pt">
            <draw:image xlink:href="http://dbpedia.org/snorql/link.png" xlink:type="simple" xlink:show="embed" xlink:actuate="onLoad">
              <text:p/>
            </draw:image>
          </draw:frame>
          <draw:frame draw:z-index="483" draw:name="http://dbpedia.org/snorql/link.png" draw:style-name="gr1" draw:text-style-name="P1" svg:width="7.48pt" svg:height="7.48pt" svg:x="0pt" svg:y="6182.39pt">
            <draw:image xlink:href="http://dbpedia.org/snorql/link.png" xlink:type="simple" xlink:show="embed" xlink:actuate="onLoad">
              <text:p/>
            </draw:image>
          </draw:frame>
          <draw:frame draw:z-index="484" draw:name="http://dbpedia.org/snorql/link.png" draw:style-name="gr1" draw:text-style-name="P1" svg:width="7.48pt" svg:height="7.48pt" svg:x="0pt" svg:y="6195.17pt">
            <draw:image xlink:href="http://dbpedia.org/snorql/link.png" xlink:type="simple" xlink:show="embed" xlink:actuate="onLoad">
              <text:p/>
            </draw:image>
          </draw:frame>
          <draw:frame draw:z-index="485" draw:name="http://dbpedia.org/snorql/link.png" draw:style-name="gr1" draw:text-style-name="P1" svg:width="7.48pt" svg:height="7.48pt" svg:x="0pt" svg:y="6207.99pt">
            <draw:image xlink:href="http://dbpedia.org/snorql/link.png" xlink:type="simple" xlink:show="embed" xlink:actuate="onLoad">
              <text:p/>
            </draw:image>
          </draw:frame>
          <draw:frame draw:z-index="486" draw:name="http://dbpedia.org/snorql/link.png" draw:style-name="gr1" draw:text-style-name="P1" svg:width="7.48pt" svg:height="7.48pt" svg:x="0pt" svg:y="6220.8pt">
            <draw:image xlink:href="http://dbpedia.org/snorql/link.png" xlink:type="simple" xlink:show="embed" xlink:actuate="onLoad">
              <text:p/>
            </draw:image>
          </draw:frame>
          <draw:frame draw:z-index="487" draw:name="http://dbpedia.org/snorql/link.png" draw:style-name="gr1" draw:text-style-name="P1" svg:width="7.48pt" svg:height="7.48pt" svg:x="0pt" svg:y="6233.58pt">
            <draw:image xlink:href="http://dbpedia.org/snorql/link.png" xlink:type="simple" xlink:show="embed" xlink:actuate="onLoad">
              <text:p/>
            </draw:image>
          </draw:frame>
          <draw:frame draw:z-index="488" draw:name="http://dbpedia.org/snorql/link.png" draw:style-name="gr1" draw:text-style-name="P1" svg:width="7.48pt" svg:height="7.48pt" svg:x="0pt" svg:y="6246.4pt">
            <draw:image xlink:href="http://dbpedia.org/snorql/link.png" xlink:type="simple" xlink:show="embed" xlink:actuate="onLoad">
              <text:p/>
            </draw:image>
          </draw:frame>
          <draw:frame draw:z-index="489" draw:name="http://dbpedia.org/snorql/link.png" draw:style-name="gr1" draw:text-style-name="P1" svg:width="7.48pt" svg:height="7.48pt" svg:x="0pt" svg:y="6259.18pt">
            <draw:image xlink:href="http://dbpedia.org/snorql/link.png" xlink:type="simple" xlink:show="embed" xlink:actuate="onLoad">
              <text:p/>
            </draw:image>
          </draw:frame>
          <draw:frame draw:z-index="490" draw:name="http://dbpedia.org/snorql/link.png" draw:style-name="gr1" draw:text-style-name="P1" svg:width="7.48pt" svg:height="7.48pt" svg:x="0pt" svg:y="6271.99pt">
            <draw:image xlink:href="http://dbpedia.org/snorql/link.png" xlink:type="simple" xlink:show="embed" xlink:actuate="onLoad">
              <text:p/>
            </draw:image>
          </draw:frame>
          <draw:frame draw:z-index="491" draw:name="http://dbpedia.org/snorql/link.png" draw:style-name="gr1" draw:text-style-name="P1" svg:width="7.48pt" svg:height="7.48pt" svg:x="0pt" svg:y="6284.78pt">
            <draw:image xlink:href="http://dbpedia.org/snorql/link.png" xlink:type="simple" xlink:show="embed" xlink:actuate="onLoad">
              <text:p/>
            </draw:image>
          </draw:frame>
          <draw:frame draw:z-index="492" draw:name="http://dbpedia.org/snorql/link.png" draw:style-name="gr1" draw:text-style-name="P1" svg:width="7.48pt" svg:height="7.48pt" svg:x="0pt" svg:y="6297.59pt">
            <draw:image xlink:href="http://dbpedia.org/snorql/link.png" xlink:type="simple" xlink:show="embed" xlink:actuate="onLoad">
              <text:p/>
            </draw:image>
          </draw:frame>
          <draw:frame draw:z-index="493" draw:name="http://dbpedia.org/snorql/link.png" draw:style-name="gr1" draw:text-style-name="P1" svg:width="7.48pt" svg:height="7.48pt" svg:x="0pt" svg:y="6310.37pt">
            <draw:image xlink:href="http://dbpedia.org/snorql/link.png" xlink:type="simple" xlink:show="embed" xlink:actuate="onLoad">
              <text:p/>
            </draw:image>
          </draw:frame>
          <draw:frame draw:z-index="494" draw:name="http://dbpedia.org/snorql/link.png" draw:style-name="gr1" draw:text-style-name="P1" svg:width="7.48pt" svg:height="7.48pt" svg:x="0pt" svg:y="6323.19pt">
            <draw:image xlink:href="http://dbpedia.org/snorql/link.png" xlink:type="simple" xlink:show="embed" xlink:actuate="onLoad">
              <text:p/>
            </draw:image>
          </draw:frame>
          <draw:frame draw:z-index="495" draw:name="http://dbpedia.org/snorql/link.png" draw:style-name="gr1" draw:text-style-name="P1" svg:width="7.48pt" svg:height="7.48pt" svg:x="0pt" svg:y="6336pt">
            <draw:image xlink:href="http://dbpedia.org/snorql/link.png" xlink:type="simple" xlink:show="embed" xlink:actuate="onLoad">
              <text:p/>
            </draw:image>
          </draw:frame>
          <draw:frame draw:z-index="496" draw:name="http://dbpedia.org/snorql/link.png" draw:style-name="gr1" draw:text-style-name="P1" svg:width="7.48pt" svg:height="7.48pt" svg:x="0pt" svg:y="6348.78pt">
            <draw:image xlink:href="http://dbpedia.org/snorql/link.png" xlink:type="simple" xlink:show="embed" xlink:actuate="onLoad">
              <text:p/>
            </draw:image>
          </draw:frame>
          <draw:frame draw:z-index="497" draw:name="http://dbpedia.org/snorql/link.png" draw:style-name="gr1" draw:text-style-name="P1" svg:width="7.48pt" svg:height="7.48pt" svg:x="0pt" svg:y="6361.6pt">
            <draw:image xlink:href="http://dbpedia.org/snorql/link.png" xlink:type="simple" xlink:show="embed" xlink:actuate="onLoad">
              <text:p/>
            </draw:image>
          </draw:frame>
          <draw:frame draw:z-index="498" draw:name="http://dbpedia.org/snorql/link.png" draw:style-name="gr1" draw:text-style-name="P1" svg:width="7.48pt" svg:height="7.48pt" svg:x="0pt" svg:y="6374.38pt">
            <draw:image xlink:href="http://dbpedia.org/snorql/link.png" xlink:type="simple" xlink:show="embed" xlink:actuate="onLoad">
              <text:p/>
            </draw:image>
          </draw:frame>
          <draw:frame draw:z-index="499" draw:name="http://dbpedia.org/snorql/link.png" draw:style-name="gr1" draw:text-style-name="P1" svg:width="7.48pt" svg:height="7.48pt" svg:x="0pt" svg:y="6387.19pt">
            <draw:image xlink:href="http://dbpedia.org/snorql/link.png" xlink:type="simple" xlink:show="embed" xlink:actuate="onLoad">
              <text:p/>
            </draw:image>
          </draw:frame>
          <draw:frame draw:z-index="500" draw:name="http://dbpedia.org/snorql/link.png" draw:style-name="gr1" draw:text-style-name="P1" svg:width="7.48pt" svg:height="7.48pt" svg:x="0pt" svg:y="6399.98pt">
            <draw:image xlink:href="http://dbpedia.org/snorql/link.png" xlink:type="simple" xlink:show="embed" xlink:actuate="onLoad">
              <text:p/>
            </draw:image>
          </draw:frame>
          <draw:frame draw:z-index="501" draw:name="http://dbpedia.org/snorql/link.png" draw:style-name="gr1" draw:text-style-name="P1" svg:width="7.48pt" svg:height="7.48pt" svg:x="0pt" svg:y="6412.79pt">
            <draw:image xlink:href="http://dbpedia.org/snorql/link.png" xlink:type="simple" xlink:show="embed" xlink:actuate="onLoad">
              <text:p/>
            </draw:image>
          </draw:frame>
          <draw:frame draw:z-index="502" draw:name="http://dbpedia.org/snorql/link.png" draw:style-name="gr1" draw:text-style-name="P1" svg:width="7.48pt" svg:height="7.48pt" svg:x="0pt" svg:y="6425.57pt">
            <draw:image xlink:href="http://dbpedia.org/snorql/link.png" xlink:type="simple" xlink:show="embed" xlink:actuate="onLoad">
              <text:p/>
            </draw:image>
          </draw:frame>
          <draw:frame draw:z-index="503" draw:name="http://dbpedia.org/snorql/link.png" draw:style-name="gr1" draw:text-style-name="P1" svg:width="7.48pt" svg:height="7.48pt" svg:x="0pt" svg:y="6438.39pt">
            <draw:image xlink:href="http://dbpedia.org/snorql/link.png" xlink:type="simple" xlink:show="embed" xlink:actuate="onLoad">
              <text:p/>
            </draw:image>
          </draw:frame>
          <draw:frame draw:z-index="504" draw:name="http://dbpedia.org/snorql/link.png" draw:style-name="gr1" draw:text-style-name="P1" svg:width="7.48pt" svg:height="7.48pt" svg:x="0pt" svg:y="6451.2pt">
            <draw:image xlink:href="http://dbpedia.org/snorql/link.png" xlink:type="simple" xlink:show="embed" xlink:actuate="onLoad">
              <text:p/>
            </draw:image>
          </draw:frame>
          <draw:frame draw:z-index="505" draw:name="http://dbpedia.org/snorql/link.png" draw:style-name="gr1" draw:text-style-name="P1" svg:width="7.48pt" svg:height="7.48pt" svg:x="0pt" svg:y="6463.98pt">
            <draw:image xlink:href="http://dbpedia.org/snorql/link.png" xlink:type="simple" xlink:show="embed" xlink:actuate="onLoad">
              <text:p/>
            </draw:image>
          </draw:frame>
          <draw:frame draw:z-index="506" draw:name="http://dbpedia.org/snorql/link.png" draw:style-name="gr1" draw:text-style-name="P1" svg:width="7.48pt" svg:height="7.48pt" svg:x="0pt" svg:y="6476.8pt">
            <draw:image xlink:href="http://dbpedia.org/snorql/link.png" xlink:type="simple" xlink:show="embed" xlink:actuate="onLoad">
              <text:p/>
            </draw:image>
          </draw:frame>
          <draw:frame draw:z-index="507" draw:name="http://dbpedia.org/snorql/link.png" draw:style-name="gr1" draw:text-style-name="P1" svg:width="7.48pt" svg:height="7.48pt" svg:x="0pt" svg:y="6489.58pt">
            <draw:image xlink:href="http://dbpedia.org/snorql/link.png" xlink:type="simple" xlink:show="embed" xlink:actuate="onLoad">
              <text:p/>
            </draw:image>
          </draw:frame>
          <draw:frame draw:z-index="508" draw:name="http://dbpedia.org/snorql/link.png" draw:style-name="gr1" draw:text-style-name="P1" svg:width="7.48pt" svg:height="7.48pt" svg:x="0pt" svg:y="6502.39pt">
            <draw:image xlink:href="http://dbpedia.org/snorql/link.png" xlink:type="simple" xlink:show="embed" xlink:actuate="onLoad">
              <text:p/>
            </draw:image>
          </draw:frame>
          <draw:frame draw:z-index="509" draw:name="http://dbpedia.org/snorql/link.png" draw:style-name="gr1" draw:text-style-name="P1" svg:width="7.48pt" svg:height="7.48pt" svg:x="0pt" svg:y="6515.18pt">
            <draw:image xlink:href="http://dbpedia.org/snorql/link.png" xlink:type="simple" xlink:show="embed" xlink:actuate="onLoad">
              <text:p/>
            </draw:image>
          </draw:frame>
          <draw:frame draw:z-index="510" draw:name="http://dbpedia.org/snorql/link.png" draw:style-name="gr1" draw:text-style-name="P1" svg:width="7.48pt" svg:height="7.48pt" svg:x="0pt" svg:y="6527.99pt">
            <draw:image xlink:href="http://dbpedia.org/snorql/link.png" xlink:type="simple" xlink:show="embed" xlink:actuate="onLoad">
              <text:p/>
            </draw:image>
          </draw:frame>
          <draw:frame draw:z-index="511" draw:name="http://dbpedia.org/snorql/link.png" draw:style-name="gr1" draw:text-style-name="P1" svg:width="7.48pt" svg:height="7.48pt" svg:x="0pt" svg:y="6540.77pt">
            <draw:image xlink:href="http://dbpedia.org/snorql/link.png" xlink:type="simple" xlink:show="embed" xlink:actuate="onLoad">
              <text:p/>
            </draw:image>
          </draw:frame>
          <draw:frame draw:z-index="512" draw:name="http://dbpedia.org/snorql/link.png" draw:style-name="gr1" draw:text-style-name="P1" svg:width="7.48pt" svg:height="7.48pt" svg:x="0pt" svg:y="6553.59pt">
            <draw:image xlink:href="http://dbpedia.org/snorql/link.png" xlink:type="simple" xlink:show="embed" xlink:actuate="onLoad">
              <text:p/>
            </draw:image>
          </draw:frame>
          <draw:frame draw:z-index="513" draw:name="http://dbpedia.org/snorql/link.png" draw:style-name="gr1" draw:text-style-name="P1" svg:width="7.48pt" svg:height="7.48pt" svg:x="0pt" svg:y="6566.4pt">
            <draw:image xlink:href="http://dbpedia.org/snorql/link.png" xlink:type="simple" xlink:show="embed" xlink:actuate="onLoad">
              <text:p/>
            </draw:image>
          </draw:frame>
          <draw:frame draw:z-index="514" draw:name="http://dbpedia.org/snorql/link.png" draw:style-name="gr1" draw:text-style-name="P1" svg:width="7.48pt" svg:height="7.48pt" svg:x="0pt" svg:y="6579.18pt">
            <draw:image xlink:href="http://dbpedia.org/snorql/link.png" xlink:type="simple" xlink:show="embed" xlink:actuate="onLoad">
              <text:p/>
            </draw:image>
          </draw:frame>
          <draw:frame draw:z-index="515" draw:name="http://dbpedia.org/snorql/link.png" draw:style-name="gr1" draw:text-style-name="P1" svg:width="7.48pt" svg:height="7.48pt" svg:x="0pt" svg:y="6592pt">
            <draw:image xlink:href="http://dbpedia.org/snorql/link.png" xlink:type="simple" xlink:show="embed" xlink:actuate="onLoad">
              <text:p/>
            </draw:image>
          </draw:frame>
          <draw:frame draw:z-index="516" draw:name="http://dbpedia.org/snorql/link.png" draw:style-name="gr1" draw:text-style-name="P1" svg:width="7.48pt" svg:height="7.48pt" svg:x="0pt" svg:y="6604.78pt">
            <draw:image xlink:href="http://dbpedia.org/snorql/link.png" xlink:type="simple" xlink:show="embed" xlink:actuate="onLoad">
              <text:p/>
            </draw:image>
          </draw:frame>
          <draw:frame draw:z-index="517" draw:name="http://dbpedia.org/snorql/link.png" draw:style-name="gr1" draw:text-style-name="P1" svg:width="7.48pt" svg:height="7.48pt" svg:x="0pt" svg:y="6617.59pt">
            <draw:image xlink:href="http://dbpedia.org/snorql/link.png" xlink:type="simple" xlink:show="embed" xlink:actuate="onLoad">
              <text:p/>
            </draw:image>
          </draw:frame>
          <draw:frame draw:z-index="518" draw:name="http://dbpedia.org/snorql/link.png" draw:style-name="gr1" draw:text-style-name="P1" svg:width="7.48pt" svg:height="7.48pt" svg:x="0pt" svg:y="6630.38pt">
            <draw:image xlink:href="http://dbpedia.org/snorql/link.png" xlink:type="simple" xlink:show="embed" xlink:actuate="onLoad">
              <text:p/>
            </draw:image>
          </draw:frame>
          <draw:frame draw:z-index="519" draw:name="http://dbpedia.org/snorql/link.png" draw:style-name="gr1" draw:text-style-name="P1" svg:width="7.48pt" svg:height="7.48pt" svg:x="0pt" svg:y="6643.19pt">
            <draw:image xlink:href="http://dbpedia.org/snorql/link.png" xlink:type="simple" xlink:show="embed" xlink:actuate="onLoad">
              <text:p/>
            </draw:image>
          </draw:frame>
          <draw:frame draw:z-index="520" draw:name="http://dbpedia.org/snorql/link.png" draw:style-name="gr1" draw:text-style-name="P1" svg:width="7.48pt" svg:height="7.48pt" svg:x="0pt" svg:y="6655.97pt">
            <draw:image xlink:href="http://dbpedia.org/snorql/link.png" xlink:type="simple" xlink:show="embed" xlink:actuate="onLoad">
              <text:p/>
            </draw:image>
          </draw:frame>
          <draw:frame draw:z-index="521" draw:name="http://dbpedia.org/snorql/link.png" draw:style-name="gr1" draw:text-style-name="P1" svg:width="7.48pt" svg:height="7.48pt" svg:x="0pt" svg:y="6668.79pt">
            <draw:image xlink:href="http://dbpedia.org/snorql/link.png" xlink:type="simple" xlink:show="embed" xlink:actuate="onLoad">
              <text:p/>
            </draw:image>
          </draw:frame>
          <draw:frame draw:z-index="522" draw:name="http://dbpedia.org/snorql/link.png" draw:style-name="gr1" draw:text-style-name="P1" svg:width="7.48pt" svg:height="7.48pt" svg:x="0pt" svg:y="6681.6pt">
            <draw:image xlink:href="http://dbpedia.org/snorql/link.png" xlink:type="simple" xlink:show="embed" xlink:actuate="onLoad">
              <text:p/>
            </draw:image>
          </draw:frame>
        </table:shapes>
        <table:table-column table:style-name="co3" table:default-cell-style-name="ce1"/>
        <table:table-column table:style-name="co1" table:default-cell-style-name="ce1"/>
        <table:table-column table:style-name="co1" table:number-columns-repeated="2" table:default-cell-style-name="Default"/>
        <table:table-row table:style-name="ro8">
          <table:table-cell office:value-type="string" calcext:value-type="string">
            <text:p>cnt(employer<text:span text:style-name="T1">-1</text:span>)</text:p>
          </table:table-cell>
          <table:table-cell office:value-type="string" calcext:value-type="string">
            <text:p>val(numberOfEmployees)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12" calcext:value-type="float">
            <text:p>5712</text:p>
          </table:table-cell>
          <table:table-cell/>
          <table:table-cell table:style-name="ce3" office:value-type="string" calcext:value-type="string">
            <text:p>ggplot(dbpmap1[which(dbpmap1$cnt.employer.1. &lt;20 &amp; dbpmap1$val.numberOfEmployees. &lt; 10000),], aes(x=cnt.employer.1., y=val.numberOfEmployees.)) +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3" office:value-type="string" calcext:value-type="string">
            <text:p>+ <text:s text:c="4"/>geom_point(alpha = 0.2, size = 4, col='blue') + 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53000" calcext:value-type="float">
            <text:p>153000</text:p>
          </table:table-cell>
          <table:table-cell/>
          <table:table-cell table:style-name="ce3" office:value-type="string" calcext:value-type="string">
            <text:p>+ <text:s text:c="4"/>scale_x_continuous(breaks= pretty_breaks()) +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396" calcext:value-type="float">
            <text:p>17396</text:p>
          </table:table-cell>
          <table:table-cell/>
          <table:table-cell table:style-name="ce3" office:value-type="string" calcext:value-type="string">
            <text:p>+ <text:s text:c="4"/>xlab(expression(paste('cnt(employer'^-1,')'))) + ylab('val(#employees)') +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+ <text:s text:c="4"/>theme_bw() +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3" calcext:value-type="float">
            <text:p>1423</text:p>
          </table:table-cell>
          <table:table-cell/>
          <table:table-cell table:style-name="ce3" office:value-type="string" calcext:value-type="string">
            <text:p>+ <text:s text:c="4"/>theme(axis.title = element_text(size=20), axis.text = element_text(size=20)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800" calcext:value-type="float">
            <text:p>348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5778" calcext:value-type="float">
            <text:p>10577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500" calcext:value-type="float">
            <text:p>65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0262" calcext:value-type="float">
            <text:p>12026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177" calcext:value-type="float">
            <text:p>2617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400" calcext:value-type="float">
            <text:p>334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6800" calcext:value-type="float">
            <text:p>1168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62" calcext:value-type="float">
            <text:p>246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63000" calcext:value-type="float">
            <text:p>263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000" calcext:value-type="float">
            <text:p>45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5200" calcext:value-type="float">
            <text:p>2652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00" calcext:value-type="float">
            <text:p>3400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7345" calcext:value-type="float">
            <text:p>1734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3863" calcext:value-type="float">
            <text:p>17386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8500" calcext:value-type="float">
            <text:p>88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3965" calcext:value-type="float">
            <text:p>17396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2000" calcext:value-type="float">
            <text:p>172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0000" calcext:value-type="float">
            <text:p>170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5365" calcext:value-type="float">
            <text:p>10536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150" calcext:value-type="float">
            <text:p>61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130" calcext:value-type="float">
            <text:p>2913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5000" calcext:value-type="float">
            <text:p>305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000" calcext:value-type="float">
            <text:p>18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6165" calcext:value-type="float">
            <text:p>3616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5000" calcext:value-type="float">
            <text:p>125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600" calcext:value-type="float">
            <text:p>106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3300" calcext:value-type="float">
            <text:p>1133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192" calcext:value-type="float">
            <text:p>6419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500" calcext:value-type="float">
            <text:p>205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00" calcext:value-type="float">
            <text:p>95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4370" calcext:value-type="float">
            <text:p>11437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988" calcext:value-type="float">
            <text:p>898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17" calcext:value-type="float">
            <text:p>501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000" calcext:value-type="float">
            <text:p>231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6000" calcext:value-type="float">
            <text:p>216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800" calcext:value-type="float">
            <text:p>208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00" calcext:value-type="float">
            <text:p>71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14" calcext:value-type="float">
            <text:p>91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3094" calcext:value-type="float">
            <text:p>9309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00" calcext:value-type="float">
            <text:p>21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005" calcext:value-type="float">
            <text:p>3600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86" calcext:value-type="float">
            <text:p>6786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4400" calcext:value-type="float">
            <text:p>2444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600" calcext:value-type="float">
            <text:p>216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226" calcext:value-type="float">
            <text:p>1122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15000" calcext:value-type="float">
            <text:p>31500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6921" calcext:value-type="float">
            <text:p>15692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865" calcext:value-type="float">
            <text:p>486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00" calcext:value-type="float">
            <text:p>21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000" calcext:value-type="float">
            <text:p>550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200" calcext:value-type="float">
            <text:p>32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9000" calcext:value-type="float">
            <text:p>2390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00" calcext:value-type="float">
            <text:p>47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6158" calcext:value-type="float">
            <text:p>24615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6575" calcext:value-type="float">
            <text:p>9657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900" calcext:value-type="float">
            <text:p>49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924" calcext:value-type="float">
            <text:p>3924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2244" calcext:value-type="float">
            <text:p>12224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87" calcext:value-type="float">
            <text:p>388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084" calcext:value-type="float">
            <text:p>5608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611" calcext:value-type="float">
            <text:p>861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000" calcext:value-type="float">
            <text:p>27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600" calcext:value-type="float">
            <text:p>386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000" calcext:value-type="float">
            <text:p>17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312" calcext:value-type="float">
            <text:p>731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6262" calcext:value-type="float">
            <text:p>13626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12" calcext:value-type="float">
            <text:p>181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110" calcext:value-type="float">
            <text:p>1611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000" calcext:value-type="float">
            <text:p>39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500" calcext:value-type="float">
            <text:p>17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991" calcext:value-type="float">
            <text:p>1399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6497" calcext:value-type="float">
            <text:p>18649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7891" calcext:value-type="float">
            <text:p>25789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500" calcext:value-type="float">
            <text:p>305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32" calcext:value-type="float">
            <text:p>1433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7555" calcext:value-type="float">
            <text:p>8755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31" calcext:value-type="float">
            <text:p>953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000" calcext:value-type="float">
            <text:p>34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52" calcext:value-type="float">
            <text:p>395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4435" calcext:value-type="float">
            <text:p>8443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50" calcext:value-type="float">
            <text:p>16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9500" calcext:value-type="float">
            <text:p>49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717" calcext:value-type="float">
            <text:p>17717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700" calcext:value-type="float">
            <text:p>47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800" calcext:value-type="float">
            <text:p>138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000" calcext:value-type="float">
            <text:p>26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7" calcext:value-type="float">
            <text:p>157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6575" calcext:value-type="float">
            <text:p>6657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0000" calcext:value-type="float">
            <text:p>110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61" calcext:value-type="float">
            <text:p>306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9000" calcext:value-type="float">
            <text:p>129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00" calcext:value-type="float">
            <text:p>37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4000" calcext:value-type="float">
            <text:p>94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6000" calcext:value-type="float">
            <text:p>1460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553" calcext:value-type="float">
            <text:p>6955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4256" calcext:value-type="float">
            <text:p>11425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92" calcext:value-type="float">
            <text:p>79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343" calcext:value-type="float">
            <text:p>1734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00" calcext:value-type="float">
            <text:p>21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42" calcext:value-type="float">
            <text:p>344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003" calcext:value-type="float">
            <text:p>7000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500" calcext:value-type="float">
            <text:p>11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428" calcext:value-type="float">
            <text:p>3542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7000" calcext:value-type="float">
            <text:p>27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79" calcext:value-type="float">
            <text:p>427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800" calcext:value-type="float">
            <text:p>248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000" calcext:value-type="float">
            <text:p>31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9600" calcext:value-type="float">
            <text:p>3296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1305" calcext:value-type="float">
            <text:p>5130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851" calcext:value-type="float">
            <text:p>1985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9647" calcext:value-type="float">
            <text:p>7964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7100" calcext:value-type="float">
            <text:p>571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5000" calcext:value-type="float">
            <text:p>115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48" calcext:value-type="float">
            <text:p>114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616" calcext:value-type="float">
            <text:p>7616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701" calcext:value-type="float">
            <text:p>870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489" calcext:value-type="float">
            <text:p>1948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448" calcext:value-type="float">
            <text:p>3244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3000" calcext:value-type="float">
            <text:p>153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613" calcext:value-type="float">
            <text:p>761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8750" calcext:value-type="float">
            <text:p>987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32" calcext:value-type="float">
            <text:p>133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0639" calcext:value-type="float">
            <text:p>18063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5104" calcext:value-type="float">
            <text:p>3510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4233" calcext:value-type="float">
            <text:p>11423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89" calcext:value-type="float">
            <text:p>528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25113" calcext:value-type="float">
            <text:p>62511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5000" calcext:value-type="float">
            <text:p>4500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300" calcext:value-type="float">
            <text:p>930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5000" calcext:value-type="float">
            <text:p>45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5000" calcext:value-type="float">
            <text:p>95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000" calcext:value-type="float">
            <text:p>370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60" calcext:value-type="float">
            <text:p>386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00" calcext:value-type="float">
            <text:p>56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90" calcext:value-type="float">
            <text:p>219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500" calcext:value-type="float">
            <text:p>850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870000" calcext:value-type="float">
            <text:p>28700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000" calcext:value-type="float">
            <text:p>44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530" calcext:value-type="float">
            <text:p>1653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600" calcext:value-type="float">
            <text:p>460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4000" calcext:value-type="float">
            <text:p>1140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7817" calcext:value-type="float">
            <text:p>7781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000" calcext:value-type="float">
            <text:p>18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200" calcext:value-type="float">
            <text:p>62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000" calcext:value-type="float">
            <text:p>23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9800" calcext:value-type="float">
            <text:p>798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2430" calcext:value-type="float">
            <text:p>15243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600" calcext:value-type="float">
            <text:p>186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000" calcext:value-type="float">
            <text:p>28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83" calcext:value-type="float">
            <text:p>1288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11" calcext:value-type="float">
            <text:p>341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120" calcext:value-type="float">
            <text:p>512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495" calcext:value-type="float">
            <text:p>1449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410" calcext:value-type="float">
            <text:p>641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10" calcext:value-type="float">
            <text:p>261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3347" calcext:value-type="float">
            <text:p>8334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29" calcext:value-type="float">
            <text:p>152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75000" calcext:value-type="float">
            <text:p>375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4718" calcext:value-type="float">
            <text:p>84718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0" calcext:value-type="float">
            <text:p>27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731" calcext:value-type="float">
            <text:p>2173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6778" calcext:value-type="float">
            <text:p>4677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058" calcext:value-type="float">
            <text:p>905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10" calcext:value-type="float">
            <text:p>111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000" calcext:value-type="float">
            <text:p>2700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400" calcext:value-type="float">
            <text:p>94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532" calcext:value-type="float">
            <text:p>4353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925" calcext:value-type="float">
            <text:p>399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1000" calcext:value-type="float">
            <text:p>61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85" calcext:value-type="float">
            <text:p>78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99" calcext:value-type="float">
            <text:p>6009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700" calcext:value-type="float">
            <text:p>367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648" calcext:value-type="float">
            <text:p>5064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635" calcext:value-type="float">
            <text:p>1163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000" calcext:value-type="float">
            <text:p>230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481" calcext:value-type="float">
            <text:p>2448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87" calcext:value-type="float">
            <text:p>168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9929" calcext:value-type="float">
            <text:p>19992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99000" calcext:value-type="float">
            <text:p>199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2258" calcext:value-type="float">
            <text:p>12225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61" calcext:value-type="float">
            <text:p>396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89" calcext:value-type="float">
            <text:p>168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580" calcext:value-type="float">
            <text:p>1058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5678" calcext:value-type="float">
            <text:p>23567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646" calcext:value-type="float">
            <text:p>10646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00" calcext:value-type="float">
            <text:p>68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000" calcext:value-type="float">
            <text:p>26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8000" calcext:value-type="float">
            <text:p>880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3468" calcext:value-type="float">
            <text:p>22346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306" calcext:value-type="float">
            <text:p>1230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5802" calcext:value-type="float">
            <text:p>5580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154" calcext:value-type="float">
            <text:p>1415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000" calcext:value-type="float">
            <text:p>35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9500" calcext:value-type="float">
            <text:p>89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6000" calcext:value-type="float">
            <text:p>66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977" calcext:value-type="float">
            <text:p>29977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63" calcext:value-type="float">
            <text:p>3506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725" calcext:value-type="float">
            <text:p>567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7650" calcext:value-type="float">
            <text:p>4765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9400" calcext:value-type="float">
            <text:p>1294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68900" calcext:value-type="float">
            <text:p>2689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832" calcext:value-type="float">
            <text:p>483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7086" calcext:value-type="float">
            <text:p>127086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500" calcext:value-type="float">
            <text:p>27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40" calcext:value-type="float">
            <text:p>154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2600" calcext:value-type="float">
            <text:p>626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670" calcext:value-type="float">
            <text:p>2967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2673" calcext:value-type="float">
            <text:p>5267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2816" calcext:value-type="float">
            <text:p>7281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400" calcext:value-type="float">
            <text:p>104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000" calcext:value-type="float">
            <text:p>38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350" calcext:value-type="float">
            <text:p>523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00" calcext:value-type="float">
            <text:p>43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00" calcext:value-type="float">
            <text:p>520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9078" calcext:value-type="float">
            <text:p>3907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1200" calcext:value-type="float">
            <text:p>512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500" calcext:value-type="float">
            <text:p>16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0000" calcext:value-type="float">
            <text:p>3700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57" calcext:value-type="float">
            <text:p>5757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6000" calcext:value-type="float">
            <text:p>126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63" calcext:value-type="float">
            <text:p>526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5500" calcext:value-type="float">
            <text:p>2655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00" calcext:value-type="float">
            <text:p>57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79" calcext:value-type="float">
            <text:p>257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71000" calcext:value-type="float">
            <text:p>371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99" calcext:value-type="float">
            <text:p>139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7050" calcext:value-type="float">
            <text:p>1970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676" calcext:value-type="float">
            <text:p>20676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7100" calcext:value-type="float">
            <text:p>1271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262" calcext:value-type="float">
            <text:p>2026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77757" calcext:value-type="float">
            <text:p>377757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0000" calcext:value-type="float">
            <text:p>800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845" calcext:value-type="float">
            <text:p>8184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69" calcext:value-type="float">
            <text:p>166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1104" calcext:value-type="float">
            <text:p>10110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0000" calcext:value-type="float">
            <text:p>140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500" calcext:value-type="float">
            <text:p>22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7667" calcext:value-type="float">
            <text:p>10766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000" calcext:value-type="float">
            <text:p>190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62" calcext:value-type="float">
            <text:p>136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000" calcext:value-type="float">
            <text:p>43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19" calcext:value-type="float">
            <text:p>191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2839" calcext:value-type="float">
            <text:p>7283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00" calcext:value-type="float">
            <text:p>56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00" calcext:value-type="float">
            <text:p>43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000" calcext:value-type="float">
            <text:p>53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24" calcext:value-type="float">
            <text:p>352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856" calcext:value-type="float">
            <text:p>1856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4000" calcext:value-type="float">
            <text:p>444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245" calcext:value-type="float">
            <text:p>5524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5897" calcext:value-type="float">
            <text:p>11589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0800" calcext:value-type="float">
            <text:p>1408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35" calcext:value-type="float">
            <text:p>523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500" calcext:value-type="float">
            <text:p>11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78" calcext:value-type="float">
            <text:p>3578</text:p>
          </table:table-cell>
          <table:table-cell table:number-columns-repeated="2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0951" calcext:value-type="float">
            <text:p>2095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9400" calcext:value-type="float">
            <text:p>694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50" calcext:value-type="float">
            <text:p>355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8330" calcext:value-type="float">
            <text:p>2833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573" calcext:value-type="float">
            <text:p>2157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07630" calcext:value-type="float">
            <text:p>90763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000" calcext:value-type="float">
            <text:p>220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01" calcext:value-type="float">
            <text:p>260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66273" calcext:value-type="float">
            <text:p>26627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72" calcext:value-type="float">
            <text:p>237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000" calcext:value-type="float">
            <text:p>23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575" calcext:value-type="float">
            <text:p>2157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000" calcext:value-type="float">
            <text:p>240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60" calcext:value-type="float">
            <text:p>226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314" calcext:value-type="float">
            <text:p>26314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9501" calcext:value-type="float">
            <text:p>9950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500" calcext:value-type="float">
            <text:p>14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000" calcext:value-type="float">
            <text:p>52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700" calcext:value-type="float">
            <text:p>107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6000" calcext:value-type="float">
            <text:p>86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600" calcext:value-type="float">
            <text:p>96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9000" calcext:value-type="float">
            <text:p>690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67" calcext:value-type="float">
            <text:p>696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000" calcext:value-type="float">
            <text:p>74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500" calcext:value-type="float">
            <text:p>5350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4000" calcext:value-type="float">
            <text:p>204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26" calcext:value-type="float">
            <text:p>5026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20" calcext:value-type="float">
            <text:p>192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500" calcext:value-type="float">
            <text:p>1050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0000" calcext:value-type="float">
            <text:p>180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000" calcext:value-type="float">
            <text:p>190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250" calcext:value-type="float">
            <text:p>1325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925" calcext:value-type="float">
            <text:p>1429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</table:table>
      <table:table table:name="map2" table:style-name="ta1">
        <table:shapes>
          <draw:frame draw:z-index="0" draw:name="http://dbpedia.org/snorql/link.png" draw:style-name="gr1" draw:text-style-name="P1" svg:width="7.48pt" svg:height="7.48pt" svg:x="0pt" svg:y="0pt">
            <draw:image xlink:href="http://dbpedia.org/snorql/link.png" xlink:type="simple" xlink:show="embed" xlink:actuate="onLoad">
              <text:p/>
            </draw:image>
          </draw:frame>
          <draw:frame draw:z-index="1" draw:name="http://dbpedia.org/snorql/link.png" draw:style-name="gr1" draw:text-style-name="P1" svg:width="7.48pt" svg:height="7.48pt" svg:x="0pt" svg:y="12.78pt">
            <draw:image xlink:href="http://dbpedia.org/snorql/link.png" xlink:type="simple" xlink:show="embed" xlink:actuate="onLoad">
              <text:p/>
            </draw:image>
          </draw:frame>
          <draw:frame draw:z-index="2" draw:name="http://dbpedia.org/snorql/link.png" draw:style-name="gr1" draw:text-style-name="P1" svg:width="7.48pt" svg:height="7.48pt" svg:x="0pt" svg:y="25.6pt">
            <draw:image xlink:href="http://dbpedia.org/snorql/link.png" xlink:type="simple" xlink:show="embed" xlink:actuate="onLoad">
              <text:p/>
            </draw:image>
          </draw:frame>
          <draw:frame draw:z-index="3" draw:name="http://dbpedia.org/snorql/link.png" draw:style-name="gr1" draw:text-style-name="P1" svg:width="7.48pt" svg:height="7.48pt" svg:x="0pt" svg:y="38.38pt">
            <draw:image xlink:href="http://dbpedia.org/snorql/link.png" xlink:type="simple" xlink:show="embed" xlink:actuate="onLoad">
              <text:p/>
            </draw:image>
          </draw:frame>
          <draw:frame draw:z-index="4" draw:name="http://dbpedia.org/snorql/link.png" draw:style-name="gr1" draw:text-style-name="P1" svg:width="7.48pt" svg:height="7.48pt" svg:x="0pt" svg:y="51.19pt">
            <draw:image xlink:href="http://dbpedia.org/snorql/link.png" xlink:type="simple" xlink:show="embed" xlink:actuate="onLoad">
              <text:p/>
            </draw:image>
          </draw:frame>
          <draw:frame draw:z-index="5" draw:name="http://dbpedia.org/snorql/link.png" draw:style-name="gr1" draw:text-style-name="P1" svg:width="7.48pt" svg:height="7.48pt" svg:x="0pt" svg:y="63.98pt">
            <draw:image xlink:href="http://dbpedia.org/snorql/link.png" xlink:type="simple" xlink:show="embed" xlink:actuate="onLoad">
              <text:p/>
            </draw:image>
          </draw:frame>
          <draw:frame draw:z-index="6" draw:name="http://dbpedia.org/snorql/link.png" draw:style-name="gr1" draw:text-style-name="P1" svg:width="7.48pt" svg:height="7.48pt" svg:x="0pt" svg:y="76.79pt">
            <draw:image xlink:href="http://dbpedia.org/snorql/link.png" xlink:type="simple" xlink:show="embed" xlink:actuate="onLoad">
              <text:p/>
            </draw:image>
          </draw:frame>
          <draw:frame draw:z-index="7" draw:name="http://dbpedia.org/snorql/link.png" draw:style-name="gr1" draw:text-style-name="P1" svg:width="7.48pt" svg:height="7.48pt" svg:x="0pt" svg:y="89.57pt">
            <draw:image xlink:href="http://dbpedia.org/snorql/link.png" xlink:type="simple" xlink:show="embed" xlink:actuate="onLoad">
              <text:p/>
            </draw:image>
          </draw:frame>
          <draw:frame draw:z-index="8" draw:name="http://dbpedia.org/snorql/link.png" draw:style-name="gr1" draw:text-style-name="P1" svg:width="7.48pt" svg:height="7.48pt" svg:x="0pt" svg:y="102.39pt">
            <draw:image xlink:href="http://dbpedia.org/snorql/link.png" xlink:type="simple" xlink:show="embed" xlink:actuate="onLoad">
              <text:p/>
            </draw:image>
          </draw:frame>
          <draw:frame draw:z-index="9" draw:name="http://dbpedia.org/snorql/link.png" draw:style-name="gr1" draw:text-style-name="P1" svg:width="7.48pt" svg:height="7.48pt" svg:x="0pt" svg:y="115.2pt">
            <draw:image xlink:href="http://dbpedia.org/snorql/link.png" xlink:type="simple" xlink:show="embed" xlink:actuate="onLoad">
              <text:p/>
            </draw:image>
          </draw:frame>
          <draw:frame draw:z-index="10" draw:name="http://dbpedia.org/snorql/link.png" draw:style-name="gr1" draw:text-style-name="P1" svg:width="7.48pt" svg:height="7.48pt" svg:x="0pt" svg:y="127.98pt">
            <draw:image xlink:href="http://dbpedia.org/snorql/link.png" xlink:type="simple" xlink:show="embed" xlink:actuate="onLoad">
              <text:p/>
            </draw:image>
          </draw:frame>
          <draw:frame draw:z-index="11" draw:name="http://dbpedia.org/snorql/link.png" draw:style-name="gr1" draw:text-style-name="P1" svg:width="7.48pt" svg:height="7.48pt" svg:x="0pt" svg:y="140.8pt">
            <draw:image xlink:href="http://dbpedia.org/snorql/link.png" xlink:type="simple" xlink:show="embed" xlink:actuate="onLoad">
              <text:p/>
            </draw:image>
          </draw:frame>
          <draw:frame draw:z-index="12" draw:name="http://dbpedia.org/snorql/link.png" draw:style-name="gr1" draw:text-style-name="P1" svg:width="7.48pt" svg:height="7.48pt" svg:x="0pt" svg:y="153.58pt">
            <draw:image xlink:href="http://dbpedia.org/snorql/link.png" xlink:type="simple" xlink:show="embed" xlink:actuate="onLoad">
              <text:p/>
            </draw:image>
          </draw:frame>
          <draw:frame draw:z-index="13" draw:name="http://dbpedia.org/snorql/link.png" draw:style-name="gr1" draw:text-style-name="P1" svg:width="7.48pt" svg:height="7.48pt" svg:x="0pt" svg:y="166.39pt">
            <draw:image xlink:href="http://dbpedia.org/snorql/link.png" xlink:type="simple" xlink:show="embed" xlink:actuate="onLoad">
              <text:p/>
            </draw:image>
          </draw:frame>
          <draw:frame draw:z-index="14" draw:name="http://dbpedia.org/snorql/link.png" draw:style-name="gr1" draw:text-style-name="P1" svg:width="7.48pt" svg:height="7.48pt" svg:x="0pt" svg:y="179.18pt">
            <draw:image xlink:href="http://dbpedia.org/snorql/link.png" xlink:type="simple" xlink:show="embed" xlink:actuate="onLoad">
              <text:p/>
            </draw:image>
          </draw:frame>
          <draw:frame draw:z-index="15" draw:name="http://dbpedia.org/snorql/link.png" draw:style-name="gr1" draw:text-style-name="P1" svg:width="7.48pt" svg:height="7.48pt" svg:x="0pt" svg:y="191.99pt">
            <draw:image xlink:href="http://dbpedia.org/snorql/link.png" xlink:type="simple" xlink:show="embed" xlink:actuate="onLoad">
              <text:p/>
            </draw:image>
          </draw:frame>
          <draw:frame draw:z-index="16" draw:name="http://dbpedia.org/snorql/link.png" draw:style-name="gr1" draw:text-style-name="P1" svg:width="7.48pt" svg:height="7.48pt" svg:x="0pt" svg:y="204.77pt">
            <draw:image xlink:href="http://dbpedia.org/snorql/link.png" xlink:type="simple" xlink:show="embed" xlink:actuate="onLoad">
              <text:p/>
            </draw:image>
          </draw:frame>
          <draw:frame draw:z-index="17" draw:name="http://dbpedia.org/snorql/link.png" draw:style-name="gr1" draw:text-style-name="P1" svg:width="7.48pt" svg:height="7.48pt" svg:x="0pt" svg:y="217.59pt">
            <draw:image xlink:href="http://dbpedia.org/snorql/link.png" xlink:type="simple" xlink:show="embed" xlink:actuate="onLoad">
              <text:p/>
            </draw:image>
          </draw:frame>
          <draw:frame draw:z-index="18" draw:name="http://dbpedia.org/snorql/link.png" draw:style-name="gr1" draw:text-style-name="P1" svg:width="7.48pt" svg:height="7.48pt" svg:x="0pt" svg:y="230.4pt">
            <draw:image xlink:href="http://dbpedia.org/snorql/link.png" xlink:type="simple" xlink:show="embed" xlink:actuate="onLoad">
              <text:p/>
            </draw:image>
          </draw:frame>
          <draw:frame draw:z-index="19" draw:name="http://dbpedia.org/snorql/link.png" draw:style-name="gr1" draw:text-style-name="P1" svg:width="7.48pt" svg:height="7.48pt" svg:x="0pt" svg:y="243.18pt">
            <draw:image xlink:href="http://dbpedia.org/snorql/link.png" xlink:type="simple" xlink:show="embed" xlink:actuate="onLoad">
              <text:p/>
            </draw:image>
          </draw:frame>
          <draw:frame draw:z-index="20" draw:name="http://dbpedia.org/snorql/link.png" draw:style-name="gr1" draw:text-style-name="P1" svg:width="7.48pt" svg:height="7.48pt" svg:x="0pt" svg:y="256pt">
            <draw:image xlink:href="http://dbpedia.org/snorql/link.png" xlink:type="simple" xlink:show="embed" xlink:actuate="onLoad">
              <text:p/>
            </draw:image>
          </draw:frame>
          <draw:frame draw:z-index="21" draw:name="http://dbpedia.org/snorql/link.png" draw:style-name="gr1" draw:text-style-name="P1" svg:width="7.48pt" svg:height="7.48pt" svg:x="0pt" svg:y="268.78pt">
            <draw:image xlink:href="http://dbpedia.org/snorql/link.png" xlink:type="simple" xlink:show="embed" xlink:actuate="onLoad">
              <text:p/>
            </draw:image>
          </draw:frame>
          <draw:frame draw:z-index="22" draw:name="http://dbpedia.org/snorql/link.png" draw:style-name="gr1" draw:text-style-name="P1" svg:width="7.48pt" svg:height="7.48pt" svg:x="0pt" svg:y="281.59pt">
            <draw:image xlink:href="http://dbpedia.org/snorql/link.png" xlink:type="simple" xlink:show="embed" xlink:actuate="onLoad">
              <text:p/>
            </draw:image>
          </draw:frame>
          <draw:frame draw:z-index="23" draw:name="http://dbpedia.org/snorql/link.png" draw:style-name="gr1" draw:text-style-name="P1" svg:width="7.48pt" svg:height="7.48pt" svg:x="0pt" svg:y="294.38pt">
            <draw:image xlink:href="http://dbpedia.org/snorql/link.png" xlink:type="simple" xlink:show="embed" xlink:actuate="onLoad">
              <text:p/>
            </draw:image>
          </draw:frame>
          <draw:frame draw:z-index="24" draw:name="http://dbpedia.org/snorql/link.png" draw:style-name="gr1" draw:text-style-name="P1" svg:width="7.48pt" svg:height="7.48pt" svg:x="0pt" svg:y="307.19pt">
            <draw:image xlink:href="http://dbpedia.org/snorql/link.png" xlink:type="simple" xlink:show="embed" xlink:actuate="onLoad">
              <text:p/>
            </draw:image>
          </draw:frame>
          <draw:frame draw:z-index="25" draw:name="http://dbpedia.org/snorql/link.png" draw:style-name="gr1" draw:text-style-name="P1" svg:width="7.48pt" svg:height="7.48pt" svg:x="0pt" svg:y="319.97pt">
            <draw:image xlink:href="http://dbpedia.org/snorql/link.png" xlink:type="simple" xlink:show="embed" xlink:actuate="onLoad">
              <text:p/>
            </draw:image>
          </draw:frame>
          <draw:frame draw:z-index="26" draw:name="http://dbpedia.org/snorql/link.png" draw:style-name="gr1" draw:text-style-name="P1" svg:width="7.48pt" svg:height="7.48pt" svg:x="0pt" svg:y="332.79pt">
            <draw:image xlink:href="http://dbpedia.org/snorql/link.png" xlink:type="simple" xlink:show="embed" xlink:actuate="onLoad">
              <text:p/>
            </draw:image>
          </draw:frame>
          <draw:frame draw:z-index="27" draw:name="http://dbpedia.org/snorql/link.png" draw:style-name="gr1" draw:text-style-name="P1" svg:width="7.48pt" svg:height="7.48pt" svg:x="0pt" svg:y="345.6pt">
            <draw:image xlink:href="http://dbpedia.org/snorql/link.png" xlink:type="simple" xlink:show="embed" xlink:actuate="onLoad">
              <text:p/>
            </draw:image>
          </draw:frame>
          <draw:frame draw:z-index="28" draw:name="http://dbpedia.org/snorql/link.png" draw:style-name="gr1" draw:text-style-name="P1" svg:width="7.48pt" svg:height="7.48pt" svg:x="0pt" svg:y="358.38pt">
            <draw:image xlink:href="http://dbpedia.org/snorql/link.png" xlink:type="simple" xlink:show="embed" xlink:actuate="onLoad">
              <text:p/>
            </draw:image>
          </draw:frame>
          <draw:frame draw:z-index="29" draw:name="http://dbpedia.org/snorql/link.png" draw:style-name="gr1" draw:text-style-name="P1" svg:width="7.48pt" svg:height="7.48pt" svg:x="0pt" svg:y="371.2pt">
            <draw:image xlink:href="http://dbpedia.org/snorql/link.png" xlink:type="simple" xlink:show="embed" xlink:actuate="onLoad">
              <text:p/>
            </draw:image>
          </draw:frame>
          <draw:frame draw:z-index="30" draw:name="http://dbpedia.org/snorql/link.png" draw:style-name="gr1" draw:text-style-name="P1" svg:width="7.48pt" svg:height="7.48pt" svg:x="0pt" svg:y="383.98pt">
            <draw:image xlink:href="http://dbpedia.org/snorql/link.png" xlink:type="simple" xlink:show="embed" xlink:actuate="onLoad">
              <text:p/>
            </draw:image>
          </draw:frame>
          <draw:frame draw:z-index="31" draw:name="http://dbpedia.org/snorql/link.png" draw:style-name="gr1" draw:text-style-name="P1" svg:width="7.48pt" svg:height="7.48pt" svg:x="0pt" svg:y="396.79pt">
            <draw:image xlink:href="http://dbpedia.org/snorql/link.png" xlink:type="simple" xlink:show="embed" xlink:actuate="onLoad">
              <text:p/>
            </draw:image>
          </draw:frame>
          <draw:frame draw:z-index="32" draw:name="http://dbpedia.org/snorql/link.png" draw:style-name="gr1" draw:text-style-name="P1" svg:width="7.48pt" svg:height="7.48pt" svg:x="0pt" svg:y="409.58pt">
            <draw:image xlink:href="http://dbpedia.org/snorql/link.png" xlink:type="simple" xlink:show="embed" xlink:actuate="onLoad">
              <text:p/>
            </draw:image>
          </draw:frame>
          <draw:frame draw:z-index="33" draw:name="http://dbpedia.org/snorql/link.png" draw:style-name="gr1" draw:text-style-name="P1" svg:width="7.48pt" svg:height="7.48pt" svg:x="0pt" svg:y="422.39pt">
            <draw:image xlink:href="http://dbpedia.org/snorql/link.png" xlink:type="simple" xlink:show="embed" xlink:actuate="onLoad">
              <text:p/>
            </draw:image>
          </draw:frame>
          <draw:frame draw:z-index="34" draw:name="http://dbpedia.org/snorql/link.png" draw:style-name="gr1" draw:text-style-name="P1" svg:width="7.48pt" svg:height="7.48pt" svg:x="0pt" svg:y="435.17pt">
            <draw:image xlink:href="http://dbpedia.org/snorql/link.png" xlink:type="simple" xlink:show="embed" xlink:actuate="onLoad">
              <text:p/>
            </draw:image>
          </draw:frame>
          <draw:frame draw:z-index="35" draw:name="http://dbpedia.org/snorql/link.png" draw:style-name="gr1" draw:text-style-name="P1" svg:width="7.48pt" svg:height="7.48pt" svg:x="0pt" svg:y="447.99pt">
            <draw:image xlink:href="http://dbpedia.org/snorql/link.png" xlink:type="simple" xlink:show="embed" xlink:actuate="onLoad">
              <text:p/>
            </draw:image>
          </draw:frame>
          <draw:frame draw:z-index="36" draw:name="http://dbpedia.org/snorql/link.png" draw:style-name="gr1" draw:text-style-name="P1" svg:width="7.48pt" svg:height="7.48pt" svg:x="0pt" svg:y="460.8pt">
            <draw:image xlink:href="http://dbpedia.org/snorql/link.png" xlink:type="simple" xlink:show="embed" xlink:actuate="onLoad">
              <text:p/>
            </draw:image>
          </draw:frame>
          <draw:frame draw:z-index="37" draw:name="http://dbpedia.org/snorql/link.png" draw:style-name="gr1" draw:text-style-name="P1" svg:width="7.48pt" svg:height="7.48pt" svg:x="0pt" svg:y="473.58pt">
            <draw:image xlink:href="http://dbpedia.org/snorql/link.png" xlink:type="simple" xlink:show="embed" xlink:actuate="onLoad">
              <text:p/>
            </draw:image>
          </draw:frame>
          <draw:frame draw:z-index="38" draw:name="http://dbpedia.org/snorql/link.png" draw:style-name="gr1" draw:text-style-name="P1" svg:width="7.48pt" svg:height="7.48pt" svg:x="0pt" svg:y="486.4pt">
            <draw:image xlink:href="http://dbpedia.org/snorql/link.png" xlink:type="simple" xlink:show="embed" xlink:actuate="onLoad">
              <text:p/>
            </draw:image>
          </draw:frame>
          <draw:frame draw:z-index="39" draw:name="http://dbpedia.org/snorql/link.png" draw:style-name="gr1" draw:text-style-name="P1" svg:width="7.48pt" svg:height="7.48pt" svg:x="0pt" svg:y="499.18pt">
            <draw:image xlink:href="http://dbpedia.org/snorql/link.png" xlink:type="simple" xlink:show="embed" xlink:actuate="onLoad">
              <text:p/>
            </draw:image>
          </draw:frame>
          <draw:frame draw:z-index="40" draw:name="http://dbpedia.org/snorql/link.png" draw:style-name="gr1" draw:text-style-name="P1" svg:width="7.48pt" svg:height="7.48pt" svg:x="0pt" svg:y="511.99pt">
            <draw:image xlink:href="http://dbpedia.org/snorql/link.png" xlink:type="simple" xlink:show="embed" xlink:actuate="onLoad">
              <text:p/>
            </draw:image>
          </draw:frame>
          <draw:frame draw:z-index="41" draw:name="http://dbpedia.org/snorql/link.png" draw:style-name="gr1" draw:text-style-name="P1" svg:width="7.48pt" svg:height="7.48pt" svg:x="0pt" svg:y="524.78pt">
            <draw:image xlink:href="http://dbpedia.org/snorql/link.png" xlink:type="simple" xlink:show="embed" xlink:actuate="onLoad">
              <text:p/>
            </draw:image>
          </draw:frame>
          <draw:frame draw:z-index="42" draw:name="http://dbpedia.org/snorql/link.png" draw:style-name="gr1" draw:text-style-name="P1" svg:width="7.48pt" svg:height="7.48pt" svg:x="0pt" svg:y="537.59pt">
            <draw:image xlink:href="http://dbpedia.org/snorql/link.png" xlink:type="simple" xlink:show="embed" xlink:actuate="onLoad">
              <text:p/>
            </draw:image>
          </draw:frame>
          <draw:frame draw:z-index="43" draw:name="http://dbpedia.org/snorql/link.png" draw:style-name="gr1" draw:text-style-name="P1" svg:width="7.48pt" svg:height="7.48pt" svg:x="0pt" svg:y="550.37pt">
            <draw:image xlink:href="http://dbpedia.org/snorql/link.png" xlink:type="simple" xlink:show="embed" xlink:actuate="onLoad">
              <text:p/>
            </draw:image>
          </draw:frame>
          <draw:frame draw:z-index="44" draw:name="http://dbpedia.org/snorql/link.png" draw:style-name="gr1" draw:text-style-name="P1" svg:width="7.48pt" svg:height="7.48pt" svg:x="0pt" svg:y="563.19pt">
            <draw:image xlink:href="http://dbpedia.org/snorql/link.png" xlink:type="simple" xlink:show="embed" xlink:actuate="onLoad">
              <text:p/>
            </draw:image>
          </draw:frame>
          <draw:frame draw:z-index="45" draw:name="http://dbpedia.org/snorql/link.png" draw:style-name="gr1" draw:text-style-name="P1" svg:width="7.48pt" svg:height="7.48pt" svg:x="0pt" svg:y="576pt">
            <draw:image xlink:href="http://dbpedia.org/snorql/link.png" xlink:type="simple" xlink:show="embed" xlink:actuate="onLoad">
              <text:p/>
            </draw:image>
          </draw:frame>
          <draw:frame draw:z-index="46" draw:name="http://dbpedia.org/snorql/link.png" draw:style-name="gr1" draw:text-style-name="P1" svg:width="7.48pt" svg:height="7.48pt" svg:x="0pt" svg:y="588.78pt">
            <draw:image xlink:href="http://dbpedia.org/snorql/link.png" xlink:type="simple" xlink:show="embed" xlink:actuate="onLoad">
              <text:p/>
            </draw:image>
          </draw:frame>
          <draw:frame draw:z-index="47" draw:name="http://dbpedia.org/snorql/link.png" draw:style-name="gr1" draw:text-style-name="P1" svg:width="7.48pt" svg:height="7.48pt" svg:x="0pt" svg:y="601.6pt">
            <draw:image xlink:href="http://dbpedia.org/snorql/link.png" xlink:type="simple" xlink:show="embed" xlink:actuate="onLoad">
              <text:p/>
            </draw:image>
          </draw:frame>
          <draw:frame draw:z-index="48" draw:name="http://dbpedia.org/snorql/link.png" draw:style-name="gr1" draw:text-style-name="P1" svg:width="7.48pt" svg:height="7.48pt" svg:x="0pt" svg:y="614.38pt">
            <draw:image xlink:href="http://dbpedia.org/snorql/link.png" xlink:type="simple" xlink:show="embed" xlink:actuate="onLoad">
              <text:p/>
            </draw:image>
          </draw:frame>
          <draw:frame draw:z-index="49" draw:name="http://dbpedia.org/snorql/link.png" draw:style-name="gr1" draw:text-style-name="P1" svg:width="7.48pt" svg:height="7.48pt" svg:x="0pt" svg:y="627.19pt">
            <draw:image xlink:href="http://dbpedia.org/snorql/link.png" xlink:type="simple" xlink:show="embed" xlink:actuate="onLoad">
              <text:p/>
            </draw:image>
          </draw:frame>
          <draw:frame draw:z-index="50" draw:name="http://dbpedia.org/snorql/link.png" draw:style-name="gr1" draw:text-style-name="P1" svg:width="7.48pt" svg:height="7.48pt" svg:x="0pt" svg:y="639.98pt">
            <draw:image xlink:href="http://dbpedia.org/snorql/link.png" xlink:type="simple" xlink:show="embed" xlink:actuate="onLoad">
              <text:p/>
            </draw:image>
          </draw:frame>
          <draw:frame draw:z-index="51" draw:name="http://dbpedia.org/snorql/link.png" draw:style-name="gr1" draw:text-style-name="P1" svg:width="7.48pt" svg:height="7.48pt" svg:x="0pt" svg:y="652.79pt">
            <draw:image xlink:href="http://dbpedia.org/snorql/link.png" xlink:type="simple" xlink:show="embed" xlink:actuate="onLoad">
              <text:p/>
            </draw:image>
          </draw:frame>
          <draw:frame draw:z-index="52" draw:name="http://dbpedia.org/snorql/link.png" draw:style-name="gr1" draw:text-style-name="P1" svg:width="7.48pt" svg:height="7.48pt" svg:x="0pt" svg:y="665.57pt">
            <draw:image xlink:href="http://dbpedia.org/snorql/link.png" xlink:type="simple" xlink:show="embed" xlink:actuate="onLoad">
              <text:p/>
            </draw:image>
          </draw:frame>
          <draw:frame draw:z-index="53" draw:name="http://dbpedia.org/snorql/link.png" draw:style-name="gr1" draw:text-style-name="P1" svg:width="7.48pt" svg:height="7.48pt" svg:x="0pt" svg:y="678.39pt">
            <draw:image xlink:href="http://dbpedia.org/snorql/link.png" xlink:type="simple" xlink:show="embed" xlink:actuate="onLoad">
              <text:p/>
            </draw:image>
          </draw:frame>
          <draw:frame draw:z-index="54" draw:name="http://dbpedia.org/snorql/link.png" draw:style-name="gr1" draw:text-style-name="P1" svg:width="7.48pt" svg:height="7.48pt" svg:x="0pt" svg:y="691.2pt">
            <draw:image xlink:href="http://dbpedia.org/snorql/link.png" xlink:type="simple" xlink:show="embed" xlink:actuate="onLoad">
              <text:p/>
            </draw:image>
          </draw:frame>
          <draw:frame draw:z-index="55" draw:name="http://dbpedia.org/snorql/link.png" draw:style-name="gr1" draw:text-style-name="P1" svg:width="7.48pt" svg:height="7.48pt" svg:x="0pt" svg:y="703.98pt">
            <draw:image xlink:href="http://dbpedia.org/snorql/link.png" xlink:type="simple" xlink:show="embed" xlink:actuate="onLoad">
              <text:p/>
            </draw:image>
          </draw:frame>
          <draw:frame draw:z-index="56" draw:name="http://dbpedia.org/snorql/link.png" draw:style-name="gr1" draw:text-style-name="P1" svg:width="7.48pt" svg:height="7.48pt" svg:x="0pt" svg:y="716.8pt">
            <draw:image xlink:href="http://dbpedia.org/snorql/link.png" xlink:type="simple" xlink:show="embed" xlink:actuate="onLoad">
              <text:p/>
            </draw:image>
          </draw:frame>
          <draw:frame draw:z-index="57" draw:name="http://dbpedia.org/snorql/link.png" draw:style-name="gr1" draw:text-style-name="P1" svg:width="7.48pt" svg:height="7.48pt" svg:x="0pt" svg:y="729.58pt">
            <draw:image xlink:href="http://dbpedia.org/snorql/link.png" xlink:type="simple" xlink:show="embed" xlink:actuate="onLoad">
              <text:p/>
            </draw:image>
          </draw:frame>
          <draw:frame draw:z-index="58" draw:name="http://dbpedia.org/snorql/link.png" draw:style-name="gr1" draw:text-style-name="P1" svg:width="7.48pt" svg:height="7.48pt" svg:x="0pt" svg:y="742.39pt">
            <draw:image xlink:href="http://dbpedia.org/snorql/link.png" xlink:type="simple" xlink:show="embed" xlink:actuate="onLoad">
              <text:p/>
            </draw:image>
          </draw:frame>
          <draw:frame draw:z-index="59" draw:name="http://dbpedia.org/snorql/link.png" draw:style-name="gr1" draw:text-style-name="P1" svg:width="7.48pt" svg:height="7.48pt" svg:x="0pt" svg:y="755.18pt">
            <draw:image xlink:href="http://dbpedia.org/snorql/link.png" xlink:type="simple" xlink:show="embed" xlink:actuate="onLoad">
              <text:p/>
            </draw:image>
          </draw:frame>
          <draw:frame draw:z-index="60" draw:name="http://dbpedia.org/snorql/link.png" draw:style-name="gr1" draw:text-style-name="P1" svg:width="7.48pt" svg:height="7.48pt" svg:x="0pt" svg:y="767.99pt">
            <draw:image xlink:href="http://dbpedia.org/snorql/link.png" xlink:type="simple" xlink:show="embed" xlink:actuate="onLoad">
              <text:p/>
            </draw:image>
          </draw:frame>
          <draw:frame draw:z-index="61" draw:name="http://dbpedia.org/snorql/link.png" draw:style-name="gr1" draw:text-style-name="P1" svg:width="7.48pt" svg:height="7.48pt" svg:x="0pt" svg:y="780.77pt">
            <draw:image xlink:href="http://dbpedia.org/snorql/link.png" xlink:type="simple" xlink:show="embed" xlink:actuate="onLoad">
              <text:p/>
            </draw:image>
          </draw:frame>
          <draw:frame draw:z-index="62" draw:name="http://dbpedia.org/snorql/link.png" draw:style-name="gr1" draw:text-style-name="P1" svg:width="7.48pt" svg:height="7.48pt" svg:x="0pt" svg:y="793.59pt">
            <draw:image xlink:href="http://dbpedia.org/snorql/link.png" xlink:type="simple" xlink:show="embed" xlink:actuate="onLoad">
              <text:p/>
            </draw:image>
          </draw:frame>
          <draw:frame draw:z-index="63" draw:name="http://dbpedia.org/snorql/link.png" draw:style-name="gr1" draw:text-style-name="P1" svg:width="7.48pt" svg:height="7.48pt" svg:x="0pt" svg:y="806.4pt">
            <draw:image xlink:href="http://dbpedia.org/snorql/link.png" xlink:type="simple" xlink:show="embed" xlink:actuate="onLoad">
              <text:p/>
            </draw:image>
          </draw:frame>
          <draw:frame draw:z-index="64" draw:name="http://dbpedia.org/snorql/link.png" draw:style-name="gr1" draw:text-style-name="P1" svg:width="7.48pt" svg:height="7.48pt" svg:x="0pt" svg:y="819.18pt">
            <draw:image xlink:href="http://dbpedia.org/snorql/link.png" xlink:type="simple" xlink:show="embed" xlink:actuate="onLoad">
              <text:p/>
            </draw:image>
          </draw:frame>
          <draw:frame draw:z-index="65" draw:name="http://dbpedia.org/snorql/link.png" draw:style-name="gr1" draw:text-style-name="P1" svg:width="7.48pt" svg:height="7.48pt" svg:x="0pt" svg:y="832pt">
            <draw:image xlink:href="http://dbpedia.org/snorql/link.png" xlink:type="simple" xlink:show="embed" xlink:actuate="onLoad">
              <text:p/>
            </draw:image>
          </draw:frame>
          <draw:frame draw:z-index="66" draw:name="http://dbpedia.org/snorql/link.png" draw:style-name="gr1" draw:text-style-name="P1" svg:width="7.48pt" svg:height="7.48pt" svg:x="0pt" svg:y="844.78pt">
            <draw:image xlink:href="http://dbpedia.org/snorql/link.png" xlink:type="simple" xlink:show="embed" xlink:actuate="onLoad">
              <text:p/>
            </draw:image>
          </draw:frame>
          <draw:frame draw:z-index="67" draw:name="http://dbpedia.org/snorql/link.png" draw:style-name="gr1" draw:text-style-name="P1" svg:width="7.48pt" svg:height="7.48pt" svg:x="0pt" svg:y="857.59pt">
            <draw:image xlink:href="http://dbpedia.org/snorql/link.png" xlink:type="simple" xlink:show="embed" xlink:actuate="onLoad">
              <text:p/>
            </draw:image>
          </draw:frame>
          <draw:frame draw:z-index="68" draw:name="http://dbpedia.org/snorql/link.png" draw:style-name="gr1" draw:text-style-name="P1" svg:width="7.48pt" svg:height="7.48pt" svg:x="0pt" svg:y="870.38pt">
            <draw:image xlink:href="http://dbpedia.org/snorql/link.png" xlink:type="simple" xlink:show="embed" xlink:actuate="onLoad">
              <text:p/>
            </draw:image>
          </draw:frame>
          <draw:frame draw:z-index="69" draw:name="http://dbpedia.org/snorql/link.png" draw:style-name="gr1" draw:text-style-name="P1" svg:width="7.48pt" svg:height="7.48pt" svg:x="0pt" svg:y="883.19pt">
            <draw:image xlink:href="http://dbpedia.org/snorql/link.png" xlink:type="simple" xlink:show="embed" xlink:actuate="onLoad">
              <text:p/>
            </draw:image>
          </draw:frame>
          <draw:frame draw:z-index="70" draw:name="http://dbpedia.org/snorql/link.png" draw:style-name="gr1" draw:text-style-name="P1" svg:width="7.48pt" svg:height="7.48pt" svg:x="0pt" svg:y="895.97pt">
            <draw:image xlink:href="http://dbpedia.org/snorql/link.png" xlink:type="simple" xlink:show="embed" xlink:actuate="onLoad">
              <text:p/>
            </draw:image>
          </draw:frame>
          <draw:frame draw:z-index="71" draw:name="http://dbpedia.org/snorql/link.png" draw:style-name="gr1" draw:text-style-name="P1" svg:width="7.48pt" svg:height="7.48pt" svg:x="0pt" svg:y="908.79pt">
            <draw:image xlink:href="http://dbpedia.org/snorql/link.png" xlink:type="simple" xlink:show="embed" xlink:actuate="onLoad">
              <text:p/>
            </draw:image>
          </draw:frame>
          <draw:frame draw:z-index="72" draw:name="http://dbpedia.org/snorql/link.png" draw:style-name="gr1" draw:text-style-name="P1" svg:width="7.48pt" svg:height="7.48pt" svg:x="0pt" svg:y="921.6pt">
            <draw:image xlink:href="http://dbpedia.org/snorql/link.png" xlink:type="simple" xlink:show="embed" xlink:actuate="onLoad">
              <text:p/>
            </draw:image>
          </draw:frame>
          <draw:frame draw:z-index="73" draw:name="http://dbpedia.org/snorql/link.png" draw:style-name="gr1" draw:text-style-name="P1" svg:width="7.48pt" svg:height="7.48pt" svg:x="0pt" svg:y="934.38pt">
            <draw:image xlink:href="http://dbpedia.org/snorql/link.png" xlink:type="simple" xlink:show="embed" xlink:actuate="onLoad">
              <text:p/>
            </draw:image>
          </draw:frame>
          <draw:frame draw:z-index="74" draw:name="http://dbpedia.org/snorql/link.png" draw:style-name="gr1" draw:text-style-name="P1" svg:width="7.48pt" svg:height="7.48pt" svg:x="0pt" svg:y="947.2pt">
            <draw:image xlink:href="http://dbpedia.org/snorql/link.png" xlink:type="simple" xlink:show="embed" xlink:actuate="onLoad">
              <text:p/>
            </draw:image>
          </draw:frame>
          <draw:frame draw:z-index="75" draw:name="http://dbpedia.org/snorql/link.png" draw:style-name="gr1" draw:text-style-name="P1" svg:width="7.48pt" svg:height="7.48pt" svg:x="0pt" svg:y="959.98pt">
            <draw:image xlink:href="http://dbpedia.org/snorql/link.png" xlink:type="simple" xlink:show="embed" xlink:actuate="onLoad">
              <text:p/>
            </draw:image>
          </draw:frame>
          <draw:frame draw:z-index="76" draw:name="http://dbpedia.org/snorql/link.png" draw:style-name="gr1" draw:text-style-name="P1" svg:width="7.48pt" svg:height="7.48pt" svg:x="0pt" svg:y="972.79pt">
            <draw:image xlink:href="http://dbpedia.org/snorql/link.png" xlink:type="simple" xlink:show="embed" xlink:actuate="onLoad">
              <text:p/>
            </draw:image>
          </draw:frame>
          <draw:frame draw:z-index="77" draw:name="http://dbpedia.org/snorql/link.png" draw:style-name="gr1" draw:text-style-name="P1" svg:width="7.48pt" svg:height="7.48pt" svg:x="0pt" svg:y="985.58pt">
            <draw:image xlink:href="http://dbpedia.org/snorql/link.png" xlink:type="simple" xlink:show="embed" xlink:actuate="onLoad">
              <text:p/>
            </draw:image>
          </draw:frame>
          <draw:frame draw:z-index="78" draw:name="http://dbpedia.org/snorql/link.png" draw:style-name="gr1" draw:text-style-name="P1" svg:width="7.48pt" svg:height="7.48pt" svg:x="0pt" svg:y="998.39pt">
            <draw:image xlink:href="http://dbpedia.org/snorql/link.png" xlink:type="simple" xlink:show="embed" xlink:actuate="onLoad">
              <text:p/>
            </draw:image>
          </draw:frame>
          <draw:frame draw:z-index="79" draw:name="http://dbpedia.org/snorql/link.png" draw:style-name="gr1" draw:text-style-name="P1" svg:width="7.48pt" svg:height="7.48pt" svg:x="0pt" svg:y="1011.17pt">
            <draw:image xlink:href="http://dbpedia.org/snorql/link.png" xlink:type="simple" xlink:show="embed" xlink:actuate="onLoad">
              <text:p/>
            </draw:image>
          </draw:frame>
          <draw:frame draw:z-index="80" draw:name="http://dbpedia.org/snorql/link.png" draw:style-name="gr1" draw:text-style-name="P1" svg:width="7.48pt" svg:height="7.48pt" svg:x="0pt" svg:y="1023.99pt">
            <draw:image xlink:href="http://dbpedia.org/snorql/link.png" xlink:type="simple" xlink:show="embed" xlink:actuate="onLoad">
              <text:p/>
            </draw:image>
          </draw:frame>
          <draw:frame draw:z-index="81" draw:name="http://dbpedia.org/snorql/link.png" draw:style-name="gr1" draw:text-style-name="P1" svg:width="7.48pt" svg:height="7.48pt" svg:x="0pt" svg:y="1036.8pt">
            <draw:image xlink:href="http://dbpedia.org/snorql/link.png" xlink:type="simple" xlink:show="embed" xlink:actuate="onLoad">
              <text:p/>
            </draw:image>
          </draw:frame>
          <draw:frame draw:z-index="82" draw:name="http://dbpedia.org/snorql/link.png" draw:style-name="gr1" draw:text-style-name="P1" svg:width="7.48pt" svg:height="7.48pt" svg:x="0pt" svg:y="1049.58pt">
            <draw:image xlink:href="http://dbpedia.org/snorql/link.png" xlink:type="simple" xlink:show="embed" xlink:actuate="onLoad">
              <text:p/>
            </draw:image>
          </draw:frame>
          <draw:frame draw:z-index="83" draw:name="http://dbpedia.org/snorql/link.png" draw:style-name="gr1" draw:text-style-name="P1" svg:width="7.48pt" svg:height="7.48pt" svg:x="0pt" svg:y="1062.4pt">
            <draw:image xlink:href="http://dbpedia.org/snorql/link.png" xlink:type="simple" xlink:show="embed" xlink:actuate="onLoad">
              <text:p/>
            </draw:image>
          </draw:frame>
          <draw:frame draw:z-index="84" draw:name="http://dbpedia.org/snorql/link.png" draw:style-name="gr1" draw:text-style-name="P1" svg:width="7.48pt" svg:height="7.48pt" svg:x="0pt" svg:y="1075.18pt">
            <draw:image xlink:href="http://dbpedia.org/snorql/link.png" xlink:type="simple" xlink:show="embed" xlink:actuate="onLoad">
              <text:p/>
            </draw:image>
          </draw:frame>
          <draw:frame draw:z-index="85" draw:name="http://dbpedia.org/snorql/link.png" draw:style-name="gr1" draw:text-style-name="P1" svg:width="7.48pt" svg:height="7.48pt" svg:x="0pt" svg:y="1087.99pt">
            <draw:image xlink:href="http://dbpedia.org/snorql/link.png" xlink:type="simple" xlink:show="embed" xlink:actuate="onLoad">
              <text:p/>
            </draw:image>
          </draw:frame>
          <draw:frame draw:z-index="86" draw:name="http://dbpedia.org/snorql/link.png" draw:style-name="gr1" draw:text-style-name="P1" svg:width="7.48pt" svg:height="7.48pt" svg:x="0pt" svg:y="1100.78pt">
            <draw:image xlink:href="http://dbpedia.org/snorql/link.png" xlink:type="simple" xlink:show="embed" xlink:actuate="onLoad">
              <text:p/>
            </draw:image>
          </draw:frame>
          <draw:frame draw:z-index="87" draw:name="http://dbpedia.org/snorql/link.png" draw:style-name="gr1" draw:text-style-name="P1" svg:width="7.48pt" svg:height="7.48pt" svg:x="0pt" svg:y="1113.59pt">
            <draw:image xlink:href="http://dbpedia.org/snorql/link.png" xlink:type="simple" xlink:show="embed" xlink:actuate="onLoad">
              <text:p/>
            </draw:image>
          </draw:frame>
          <draw:frame draw:z-index="88" draw:name="http://dbpedia.org/snorql/link.png" draw:style-name="gr1" draw:text-style-name="P1" svg:width="7.48pt" svg:height="7.48pt" svg:x="0pt" svg:y="1126.37pt">
            <draw:image xlink:href="http://dbpedia.org/snorql/link.png" xlink:type="simple" xlink:show="embed" xlink:actuate="onLoad">
              <text:p/>
            </draw:image>
          </draw:frame>
          <draw:frame draw:z-index="89" draw:name="http://dbpedia.org/snorql/link.png" draw:style-name="gr1" draw:text-style-name="P1" svg:width="7.48pt" svg:height="7.48pt" svg:x="0pt" svg:y="1139.19pt">
            <draw:image xlink:href="http://dbpedia.org/snorql/link.png" xlink:type="simple" xlink:show="embed" xlink:actuate="onLoad">
              <text:p/>
            </draw:image>
          </draw:frame>
          <draw:frame draw:z-index="90" draw:name="http://dbpedia.org/snorql/link.png" draw:style-name="gr1" draw:text-style-name="P1" svg:width="7.48pt" svg:height="7.48pt" svg:x="0pt" svg:y="1152pt">
            <draw:image xlink:href="http://dbpedia.org/snorql/link.png" xlink:type="simple" xlink:show="embed" xlink:actuate="onLoad">
              <text:p/>
            </draw:image>
          </draw:frame>
          <draw:frame draw:z-index="91" draw:name="http://dbpedia.org/snorql/link.png" draw:style-name="gr1" draw:text-style-name="P1" svg:width="7.48pt" svg:height="7.48pt" svg:x="0pt" svg:y="1164.78pt">
            <draw:image xlink:href="http://dbpedia.org/snorql/link.png" xlink:type="simple" xlink:show="embed" xlink:actuate="onLoad">
              <text:p/>
            </draw:image>
          </draw:frame>
          <draw:frame draw:z-index="92" draw:name="http://dbpedia.org/snorql/link.png" draw:style-name="gr1" draw:text-style-name="P1" svg:width="7.48pt" svg:height="7.48pt" svg:x="0pt" svg:y="1177.6pt">
            <draw:image xlink:href="http://dbpedia.org/snorql/link.png" xlink:type="simple" xlink:show="embed" xlink:actuate="onLoad">
              <text:p/>
            </draw:image>
          </draw:frame>
          <draw:frame draw:z-index="93" draw:name="http://dbpedia.org/snorql/link.png" draw:style-name="gr1" draw:text-style-name="P1" svg:width="7.48pt" svg:height="7.48pt" svg:x="0pt" svg:y="1190.38pt">
            <draw:image xlink:href="http://dbpedia.org/snorql/link.png" xlink:type="simple" xlink:show="embed" xlink:actuate="onLoad">
              <text:p/>
            </draw:image>
          </draw:frame>
          <draw:frame draw:z-index="94" draw:name="http://dbpedia.org/snorql/link.png" draw:style-name="gr1" draw:text-style-name="P1" svg:width="7.48pt" svg:height="7.48pt" svg:x="0pt" svg:y="1203.19pt">
            <draw:image xlink:href="http://dbpedia.org/snorql/link.png" xlink:type="simple" xlink:show="embed" xlink:actuate="onLoad">
              <text:p/>
            </draw:image>
          </draw:frame>
          <draw:frame draw:z-index="95" draw:name="http://dbpedia.org/snorql/link.png" draw:style-name="gr1" draw:text-style-name="P1" svg:width="7.48pt" svg:height="7.48pt" svg:x="0pt" svg:y="1215.98pt">
            <draw:image xlink:href="http://dbpedia.org/snorql/link.png" xlink:type="simple" xlink:show="embed" xlink:actuate="onLoad">
              <text:p/>
            </draw:image>
          </draw:frame>
          <draw:frame draw:z-index="96" draw:name="http://dbpedia.org/snorql/link.png" draw:style-name="gr1" draw:text-style-name="P1" svg:width="7.48pt" svg:height="7.48pt" svg:x="0pt" svg:y="1228.79pt">
            <draw:image xlink:href="http://dbpedia.org/snorql/link.png" xlink:type="simple" xlink:show="embed" xlink:actuate="onLoad">
              <text:p/>
            </draw:image>
          </draw:frame>
          <draw:frame draw:z-index="97" draw:name="http://dbpedia.org/snorql/link.png" draw:style-name="gr1" draw:text-style-name="P1" svg:width="7.48pt" svg:height="7.48pt" svg:x="0pt" svg:y="1241.57pt">
            <draw:image xlink:href="http://dbpedia.org/snorql/link.png" xlink:type="simple" xlink:show="embed" xlink:actuate="onLoad">
              <text:p/>
            </draw:image>
          </draw:frame>
          <draw:frame draw:z-index="98" draw:name="http://dbpedia.org/snorql/link.png" draw:style-name="gr1" draw:text-style-name="P1" svg:width="7.48pt" svg:height="7.48pt" svg:x="0pt" svg:y="1254.39pt">
            <draw:image xlink:href="http://dbpedia.org/snorql/link.png" xlink:type="simple" xlink:show="embed" xlink:actuate="onLoad">
              <text:p/>
            </draw:image>
          </draw:frame>
          <draw:frame draw:z-index="99" draw:name="http://dbpedia.org/snorql/link.png" draw:style-name="gr1" draw:text-style-name="P1" svg:width="7.48pt" svg:height="7.48pt" svg:x="0pt" svg:y="1267.2pt">
            <draw:image xlink:href="http://dbpedia.org/snorql/link.png" xlink:type="simple" xlink:show="embed" xlink:actuate="onLoad">
              <text:p/>
            </draw:image>
          </draw:frame>
          <draw:frame draw:z-index="100" draw:name="http://dbpedia.org/snorql/link.png" draw:style-name="gr1" draw:text-style-name="P1" svg:width="7.48pt" svg:height="7.48pt" svg:x="0pt" svg:y="1279.98pt">
            <draw:image xlink:href="http://dbpedia.org/snorql/link.png" xlink:type="simple" xlink:show="embed" xlink:actuate="onLoad">
              <text:p/>
            </draw:image>
          </draw:frame>
          <draw:frame draw:z-index="101" draw:name="http://dbpedia.org/snorql/link.png" draw:style-name="gr1" draw:text-style-name="P1" svg:width="7.48pt" svg:height="7.48pt" svg:x="0pt" svg:y="1292.8pt">
            <draw:image xlink:href="http://dbpedia.org/snorql/link.png" xlink:type="simple" xlink:show="embed" xlink:actuate="onLoad">
              <text:p/>
            </draw:image>
          </draw:frame>
          <draw:frame draw:z-index="102" draw:name="http://dbpedia.org/snorql/link.png" draw:style-name="gr1" draw:text-style-name="P1" svg:width="7.48pt" svg:height="7.48pt" svg:x="0pt" svg:y="1305.58pt">
            <draw:image xlink:href="http://dbpedia.org/snorql/link.png" xlink:type="simple" xlink:show="embed" xlink:actuate="onLoad">
              <text:p/>
            </draw:image>
          </draw:frame>
          <draw:frame draw:z-index="103" draw:name="http://dbpedia.org/snorql/link.png" draw:style-name="gr1" draw:text-style-name="P1" svg:width="7.48pt" svg:height="7.48pt" svg:x="0pt" svg:y="1318.39pt">
            <draw:image xlink:href="http://dbpedia.org/snorql/link.png" xlink:type="simple" xlink:show="embed" xlink:actuate="onLoad">
              <text:p/>
            </draw:image>
          </draw:frame>
          <draw:frame draw:z-index="104" draw:name="http://dbpedia.org/snorql/link.png" draw:style-name="gr1" draw:text-style-name="P1" svg:width="7.48pt" svg:height="7.48pt" svg:x="0pt" svg:y="1331.18pt">
            <draw:image xlink:href="http://dbpedia.org/snorql/link.png" xlink:type="simple" xlink:show="embed" xlink:actuate="onLoad">
              <text:p/>
            </draw:image>
          </draw:frame>
          <draw:frame draw:z-index="105" draw:name="http://dbpedia.org/snorql/link.png" draw:style-name="gr1" draw:text-style-name="P1" svg:width="7.48pt" svg:height="7.48pt" svg:x="0pt" svg:y="1343.99pt">
            <draw:image xlink:href="http://dbpedia.org/snorql/link.png" xlink:type="simple" xlink:show="embed" xlink:actuate="onLoad">
              <text:p/>
            </draw:image>
          </draw:frame>
          <draw:frame draw:z-index="106" draw:name="http://dbpedia.org/snorql/link.png" draw:style-name="gr1" draw:text-style-name="P1" svg:width="7.48pt" svg:height="7.48pt" svg:x="0pt" svg:y="1356.77pt">
            <draw:image xlink:href="http://dbpedia.org/snorql/link.png" xlink:type="simple" xlink:show="embed" xlink:actuate="onLoad">
              <text:p/>
            </draw:image>
          </draw:frame>
          <draw:frame draw:z-index="107" draw:name="http://dbpedia.org/snorql/link.png" draw:style-name="gr1" draw:text-style-name="P1" svg:width="7.48pt" svg:height="7.48pt" svg:x="0pt" svg:y="1369.59pt">
            <draw:image xlink:href="http://dbpedia.org/snorql/link.png" xlink:type="simple" xlink:show="embed" xlink:actuate="onLoad">
              <text:p/>
            </draw:image>
          </draw:frame>
          <draw:frame draw:z-index="108" draw:name="http://dbpedia.org/snorql/link.png" draw:style-name="gr1" draw:text-style-name="P1" svg:width="7.48pt" svg:height="7.48pt" svg:x="0pt" svg:y="1382.4pt">
            <draw:image xlink:href="http://dbpedia.org/snorql/link.png" xlink:type="simple" xlink:show="embed" xlink:actuate="onLoad">
              <text:p/>
            </draw:image>
          </draw:frame>
          <draw:frame draw:z-index="109" draw:name="http://dbpedia.org/snorql/link.png" draw:style-name="gr1" draw:text-style-name="P1" svg:width="7.48pt" svg:height="7.48pt" svg:x="0pt" svg:y="1395.18pt">
            <draw:image xlink:href="http://dbpedia.org/snorql/link.png" xlink:type="simple" xlink:show="embed" xlink:actuate="onLoad">
              <text:p/>
            </draw:image>
          </draw:frame>
          <draw:frame draw:z-index="110" draw:name="http://dbpedia.org/snorql/link.png" draw:style-name="gr1" draw:text-style-name="P1" svg:width="7.48pt" svg:height="7.48pt" svg:x="0pt" svg:y="1408pt">
            <draw:image xlink:href="http://dbpedia.org/snorql/link.png" xlink:type="simple" xlink:show="embed" xlink:actuate="onLoad">
              <text:p/>
            </draw:image>
          </draw:frame>
          <draw:frame draw:z-index="111" draw:name="http://dbpedia.org/snorql/link.png" draw:style-name="gr1" draw:text-style-name="P1" svg:width="7.48pt" svg:height="7.48pt" svg:x="0pt" svg:y="1420.78pt">
            <draw:image xlink:href="http://dbpedia.org/snorql/link.png" xlink:type="simple" xlink:show="embed" xlink:actuate="onLoad">
              <text:p/>
            </draw:image>
          </draw:frame>
          <draw:frame draw:z-index="112" draw:name="http://dbpedia.org/snorql/link.png" draw:style-name="gr1" draw:text-style-name="P1" svg:width="7.48pt" svg:height="7.48pt" svg:x="0pt" svg:y="1433.59pt">
            <draw:image xlink:href="http://dbpedia.org/snorql/link.png" xlink:type="simple" xlink:show="embed" xlink:actuate="onLoad">
              <text:p/>
            </draw:image>
          </draw:frame>
          <draw:frame draw:z-index="113" draw:name="http://dbpedia.org/snorql/link.png" draw:style-name="gr1" draw:text-style-name="P1" svg:width="7.48pt" svg:height="7.48pt" svg:x="0pt" svg:y="1446.38pt">
            <draw:image xlink:href="http://dbpedia.org/snorql/link.png" xlink:type="simple" xlink:show="embed" xlink:actuate="onLoad">
              <text:p/>
            </draw:image>
          </draw:frame>
          <draw:frame draw:z-index="114" draw:name="http://dbpedia.org/snorql/link.png" draw:style-name="gr1" draw:text-style-name="P1" svg:width="7.48pt" svg:height="7.48pt" svg:x="0pt" svg:y="1459.19pt">
            <draw:image xlink:href="http://dbpedia.org/snorql/link.png" xlink:type="simple" xlink:show="embed" xlink:actuate="onLoad">
              <text:p/>
            </draw:image>
          </draw:frame>
          <draw:frame draw:z-index="115" draw:name="http://dbpedia.org/snorql/link.png" draw:style-name="gr1" draw:text-style-name="P1" svg:width="7.48pt" svg:height="7.48pt" svg:x="0pt" svg:y="1471.97pt">
            <draw:image xlink:href="http://dbpedia.org/snorql/link.png" xlink:type="simple" xlink:show="embed" xlink:actuate="onLoad">
              <text:p/>
            </draw:image>
          </draw:frame>
          <draw:frame draw:z-index="116" draw:name="http://dbpedia.org/snorql/link.png" draw:style-name="gr1" draw:text-style-name="P1" svg:width="7.48pt" svg:height="7.48pt" svg:x="0pt" svg:y="1484.79pt">
            <draw:image xlink:href="http://dbpedia.org/snorql/link.png" xlink:type="simple" xlink:show="embed" xlink:actuate="onLoad">
              <text:p/>
            </draw:image>
          </draw:frame>
          <draw:frame draw:z-index="117" draw:name="http://dbpedia.org/snorql/link.png" draw:style-name="gr1" draw:text-style-name="P1" svg:width="7.48pt" svg:height="7.48pt" svg:x="0pt" svg:y="1497.6pt">
            <draw:image xlink:href="http://dbpedia.org/snorql/link.png" xlink:type="simple" xlink:show="embed" xlink:actuate="onLoad">
              <text:p/>
            </draw:image>
          </draw:frame>
          <draw:frame draw:z-index="118" draw:name="http://dbpedia.org/snorql/link.png" draw:style-name="gr1" draw:text-style-name="P1" svg:width="7.48pt" svg:height="7.48pt" svg:x="0pt" svg:y="1510.38pt">
            <draw:image xlink:href="http://dbpedia.org/snorql/link.png" xlink:type="simple" xlink:show="embed" xlink:actuate="onLoad">
              <text:p/>
            </draw:image>
          </draw:frame>
          <draw:frame draw:z-index="119" draw:name="http://dbpedia.org/snorql/link.png" draw:style-name="gr1" draw:text-style-name="P1" svg:width="7.48pt" svg:height="7.48pt" svg:x="0pt" svg:y="1523.2pt">
            <draw:image xlink:href="http://dbpedia.org/snorql/link.png" xlink:type="simple" xlink:show="embed" xlink:actuate="onLoad">
              <text:p/>
            </draw:image>
          </draw:frame>
          <draw:frame draw:z-index="120" draw:name="http://dbpedia.org/snorql/link.png" draw:style-name="gr1" draw:text-style-name="P1" svg:width="7.48pt" svg:height="7.48pt" svg:x="0pt" svg:y="1535.98pt">
            <draw:image xlink:href="http://dbpedia.org/snorql/link.png" xlink:type="simple" xlink:show="embed" xlink:actuate="onLoad">
              <text:p/>
            </draw:image>
          </draw:frame>
          <draw:frame draw:z-index="121" draw:name="http://dbpedia.org/snorql/link.png" draw:style-name="gr1" draw:text-style-name="P1" svg:width="7.48pt" svg:height="7.48pt" svg:x="0pt" svg:y="1548.79pt">
            <draw:image xlink:href="http://dbpedia.org/snorql/link.png" xlink:type="simple" xlink:show="embed" xlink:actuate="onLoad">
              <text:p/>
            </draw:image>
          </draw:frame>
          <draw:frame draw:z-index="122" draw:name="http://dbpedia.org/snorql/link.png" draw:style-name="gr1" draw:text-style-name="P1" svg:width="7.48pt" svg:height="7.48pt" svg:x="0pt" svg:y="1561.58pt">
            <draw:image xlink:href="http://dbpedia.org/snorql/link.png" xlink:type="simple" xlink:show="embed" xlink:actuate="onLoad">
              <text:p/>
            </draw:image>
          </draw:frame>
        </table:shapes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nt(subsidiary)</text:p>
          </table:table-cell>
          <table:table-cell office:value-type="string" calcext:value-type="string">
            <text:p>val(numberOfLocations)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LECT ?s count(?o1) max(?o2) WHERE {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?s &lt;http://dbpedia.org/ontology/subsidiary&gt; ?o1;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string" calcext:value-type="string">
            <text:p><text:s text:c="3"/>&lt;http://dbpedia.org/ontology/numberOfLocations&gt; ?o2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}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order by ?s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76" calcext:value-type="float">
            <text:p>107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06" calcext:value-type="float">
            <text:p>190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39" calcext:value-type="float">
            <text:p>223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15" calcext:value-type="float">
            <text:p>111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72" calcext:value-type="float">
            <text:p>537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73" calcext:value-type="float">
            <text:p>447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16" calcext:value-type="float">
            <text:p>3716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07" calcext:value-type="float">
            <text:p>1507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40" calcext:value-type="float">
            <text:p>84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40" calcext:value-type="float">
            <text:p>184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78" calcext:value-type="float">
            <text:p>97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900" calcext:value-type="float">
            <text:p>39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26" calcext:value-type="float">
            <text:p>212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10" calcext:value-type="float">
            <text:p>301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716" calcext:value-type="float">
            <text:p>3716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29" calcext:value-type="float">
            <text:p>162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74" calcext:value-type="float">
            <text:p>227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564" calcext:value-type="float">
            <text:p>1956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63" calcext:value-type="float">
            <text:p>86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02" calcext:value-type="float">
            <text:p>690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727" calcext:value-type="float">
            <text:p>372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71" calcext:value-type="float">
            <text:p>107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93" calcext:value-type="float">
            <text:p>149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29" calcext:value-type="float">
            <text:p>929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85" calcext:value-type="float">
            <text:p>708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05" calcext:value-type="float">
            <text:p>220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</table:table>
      <table:table table:name="wd-1" table:style-name="ta1">
        <table:shapes>
          <draw:frame draw:z-index="0" draw:style-name="gr2" draw:text-style-name="P1" svg:width="453.51pt" svg:height="255.23pt" svg:x="324.74pt" svg:y="85.83pt">
            <loext:p draw:notify-on-update-of-ranges="'wd-1'.A2:'wd-1'.A519 'wd-1'.B1:'wd-1'.B1 'wd-1'.B2:'wd-1'.B5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12" table:default-cell-style-name="Default"/>
        <table:table-row table:style-name="ro9">
          <table:table-cell office:value-type="string" calcext:value-type="string">
            <text:p>cnt(memberOfPoliticalParty<text:span text:style-name="T1">-1</text:span>)</text:p>
          </table:table-cell>
          <table:table-cell office:value-type="string" calcext:value-type="string">
            <text:p>val(memberCount)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80" calcext:value-type="float">
            <text:p>1380</text:p>
          </table:table-cell>
          <table:table-cell table:number-columns-repeated="11"/>
          <table:table-cell office:value-type="string" calcext:value-type="string">
            <text:p>SELECT ?item ?cnt1 ?cnt2 WHERE {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11"/>
          <table:table-cell office:value-type="string" calcext:value-type="string">
            <text:p>?item wdt:P2124 ?cnt1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000" calcext:value-type="float">
            <text:p>15000</text:p>
          </table:table-cell>
          <table:table-cell table:number-columns-repeated="11"/>
          <table:table-cell office:value-type="string" calcext:value-type="string">
            <text:p>{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000" calcext:value-type="float">
            <text:p>14000</text:p>
          </table:table-cell>
          <table:table-cell table:number-columns-repeated="11"/>
          <table:table-cell office:value-type="string" calcext:value-type="string">
            <text:p>SELECT ?item (COUNT(?n) as ?cnt2) WHERE {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000" calcext:value-type="float">
            <text:p>9000</text:p>
          </table:table-cell>
          <table:table-cell table:number-columns-repeated="11"/>
          <table:table-cell office:value-type="string" calcext:value-type="string">
            <text:p><text:s text:c="2"/>?n wdt:P102 ?item.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4000" calcext:value-type="float">
            <text:p>14000</text:p>
          </table:table-cell>
          <table:table-cell table:number-columns-repeated="11"/>
          <table:table-cell office:value-type="string" calcext:value-type="string">
            <text:p>}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string" calcext:value-type="string">
            <text:p>GROUP BY ?item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table:number-columns-repeated="11"/>
          <table:table-cell office:value-type="string" calcext:value-type="string">
            <text:p>}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12700" calcext:value-type="float">
            <text:p>12700</text:p>
          </table:table-cell>
          <table:table-cell table:number-columns-repeated="11"/>
          <table:table-cell office:value-type="string" calcext:value-type="string">
            <text:p>}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000" calcext:value-type="float">
            <text:p>16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table:number-columns-repeated="11"/>
          <table:table-cell table:style-name="ce3" office:value-type="string" calcext:value-type="string">
            <text:p>ggplot(wd1[which(wd1$cnt.memberOfPoliticalParty.1. &lt; 100 &amp; wd1$val.memberCount. &lt; 2000),], aes(x=cnt.memberOfPoliticalParty.1., y=val.memberCount.)) +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407852" calcext:value-type="float">
            <text:p>407852</text:p>
          </table:table-cell>
          <table:table-cell table:number-columns-repeated="11"/>
          <table:table-cell table:style-name="ce3" office:value-type="string" calcext:value-type="string">
            <text:p>+ <text:s text:c="4"/>geom_point(alpha = 0.2, size = 4, col='blue') +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11"/>
          <table:table-cell table:style-name="ce3" office:value-type="string" calcext:value-type="string">
            <text:p>+ <text:s text:c="4"/>scale_x_continuous(breaks= pretty_breaks()) +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11"/>
          <table:table-cell table:style-name="ce3" office:value-type="string" calcext:value-type="string">
            <text:p>+ <text:s text:c="4"/>xlab(expression(paste('cnt(memberOfPoliticalParty'^-1,')'))) + ylab('val(memberCount)') +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18" calcext:value-type="float">
            <text:p>2318</text:p>
          </table:table-cell>
          <table:table-cell table:number-columns-repeated="11"/>
          <table:table-cell table:style-name="ce3" office:value-type="string" calcext:value-type="string">
            <text:p>+ <text:s text:c="4"/>theme_bw() +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35" calcext:value-type="float">
            <text:p>835</text:p>
          </table:table-cell>
          <table:table-cell table:number-columns-repeated="11"/>
          <table:table-cell table:style-name="ce3" office:value-type="string" calcext:value-type="string">
            <text:p>+ <text:s text:c="4"/>theme(axis.title = element_text(size=20), axis.text = element_text(size=20)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500" calcext:value-type="float">
            <text:p>3500</text:p>
          </table:table-cell>
          <table:table-cell table:number-columns-repeated="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table:number-columns-repeated="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33" calcext:value-type="float">
            <text:p>2333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33" calcext:value-type="float">
            <text:p>633</text:p>
          </table:table-cell>
          <table:table-cell table:number-columns-repeated="1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000" calcext:value-type="float">
            <text:p>9000</text:p>
          </table:table-cell>
          <table:table-cell table:number-columns-repeated="12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213030" calcext:value-type="float">
            <text:p>21303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577" calcext:value-type="float">
            <text:p>15577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647" calcext:value-type="float">
            <text:p>22647</text:p>
          </table:table-cell>
          <table:table-cell table:number-columns-repeated="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4" calcext:value-type="float">
            <text:p>644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8174" calcext:value-type="float">
            <text:p>48174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1000" calcext:value-type="float">
            <text:p>8100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000" calcext:value-type="float">
            <text:p>57000</text:p>
          </table:table-cell>
          <table:table-cell table:number-columns-repeated="1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00" calcext:value-type="float">
            <text:p>2000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number-columns-repeated="1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0000" calcext:value-type="float">
            <text:p>140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489074" calcext:value-type="float">
            <text:p>489074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015" calcext:value-type="float">
            <text:p>13015</text:p>
          </table:table-cell>
          <table:table-cell table:number-columns-repeated="1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9101" calcext:value-type="float">
            <text:p>49101</text:p>
          </table:table-cell>
          <table:table-cell table:number-columns-repeated="1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27343" calcext:value-type="float">
            <text:p>527343</text:p>
          </table:table-cell>
          <table:table-cell table:number-columns-repeated="1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8728" calcext:value-type="float">
            <text:p>58728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295" calcext:value-type="float">
            <text:p>30295</text:p>
          </table:table-cell>
          <table:table-cell table:number-columns-repeated="1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106000" calcext:value-type="float">
            <text:p>106000</text:p>
          </table:table-cell>
          <table:table-cell table:number-columns-repeated="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500" calcext:value-type="float">
            <text:p>14500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5000" calcext:value-type="float">
            <text:p>25000</text:p>
          </table:table-cell>
          <table:table-cell table:number-columns-repeated="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0000" calcext:value-type="float">
            <text:p>70000</text:p>
          </table:table-cell>
          <table:table-cell table:number-columns-repeated="12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2712" calcext:value-type="float">
            <text:p>2712</text:p>
          </table:table-cell>
          <table:table-cell table:number-columns-repeated="1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9803" calcext:value-type="float">
            <text:p>79803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28" calcext:value-type="float">
            <text:p>4028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00000" calcext:value-type="float">
            <text:p>300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346" calcext:value-type="float">
            <text:p>6346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30017" calcext:value-type="float">
            <text:p>3030017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208" calcext:value-type="float">
            <text:p>7208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0000" calcext:value-type="float">
            <text:p>80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number-columns-repeated="12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30200" calcext:value-type="float">
            <text:p>30200</text:p>
          </table:table-cell>
          <table:table-cell table:number-columns-repeated="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000" calcext:value-type="float">
            <text:p>7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96" calcext:value-type="float">
            <text:p>5696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500" calcext:value-type="float">
            <text:p>85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68757" calcext:value-type="float">
            <text:p>1368757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00000" calcext:value-type="float">
            <text:p>300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00" calcext:value-type="float">
            <text:p>43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50" calcext:value-type="float">
            <text:p>85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table:number-columns-repeated="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7012" calcext:value-type="float">
            <text:p>87012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000" calcext:value-type="float">
            <text:p>220000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00" calcext:value-type="float">
            <text:p>60000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64" calcext:value-type="float">
            <text:p>3264</text:p>
          </table:table-cell>
          <table:table-cell table:number-columns-repeated="12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84816" calcext:value-type="float">
            <text:p>184816</text:p>
          </table:table-cell>
          <table:table-cell table:number-columns-repeated="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50000" calcext:value-type="float">
            <text:p>350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6000" calcext:value-type="float">
            <text:p>366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37" calcext:value-type="float">
            <text:p>2737</text:p>
          </table:table-cell>
          <table:table-cell table:number-columns-repeated="1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831" calcext:value-type="float">
            <text:p>2831</text:p>
          </table:table-cell>
          <table:table-cell table:number-columns-repeated="1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1000" calcext:value-type="float">
            <text:p>11000</text:p>
          </table:table-cell>
          <table:table-cell table:number-columns-repeated="12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8824" calcext:value-type="float">
            <text:p>18824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table:number-columns-repeated="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7551" calcext:value-type="float">
            <text:p>27551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5690" calcext:value-type="float">
            <text:p>55690</text:p>
          </table:table-cell>
          <table:table-cell table:number-columns-repeated="12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768480" calcext:value-type="float">
            <text:p>76848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63" calcext:value-type="float">
            <text:p>1463</text:p>
          </table:table-cell>
          <table:table-cell table:number-columns-repeated="12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84225" calcext:value-type="float">
            <text:p>184225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45" calcext:value-type="float">
            <text:p>1145</text:p>
          </table:table-cell>
          <table:table-cell table:number-columns-repeated="1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85000" calcext:value-type="float">
            <text:p>185000</text:p>
          </table:table-cell>
          <table:table-cell table:number-columns-repeated="12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417221" calcext:value-type="float">
            <text:p>417221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9408" calcext:value-type="float">
            <text:p>59408</text:p>
          </table:table-cell>
          <table:table-cell table:number-columns-repeated="1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000" calcext:value-type="float">
            <text:p>8000</text:p>
          </table:table-cell>
          <table:table-cell table:number-columns-repeated="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000" calcext:value-type="float">
            <text:p>6000</text:p>
          </table:table-cell>
          <table:table-cell table:number-columns-repeated="12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300000" calcext:value-type="float">
            <text:p>300000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07" calcext:value-type="float">
            <text:p>6807</text:p>
          </table:table-cell>
          <table:table-cell table:number-columns-repeated="1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0000" calcext:value-type="float">
            <text:p>12000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800" calcext:value-type="float">
            <text:p>2800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76" calcext:value-type="float">
            <text:p>4076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table:number-columns-repeated="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29000" calcext:value-type="float">
            <text:p>829000</text:p>
          </table:table-cell>
          <table:table-cell table:number-columns-repeated="12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134606" calcext:value-type="float">
            <text:p>134606</text:p>
          </table:table-cell>
          <table:table-cell table:number-columns-repeated="12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201673" calcext:value-type="float">
            <text:p>201673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table:number-columns-repeated="1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000" calcext:value-type="float">
            <text:p>4000</text:p>
          </table:table-cell>
          <table:table-cell table:number-columns-repeated="12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224040" calcext:value-type="float">
            <text:p>224040</text:p>
          </table:table-cell>
          <table:table-cell table:number-columns-repeated="1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0000" calcext:value-type="float">
            <text:p>60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00" calcext:value-type="float">
            <text:p>22000</text:p>
          </table:table-cell>
          <table:table-cell table:number-columns-repeated="1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0000" calcext:value-type="float">
            <text:p>110000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000" calcext:value-type="float">
            <text:p>9000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6292" calcext:value-type="float">
            <text:p>56292</text:p>
          </table:table-cell>
          <table:table-cell table:number-columns-repeated="1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50000" calcext:value-type="float">
            <text:p>250000</text:p>
          </table:table-cell>
          <table:table-cell table:number-columns-repeated="12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500000" calcext:value-type="float">
            <text:p>500000</text:p>
          </table:table-cell>
          <table:table-cell table:number-columns-repeated="1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9000" calcext:value-type="float">
            <text:p>9000</text:p>
          </table:table-cell>
          <table:table-cell table:number-columns-repeated="12"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float" office:value="601266" calcext:value-type="float">
            <text:p>601266</text:p>
          </table:table-cell>
          <table:table-cell table:number-columns-repeated="12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248029" calcext:value-type="float">
            <text:p>248029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03" calcext:value-type="float">
            <text:p>1103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00000" calcext:value-type="float">
            <text:p>2000000</text:p>
          </table:table-cell>
          <table:table-cell table:number-columns-repeated="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541" calcext:value-type="float">
            <text:p>18541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78" calcext:value-type="float">
            <text:p>2078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number-columns-repeated="1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0" calcext:value-type="float">
            <text:p>20000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22" calcext:value-type="float">
            <text:p>2122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2255" calcext:value-type="float">
            <text:p>62255</text:p>
          </table:table-cell>
          <table:table-cell table:number-columns-repeated="1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50000" calcext:value-type="float">
            <text:p>250000</text:p>
          </table:table-cell>
          <table:table-cell table:number-columns-repeated="1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300" calcext:value-type="float">
            <text:p>2300</text:p>
          </table:table-cell>
          <table:table-cell table:number-columns-repeated="12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50000" calcext:value-type="float">
            <text:p>250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table:number-columns-repeated="1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104163" calcext:value-type="float">
            <text:p>104163</text:p>
          </table:table-cell>
          <table:table-cell table:number-columns-repeated="1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259" calcext:value-type="float">
            <text:p>1259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000" calcext:value-type="float">
            <text:p>40000</text:p>
          </table:table-cell>
          <table:table-cell table:number-columns-repeated="12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3528704" calcext:value-type="float">
            <text:p>3528704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000" calcext:value-type="float">
            <text:p>40000</text:p>
          </table:table-cell>
          <table:table-cell table:number-columns-repeated="1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000" calcext:value-type="float">
            <text:p>5000</text:p>
          </table:table-cell>
          <table:table-cell table:number-columns-repeated="12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1173577" calcext:value-type="float">
            <text:p>1173577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66" calcext:value-type="float">
            <text:p>766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9" calcext:value-type="float">
            <text:p>689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0000" calcext:value-type="float">
            <text:p>140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6158" calcext:value-type="float">
            <text:p>46158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783" calcext:value-type="float">
            <text:p>71783</text:p>
          </table:table-cell>
          <table:table-cell table:number-columns-repeated="12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23000000" calcext:value-type="float">
            <text:p>23000000</text:p>
          </table:table-cell>
          <table:table-cell table:number-columns-repeated="1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8112" calcext:value-type="float">
            <text:p>28112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000" calcext:value-type="float">
            <text:p>26000</text:p>
          </table:table-cell>
          <table:table-cell table:number-columns-repeated="1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7557" calcext:value-type="float">
            <text:p>107557</text:p>
          </table:table-cell>
          <table:table-cell table:number-columns-repeated="1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05000" calcext:value-type="float">
            <text:p>405000</text:p>
          </table:table-cell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500" calcext:value-type="float">
            <text:p>1350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200" calcext:value-type="float">
            <text:p>42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6250" calcext:value-type="float">
            <text:p>96250</text:p>
          </table:table-cell>
          <table:table-cell table:number-columns-repeated="1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841" calcext:value-type="float">
            <text:p>1841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000" calcext:value-type="float">
            <text:p>600000</text:p>
          </table:table-cell>
          <table:table-cell table:number-columns-repeated="1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500" calcext:value-type="float">
            <text:p>12500</text:p>
          </table:table-cell>
          <table:table-cell table:number-columns-repeated="12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93898" calcext:value-type="float">
            <text:p>93898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4" calcext:value-type="float">
            <text:p>1434</text:p>
          </table:table-cell>
          <table:table-cell table:number-columns-repeated="12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975401" calcext:value-type="float">
            <text:p>975401</text:p>
          </table:table-cell>
          <table:table-cell table:number-columns-repeated="12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115007" calcext:value-type="float">
            <text:p>115007</text:p>
          </table:table-cell>
          <table:table-cell table:number-columns-repeated="12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32514" calcext:value-type="float">
            <text:p>32514</text:p>
          </table:table-cell>
          <table:table-cell table:number-columns-repeated="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153" calcext:value-type="float">
            <text:p>2153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1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30000" calcext:value-type="float">
            <text:p>230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000" calcext:value-type="float">
            <text:p>82000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table:number-columns-repeated="12"/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float" office:value="1466467" calcext:value-type="float">
            <text:p>1466467</text:p>
          </table:table-cell>
          <table:table-cell table:number-columns-repeated="12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float" office:value="2362846" calcext:value-type="float">
            <text:p>2362846</text:p>
          </table:table-cell>
          <table:table-cell table:number-columns-repeated="1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171" calcext:value-type="float">
            <text:p>1171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80" calcext:value-type="float">
            <text:p>168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174" calcext:value-type="float">
            <text:p>19174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table:number-columns-repeated="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50000" calcext:value-type="float">
            <text:p>150000</text:p>
          </table:table-cell>
          <table:table-cell table:number-columns-repeated="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300" calcext:value-type="float">
            <text:p>173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300" calcext:value-type="float">
            <text:p>6300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1400" calcext:value-type="float">
            <text:p>41400</text:p>
          </table:table-cell>
          <table:table-cell table:number-columns-repeated="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001" calcext:value-type="float">
            <text:p>9001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5005" calcext:value-type="float">
            <text:p>45005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800" calcext:value-type="float">
            <text:p>20800</text:p>
          </table:table-cell>
          <table:table-cell table:number-columns-repeated="12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374606" calcext:value-type="float">
            <text:p>374606</text:p>
          </table:table-cell>
          <table:table-cell table:number-columns-repeated="1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01865" calcext:value-type="float">
            <text:p>101865</text:p>
          </table:table-cell>
          <table:table-cell table:number-columns-repeated="12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762000" calcext:value-type="float">
            <text:p>762000</text:p>
          </table:table-cell>
          <table:table-cell table:number-columns-repeated="1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5000" calcext:value-type="float">
            <text:p>135000</text:p>
          </table:table-cell>
          <table:table-cell table:number-columns-repeated="1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0000" calcext:value-type="float">
            <text:p>60000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5862" calcext:value-type="float">
            <text:p>175862</text:p>
          </table:table-cell>
          <table:table-cell table:number-columns-repeated="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9050" calcext:value-type="float">
            <text:p>19050</text:p>
          </table:table-cell>
          <table:table-cell table:number-columns-repeated="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310" calcext:value-type="float">
            <text:p>10310</text:p>
          </table:table-cell>
          <table:table-cell table:number-columns-repeated="12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450000" calcext:value-type="float">
            <text:p>450000</text:p>
          </table:table-cell>
          <table:table-cell table:number-columns-repeated="12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1073760" calcext:value-type="float">
            <text:p>1073760</text:p>
          </table:table-cell>
          <table:table-cell table:number-columns-repeated="1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59083" calcext:value-type="float">
            <text:p>159083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table:number-columns-repeated="12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27122" calcext:value-type="float">
            <text:p>27122</text:p>
          </table:table-cell>
          <table:table-cell table:number-columns-repeated="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00000" calcext:value-type="float">
            <text:p>1500000</text:p>
          </table:table-cell>
          <table:table-cell table:number-columns-repeated="12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63239" calcext:value-type="float">
            <text:p>63239</text:p>
          </table:table-cell>
          <table:table-cell table:number-columns-repeated="1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48500" calcext:value-type="float">
            <text:p>148500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1758" calcext:value-type="float">
            <text:p>161758</text:p>
          </table:table-cell>
          <table:table-cell table:number-columns-repeated="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000000" calcext:value-type="float">
            <text:p>5000000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50" calcext:value-type="float">
            <text:p>850</text:p>
          </table:table-cell>
          <table:table-cell table:number-columns-repeated="12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140000" calcext:value-type="float">
            <text:p>140000</text:p>
          </table:table-cell>
          <table:table-cell table:number-columns-repeated="1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80" calcext:value-type="float">
            <text:p>880</text:p>
          </table:table-cell>
          <table:table-cell table:number-columns-repeated="1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24780" calcext:value-type="float">
            <text:p>124780</text:p>
          </table:table-cell>
          <table:table-cell table:number-columns-repeated="12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27662" calcext:value-type="float">
            <text:p>27662</text:p>
          </table:table-cell>
          <table:table-cell table:number-columns-repeated="1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30000" calcext:value-type="float">
            <text:p>430000</text:p>
          </table:table-cell>
          <table:table-cell table:number-columns-repeated="1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3000" calcext:value-type="float">
            <text:p>13000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273" calcext:value-type="float">
            <text:p>8273</text:p>
          </table:table-cell>
          <table:table-cell table:number-columns-repeated="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0000" calcext:value-type="float">
            <text:p>80000</text:p>
          </table:table-cell>
          <table:table-cell table:number-columns-repeated="1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5000" calcext:value-type="float">
            <text:p>65000</text:p>
          </table:table-cell>
          <table:table-cell table:number-columns-repeated="1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000" calcext:value-type="float">
            <text:p>5000</text:p>
          </table:table-cell>
          <table:table-cell table:number-columns-repeated="12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2400" calcext:value-type="float">
            <text:p>2400</text:p>
          </table:table-cell>
          <table:table-cell table:number-columns-repeated="1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7893" calcext:value-type="float">
            <text:p>97893</text:p>
          </table:table-cell>
          <table:table-cell table:number-columns-repeated="1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20000" calcext:value-type="float">
            <text:p>220000</text:p>
          </table:table-cell>
          <table:table-cell table:number-columns-repeated="1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15000" calcext:value-type="float">
            <text:p>115000</text:p>
          </table:table-cell>
          <table:table-cell table:number-columns-repeated="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000" calcext:value-type="float">
            <text:p>23000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72" calcext:value-type="float">
            <text:p>772</text:p>
          </table:table-cell>
          <table:table-cell table:number-columns-repeated="1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972" calcext:value-type="float">
            <text:p>11972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000" calcext:value-type="float">
            <text:p>70000</text:p>
          </table:table-cell>
          <table:table-cell table:number-columns-repeated="12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53000" calcext:value-type="float">
            <text:p>15300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000" calcext:value-type="float">
            <text:p>15000</text:p>
          </table:table-cell>
          <table:table-cell table:number-columns-repeated="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350" calcext:value-type="float">
            <text:p>5350</text:p>
          </table:table-cell>
          <table:table-cell table:number-columns-repeated="1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50000" calcext:value-type="float">
            <text:p>350000</text:p>
          </table:table-cell>
          <table:table-cell table:number-columns-repeated="1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3626728" calcext:value-type="float">
            <text:p>3626728</text:p>
          </table:table-cell>
          <table:table-cell table:number-columns-repeated="12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56741" calcext:value-type="float">
            <text:p>56741</text:p>
          </table:table-cell>
          <table:table-cell table:number-columns-repeated="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50000" calcext:value-type="float">
            <text:p>250000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68214" calcext:value-type="float">
            <text:p>368214</text:p>
          </table:table-cell>
          <table:table-cell table:number-columns-repeated="1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3126030" calcext:value-type="float">
            <text:p>63126030</text:p>
          </table:table-cell>
          <table:table-cell table:number-columns-repeated="1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6030" calcext:value-type="float">
            <text:p>2603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00" calcext:value-type="float">
            <text:p>6000</text:p>
          </table:table-cell>
          <table:table-cell table:number-columns-repeated="1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50000" calcext:value-type="float">
            <text:p>350000</text:p>
          </table:table-cell>
          <table:table-cell table:number-columns-repeated="1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36328" calcext:value-type="float">
            <text:p>36328</text:p>
          </table:table-cell>
          <table:table-cell table:number-columns-repeated="12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70001" calcext:value-type="float">
            <text:p>70001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54" calcext:value-type="float">
            <text:p>2654</text:p>
          </table:table-cell>
          <table:table-cell table:number-columns-repeated="12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49703" calcext:value-type="float">
            <text:p>49703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table:number-columns-repeated="1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10000" calcext:value-type="float">
            <text:p>110000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000" calcext:value-type="float">
            <text:p>35000</text:p>
          </table:table-cell>
          <table:table-cell table:number-columns-repeated="12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4322" calcext:value-type="float">
            <text:p>14322</text:p>
          </table:table-cell>
          <table:table-cell table:number-columns-repeated="1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1534" calcext:value-type="float">
            <text:p>11534</text:p>
          </table:table-cell>
          <table:table-cell table:number-columns-repeated="1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000" calcext:value-type="float">
            <text:p>9000</text:p>
          </table:table-cell>
          <table:table-cell table:number-columns-repeated="1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2109" calcext:value-type="float">
            <text:p>12109</text:p>
          </table:table-cell>
          <table:table-cell table:number-columns-repeated="12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42994" calcext:value-type="float">
            <text:p>42994</text:p>
          </table:table-cell>
          <table:table-cell table:number-columns-repeated="1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196" calcext:value-type="float">
            <text:p>6196</text:p>
          </table:table-cell>
          <table:table-cell table:number-columns-repeated="1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1700" calcext:value-type="float">
            <text:p>11700</text:p>
          </table:table-cell>
          <table:table-cell table:number-columns-repeated="12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335643" calcext:value-type="float">
            <text:p>335643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  <table:table-cell table:number-columns-repeated="1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830" calcext:value-type="float">
            <text:p>6830</text:p>
          </table:table-cell>
          <table:table-cell table:number-columns-repeated="1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641158" calcext:value-type="float">
            <text:p>641158</text:p>
          </table:table-cell>
          <table:table-cell table:number-columns-repeated="12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0000" calcext:value-type="float">
            <text:p>20000</text:p>
          </table:table-cell>
          <table:table-cell table:number-columns-repeated="12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218013" calcext:value-type="float">
            <text:p>218013</text:p>
          </table:table-cell>
          <table:table-cell table:number-columns-repeated="1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48189" calcext:value-type="float">
            <text:p>248189</text:p>
          </table:table-cell>
          <table:table-cell table:number-columns-repeated="1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0876" calcext:value-type="float">
            <text:p>10876</text:p>
          </table:table-cell>
          <table:table-cell table:number-columns-repeated="12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83524" calcext:value-type="float">
            <text:p>83524</text:p>
          </table:table-cell>
          <table:table-cell table:number-columns-repeated="12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4892" calcext:value-type="float">
            <text:p>34892</text:p>
          </table:table-cell>
          <table:table-cell table:number-columns-repeated="12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number-columns-repeated="1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900" calcext:value-type="float">
            <text:p>2900</text:p>
          </table:table-cell>
          <table:table-cell table:number-columns-repeated="1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5738" calcext:value-type="float">
            <text:p>35738</text:p>
          </table:table-cell>
          <table:table-cell table:number-columns-repeated="12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14123" calcext:value-type="float">
            <text:p>14123</text:p>
          </table:table-cell>
          <table:table-cell table:number-columns-repeated="12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37000" calcext:value-type="float">
            <text:p>37000</text:p>
          </table:table-cell>
          <table:table-cell table:number-columns-repeated="12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09561" calcext:value-type="float">
            <text:p>109561</text:p>
          </table:table-cell>
          <table:table-cell table:number-columns-repeated="1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6167" calcext:value-type="float">
            <text:p>16167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float" office:value="2109670" calcext:value-type="float">
            <text:p>210967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192" calcext:value-type="float">
            <text:p>5192</text:p>
          </table:table-cell>
          <table:table-cell table:number-columns-repeated="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50000" calcext:value-type="float">
            <text:p>450000</text:p>
          </table:table-cell>
          <table:table-cell table:number-columns-repeated="1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793" calcext:value-type="float">
            <text:p>8793</text:p>
          </table:table-cell>
          <table:table-cell table:number-columns-repeated="1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5000" calcext:value-type="float">
            <text:p>55000</text:p>
          </table:table-cell>
          <table:table-cell table:number-columns-repeated="12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17053" calcext:value-type="float">
            <text:p>17053</text:p>
          </table:table-cell>
          <table:table-cell table:number-columns-repeated="1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4280" calcext:value-type="float">
            <text:p>5428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91700" calcext:value-type="float">
            <text:p>191700</text:p>
          </table:table-cell>
          <table:table-cell table:number-columns-repeated="1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2">
          <table:table-cell office:value-type="float" office:value="2484" calcext:value-type="float">
            <text:p>2484</text:p>
          </table:table-cell>
          <table:table-cell office:value-type="float" office:value="509000" calcext:value-type="float">
            <text:p>509000</text:p>
          </table:table-cell>
          <table:table-cell table:number-columns-repeated="12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56746" calcext:value-type="float">
            <text:p>56746</text:p>
          </table:table-cell>
          <table:table-cell table:number-columns-repeated="1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1700" calcext:value-type="float">
            <text:p>11700</text:p>
          </table:table-cell>
          <table:table-cell table:number-columns-repeated="12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2972" calcext:value-type="float">
            <text:p>12972</text:p>
          </table:table-cell>
          <table:table-cell table:number-columns-repeated="1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208277" calcext:value-type="float">
            <text:p>208277</text:p>
          </table:table-cell>
          <table:table-cell table:number-columns-repeated="12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19000" calcext:value-type="float">
            <text:p>19000</text:p>
          </table:table-cell>
          <table:table-cell table:number-columns-repeated="12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1409903" calcext:value-type="float">
            <text:p>1409903</text:p>
          </table:table-cell>
          <table:table-cell table:number-columns-repeated="12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65000" calcext:value-type="float">
            <text:p>165000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0000000" calcext:value-type="float">
            <text:p>30000000</text:p>
          </table:table-cell>
          <table:table-cell table:number-columns-repeated="12"/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float" office:value="426556" calcext:value-type="float">
            <text:p>426556</text:p>
          </table:table-cell>
          <table:table-cell table:number-columns-repeated="1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7410" calcext:value-type="float">
            <text:p>57410</text:p>
          </table:table-cell>
          <table:table-cell table:number-columns-repeated="1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7255" calcext:value-type="float">
            <text:p>17255</text:p>
          </table:table-cell>
          <table:table-cell table:number-columns-repeated="1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table:number-columns-repeated="1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250000" calcext:value-type="float">
            <text:p>250000</text:p>
          </table:table-cell>
          <table:table-cell table:number-columns-repeated="1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1000" calcext:value-type="float">
            <text:p>31000</text:p>
          </table:table-cell>
          <table:table-cell table:number-columns-repeated="1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9000" calcext:value-type="float">
            <text:p>19000</text:p>
          </table:table-cell>
          <table:table-cell table:number-columns-repeated="12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float" office:value="1400000" calcext:value-type="float">
            <text:p>1400000</text:p>
          </table:table-cell>
          <table:table-cell table:number-columns-repeated="1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000" calcext:value-type="float">
            <text:p>8000</text:p>
          </table:table-cell>
          <table:table-cell table:number-columns-repeated="12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560" calcext:value-type="float">
            <text:p>3560</text:p>
          </table:table-cell>
          <table:table-cell table:number-columns-repeated="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0000" calcext:value-type="float">
            <text:p>70000</text:p>
          </table:table-cell>
          <table:table-cell table:number-columns-repeated="1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3617" calcext:value-type="float">
            <text:p>33617</text:p>
          </table:table-cell>
          <table:table-cell table:number-columns-repeated="12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300000" calcext:value-type="float">
            <text:p>300000</text:p>
          </table:table-cell>
          <table:table-cell table:number-columns-repeated="1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2000" calcext:value-type="float">
            <text:p>112000</text:p>
          </table:table-cell>
          <table:table-cell table:number-columns-repeated="1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7927" calcext:value-type="float">
            <text:p>17927</text:p>
          </table:table-cell>
          <table:table-cell table:number-columns-repeated="12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table:number-columns-repeated="12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71578" calcext:value-type="float">
            <text:p>71578</text:p>
          </table:table-cell>
          <table:table-cell table:number-columns-repeated="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000" calcext:value-type="float">
            <text:p>20000</text:p>
          </table:table-cell>
          <table:table-cell table:number-columns-repeated="12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68000" calcext:value-type="float">
            <text:p>68000</text:p>
          </table:table-cell>
          <table:table-cell table:number-columns-repeated="12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17757" calcext:value-type="float">
            <text:p>117757</text:p>
          </table:table-cell>
          <table:table-cell table:number-columns-repeated="12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674057" calcext:value-type="float">
            <text:p>674057</text:p>
          </table:table-cell>
          <table:table-cell table:number-columns-repeated="1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5000" calcext:value-type="float">
            <text:p>35000</text:p>
          </table:table-cell>
          <table:table-cell table:number-columns-repeated="12"/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float" office:value="32927" calcext:value-type="float">
            <text:p>32927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5000" calcext:value-type="float">
            <text:p>15000</text:p>
          </table:table-cell>
          <table:table-cell table:number-columns-repeated="1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11277" calcext:value-type="float">
            <text:p>511277</text:p>
          </table:table-cell>
          <table:table-cell table:number-columns-repeated="12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615414" calcext:value-type="float">
            <text:p>615414</text:p>
          </table:table-cell>
          <table:table-cell table:number-columns-repeated="12"/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float" office:value="3500000" calcext:value-type="float">
            <text:p>3500000</text:p>
          </table:table-cell>
          <table:table-cell table:number-columns-repeated="1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7800" calcext:value-type="float">
            <text:p>7800</text:p>
          </table:table-cell>
          <table:table-cell table:number-columns-repeated="1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5911" calcext:value-type="float">
            <text:p>15911</text:p>
          </table:table-cell>
          <table:table-cell table:number-columns-repeated="12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163000" calcext:value-type="float">
            <text:p>163000</text:p>
          </table:table-cell>
          <table:table-cell table:number-columns-repeated="1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8340" calcext:value-type="float">
            <text:p>28340</text:p>
          </table:table-cell>
          <table:table-cell table:number-columns-repeated="12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396.542" calcext:value-type="float">
            <text:p>396.542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00" calcext:value-type="float">
            <text:p>2300</text:p>
          </table:table-cell>
          <table:table-cell table:number-columns-repeated="12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9422" calcext:value-type="float">
            <text:p>9422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43" calcext:value-type="float">
            <text:p>6843</text:p>
          </table:table-cell>
          <table:table-cell table:number-columns-repeated="12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29000" calcext:value-type="float">
            <text:p>29000</text:p>
          </table:table-cell>
          <table:table-cell table:number-columns-repeated="12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35000" calcext:value-type="float">
            <text:p>35000</text:p>
          </table:table-cell>
          <table:table-cell table:number-columns-repeated="12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1264790" calcext:value-type="float">
            <text:p>126479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0500" calcext:value-type="float">
            <text:p>10500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49" calcext:value-type="float">
            <text:p>3849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70000" calcext:value-type="float">
            <text:p>670000</text:p>
          </table:table-cell>
          <table:table-cell table:number-columns-repeated="12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632060" calcext:value-type="float">
            <text:p>632060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00" calcext:value-type="float">
            <text:p>70000</text:p>
          </table:table-cell>
          <table:table-cell table:number-columns-repeated="12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21501" calcext:value-type="float">
            <text:p>21501</text:p>
          </table:table-cell>
          <table:table-cell table:number-columns-repeated="1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36" calcext:value-type="float">
            <text:p>436</text:p>
          </table:table-cell>
          <table:table-cell table:number-columns-repeated="1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0000" calcext:value-type="float">
            <text:p>80000</text:p>
          </table:table-cell>
          <table:table-cell table:number-columns-repeated="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500" calcext:value-type="float">
            <text:p>6500</text:p>
          </table:table-cell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table:number-columns-repeated="12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32000" calcext:value-type="float">
            <text:p>32000</text:p>
          </table:table-cell>
          <table:table-cell table:number-columns-repeated="1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000" calcext:value-type="float">
            <text:p>2000</text:p>
          </table:table-cell>
          <table:table-cell table:number-columns-repeated="1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0000" calcext:value-type="float">
            <text:p>220000</text:p>
          </table:table-cell>
          <table:table-cell table:number-columns-repeated="12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40000" calcext:value-type="float">
            <text:p>40000</text:p>
          </table:table-cell>
          <table:table-cell table:number-columns-repeated="12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35000" calcext:value-type="float">
            <text:p>35000</text:p>
          </table:table-cell>
          <table:table-cell table:number-columns-repeated="1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table:number-columns-repeated="1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4279" calcext:value-type="float">
            <text:p>34279</text:p>
          </table:table-cell>
          <table:table-cell table:number-columns-repeated="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850" calcext:value-type="float">
            <text:p>4850</text:p>
          </table:table-cell>
          <table:table-cell table:number-columns-repeated="1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8459" calcext:value-type="float">
            <text:p>18459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600" calcext:value-type="float">
            <text:p>23600</text:p>
          </table:table-cell>
          <table:table-cell table:number-columns-repeated="1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000" calcext:value-type="float">
            <text:p>22000</text:p>
          </table:table-cell>
          <table:table-cell table:number-columns-repeated="12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00000" calcext:value-type="float">
            <text:p>300000</text:p>
          </table:table-cell>
          <table:table-cell table:number-columns-repeated="1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89239" calcext:value-type="float">
            <text:p>489239</text:p>
          </table:table-cell>
          <table:table-cell table:number-columns-repeated="12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21000" calcext:value-type="float">
            <text:p>21000</text:p>
          </table:table-cell>
          <table:table-cell table:number-columns-repeated="12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80000" calcext:value-type="float">
            <text:p>80000</text:p>
          </table:table-cell>
          <table:table-cell table:number-columns-repeated="12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1048678" calcext:value-type="float">
            <text:p>1048678</text:p>
          </table:table-cell>
          <table:table-cell table:number-columns-repeated="12"/>
        </table:table-row>
        <table:table-row table:style-name="ro2">
          <table:table-cell office:value-type="float" office:value="2241" calcext:value-type="float">
            <text:p>2241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150" calcext:value-type="float">
            <text:p>5150</text:p>
          </table:table-cell>
          <table:table-cell table:number-columns-repeated="1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140000" calcext:value-type="float">
            <text:p>140000</text:p>
          </table:table-cell>
          <table:table-cell table:number-columns-repeated="12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56000" calcext:value-type="float">
            <text:p>56000</text:p>
          </table:table-cell>
          <table:table-cell table:number-columns-repeated="12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43835" calcext:value-type="float">
            <text:p>43835</text:p>
          </table:table-cell>
          <table:table-cell table:number-columns-repeated="12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18500" calcext:value-type="float">
            <text:p>18500</text:p>
          </table:table-cell>
          <table:table-cell table:number-columns-repeated="12"/>
        </table:table-row>
        <table:table-row table:style-name="ro2">
          <table:table-cell office:value-type="float" office:value="2127" calcext:value-type="float">
            <text:p>2127</text:p>
          </table:table-cell>
          <table:table-cell office:value-type="float" office:value="53930" calcext:value-type="float">
            <text:p>53930</text:p>
          </table:table-cell>
          <table:table-cell table:number-columns-repeated="12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7000" calcext:value-type="float">
            <text:p>17000</text:p>
          </table:table-cell>
          <table:table-cell table:number-columns-repeated="12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295018" calcext:value-type="float">
            <text:p>295018</text:p>
          </table:table-cell>
          <table:table-cell table:number-columns-repeated="12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40060" calcext:value-type="float">
            <text:p>40060</text:p>
          </table:table-cell>
          <table:table-cell table:number-columns-repeated="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000" calcext:value-type="float">
            <text:p>9000</text:p>
          </table:table-cell>
          <table:table-cell table:number-columns-repeated="12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67000" calcext:value-type="float">
            <text:p>67000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99" calcext:value-type="float">
            <text:p>4599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85000" calcext:value-type="float">
            <text:p>85000</text:p>
          </table:table-cell>
          <table:table-cell table:number-columns-repeated="1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30000" calcext:value-type="float">
            <text:p>130000</text:p>
          </table:table-cell>
          <table:table-cell table:number-columns-repeated="12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326974" calcext:value-type="float">
            <text:p>326974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7632606" calcext:value-type="float">
            <text:p>7632606</text:p>
          </table:table-cell>
          <table:table-cell table:number-columns-repeated="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000" calcext:value-type="float">
            <text:p>20000</text:p>
          </table:table-cell>
          <table:table-cell table:number-columns-repeated="12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8034" calcext:value-type="float">
            <text:p>8034</text:p>
          </table:table-cell>
          <table:table-cell table:number-columns-repeated="12"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float" office:value="138000" calcext:value-type="float">
            <text:p>138000</text:p>
          </table:table-cell>
          <table:table-cell table:number-columns-repeated="12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570000" calcext:value-type="float">
            <text:p>570000</text:p>
          </table:table-cell>
          <table:table-cell table:number-columns-repeated="12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125000" calcext:value-type="float">
            <text:p>125000</text:p>
          </table:table-cell>
          <table:table-cell table:number-columns-repeated="12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027" calcext:value-type="float">
            <text:p>3027</text:p>
          </table:table-cell>
          <table:table-cell table:number-columns-repeated="1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000" calcext:value-type="float">
            <text:p>4000</text:p>
          </table:table-cell>
          <table:table-cell table:number-columns-repeated="12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float" office:value="143000" calcext:value-type="float">
            <text:p>143000</text:p>
          </table:table-cell>
          <table:table-cell table:number-columns-repeated="12"/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float" office:value="60000" calcext:value-type="float">
            <text:p>60000</text:p>
          </table:table-cell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2010065" calcext:value-type="float">
            <text:p>42010065</text:p>
          </table:table-cell>
          <table:table-cell table:number-columns-repeated="1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8944" calcext:value-type="float">
            <text:p>8944</text:p>
          </table:table-cell>
          <table:table-cell table:number-columns-repeated="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47" calcext:value-type="float">
            <text:p>747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table:number-columns-repeated="1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9781" calcext:value-type="float">
            <text:p>9781</text:p>
          </table:table-cell>
          <table:table-cell table:number-columns-repeated="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0000" calcext:value-type="float">
            <text:p>300000</text:p>
          </table:table-cell>
          <table:table-cell table:number-columns-repeated="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000000" calcext:value-type="float">
            <text:p>3000000</text:p>
          </table:table-cell>
          <table:table-cell table:number-columns-repeated="12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float" office:value="600" calcext:value-type="float">
            <text:p>600</text:p>
          </table:table-cell>
          <table:table-cell table:number-columns-repeated="12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17000" calcext:value-type="float">
            <text:p>17000</text:p>
          </table:table-cell>
          <table:table-cell table:number-columns-repeated="12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5048" calcext:value-type="float">
            <text:p>5048</text:p>
          </table:table-cell>
          <table:table-cell table:number-columns-repeated="12"/>
        </table:table-row>
        <table:table-row table:style-name="ro2">
          <table:table-cell office:value-type="float" office:value="2640" calcext:value-type="float">
            <text:p>2640</text:p>
          </table:table-cell>
          <table:table-cell office:value-type="float" office:value="360000" calcext:value-type="float">
            <text:p>360000</text:p>
          </table:table-cell>
          <table:table-cell table:number-columns-repeated="12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61489" calcext:value-type="float">
            <text:p>61489</text:p>
          </table:table-cell>
          <table:table-cell table:number-columns-repeated="12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60338" calcext:value-type="float">
            <text:p>60338</text:p>
          </table:table-cell>
          <table:table-cell table:number-columns-repeated="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500" calcext:value-type="float">
            <text:p>6500</text:p>
          </table:table-cell>
          <table:table-cell table:number-columns-repeated="12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float" office:value="2073772" calcext:value-type="float">
            <text:p>2073772</text:p>
          </table:table-cell>
          <table:table-cell table:number-columns-repeated="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9728" calcext:value-type="float">
            <text:p>9728</text:p>
          </table:table-cell>
          <table:table-cell table:number-columns-repeated="12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3500" calcext:value-type="float">
            <text:p>3500</text:p>
          </table:table-cell>
          <table:table-cell table:number-columns-repeated="12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6000000" calcext:value-type="float">
            <text:p>6000000</text:p>
          </table:table-cell>
          <table:table-cell table:number-columns-repeated="12"/>
        </table:table-row>
        <table:table-row table:style-name="ro2">
          <table:table-cell office:value-type="float" office:value="2344" calcext:value-type="float">
            <text:p>2344</text:p>
          </table:table-cell>
          <table:table-cell office:value-type="float" office:value="189167" calcext:value-type="float">
            <text:p>189167</text:p>
          </table:table-cell>
          <table:table-cell table:number-columns-repeated="1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6000" calcext:value-type="float">
            <text:p>86000</text:p>
          </table:table-cell>
          <table:table-cell table:number-columns-repeated="1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912" calcext:value-type="float">
            <text:p>1912</text:p>
          </table:table-cell>
          <table:table-cell table:number-columns-repeated="1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20000" calcext:value-type="float">
            <text:p>120000</text:p>
          </table:table-cell>
          <table:table-cell table:number-columns-repeated="12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55612" calcext:value-type="float">
            <text:p>55612</text:p>
          </table:table-cell>
          <table:table-cell table:number-columns-repeated="12"/>
        </table:table-row>
        <table:table-row table:style-name="ro2">
          <table:table-cell office:value-type="float" office:value="1739" calcext:value-type="float">
            <text:p>1739</text:p>
          </table:table-cell>
          <table:table-cell office:value-type="float" office:value="89000" calcext:value-type="float">
            <text:p>89000</text:p>
          </table:table-cell>
          <table:table-cell table:number-columns-repeated="12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769000" calcext:value-type="float">
            <text:p>769000</text:p>
          </table:table-cell>
          <table:table-cell table:number-columns-repeated="12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4945" calcext:value-type="float">
            <text:p>14945</text:p>
          </table:table-cell>
          <table:table-cell table:number-columns-repeated="1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2464" calcext:value-type="float">
            <text:p>12464</text:p>
          </table:table-cell>
          <table:table-cell table:number-columns-repeated="12"/>
        </table:table-row>
        <table:table-row table:style-name="ro2">
          <table:table-cell office:value-type="float" office:value="25166" calcext:value-type="float">
            <text:p>25166</text:p>
          </table:table-cell>
          <table:table-cell office:value-type="float" office:value="19487822" calcext:value-type="float">
            <text:p>19487822</text:p>
          </table:table-cell>
          <table:table-cell table:number-columns-repeated="12"/>
        </table:table-row>
        <table:table-row table:style-name="ro2">
          <table:table-cell office:value-type="float" office:value="10864" calcext:value-type="float">
            <text:p>10864</text:p>
          </table:table-cell>
          <table:table-cell office:value-type="float" office:value="445534" calcext:value-type="float">
            <text:p>445534</text:p>
          </table:table-cell>
          <table:table-cell table:number-columns-repeated="12"/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float" office:value="59526" calcext:value-type="float">
            <text:p>59526</text:p>
          </table:table-cell>
          <table:table-cell table:number-columns-repeated="12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62298" calcext:value-type="float">
            <text:p>62298</text:p>
          </table:table-cell>
          <table:table-cell table:number-columns-repeated="12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float" office:value="141000" calcext:value-type="float">
            <text:p>141000</text:p>
          </table:table-cell>
          <table:table-cell table:number-columns-repeated="12"/>
        </table:table-row>
        <table:table-row table:style-name="ro2">
          <table:table-cell office:value-type="float" office:value="7290" calcext:value-type="float">
            <text:p>7290</text:p>
          </table:table-cell>
          <table:table-cell office:value-type="float" office:value="446859" calcext:value-type="float">
            <text:p>446859</text:p>
          </table:table-cell>
          <table:table-cell table:number-columns-repeated="12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232605" calcext:value-type="float">
            <text:p>232605</text:p>
          </table:table-cell>
          <table:table-cell table:number-columns-repeated="12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10000" calcext:value-type="float">
            <text:p>110000</text:p>
          </table:table-cell>
          <table:table-cell table:number-columns-repeated="12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80000" calcext:value-type="float">
            <text:p>80000</text:p>
          </table:table-cell>
          <table:table-cell table:number-columns-repeated="12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7000" calcext:value-type="float">
            <text:p>17000</text:p>
          </table:table-cell>
          <table:table-cell table:number-columns-repeated="1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22000" calcext:value-type="float">
            <text:p>122000</text:p>
          </table:table-cell>
          <table:table-cell table:number-columns-repeated="12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106000" calcext:value-type="float">
            <text:p>106000</text:p>
          </table:table-cell>
          <table:table-cell table:number-columns-repeated="12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140000" calcext:value-type="float">
            <text:p>140000</text:p>
          </table:table-cell>
          <table:table-cell table:number-columns-repeated="12"/>
        </table:table-row>
        <table:table-row table:style-name="ro2">
          <table:table-cell office:value-type="float" office:value="3467" calcext:value-type="float">
            <text:p>3467</text:p>
          </table:table-cell>
          <table:table-cell office:value-type="float" office:value="2260979" calcext:value-type="float">
            <text:p>2260979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3000000" calcext:value-type="float">
            <text:p>3000000</text:p>
          </table:table-cell>
          <table:table-cell table:number-columns-repeated="12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87656" calcext:value-type="float">
            <text:p>87656</text:p>
          </table:table-cell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122000" calcext:value-type="float">
            <text:p>122000</text:p>
          </table:table-cell>
          <table:table-cell table:number-columns-repeated="12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float" office:value="376849" calcext:value-type="float">
            <text:p>376849</text:p>
          </table:table-cell>
          <table:table-cell table:number-columns-repeated="12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1000000" calcext:value-type="float">
            <text:p>1000000</text:p>
          </table:table-cell>
          <table:table-cell table:number-columns-repeated="12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600000" calcext:value-type="float">
            <text:p>600000</text:p>
          </table:table-cell>
          <table:table-cell table:number-columns-repeated="12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32000" calcext:value-type="float">
            <text:p>32000</text:p>
          </table:table-cell>
          <table:table-cell table:number-columns-repeated="1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6000" calcext:value-type="float">
            <text:p>96000</text:p>
          </table:table-cell>
          <table:table-cell table:number-columns-repeated="12"/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float" office:value="1090000" calcext:value-type="float">
            <text:p>1090000</text:p>
          </table:table-cell>
          <table:table-cell table:number-columns-repeated="12"/>
        </table:table-row>
        <table:table-row table:style-name="ro2">
          <table:table-cell office:value-type="float" office:value="23734" calcext:value-type="float">
            <text:p>23734</text:p>
          </table:table-cell>
          <table:table-cell office:value-type="float" office:value="80097731" calcext:value-type="float">
            <text:p>80097731</text:p>
          </table:table-cell>
          <table:table-cell table:number-columns-repeated="12"/>
        </table:table-row>
        <table:table-row table:style-name="ro2">
          <table:table-cell office:value-type="float" office:value="25462" calcext:value-type="float">
            <text:p>25462</text:p>
          </table:table-cell>
          <table:table-cell office:value-type="float" office:value="68049840" calcext:value-type="float">
            <text:p>68049840</text:p>
          </table:table-cell>
          <table:table-cell table:number-columns-repeated="12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41176" calcext:value-type="float">
            <text:p>41176</text:p>
          </table:table-cell>
          <table:table-cell table:number-columns-repeated="1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9385" calcext:value-type="float">
            <text:p>9385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0000" calcext:value-type="float">
            <text:p>80000</text:p>
          </table:table-cell>
          <table:table-cell table:number-columns-repeated="1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63" calcext:value-type="float">
            <text:p>363</text:p>
          </table:table-cell>
          <table:table-cell table:number-columns-repeated="1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500" calcext:value-type="float">
            <text:p>29500</text:p>
          </table:table-cell>
          <table:table-cell table:number-columns-repeated="12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6097" calcext:value-type="float">
            <text:p>36097</text:p>
          </table:table-cell>
          <table:table-cell table:number-columns-repeated="1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788" calcext:value-type="float">
            <text:p>788</text:p>
          </table:table-cell>
          <table:table-cell table:number-columns-repeated="12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708085" calcext:value-type="float">
            <text:p>2708085</text:p>
          </table:table-cell>
          <table:table-cell table:number-columns-repeated="12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float" office:value="1217640" calcext:value-type="float">
            <text:p>1217640</text:p>
          </table:table-cell>
          <table:table-cell table:number-columns-repeated="12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10100083" calcext:value-type="float">
            <text:p>10100083</text:p>
          </table:table-cell>
          <table:table-cell table:number-columns-repeated="12"/>
        </table:table-row>
        <table:table-row table:style-name="ro2">
          <table:table-cell office:value-type="float" office:value="5823" calcext:value-type="float">
            <text:p>5823</text:p>
          </table:table-cell>
          <table:table-cell office:value-type="float" office:value="87793000" calcext:value-type="float">
            <text:p>87793000</text:p>
          </table:table-cell>
          <table:table-cell table:number-columns-repeated="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5000" calcext:value-type="float">
            <text:p>35000</text:p>
          </table:table-cell>
          <table:table-cell table:number-columns-repeated="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54000" calcext:value-type="float">
            <text:p>54000</text:p>
          </table:table-cell>
          <table:table-cell table:number-columns-repeated="12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118000" calcext:value-type="float">
            <text:p>118000</text:p>
          </table:table-cell>
          <table:table-cell table:number-columns-repeated="12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23600" calcext:value-type="float">
            <text:p>23600</text:p>
          </table:table-cell>
          <table:table-cell table:number-columns-repeated="12"/>
        </table:table-row>
        <table:table-row table:style-name="ro2">
          <table:table-cell office:value-type="float" office:value="2284" calcext:value-type="float">
            <text:p>2284</text:p>
          </table:table-cell>
          <table:table-cell office:value-type="float" office:value="110000000" calcext:value-type="float">
            <text:p>110000000</text:p>
          </table:table-cell>
          <table:table-cell table:number-columns-repeated="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3000" calcext:value-type="float">
            <text:p>53000</text:p>
          </table:table-cell>
          <table:table-cell table:number-columns-repeated="12"/>
        </table:table-row>
        <table:table-row table:style-name="ro2">
          <table:table-cell office:value-type="float" office:value="3031" calcext:value-type="float">
            <text:p>3031</text:p>
          </table:table-cell>
          <table:table-cell office:value-type="float" office:value="552000" calcext:value-type="float">
            <text:p>552000</text:p>
          </table:table-cell>
          <table:table-cell table:number-columns-repeated="12"/>
        </table:table-row>
        <table:table-row table:style-name="ro2">
          <table:table-cell office:value-type="float" office:value="4522" calcext:value-type="float">
            <text:p>4522</text:p>
          </table:table-cell>
          <table:table-cell office:value-type="float" office:value="149800" calcext:value-type="float">
            <text:p>149800</text:p>
          </table:table-cell>
          <table:table-cell table:number-columns-repeated="12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99200" calcext:value-type="float">
            <text:p>99200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5000" calcext:value-type="float">
            <text:p>15000</text:p>
          </table:table-cell>
          <table:table-cell table:number-columns-repeated="12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8532" calcext:value-type="float">
            <text:p>18532</text:p>
          </table:table-cell>
          <table:table-cell table:number-columns-repeated="12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450000" calcext:value-type="float">
            <text:p>450000</text:p>
          </table:table-cell>
          <table:table-cell table:number-columns-repeated="12"/>
        </table:table-row>
      </table:table>
      <table:table table:name="wd-2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cnt(memberOf)</text:p>
          </table:table-cell>
          <table:table-cell office:value-type="string" calcext:value-type="string">
            <text:p>val(studentCount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69" calcext:value-type="float">
            <text:p>36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71" calcext:value-type="float">
            <text:p>3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72" calcext:value-type="float">
            <text:p>4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18" calcext:value-type="float">
            <text:p>5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55" calcext:value-type="float">
            <text:p>5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77" calcext:value-type="float">
            <text:p>5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6" calcext:value-type="float">
            <text:p>5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99" calcext:value-type="float">
            <text:p>5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32" calcext:value-type="float">
            <text:p>63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27" calcext:value-type="float">
            <text:p>62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42" calcext:value-type="float">
            <text:p>64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46" calcext:value-type="float">
            <text:p>6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42" calcext:value-type="float">
            <text:p>642</text:p>
          </table:table-cell>
        </table:table-row>
      </table:table>
      <table:table table:name="fb-1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intval</text:p>
          </table:table-cell>
          <table:table-cell office:value-type="string" calcext:value-type="string">
            <text:p>ne_count</text:p>
          </table:table-cell>
          <table:table-cell/>
          <table:table-cell office:value-type="string" calcext:value-type="string">
            <text:p>select sub, intval, ne_count from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select sub, intval from fb_sub_pred_intval where pred='http://rdf.freebase.com/key/base.dspl.us_census.population.state') as t1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ner join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select obj, ne_count from fb_obj_pred_necount where pred='http://rdf.freebase.com/ns/location.location.contains') as t2</text:p>
          </table:table-cell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 t1.sub=t2.obj</text:p>
          </table:table-cell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17000" calcext:value-type="float">
            <text:p>17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26000" calcext:value-type="float">
            <text:p>26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27000" calcext:value-type="float">
            <text:p>27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23000" calcext:value-type="float">
            <text:p>230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33000" calcext:value-type="float">
            <text:p>330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42000" calcext:value-type="float">
            <text:p>420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46000" calcext:value-type="float">
            <text:p>46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48000" calcext:value-type="float">
            <text:p>480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49000" calcext:value-type="float">
            <text:p>49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51000" calcext:value-type="float">
            <text:p>51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54000" calcext:value-type="float">
            <text:p>540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21000" calcext:value-type="float">
            <text:p>21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8000" calcext:value-type="float">
            <text:p>28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29000" calcext:value-type="float">
            <text:p>29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31000" calcext:value-type="float">
            <text:p>31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34000" calcext:value-type="float">
            <text:p>34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5000" calcext:value-type="float">
            <text:p>350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37000" calcext:value-type="float">
            <text:p>37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38000" calcext:value-type="float">
            <text:p>38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44000" calcext:value-type="float">
            <text:p>440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45000" calcext:value-type="float">
            <text:p>45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47000" calcext:value-type="float">
            <text:p>470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3000" calcext:value-type="float">
            <text:p>530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19000" calcext:value-type="float">
            <text:p>19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22000" calcext:value-type="float">
            <text:p>22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41000" calcext:value-type="float">
            <text:p>410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39000" calcext:value-type="float">
            <text:p>390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43000" calcext:value-type="float">
            <text:p>430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5000" calcext:value-type="float">
            <text:p>550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6000" calcext:value-type="float">
            <text:p>56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table table:name="fb-2" table:style-name="ta1"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population</text:p>
          </table:table-cell>
          <table:table-cell table:number-columns-repeated="4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office:value-type="string" calcext:value-type="string">
            <text:p>select sub, intval, ne_count from</text:p>
          </table:table-cell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float" office:value="6000" calcext:value-type="float">
            <text:p>6000</text:p>
          </table:table-cell>
          <table:table-cell table:number-columns-repeated="3"/>
          <table:table-cell office:value-type="string" calcext:value-type="string">
            <text:p>(select sub, intval from fb_sub_pred_intval where pred='http://rdf.freebase.com/key/base.dspl.us_census.population.state') as t1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office:value-type="string" calcext:value-type="string">
            <text:p>inner join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(select obj, ne_count from fb_obj_pred_necount where pred='http://rdf.freebase.com/ns/people.person.place_of_birth') as t2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office:value-type="string" calcext:value-type="string">
            <text:p>on t1.sub=t2.obj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6000" calcext:value-type="float">
            <text:p>16000</text:p>
          </table:table-cell>
          <table:table-cell table:number-columns-repeated="4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17000" calcext:value-type="float">
            <text:p>17000</text:p>
          </table:table-cell>
          <table:table-cell table:number-columns-repeated="4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  <table:table-cell table:style-name="ce3" office:value-type="string" calcext:value-type="string">
            <text:p>ggplot(fb2[which(fb2$placeOfBirth &lt; 1000),], aes(x=placeOfBirth, y=population)) +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table:style-name="ce3" office:value-type="string" calcext:value-type="string">
            <text:p>+ <text:s text:c="4"/>geom_point(alpha = 0.2, size = 4, col='blue') + 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  <table:table-cell table:style-name="ce3" office:value-type="string" calcext:value-type="string">
            <text:p>+ <text:s text:c="4"/>scale_x_continuous(breaks= pretty_breaks()) + 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22000" calcext:value-type="float">
            <text:p>22000</text:p>
          </table:table-cell>
          <table:table-cell table:number-columns-repeated="3"/>
          <table:table-cell table:style-name="ce3" office:value-type="string" calcext:value-type="string">
            <text:p>+ <text:s text:c="4"/>xlab(expression(paste('cnt(placeOfBirth'^-1,')'))) + ylab('val(population)') + 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  <table:table-cell table:style-name="ce3" office:value-type="string" calcext:value-type="string">
            <text:p>+ <text:s text:c="4"/>theme_bw() +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  <table:table-cell table:style-name="ce3" office:value-type="string" calcext:value-type="string">
            <text:p>+ <text:s text:c="4"/>theme(axis.title = element_text(size=20), axis.text = element_text(size=20))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28000" calcext:value-type="float">
            <text:p>28000</text:p>
          </table:table-cell>
          <table:table-cell table:number-columns-repeated="4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29000" calcext:value-type="float">
            <text:p>29000</text:p>
          </table:table-cell>
          <table:table-cell table:number-columns-repeated="4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3000" calcext:value-type="float">
            <text:p>23000</text:p>
          </table:table-cell>
          <table:table-cell table:number-columns-repeated="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3000" calcext:value-type="float">
            <text:p>33000</text:p>
          </table:table-cell>
          <table:table-cell table:number-columns-repeated="4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31000" calcext:value-type="float">
            <text:p>31000</text:p>
          </table:table-cell>
          <table:table-cell table:number-columns-repeated="4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float" office:value="34000" calcext:value-type="float">
            <text:p>34000</text:p>
          </table:table-cell>
          <table:table-cell table:number-columns-repeated="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5000" calcext:value-type="float">
            <text:p>35000</text:p>
          </table:table-cell>
          <table:table-cell table:number-columns-repeated="4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37000" calcext:value-type="float">
            <text:p>37000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8000" calcext:value-type="float">
            <text:p>38000</text:p>
          </table:table-cell>
          <table:table-cell table:number-columns-repeated="4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41000" calcext:value-type="float">
            <text:p>41000</text:p>
          </table:table-cell>
          <table:table-cell table:number-columns-repeated="4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39000" calcext:value-type="float">
            <text:p>39000</text:p>
          </table:table-cell>
          <table:table-cell table:number-columns-repeated="4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43000" calcext:value-type="float">
            <text:p>43000</text:p>
          </table:table-cell>
          <table:table-cell table:number-columns-repeated="4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float" office:value="42000" calcext:value-type="float">
            <text:p>42000</text:p>
          </table:table-cell>
          <table:table-cell table:number-columns-repeated="4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44000" calcext:value-type="float">
            <text:p>44000</text:p>
          </table:table-cell>
          <table:table-cell table:number-columns-repeated="4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6000" calcext:value-type="float">
            <text:p>46000</text:p>
          </table:table-cell>
          <table:table-cell table:number-columns-repeated="4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45000" calcext:value-type="float">
            <text:p>45000</text:p>
          </table:table-cell>
          <table:table-cell table:number-columns-repeated="4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48000" calcext:value-type="float">
            <text:p>48000</text:p>
          </table:table-cell>
          <table:table-cell table:number-columns-repeated="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9000" calcext:value-type="float">
            <text:p>49000</text:p>
          </table:table-cell>
          <table:table-cell table:number-columns-repeated="4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51000" calcext:value-type="float">
            <text:p>51000</text:p>
          </table:table-cell>
          <table:table-cell table:number-columns-repeated="4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4000" calcext:value-type="float">
            <text:p>54000</text:p>
          </table:table-cell>
          <table:table-cell table:number-columns-repeated="4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53000" calcext:value-type="float">
            <text:p>53000</text:p>
          </table:table-cell>
          <table:table-cell table:number-columns-repeated="4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55000" calcext:value-type="float">
            <text:p>55000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6000" calcext:value-type="float">
            <text:p>56000</text:p>
          </table:table-cell>
          <table:table-cell table:number-columns-repeated="4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2">
          <table:table-cell office:value-type="float" office:value="2718" calcext:value-type="float">
            <text:p>2718</text:p>
          </table:table-cell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dbp-raw1'.A1:'dbp-raw1'.B6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0/00/0000</text:date>, <text:time style:data-style-name="N2" text:time-value="15:01:54.506809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6:01:48.531624189</meta:creation-date>
    <dc:date>2019-09-30T17:28:20.920077270</dc:date>
    <meta:editing-duration>PT2H34M40S</meta:editing-duration>
    <meta:editing-cycles>4</meta:editing-cycles>
    <meta:generator>LibreOffice/5.2.7.2$Linux_X86_64 LibreOffice_project/20m0$Build-2</meta:generator>
    <meta:document-statistic meta:table-count="8" meta:cell-count="3244" meta:object-count="8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73cm" svg:height="8.772cm" xlink:href=".." xlink:type="simple" chart:class="chart:scatter" chart:style-name="ch1">
        <chart:plot-area chart:style-name="ch2" table:cell-range-address="'dbp-raw1'.A2:'dbp-raw1'.B64 'dbp-raw1'.B1:'dbp-raw1'.B1" chart:data-source-has-labels="row" svg:x="1.348cm" svg:y="0.175cm" svg:width="15.188cm" svg:height="7.441cm">
          <chartooo:coordinate-region svg:x="2.34cm" svg:y="0.374cm" svg:width="13.824cm" svg:height="6.595cm"/>
          <chart:axis chart:dimension="x" chart:name="primary-x" chart:style-name="ch3">
            <chart:title svg:x="7.033cm" svg:y="7.791cm" chart:style-name="ch4">
              <text:p>count(academicAffiliation)</text:p>
            </chart:title>
          </chart:axis>
          <chart:axis chart:dimension="y" chart:name="primary-y" chart:style-name="ch3">
            <chart:title svg:x="0.451cm" svg:y="5.275cm" chart:style-name="ch5">
              <text:p>val(academicStaff)</text:p>
            </chart:title>
            <chart:grid chart:style-name="ch6" chart:class="major"/>
          </chart:axis>
          <chart:series chart:style-name="ch7" chart:values-cell-range-address="'dbp-raw1'.B2:'dbp-raw1'.B64" chart:label-cell-address="'dbp-raw1'.B1:'dbp-raw1'.B1" chart:class="chart:scatter">
            <chart:domain table:cell-range-address="'dbp-raw1'.A2:'dbp-raw1'.A64"/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(academicStaff)</text:p>
                <draw:g>
                  <svg:desc>'dbp-raw1'.B1:'dbp-raw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bp-raw1'.A2:'dbp-raw1'.A64</svg:desc>
                </draw:g>
              </table:table-cell>
              <table:table-cell office:value-type="float" office:value="0">
                <text:p>0</text:p>
                <draw:g>
                  <svg:desc>'dbp-raw1'.B2:'dbp-raw1'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  <table:table-cell office:value-type="float" office:value="9846">
                <text:p>9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cm" svg:height="11cm" xlink:href=".." xlink:type="simple" chart:class="chart:scatter" chart:style-name="ch1">
        <chart:legend chart:legend-position="end" svg:x="16.358cm" svg:y="5.201cm" style:legend-expansion="high" chart:style-name="ch2"/>
        <chart:plot-area chart:style-name="ch3" table:cell-range-address="'dbp-raw-2'.A2:'dbp-raw-2'.B161 'dbp-raw-2'.B1:'dbp-raw-2'.B1" chart:data-source-has-labels="row" svg:x="1.403cm" svg:y="0.22cm" svg:width="14.563cm" svg:height="9.579cm">
          <chartooo:coordinate-region svg:x="3.136cm" svg:y="0.419cm" svg:width="12.366cm" svg:height="8.733cm"/>
          <chart:axis chart:dimension="x" chart:name="primary-x" chart:style-name="ch4">
            <chart:title svg:x="8.802cm" svg:y="9.944cm" chart:style-name="ch5">
              <text:p>cnt(party-¹)</text:p>
            </chart:title>
          </chart:axis>
          <chart:axis chart:dimension="y" chart:name="primary-y" chart:style-name="ch4">
            <chart:title svg:x="0.451cm" svg:y="6.31cm" chart:style-name="ch6">
              <text:p>val(membership)</text:p>
            </chart:title>
            <chart:grid chart:style-name="ch7" chart:class="major"/>
          </chart:axis>
          <chart:series chart:style-name="ch8" chart:values-cell-range-address="'dbp-raw-2'.B2:'dbp-raw-2'.B161" chart:label-cell-address="'dbp-raw-2'.B1:'dbp-raw-2'.B1" chart:class="chart:scatter">
            <chart:domain table:cell-range-address="'dbp-raw-2'.A2:'dbp-raw-2'.A161"/>
            <chart:data-point chart:repeated="1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(membership)</text:p>
                <draw:g>
                  <svg:desc>'dbp-raw-2'.B1:'dbp-raw-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bp-raw-2'.A2:'dbp-raw-2'.A161</svg:desc>
                </draw:g>
              </table:table-cell>
              <table:table-cell office:value-type="float" office:value="1073760">
                <text:p>1073760</text:p>
                <draw:g>
                  <svg:desc>'dbp-raw-2'.B2:'dbp-raw-2'.B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9000">
                <text:p>509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99384">
                <text:p>99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7551">
                <text:p>27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5290">
                <text:p>252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7916">
                <text:p>77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8174">
                <text:p>48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7662">
                <text:p>27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0484">
                <text:p>60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626728">
                <text:p>36267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38000">
                <text:p>138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2109">
                <text:p>12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">
                <text:p>101</text:p>
              </table:table-cell>
              <table:table-cell office:value-type="float" office:value="320000">
                <text:p>32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55690">
                <text:p>556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400000">
                <text:p>14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53180437">
                <text:p>531804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4291">
                <text:p>242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433164">
                <text:p>433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43835">
                <text:p>43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71578">
                <text:p>715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426556">
                <text:p>426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43000">
                <text:p>143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41176">
                <text:p>411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409903">
                <text:p>14099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185000">
                <text:p>185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24934">
                <text:p>1249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45000">
                <text:p>145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213030">
                <text:p>2130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15000">
                <text:p>115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128351">
                <text:p>1283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570000">
                <text:p>57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362846">
                <text:p>2362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26974">
                <text:p>326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57597">
                <text:p>575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18824">
                <text:p>18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6">
                <text:p>96</text:p>
              </table:table-cell>
              <table:table-cell office:value-type="float" office:value="149800">
                <text:p>1498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88760000">
                <text:p>8876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41341965">
                <text:p>413419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445534">
                <text:p>4455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090000">
                <text:p>109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3528704">
                <text:p>35287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18541">
                <text:p>185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153000">
                <text:p>153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339986">
                <text:p>3399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">
                <text:p>99</text:p>
              </table:table-cell>
              <table:table-cell office:value-type="float" office:value="110000000">
                <text:p>1100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56741">
                <text:p>567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9">
                <text:p>149</text:p>
              </table:table-cell>
              <table:table-cell office:value-type="float" office:value="67000">
                <text:p>67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34892">
                <text:p>348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450000">
                <text:p>45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58989">
                <text:p>589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120203">
                <text:p>1202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371874">
                <text:p>13718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">
                <text:p>17</text:p>
              </table:table-cell>
              <table:table-cell office:value-type="float" office:value="411250">
                <text:p>4112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417221">
                <text:p>4172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84816">
                <text:p>1848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2260979">
                <text:p>22609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">
                <text:p>86</text:p>
              </table:table-cell>
              <table:table-cell office:value-type="float" office:value="640000">
                <text:p>64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  <table:table-cell office:value-type="float" office:value="2073772">
                <text:p>20737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">
                <text:p>7</text:p>
              </table:table-cell>
              <table:table-cell office:value-type="float" office:value="8273">
                <text:p>82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53000">
                <text:p>53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">
                <text:p>1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29006">
                <text:p>290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30295">
                <text:p>302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39000">
                <text:p>39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21501">
                <text:p>215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83524">
                <text:p>835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60484">
                <text:p>604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14123">
                <text:p>141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41000">
                <text:p>41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109561">
                <text:p>1095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2270665">
                <text:p>22706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  <table:table-cell office:value-type="float" office:value="42994">
                <text:p>429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">
                <text:p>3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33617">
                <text:p>336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7">
                <text:p>157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70001">
                <text:p>7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44764">
                <text:p>447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865761">
                <text:p>8657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242023">
                <text:p>2420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19000000">
                <text:p>19000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89167">
                <text:p>1891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  <table:table-cell office:value-type="float" office:value="446859">
                <text:p>4468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7255">
                <text:p>172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  <table:table-cell office:value-type="float" office:value="117757">
                <text:p>1177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134606">
                <text:p>1346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">
                <text:p>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  <table:table-cell office:value-type="float" office:value="107557">
                <text:p>1075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">
                <text:p>46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63000">
                <text:p>163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">
                <text:p>22</text:p>
              </table:table-cell>
              <table:table-cell office:value-type="float" office:value="450000">
                <text:p>450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59526">
                <text:p>595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15007">
                <text:p>1150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">
                <text:p>15</text:p>
              </table:table-cell>
              <table:table-cell office:value-type="float" office:value="53930">
                <text:p>539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7632606">
                <text:p>76326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55612">
                <text:p>556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  <table:table-cell office:value-type="float" office:value="8500000">
                <text:p>850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3">
                <text:p>6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">
                <text:p>7</text:p>
              </table:table-cell>
              <table:table-cell office:value-type="float" office:value="769000">
                <text:p>769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4">
                <text:p>104</text:p>
              </table:table-cell>
              <table:table-cell office:value-type="float" office:value="30447217">
                <text:p>304472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plot-area chart:style-name="ch2" table:cell-range-address="'wd-1'.A2:'wd-1'.B519 'wd-1'.B1:'wd-1'.B1" chart:data-source-has-labels="row" svg:x="1.331cm" svg:y="0.18cm" svg:width="14.349cm" svg:height="7.664cm">
          <chartooo:coordinate-region svg:x="3.064cm" svg:y="0.379cm" svg:width="11.966cm" svg:height="6.818cm"/>
          <chart:axis chart:dimension="x" chart:name="primary-x" chart:style-name="ch3">
            <chart:title svg:x="6.318cm" svg:y="8.024cm" chart:style-name="ch4">
              <text:p>cnt(memberOfPoliticalParty-¹)</text:p>
            </chart:title>
          </chart:axis>
          <chart:axis chart:dimension="y" chart:name="primary-y" chart:style-name="ch3">
            <chart:title svg:x="0.451cm" svg:y="5.432cm" chart:style-name="ch5">
              <text:p>val(memberCount)</text:p>
            </chart:title>
            <chart:grid chart:style-name="ch6" chart:class="major"/>
          </chart:axis>
          <chart:series chart:style-name="ch7" chart:values-cell-range-address="'wd-1'.B2:'wd-1'.B519" chart:label-cell-address="'wd-1'.B1:'wd-1'.B1" chart:class="chart:scatter">
            <chart:domain table:cell-range-address="'wd-1'.A2:'wd-1'.A519"/>
            <chart:data-point chart:repeated="5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(memberCount)</text:p>
                <draw:g>
                  <svg:desc>'wd-1'.B1:'wd-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wd-1'.A2:'wd-1'.A519</svg:desc>
                </draw:g>
              </table:table-cell>
              <table:table-cell office:value-type="float" office:value="700">
                <text:p>700</text:p>
                <draw:g>
                  <svg:desc>'wd-1'.B2:'wd-1'.B5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8">
                <text:p>218</text:p>
              </table:table-cell>
              <table:table-cell office:value-type="float" office:value="12700">
                <text:p>12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0">
                <text:p>280</text:p>
              </table:table-cell>
              <table:table-cell office:value-type="float" office:value="407852">
                <text:p>4078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1">
                <text:p>241</text:p>
              </table:table-cell>
              <table:table-cell office:value-type="float" office:value="213030">
                <text:p>2130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15577">
                <text:p>15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2647">
                <text:p>226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48174">
                <text:p>481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57000">
                <text:p>57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">
                <text:p>2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3">
                <text:p>183</text:p>
              </table:table-cell>
              <table:table-cell office:value-type="float" office:value="489074">
                <text:p>4890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13015">
                <text:p>13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49101">
                <text:p>491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527343">
                <text:p>527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">
                <text:p>77</text:p>
              </table:table-cell>
              <table:table-cell office:value-type="float" office:value="58728">
                <text:p>587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30295">
                <text:p>302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5">
                <text:p>165</text:p>
              </table:table-cell>
              <table:table-cell office:value-type="float" office:value="106000">
                <text:p>106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1">
                <text:p>141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79803">
                <text:p>798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">
                <text:p>16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6346">
                <text:p>63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3030017">
                <text:p>30300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7208">
                <text:p>7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5">
                <text:p>445</text:p>
              </table:table-cell>
              <table:table-cell office:value-type="float" office:value="30200">
                <text:p>302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">
                <text:p>11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5696">
                <text:p>5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1368757">
                <text:p>1368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">
                <text:p>29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52000">
                <text:p>52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87012">
                <text:p>870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">
                <text:p>6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1">
                <text:p>161</text:p>
              </table:table-cell>
              <table:table-cell office:value-type="float" office:value="184816">
                <text:p>1848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">
                <text:p>26</text:p>
              </table:table-cell>
              <table:table-cell office:value-type="float" office:value="350000">
                <text:p>35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366000">
                <text:p>366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">
                <text:p>24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">
                <text:p>55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9">
                <text:p>89</text:p>
              </table:table-cell>
              <table:table-cell office:value-type="float" office:value="18824">
                <text:p>188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">
                <text:p>15</text:p>
              </table:table-cell>
              <table:table-cell office:value-type="float" office:value="27551">
                <text:p>275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55690">
                <text:p>5569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13">
                <text:p>513</text:p>
              </table:table-cell>
              <table:table-cell office:value-type="float" office:value="768480">
                <text:p>7684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0">
                <text:p>170</text:p>
              </table:table-cell>
              <table:table-cell office:value-type="float" office:value="184225">
                <text:p>1842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3">
                <text:p>43</text:p>
              </table:table-cell>
              <table:table-cell office:value-type="float" office:value="185000">
                <text:p>185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7">
                <text:p>437</text:p>
              </table:table-cell>
              <table:table-cell office:value-type="float" office:value="417221">
                <text:p>4172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59408">
                <text:p>594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">
                <text:p>2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">
                <text:p>15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6">
                <text:p>556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">
                <text:p>8</text:p>
              </table:table-cell>
              <table:table-cell office:value-type="float" office:value="6807">
                <text:p>68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">
                <text:p>42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829000">
                <text:p>829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3">
                <text:p>203</text:p>
              </table:table-cell>
              <table:table-cell office:value-type="float" office:value="134606">
                <text:p>1346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8">
                <text:p>218</text:p>
              </table:table-cell>
              <table:table-cell office:value-type="float" office:value="201673">
                <text:p>2016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3">
                <text:p>333</text:p>
              </table:table-cell>
              <table:table-cell office:value-type="float" office:value="224040">
                <text:p>2240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7">
                <text:p>77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0">
                <text:p>110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  <table:table-cell office:value-type="float" office:value="56292">
                <text:p>562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">
                <text:p>3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2">
                <text:p>102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1">
                <text:p>221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">
                <text:p>4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32">
                <text:p>1032</text:p>
              </table:table-cell>
              <table:table-cell office:value-type="float" office:value="601266">
                <text:p>6012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41">
                <text:p>641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">
                <text:p>6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">
                <text:p>19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">
                <text:p>15</text:p>
              </table:table-cell>
              <table:table-cell office:value-type="float" office:value="18541">
                <text:p>185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">
                <text:p>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">
                <text:p>32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">
                <text:p>12</text:p>
              </table:table-cell>
              <table:table-cell office:value-type="float" office:value="62255">
                <text:p>622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">
                <text:p>69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">
                <text:p>3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6">
                <text:p>196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">
                <text:p>49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84">
                <text:p>584</text:p>
              </table:table-cell>
              <table:table-cell office:value-type="float" office:value="104163">
                <text:p>1041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">
                <text:p>50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">
                <text:p>7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9">
                <text:p>469</text:p>
              </table:table-cell>
              <table:table-cell office:value-type="float" office:value="3528704">
                <text:p>3528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">
                <text:p>6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">
                <text:p>39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46">
                <text:p>546</text:p>
              </table:table-cell>
              <table:table-cell office:value-type="float" office:value="1173577">
                <text:p>11735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">
                <text:p>4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">
                <text:p>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">
                <text:p>3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">
                <text:p>23</text:p>
              </table:table-cell>
              <table:table-cell office:value-type="float" office:value="46158">
                <text:p>461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">
                <text:p>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71783">
                <text:p>717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6">
                <text:p>236</text:p>
              </table:table-cell>
              <table:table-cell office:value-type="float" office:value="23000000">
                <text:p>23000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">
                <text:p>44</text:p>
              </table:table-cell>
              <table:table-cell office:value-type="float" office:value="28112">
                <text:p>281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">
                <text:p>100</text:p>
              </table:table-cell>
              <table:table-cell office:value-type="float" office:value="107557">
                <text:p>1075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0">
                <text:p>50</text:p>
              </table:table-cell>
              <table:table-cell office:value-type="float" office:value="405000">
                <text:p>405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">
                <text:p>10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96250">
                <text:p>9625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">
                <text:p>43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600000">
                <text:p>600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">
                <text:p>21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8">
                <text:p>178</text:p>
              </table:table-cell>
              <table:table-cell office:value-type="float" office:value="93898">
                <text:p>938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">
                <text:p>5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54">
                <text:p>854</text:p>
              </table:table-cell>
              <table:table-cell office:value-type="float" office:value="975401">
                <text:p>9754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5">
                <text:p>335</text:p>
              </table:table-cell>
              <table:table-cell office:value-type="float" office:value="115007">
                <text:p>1150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4">
                <text:p>264</text:p>
              </table:table-cell>
              <table:table-cell office:value-type="float" office:value="32514">
                <text:p>325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">
                <text:p>19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">
                <text:p>100</text:p>
              </table:table-cell>
              <table:table-cell office:value-type="float" office:value="230000">
                <text:p>230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82000">
                <text:p>82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">
                <text:p>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82">
                <text:p>1382</text:p>
              </table:table-cell>
              <table:table-cell office:value-type="float" office:value="1466467">
                <text:p>14664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25">
                <text:p>1725</text:p>
              </table:table-cell>
              <table:table-cell office:value-type="float" office:value="2362846">
                <text:p>23628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">
                <text:p>31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">
                <text:p>8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19174">
                <text:p>191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">
                <text:p>3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">
                <text:p>13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">
                <text:p>1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">
                <text:p>6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">
                <text:p>6</text:p>
              </table:table-cell>
              <table:table-cell office:value-type="float" office:value="41400">
                <text:p>414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">
                <text:p>14</text:p>
              </table:table-cell>
              <table:table-cell office:value-type="float" office:value="9001">
                <text:p>9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">
                <text:p>8</text:p>
              </table:table-cell>
              <table:table-cell office:value-type="float" office:value="45005">
                <text:p>450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">
                <text:p>436</text:p>
              </table:table-cell>
              <table:table-cell office:value-type="float" office:value="374606">
                <text:p>3746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9">
                <text:p>99</text:p>
              </table:table-cell>
              <table:table-cell office:value-type="float" office:value="101865">
                <text:p>1018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3">
                <text:p>233</text:p>
              </table:table-cell>
              <table:table-cell office:value-type="float" office:value="762000">
                <text:p>762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">
                <text:p>18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">
                <text:p>39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">
                <text:p>8</text:p>
              </table:table-cell>
              <table:table-cell office:value-type="float" office:value="175862">
                <text:p>1758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">
                <text:p>20</text:p>
              </table:table-cell>
              <table:table-cell office:value-type="float" office:value="19050">
                <text:p>190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">
                <text:p>16</text:p>
              </table:table-cell>
              <table:table-cell office:value-type="float" office:value="10310">
                <text:p>103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9">
                <text:p>159</text:p>
              </table:table-cell>
              <table:table-cell office:value-type="float" office:value="450000">
                <text:p>450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06">
                <text:p>706</text:p>
              </table:table-cell>
              <table:table-cell office:value-type="float" office:value="1073760">
                <text:p>107376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">
                <text:p>100</text:p>
              </table:table-cell>
              <table:table-cell office:value-type="float" office:value="159083">
                <text:p>1590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">
                <text:p>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34">
                <text:p>434</text:p>
              </table:table-cell>
              <table:table-cell office:value-type="float" office:value="27122">
                <text:p>271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">
                <text:p>9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16">
                <text:p>316</text:p>
              </table:table-cell>
              <table:table-cell office:value-type="float" office:value="63239">
                <text:p>632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">
                <text:p>28</text:p>
              </table:table-cell>
              <table:table-cell office:value-type="float" office:value="148500">
                <text:p>1485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">
                <text:p>7</text:p>
              </table:table-cell>
              <table:table-cell office:value-type="float" office:value="161758">
                <text:p>1617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">
                <text:p>9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">
                <text:p>3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7">
                <text:p>247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">
                <text:p>4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">
                <text:p>36</text:p>
              </table:table-cell>
              <table:table-cell office:value-type="float" office:value="124780">
                <text:p>1247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58">
                <text:p>458</text:p>
              </table:table-cell>
              <table:table-cell office:value-type="float" office:value="27662">
                <text:p>276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">
                <text:p>29</text:p>
              </table:table-cell>
              <table:table-cell office:value-type="float" office:value="430000">
                <text:p>430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3">
                <text:p>53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">
                <text:p>3</text:p>
              </table:table-cell>
              <table:table-cell office:value-type="float" office:value="8273">
                <text:p>82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">
                <text:p>20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">
                <text:p>25</text:p>
              </table:table-cell>
              <table:table-cell office:value-type="float" office:value="65000">
                <text:p>65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">
                <text:p>31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">
                <text:p>26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62">
                <text:p>462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">
                <text:p>18</text:p>
              </table:table-cell>
              <table:table-cell office:value-type="float" office:value="97893">
                <text:p>978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7">
                <text:p>67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3">
                <text:p>113</text:p>
              </table:table-cell>
              <table:table-cell office:value-type="float" office:value="115000">
                <text:p>115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">
                <text:p>16</text:p>
              </table:table-cell>
              <table:table-cell office:value-type="float" office:value="23000">
                <text:p>23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">
                <text:p>7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">
                <text:p>28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">
                <text:p>6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6">
                <text:p>106</text:p>
              </table:table-cell>
              <table:table-cell office:value-type="float" office:value="153000">
                <text:p>153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">
                <text:p>20</text:p>
              </table:table-cell>
              <table:table-cell office:value-type="float" office:value="5350">
                <text:p>535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">
                <text:p>29</text:p>
              </table:table-cell>
              <table:table-cell office:value-type="float" office:value="350000">
                <text:p>350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8">
                <text:p>78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98">
                <text:p>598</text:p>
              </table:table-cell>
              <table:table-cell office:value-type="float" office:value="3626728">
                <text:p>36267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56">
                <text:p>456</text:p>
              </table:table-cell>
              <table:table-cell office:value-type="float" office:value="56741">
                <text:p>567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">
                <text:p>12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">
                <text:p>5</text:p>
              </table:table-cell>
              <table:table-cell office:value-type="float" office:value="368214">
                <text:p>3682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">
                <text:p>21</text:p>
              </table:table-cell>
              <table:table-cell office:value-type="float" office:value="63126030">
                <text:p>6312603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">
                <text:p>21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">
                <text:p>7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">
                <text:p>50</text:p>
              </table:table-cell>
              <table:table-cell office:value-type="float" office:value="350000">
                <text:p>350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">
                <text:p>2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2">
                <text:p>622</text:p>
              </table:table-cell>
              <table:table-cell office:value-type="float" office:value="36328">
                <text:p>363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35">
                <text:p>235</text:p>
              </table:table-cell>
              <table:table-cell office:value-type="float" office:value="70001">
                <text:p>700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">
                <text:p>8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7">
                <text:p>267</text:p>
              </table:table-cell>
              <table:table-cell office:value-type="float" office:value="49703">
                <text:p>497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">
                <text:p>3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">
                <text:p>2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7">
                <text:p>127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">
                <text:p>5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6">
                <text:p>156</text:p>
              </table:table-cell>
              <table:table-cell office:value-type="float" office:value="14322">
                <text:p>143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">
                <text:p>25</text:p>
              </table:table-cell>
              <table:table-cell office:value-type="float" office:value="11534">
                <text:p>115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">
                <text:p>3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3">
                <text:p>63</text:p>
              </table:table-cell>
              <table:table-cell office:value-type="float" office:value="12109">
                <text:p>121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4">
                <text:p>194</text:p>
              </table:table-cell>
              <table:table-cell office:value-type="float" office:value="42994">
                <text:p>429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4">
                <text:p>94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">
                <text:p>33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1">
                <text:p>91</text:p>
              </table:table-cell>
              <table:table-cell office:value-type="float" office:value="11700">
                <text:p>117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9">
                <text:p>449</text:p>
              </table:table-cell>
              <table:table-cell office:value-type="float" office:value="335643">
                <text:p>3356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">
                <text:p>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">
                <text:p>36</text:p>
              </table:table-cell>
              <table:table-cell office:value-type="float" office:value="6830">
                <text:p>683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">
                <text:p>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11">
                <text:p>211</text:p>
              </table:table-cell>
              <table:table-cell office:value-type="float" office:value="641158">
                <text:p>6411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6">
                <text:p>186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8">
                <text:p>248</text:p>
              </table:table-cell>
              <table:table-cell office:value-type="float" office:value="218013">
                <text:p>2180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">
                <text:p>32</text:p>
              </table:table-cell>
              <table:table-cell office:value-type="float" office:value="248189">
                <text:p>2481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">
                <text:p>52</text:p>
              </table:table-cell>
              <table:table-cell office:value-type="float" office:value="10876">
                <text:p>108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8">
                <text:p>238</text:p>
              </table:table-cell>
              <table:table-cell office:value-type="float" office:value="83524">
                <text:p>835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7">
                <text:p>127</text:p>
              </table:table-cell>
              <table:table-cell office:value-type="float" office:value="34892">
                <text:p>348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55">
                <text:p>255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5">
                <text:p>65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3">
                <text:p>43</text:p>
              </table:table-cell>
              <table:table-cell office:value-type="float" office:value="35738">
                <text:p>357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0">
                <text:p>640</text:p>
              </table:table-cell>
              <table:table-cell office:value-type="float" office:value="14123">
                <text:p>141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6">
                <text:p>166</text:p>
              </table:table-cell>
              <table:table-cell office:value-type="float" office:value="37000">
                <text:p>37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5">
                <text:p>145</text:p>
              </table:table-cell>
              <table:table-cell office:value-type="float" office:value="109561">
                <text:p>1095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1">
                <text:p>91</text:p>
              </table:table-cell>
              <table:table-cell office:value-type="float" office:value="16167">
                <text:p>161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52">
                <text:p>1652</text:p>
              </table:table-cell>
              <table:table-cell office:value-type="float" office:value="2109670">
                <text:p>210967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">
                <text:p>19</text:p>
              </table:table-cell>
              <table:table-cell office:value-type="float" office:value="450000">
                <text:p>450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5">
                <text:p>45</text:p>
              </table:table-cell>
              <table:table-cell office:value-type="float" office:value="8793">
                <text:p>87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">
                <text:p>25</text:p>
              </table:table-cell>
              <table:table-cell office:value-type="float" office:value="55000">
                <text:p>55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7">
                <text:p>177</text:p>
              </table:table-cell>
              <table:table-cell office:value-type="float" office:value="17053">
                <text:p>170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">
                <text:p>32</text:p>
              </table:table-cell>
              <table:table-cell office:value-type="float" office:value="54280">
                <text:p>542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">
                <text:p>4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5">
                <text:p>75</text:p>
              </table:table-cell>
              <table:table-cell office:value-type="float" office:value="191700">
                <text:p>1917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7">
                <text:p>67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84">
                <text:p>2484</text:p>
              </table:table-cell>
              <table:table-cell office:value-type="float" office:value="509000">
                <text:p>509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4">
                <text:p>494</text:p>
              </table:table-cell>
              <table:table-cell office:value-type="float" office:value="56746">
                <text:p>567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">
                <text:p>31</text:p>
              </table:table-cell>
              <table:table-cell office:value-type="float" office:value="11700">
                <text:p>117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5">
                <text:p>145</text:p>
              </table:table-cell>
              <table:table-cell office:value-type="float" office:value="12972">
                <text:p>129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1">
                <text:p>91</text:p>
              </table:table-cell>
              <table:table-cell office:value-type="float" office:value="208277">
                <text:p>2082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1">
                <text:p>181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58">
                <text:p>758</text:p>
              </table:table-cell>
              <table:table-cell office:value-type="float" office:value="1409903">
                <text:p>14099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0">
                <text:p>170</text:p>
              </table:table-cell>
              <table:table-cell office:value-type="float" office:value="165000">
                <text:p>165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">
                <text:p>7</text:p>
              </table:table-cell>
              <table:table-cell office:value-type="float" office:value="30000000">
                <text:p>30000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91">
                <text:p>1691</text:p>
              </table:table-cell>
              <table:table-cell office:value-type="float" office:value="426556">
                <text:p>4265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">
                <text:p>41</text:p>
              </table:table-cell>
              <table:table-cell office:value-type="float" office:value="57410">
                <text:p>5741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7">
                <text:p>117</text:p>
              </table:table-cell>
              <table:table-cell office:value-type="float" office:value="17255">
                <text:p>172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">
                <text:p>36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">
                <text:p>8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7">
                <text:p>67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9">
                <text:p>289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8">
                <text:p>58</text:p>
              </table:table-cell>
              <table:table-cell office:value-type="float" office:value="31000">
                <text:p>31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">
                <text:p>33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65">
                <text:p>56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15">
                <text:p>1615</text:p>
              </table:table-cell>
              <table:table-cell office:value-type="float" office:value="1400000">
                <text:p>1400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5">
                <text:p>95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8">
                <text:p>118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">
                <text:p>12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8">
                <text:p>58</text:p>
              </table:table-cell>
              <table:table-cell office:value-type="float" office:value="33617">
                <text:p>336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2">
                <text:p>232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">
                <text:p>2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">
                <text:p>10</text:p>
              </table:table-cell>
              <table:table-cell office:value-type="float" office:value="112000">
                <text:p>112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0">
                <text:p>40</text:p>
              </table:table-cell>
              <table:table-cell office:value-type="float" office:value="17927">
                <text:p>179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1">
                <text:p>121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2">
                <text:p>172</text:p>
              </table:table-cell>
              <table:table-cell office:value-type="float" office:value="71578">
                <text:p>715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">
                <text:p>11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3">
                <text:p>133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5">
                <text:p>245</text:p>
              </table:table-cell>
              <table:table-cell office:value-type="float" office:value="117757">
                <text:p>1177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32">
                <text:p>932</text:p>
              </table:table-cell>
              <table:table-cell office:value-type="float" office:value="674057">
                <text:p>6740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5">
                <text:p>85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84">
                <text:p>1684</text:p>
              </table:table-cell>
              <table:table-cell office:value-type="float" office:value="32927">
                <text:p>329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4">
                <text:p>54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3">
                <text:p>73</text:p>
              </table:table-cell>
              <table:table-cell office:value-type="float" office:value="511277">
                <text:p>5112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6">
                <text:p>116</text:p>
              </table:table-cell>
              <table:table-cell office:value-type="float" office:value="615414">
                <text:p>6154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20">
                <text:p>3520</text:p>
              </table:table-cell>
              <table:table-cell office:value-type="float" office:value="3500000">
                <text:p>3500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8">
                <text:p>88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0">
                <text:p>110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3">
                <text:p>83</text:p>
              </table:table-cell>
              <table:table-cell office:value-type="float" office:value="15911">
                <text:p>159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97">
                <text:p>597</text:p>
              </table:table-cell>
              <table:table-cell office:value-type="float" office:value="163000">
                <text:p>163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8">
                <text:p>68</text:p>
              </table:table-cell>
              <table:table-cell office:value-type="float" office:value="28340">
                <text:p>2834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1">
                <text:p>291</text:p>
              </table:table-cell>
              <table:table-cell office:value-type="float" office:value="396.542">
                <text:p>396.5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">
                <text:p>7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13">
                <text:p>913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2">
                <text:p>232</text:p>
              </table:table-cell>
              <table:table-cell office:value-type="float" office:value="9422">
                <text:p>94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8">
                <text:p>358</text:p>
              </table:table-cell>
              <table:table-cell office:value-type="float" office:value="29000">
                <text:p>29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0">
                <text:p>320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79">
                <text:p>879</text:p>
              </table:table-cell>
              <table:table-cell office:value-type="float" office:value="1264790">
                <text:p>126479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6">
                <text:p>96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2">
                <text:p>62</text:p>
              </table:table-cell>
              <table:table-cell office:value-type="float" office:value="670000">
                <text:p>670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8">
                <text:p>168</text:p>
              </table:table-cell>
              <table:table-cell office:value-type="float" office:value="632060">
                <text:p>6320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">
                <text:p>3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73">
                <text:p>873</text:p>
              </table:table-cell>
              <table:table-cell office:value-type="float" office:value="21501">
                <text:p>215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2">
                <text:p>4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">
                <text:p>40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6">
                <text:p>26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">
                <text:p>1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8">
                <text:p>198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5">
                <text:p>5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">
                <text:p>18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86">
                <text:p>586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71">
                <text:p>671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2">
                <text:p>42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">
                <text:p>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">
                <text:p>28</text:p>
              </table:table-cell>
              <table:table-cell office:value-type="float" office:value="34279">
                <text:p>342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">
                <text:p>12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5">
                <text:p>95</text:p>
              </table:table-cell>
              <table:table-cell office:value-type="float" office:value="18459">
                <text:p>184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">
                <text:p>12</text:p>
              </table:table-cell>
              <table:table-cell office:value-type="float" office:value="23600">
                <text:p>236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">
                <text:p>23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7">
                <text:p>147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2">
                <text:p>112</text:p>
              </table:table-cell>
              <table:table-cell office:value-type="float" office:value="489239">
                <text:p>4892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5">
                <text:p>205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36">
                <text:p>836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17">
                <text:p>517</text:p>
              </table:table-cell>
              <table:table-cell office:value-type="float" office:value="1048678">
                <text:p>10486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41">
                <text:p>2241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6">
                <text:p>56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2">
                <text:p>2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17">
                <text:p>517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4">
                <text:p>324</text:p>
              </table:table-cell>
              <table:table-cell office:value-type="float" office:value="56000">
                <text:p>56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24">
                <text:p>324</text:p>
              </table:table-cell>
              <table:table-cell office:value-type="float" office:value="43835">
                <text:p>438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66">
                <text:p>666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127">
                <text:p>2127</text:p>
              </table:table-cell>
              <table:table-cell office:value-type="float" office:value="53930">
                <text:p>5393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11">
                <text:p>311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9">
                <text:p>79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6">
                <text:p>146</text:p>
              </table:table-cell>
              <table:table-cell office:value-type="float" office:value="295018">
                <text:p>2950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73">
                <text:p>473</text:p>
              </table:table-cell>
              <table:table-cell office:value-type="float" office:value="40060">
                <text:p>4006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">
                <text:p>1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7">
                <text:p>207</text:p>
              </table:table-cell>
              <table:table-cell office:value-type="float" office:value="67000">
                <text:p>67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">
                <text:p>4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">
                <text:p>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45">
                <text:p>345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8">
                <text:p>68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05">
                <text:p>605</text:p>
              </table:table-cell>
              <table:table-cell office:value-type="float" office:value="326974">
                <text:p>3269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">
                <text:p>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2">
                <text:p>162</text:p>
              </table:table-cell>
              <table:table-cell office:value-type="float" office:value="7632606">
                <text:p>76326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6">
                <text:p>26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1">
                <text:p>151</text:p>
              </table:table-cell>
              <table:table-cell office:value-type="float" office:value="8034">
                <text:p>80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60">
                <text:p>1260</text:p>
              </table:table-cell>
              <table:table-cell office:value-type="float" office:value="138000">
                <text:p>138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08">
                <text:p>308</text:p>
              </table:table-cell>
              <table:table-cell office:value-type="float" office:value="570000">
                <text:p>570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7">
                <text:p>287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5">
                <text:p>235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9">
                <text:p>49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4">
                <text:p>3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20">
                <text:p>1120</text:p>
              </table:table-cell>
              <table:table-cell office:value-type="float" office:value="143000">
                <text:p>143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37">
                <text:p>1637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">
                <text:p>10</text:p>
              </table:table-cell>
              <table:table-cell office:value-type="float" office:value="42010065">
                <text:p>420100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8">
                <text:p>78</text:p>
              </table:table-cell>
              <table:table-cell office:value-type="float" office:value="8944">
                <text:p>89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">
                <text:p>11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9">
                <text:p>99</text:p>
              </table:table-cell>
              <table:table-cell office:value-type="float" office:value="9781">
                <text:p>97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">
                <text:p>12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">
                <text:p>19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19">
                <text:p>161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25">
                <text:p>425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4">
                <text:p>864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5">
                <text:p>255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640">
                <text:p>2640</text:p>
              </table:table-cell>
              <table:table-cell office:value-type="float" office:value="360000">
                <text:p>360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59">
                <text:p>559</text:p>
              </table:table-cell>
              <table:table-cell office:value-type="float" office:value="61489">
                <text:p>614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59">
                <text:p>559</text:p>
              </table:table-cell>
              <table:table-cell office:value-type="float" office:value="60338">
                <text:p>603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0">
                <text:p>30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89">
                <text:p>1489</text:p>
              </table:table-cell>
              <table:table-cell office:value-type="float" office:value="2073772">
                <text:p>20737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">
                <text:p>1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25">
                <text:p>525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1">
                <text:p>18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45">
                <text:p>445</text:p>
              </table:table-cell>
              <table:table-cell office:value-type="float" office:value="6000000">
                <text:p>6000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344">
                <text:p>2344</text:p>
              </table:table-cell>
              <table:table-cell office:value-type="float" office:value="189167">
                <text:p>1891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0">
                <text:p>40</text:p>
              </table:table-cell>
              <table:table-cell office:value-type="float" office:value="86000">
                <text:p>86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6">
                <text:p>76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">
                <text:p>24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15">
                <text:p>815</text:p>
              </table:table-cell>
              <table:table-cell office:value-type="float" office:value="55612">
                <text:p>556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39">
                <text:p>1739</text:p>
              </table:table-cell>
              <table:table-cell office:value-type="float" office:value="89000">
                <text:p>89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32">
                <text:p>532</text:p>
              </table:table-cell>
              <table:table-cell office:value-type="float" office:value="769000">
                <text:p>769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4">
                <text:p>174</text:p>
              </table:table-cell>
              <table:table-cell office:value-type="float" office:value="14945">
                <text:p>149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2">
                <text:p>62</text:p>
              </table:table-cell>
              <table:table-cell office:value-type="float" office:value="12464">
                <text:p>124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166">
                <text:p>25166</text:p>
              </table:table-cell>
              <table:table-cell office:value-type="float" office:value="19487822">
                <text:p>194878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864">
                <text:p>10864</text:p>
              </table:table-cell>
              <table:table-cell office:value-type="float" office:value="445534">
                <text:p>4455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23">
                <text:p>1123</text:p>
              </table:table-cell>
              <table:table-cell office:value-type="float" office:value="59526">
                <text:p>595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10">
                <text:p>710</text:p>
              </table:table-cell>
              <table:table-cell office:value-type="float" office:value="62298">
                <text:p>622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90">
                <text:p>1390</text:p>
              </table:table-cell>
              <table:table-cell office:value-type="float" office:value="141000">
                <text:p>141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290">
                <text:p>7290</text:p>
              </table:table-cell>
              <table:table-cell office:value-type="float" office:value="446859">
                <text:p>44685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9">
                <text:p>149</text:p>
              </table:table-cell>
              <table:table-cell office:value-type="float" office:value="232605">
                <text:p>2326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9">
                <text:p>14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9">
                <text:p>149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9">
                <text:p>149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4">
                <text:p>114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37">
                <text:p>337</text:p>
              </table:table-cell>
              <table:table-cell office:value-type="float" office:value="106000">
                <text:p>106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17">
                <text:p>517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467">
                <text:p>3467</text:p>
              </table:table-cell>
              <table:table-cell office:value-type="float" office:value="2260979">
                <text:p>22609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">
                <text:p>4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41">
                <text:p>341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74">
                <text:p>374</text:p>
              </table:table-cell>
              <table:table-cell office:value-type="float" office:value="87656">
                <text:p>876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">
                <text:p>1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8">
                <text:p>7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56">
                <text:p>456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94">
                <text:p>1194</text:p>
              </table:table-cell>
              <table:table-cell office:value-type="float" office:value="376849">
                <text:p>3768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35">
                <text:p>235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3">
                <text:p>313</text:p>
              </table:table-cell>
              <table:table-cell office:value-type="float" office:value="600000">
                <text:p>600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09">
                <text:p>309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4">
                <text:p>64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65">
                <text:p>1865</text:p>
              </table:table-cell>
              <table:table-cell office:value-type="float" office:value="1090000">
                <text:p>1090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734">
                <text:p>23734</text:p>
              </table:table-cell>
              <table:table-cell office:value-type="float" office:value="80097731">
                <text:p>800977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462">
                <text:p>25462</text:p>
              </table:table-cell>
              <table:table-cell office:value-type="float" office:value="68049840">
                <text:p>6804984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7">
                <text:p>207</text:p>
              </table:table-cell>
              <table:table-cell office:value-type="float" office:value="41176">
                <text:p>411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5">
                <text:p>45</text:p>
              </table:table-cell>
              <table:table-cell office:value-type="float" office:value="9385">
                <text:p>93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">
                <text:p>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4">
                <text:p>4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">
                <text:p>1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">
                <text:p>17</text:p>
              </table:table-cell>
              <table:table-cell office:value-type="float" office:value="29500">
                <text:p>295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6">
                <text:p>116</text:p>
              </table:table-cell>
              <table:table-cell office:value-type="float" office:value="36097">
                <text:p>3609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8">
                <text:p>6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82">
                <text:p>282</text:p>
              </table:table-cell>
              <table:table-cell office:value-type="float" office:value="2708085">
                <text:p>27080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44">
                <text:p>1144</text:p>
              </table:table-cell>
              <table:table-cell office:value-type="float" office:value="1217640">
                <text:p>121764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92">
                <text:p>392</text:p>
              </table:table-cell>
              <table:table-cell office:value-type="float" office:value="10100083">
                <text:p>101000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823">
                <text:p>5823</text:p>
              </table:table-cell>
              <table:table-cell office:value-type="float" office:value="87793000">
                <text:p>877930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">
                <text:p>11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07">
                <text:p>2007</text:p>
              </table:table-cell>
              <table:table-cell office:value-type="float" office:value="54000">
                <text:p>540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1">
                <text:p>251</text:p>
              </table:table-cell>
              <table:table-cell office:value-type="float" office:value="118000">
                <text:p>118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2">
                <text:p>122</text:p>
              </table:table-cell>
              <table:table-cell office:value-type="float" office:value="23600">
                <text:p>236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284">
                <text:p>2284</text:p>
              </table:table-cell>
              <table:table-cell office:value-type="float" office:value="110000000">
                <text:p>110000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0">
                <text:p>30</text:p>
              </table:table-cell>
              <table:table-cell office:value-type="float" office:value="53000">
                <text:p>53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031">
                <text:p>3031</text:p>
              </table:table-cell>
              <table:table-cell office:value-type="float" office:value="552000">
                <text:p>552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22">
                <text:p>4522</text:p>
              </table:table-cell>
              <table:table-cell office:value-type="float" office:value="149800">
                <text:p>1498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27">
                <text:p>427</text:p>
              </table:table-cell>
              <table:table-cell office:value-type="float" office:value="99200">
                <text:p>992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">
                <text:p>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6">
                <text:p>66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1">
                <text:p>211</text:p>
              </table:table-cell>
              <table:table-cell office:value-type="float" office:value="18532">
                <text:p>185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33">
                <text:p>533</text:p>
              </table:table-cell>
              <table:table-cell office:value-type="float" office:value="450000">
                <text:p>45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